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Droid Sans Fallback" svg:font-family="Droid Sans Fallback" style:font-family-generic="modern" style:font-pitch="fixed"/>
    <style:font-face style:name="ArialMT" svg:font-family="ArialMT" style:font-family-generic="system"/>
    <style:font-face style:name="Verdana-Bold" svg:font-family="Verdana-Bold" style:font-family-generic="system"/>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sans-serif" svg:font-family="sans-serif" style:font-family-generic="system"/>
    <style:font-face style:name="monospace" svg:font-family="monospace" style:font-family-generic="system"/>
    <style:font-face style:name="CourierNewPSMT" svg:font-family="CourierNewPSMT" style:font-family-generic="system"/>
    <style:font-face style:name="serif" svg:font-family="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ard" style:master-page-name="MP0" style:family="paragraph">
      <style:paragraph-properties fo:break-before="page" style:text-autospace="none"/>
      <style:text-properties style:font-name="ArialMT" style:font-name-complex="ArialMT" fo:font-size="10pt" style:font-size-asian="10pt" style:font-size-complex="10pt"/>
    </style:style>
    <style:style style:name="P2" style:parent-style-name="Standaard" style:family="paragraph">
      <style:paragraph-properties style:text-autospace="none"/>
      <style:text-properties style:font-name="ArialMT" style:font-name-complex="ArialMT" fo:font-size="10pt" style:font-size-asian="10pt" style:font-size-complex="10pt"/>
    </style:style>
    <style:style style:name="P3" style:parent-style-name="Standaard" style:family="paragraph">
      <style:paragraph-properties style:text-autospace="none"/>
      <style:text-properties style:font-name="ArialMT" style:font-name-complex="ArialMT" fo:font-size="10pt" style:font-size-asian="10pt" style:font-size-complex="10pt"/>
    </style:style>
    <style:style style:name="P4" style:parent-style-name="Standaard" style:family="paragraph">
      <style:paragraph-properties style:text-autospace="none"/>
      <style:text-properties style:font-name="ArialMT" style:font-name-complex="ArialMT" fo:font-size="10pt" style:font-size-asian="10pt" style:font-size-complex="10pt"/>
    </style:style>
    <style:style style:name="P5" style:parent-style-name="Standaard" style:family="paragraph">
      <style:paragraph-properties style:text-autospace="none"/>
      <style:text-properties style:font-name="ArialMT" style:font-name-complex="ArialMT" fo:font-size="10pt" style:font-size-asian="10pt" style:font-size-complex="10pt"/>
    </style:style>
    <style:style style:name="P6" style:parent-style-name="Standaard" style:family="paragraph">
      <style:paragraph-properties style:text-autospace="none"/>
      <style:text-properties style:font-name="Verdana-Bold" style:font-name-complex="Verdana-Bold" fo:font-weight="bold" style:font-weight-asian="bold" style:font-weight-complex="bold" fo:font-size="16pt" style:font-size-asian="16pt" style:font-size-complex="16pt"/>
    </style:style>
    <style:style style:name="P7" style:parent-style-name="Standaard" style:family="paragraph">
      <style:paragraph-properties style:text-autospace="none"/>
      <style:text-properties style:font-name="Verdana" style:font-name-complex="Verdana"/>
    </style:style>
    <style:style style:name="P8" style:parent-style-name="Standaard" style:family="paragraph">
      <style:paragraph-properties style:text-autospace="none"/>
      <style:text-properties style:font-name="Verdana" style:font-name-complex="Verdana"/>
    </style:style>
    <style:style style:name="P9" style:parent-style-name="Standaard" style:family="paragraph">
      <style:paragraph-properties style:text-autospace="none"/>
      <style:text-properties style:font-name="Verdana" style:font-name-complex="Verdana"/>
    </style:style>
    <style:style style:name="P10" style:parent-style-name="Standaard" style:family="paragraph">
      <style:paragraph-properties style:text-autospace="none"/>
      <style:text-properties style:font-name="Verdana" style:font-name-complex="Verdana"/>
    </style:style>
    <style:style style:name="P11" style:parent-style-name="Standaard" style:family="paragraph">
      <style:paragraph-properties style:text-autospace="none"/>
      <style:text-properties style:font-name="Verdana" style:font-name-complex="Verdana"/>
    </style:style>
    <style:style style:name="P12" style:parent-style-name="Standaard" style:family="paragraph">
      <style:paragraph-properties style:text-autospace="none"/>
      <style:text-properties style:font-name="Verdana" style:font-name-complex="Verdana"/>
    </style:style>
    <style:style style:name="P13" style:parent-style-name="Standaard" style:family="paragraph">
      <style:paragraph-properties style:text-autospace="none"/>
      <style:text-properties style:font-name="Verdana" style:font-name-complex="Verdana"/>
    </style:style>
    <style:style style:name="P14" style:parent-style-name="Standaard" style:family="paragraph">
      <style:paragraph-properties style:text-autospace="none"/>
      <style:text-properties style:font-name="Verdana" style:font-name-complex="Verdana"/>
    </style:style>
    <style:style style:name="P15" style:parent-style-name="Standaard" style:family="paragraph">
      <style:paragraph-properties style:text-autospace="none"/>
    </style:style>
    <style:style style:name="T16" style:parent-style-name="Standaardalinea-lettertype" style:family="text">
      <style:text-properties style:font-name="Verdana" style:font-name-complex="Verdana"/>
    </style:style>
    <style:style style:name="T17" style:parent-style-name="Standaardalinea-lettertype" style:family="text">
      <style:text-properties style:font-name="Verdana" style:font-name-complex="Verdana" fo:font-size="7pt" style:font-size-asian="7pt" style:font-size-complex="7pt"/>
    </style:style>
    <style:style style:name="T18" style:parent-style-name="Standaardalinea-lettertype" style:family="text">
      <style:text-properties style:font-name="Verdana" style:font-name-complex="Verdana"/>
    </style:style>
    <style:style style:name="P19" style:parent-style-name="Standaard" style:family="paragraph">
      <style:paragraph-properties style:text-autospace="none"/>
      <style:text-properties style:font-name="Verdana" style:font-name-complex="Verdana"/>
    </style:style>
    <style:style style:name="P20" style:parent-style-name="Standaard" style:family="paragraph">
      <style:paragraph-properties style:text-autospace="none"/>
    </style:style>
    <style:style style:name="T21" style:parent-style-name="Standaardalinea-lettertype" style:family="text">
      <style:text-properties style:font-name="Verdana" style:font-name-complex="Verdana"/>
    </style:style>
    <style:style style:name="T22" style:parent-style-name="Standaardalinea-lettertype" style:family="text">
      <style:text-properties style:font-name="Verdana" style:font-name-complex="Verdana" fo:font-size="7pt" style:font-size-asian="7pt" style:font-size-complex="7pt"/>
    </style:style>
    <style:style style:name="T23" style:parent-style-name="Standaardalinea-lettertype" style:family="text">
      <style:text-properties style:font-name="Verdana" style:font-name-complex="Verdana"/>
    </style:style>
    <style:style style:name="P24" style:parent-style-name="Standaard" style:family="paragraph">
      <style:paragraph-properties style:text-autospace="none"/>
      <style:text-properties style:font-name="Verdana" style:font-name-complex="Verdana"/>
    </style:style>
    <style:style style:name="P25" style:parent-style-name="Standaard" style:family="paragraph">
      <style:paragraph-properties style:text-autospace="none"/>
      <style:text-properties style:font-name="Verdana" style:font-name-complex="Verdana"/>
    </style:style>
    <style:style style:name="P26" style:parent-style-name="Standaard" style:family="paragraph">
      <style:paragraph-properties style:text-autospace="none"/>
      <style:text-properties style:font-name="Verdana" style:font-name-complex="Verdana"/>
    </style:style>
    <style:style style:name="P27" style:parent-style-name="Standaard" style:family="paragraph">
      <style:paragraph-properties style:text-autospace="none"/>
      <style:text-properties style:font-name="Verdana-Bold" style:font-name-complex="Verdana-Bold" fo:font-weight="bold" style:font-weight-asian="bold" style:font-weight-complex="bold"/>
    </style:style>
    <style:style style:name="P28" style:parent-style-name="Standaard" style:family="paragraph">
      <style:paragraph-properties style:text-autospace="none"/>
      <style:text-properties style:font-name="Verdana-Bold" style:font-name-complex="Verdana-Bold" fo:font-weight="bold" style:font-weight-asian="bold" style:font-weight-complex="bold"/>
    </style:style>
    <style:style style:name="P29" style:parent-style-name="Standaard" style:family="paragraph">
      <style:paragraph-properties style:text-autospace="none"/>
      <style:text-properties style:font-name="Verdana" style:font-name-complex="Verdana"/>
    </style:style>
    <style:style style:name="P30" style:parent-style-name="Standaard" style:family="paragraph">
      <style:paragraph-properties style:text-autospace="none"/>
      <style:text-properties style:font-name="Verdana" style:font-name-complex="Verdana"/>
    </style:style>
    <style:style style:name="P31" style:parent-style-name="Standaard" style:family="paragraph">
      <style:paragraph-properties style:text-autospace="none"/>
      <style:text-properties style:font-name="Verdana" style:font-name-complex="Verdana"/>
    </style:style>
    <style:style style:name="P32" style:parent-style-name="Standaard" style:family="paragraph">
      <style:paragraph-properties style:text-autospace="none"/>
      <style:text-properties style:font-name="Verdana-Bold" style:font-name-complex="Verdana-Bold" fo:font-weight="bold" style:font-weight-asian="bold" style:font-weight-complex="bold" fo:font-size="16pt" style:font-size-asian="16pt" style:font-size-complex="16pt"/>
    </style:style>
    <style:style style:name="P33" style:parent-style-name="Standaard" style:family="paragraph">
      <style:paragraph-properties style:text-autospace="none"/>
      <style:text-properties style:font-name="Verdana-Bold" style:font-name-complex="Verdana-Bold" fo:font-weight="bold" style:font-weight-asian="bold" style:font-weight-complex="bold" fo:font-size="16pt" style:font-size-asian="16pt" style:font-size-complex="16pt"/>
    </style:style>
    <style:style style:name="P34" style:parent-style-name="Standaard" style:family="paragraph">
      <style:paragraph-properties style:text-autospace="none"/>
      <style:text-properties style:font-name="Verdana" style:font-name-complex="Verdana"/>
    </style:style>
    <style:style style:name="P35" style:parent-style-name="Standaard" style:family="paragraph">
      <style:paragraph-properties style:text-autospace="none"/>
      <style:text-properties style:font-name="Verdana" style:font-name-complex="Verdana"/>
    </style:style>
    <style:style style:name="P36" style:parent-style-name="Standaard" style:family="paragraph">
      <style:paragraph-properties style:text-autospace="none"/>
      <style:text-properties style:font-name="Verdana" style:font-name-complex="Verdana"/>
    </style:style>
    <style:style style:name="P37" style:parent-style-name="Standaard" style:family="paragraph">
      <style:paragraph-properties style:text-autospace="none"/>
      <style:text-properties style:font-name="Verdana" style:font-name-complex="Verdana"/>
    </style:style>
    <style:style style:name="P38" style:parent-style-name="Standaard" style:family="paragraph">
      <style:paragraph-properties style:text-autospace="none"/>
      <style:text-properties style:font-name="Verdana" style:font-name-complex="Verdana"/>
    </style:style>
    <style:style style:name="P39" style:parent-style-name="Standaard" style:family="paragraph">
      <style:paragraph-properties style:text-autospace="none"/>
      <style:text-properties style:font-name="Verdana-Bold" style:font-name-complex="Verdana-Bold" fo:font-weight="bold" style:font-weight-asian="bold" style:font-weight-complex="bold" fo:font-size="16pt" style:font-size-asian="16pt" style:font-size-complex="16pt"/>
    </style:style>
    <style:style style:name="P40" style:parent-style-name="Standaard" style:family="paragraph">
      <style:paragraph-properties style:text-autospace="none"/>
      <style:text-properties style:font-name="Verdana-Bold" style:font-name-complex="Verdana-Bold" fo:font-weight="bold" style:font-weight-asian="bold" style:font-weight-complex="bold" fo:font-size="16pt" style:font-size-asian="16pt" style:font-size-complex="16pt"/>
    </style:style>
    <style:style style:name="P41" style:parent-style-name="Standaard" style:family="paragraph">
      <style:paragraph-properties style:text-autospace="none"/>
      <style:text-properties style:font-name="Verdana" style:font-name-complex="Verdana"/>
    </style:style>
    <style:style style:name="P42" style:parent-style-name="Standaard" style:family="paragraph">
      <style:paragraph-properties style:text-autospace="none"/>
      <style:text-properties style:font-name="Verdana" style:font-name-complex="Verdana"/>
    </style:style>
    <style:style style:name="P43" style:parent-style-name="Standaard" style:family="paragraph">
      <style:paragraph-properties style:text-autospace="none"/>
      <style:text-properties style:font-name="Verdana" style:font-name-complex="Verdana"/>
    </style:style>
    <style:style style:name="P44" style:parent-style-name="Standaard" style:family="paragraph">
      <style:text-properties style:font-name="Verdana" style:font-name-complex="Verdana"/>
    </style:style>
    <style:style style:name="P45" style:parent-style-name="Standaard" style:family="paragraph">
      <style:text-properties style:font-name="Verdana" style:font-name-complex="Verdana"/>
    </style:style>
    <style:style style:name="P46" style:parent-style-name="Standard" style:family="paragraph">
      <style:text-properties style:font-name="Arial"/>
    </style:style>
    <style:style style:name="P47" style:parent-style-name="Standard" style:family="paragraph">
      <style:text-properties style:font-name="Arial"/>
    </style:style>
    <style:style style:name="P48" style:parent-style-name="Standard" style:family="paragraph">
      <style:text-properties style:font-name="Arial"/>
    </style:style>
    <style:style style:name="P49" style:parent-style-name="Standaard" style:family="paragraph">
      <style:text-properties fo:font-weight="bold" style:font-weight-asian="bold"/>
    </style:style>
    <style:style style:name="P50" style:parent-style-name="Standard" style:family="paragraph">
      <style:text-properties style:font-name="Arial"/>
    </style:style>
    <style:style style:name="P51" style:parent-style-name="Standard" style:family="paragraph">
      <style:text-properties style:font-name="Arial"/>
    </style:style>
    <style:style style:name="P52" style:parent-style-name="Standard" style:family="paragraph">
      <style:text-properties style:font-name="Arial"/>
    </style:style>
    <style:style style:name="P53" style:parent-style-name="Standard" style:family="paragraph">
      <style:text-properties style:font-name="Arial"/>
    </style:style>
    <style:style style:name="P54" style:parent-style-name="Standard" style:family="paragraph">
      <style:text-properties style:font-name="Arial"/>
    </style:style>
    <style:style style:name="P55" style:parent-style-name="Standard" style:family="paragraph">
      <style:text-properties style:font-name="Arial"/>
    </style:style>
    <style:style style:name="P56" style:parent-style-name="Standard" style:family="paragraph">
      <style:text-properties style:font-name="Arial"/>
    </style:style>
    <style:style style:name="P57" style:parent-style-name="Standard" style:family="paragraph">
      <style:text-properties style:font-name="Arial"/>
    </style:style>
    <style:style style:name="P58" style:parent-style-name="Standard" style:family="paragraph">
      <style:text-properties style:font-name="Arial"/>
    </style:style>
    <style:style style:name="P59" style:parent-style-name="Standard" style:family="paragraph">
      <style:text-properties style:font-name="Arial"/>
    </style:style>
    <style:style style:name="P60" style:parent-style-name="Standard" style:family="paragraph">
      <style:text-properties style:font-name="Arial"/>
    </style:style>
    <style:style style:name="P61" style:parent-style-name="Standard" style:family="paragraph">
      <style:text-properties style:font-name="Arial"/>
    </style:style>
    <style:style style:name="P62" style:parent-style-name="Standard" style:family="paragraph">
      <style:text-properties style:font-name="Arial"/>
    </style:style>
    <style:style style:name="P63" style:parent-style-name="Standard" style:family="paragraph">
      <style:text-properties style:font-name="Arial"/>
    </style:style>
    <style:style style:name="P64" style:parent-style-name="Standard" style:family="paragraph">
      <style:text-properties style:font-name="Arial"/>
    </style:style>
    <style:style style:name="P65" style:parent-style-name="Standard" style:family="paragraph">
      <style:text-properties style:font-name="Arial"/>
    </style:style>
    <style:style style:name="P66" style:parent-style-name="Standard" style:family="paragraph">
      <style:text-properties style:font-name="Arial"/>
    </style:style>
    <style:style style:name="P67" style:parent-style-name="Standard" style:family="paragraph">
      <style:text-properties style:font-name="Arial"/>
    </style:style>
    <style:style style:name="P68" style:parent-style-name="Standard" style:family="paragraph">
      <style:text-properties style:font-name="Arial"/>
    </style:style>
    <style:style style:name="P69" style:parent-style-name="Standard" style:family="paragraph">
      <style:text-properties style:font-name="Arial"/>
    </style:style>
    <style:style style:name="P70" style:parent-style-name="Standard" style:family="paragraph">
      <style:text-properties style:font-name="Arial"/>
    </style:style>
    <style:style style:name="P71" style:parent-style-name="Standard" style:family="paragraph">
      <style:text-properties style:font-name="Arial"/>
    </style:style>
    <style:style style:name="P72" style:parent-style-name="Standard" style:family="paragraph">
      <style:text-properties style:font-name="Arial"/>
    </style:style>
    <style:style style:name="P73" style:parent-style-name="Standard" style:family="paragraph">
      <style:text-properties style:font-name="Arial"/>
    </style:style>
    <style:style style:name="P74" style:parent-style-name="Standard" style:family="paragraph">
      <style:text-properties style:font-name="Arial"/>
    </style:style>
    <style:style style:name="P75" style:parent-style-name="Standard" style:family="paragraph">
      <style:text-properties style:font-name="Arial"/>
    </style:style>
    <style:style style:name="P76" style:parent-style-name="Standard" style:family="paragraph">
      <style:text-properties style:font-name="Arial"/>
    </style:style>
    <style:style style:name="P77" style:parent-style-name="Standard" style:family="paragraph">
      <style:text-properties style:font-name="Arial"/>
    </style:style>
    <style:style style:name="P78" style:parent-style-name="Standard" style:family="paragraph">
      <style:text-properties style:font-name="Arial"/>
    </style:style>
    <style:style style:name="P79" style:parent-style-name="Standard" style:family="paragraph">
      <style:text-properties style:font-name="Arial"/>
    </style:style>
    <style:style style:name="P80" style:parent-style-name="Standard" style:family="paragraph">
      <style:text-properties style:font-name="Arial"/>
    </style:style>
    <style:style style:name="P81" style:parent-style-name="Standard" style:family="paragraph">
      <style:text-properties style:font-name="Arial"/>
    </style:style>
    <style:style style:name="P82" style:parent-style-name="Standard" style:family="paragraph">
      <style:text-properties style:font-name="Arial"/>
    </style:style>
    <style:style style:name="P83" style:parent-style-name="Standard" style:family="paragraph">
      <style:text-properties style:font-name="Arial"/>
    </style:style>
    <style:style style:name="P84" style:parent-style-name="Standard" style:family="paragraph">
      <style:text-properties style:font-name="Arial"/>
    </style:style>
    <style:style style:name="P85" style:parent-style-name="Standard" style:family="paragraph">
      <style:text-properties style:font-name="Arial"/>
    </style:style>
    <style:style style:name="P86" style:parent-style-name="Standard" style:family="paragraph">
      <style:text-properties style:font-name="Arial"/>
    </style:style>
    <style:style style:name="P87" style:parent-style-name="Standard" style:family="paragraph">
      <style:text-properties style:font-name="Arial"/>
    </style:style>
    <style:style style:name="P88" style:parent-style-name="Standard" style:family="paragraph">
      <style:text-properties style:font-name="Arial"/>
    </style:style>
    <style:style style:name="P89" style:parent-style-name="Standard" style:family="paragraph">
      <style:text-properties style:font-name="Arial"/>
    </style:style>
    <style:style style:name="P90" style:parent-style-name="Standard" style:family="paragraph">
      <style:text-properties style:font-name="Arial"/>
    </style:style>
    <style:style style:name="P91" style:parent-style-name="Standard" style:family="paragraph">
      <style:text-properties style:font-name="Arial"/>
    </style:style>
    <style:style style:name="P92" style:parent-style-name="Standard" style:family="paragraph">
      <style:text-properties style:font-name="Arial"/>
    </style:style>
    <style:style style:name="P93" style:parent-style-name="Standard" style:family="paragraph">
      <style:text-properties style:font-name="Arial"/>
    </style:style>
    <style:style style:name="P94" style:parent-style-name="Standard" style:family="paragraph">
      <style:text-properties style:font-name="Arial"/>
    </style:style>
    <style:style style:name="P95" style:parent-style-name="Standard" style:family="paragraph">
      <style:text-properties style:font-name="Arial"/>
    </style:style>
    <style:style style:name="P96" style:parent-style-name="Standard" style:family="paragraph">
      <style:text-properties style:font-name="Arial"/>
    </style:style>
    <style:style style:name="P97" style:parent-style-name="Standard" style:family="paragraph">
      <style:text-properties style:font-name="Arial"/>
    </style:style>
    <style:style style:name="P98" style:parent-style-name="Standard" style:family="paragraph">
      <style:text-properties style:font-name="Arial"/>
    </style:style>
    <style:style style:name="P99" style:parent-style-name="Standard" style:family="paragraph">
      <style:text-properties style:font-name="Arial"/>
    </style:style>
    <style:style style:name="P100" style:parent-style-name="Standard" style:family="paragraph">
      <style:text-properties style:font-name="Arial"/>
    </style:style>
    <style:style style:name="P101" style:parent-style-name="Standard" style:family="paragraph">
      <style:text-properties style:font-name="Arial"/>
    </style:style>
    <style:style style:name="P102" style:parent-style-name="Standard" style:family="paragraph">
      <style:text-properties style:font-name="Arial"/>
    </style:style>
    <style:style style:name="P103" style:parent-style-name="Standard" style:family="paragraph">
      <style:text-properties style:font-name="Arial"/>
    </style:style>
    <style:style style:name="P104" style:parent-style-name="Standard" style:family="paragraph">
      <style:text-properties style:font-name="Arial"/>
    </style:style>
    <style:style style:name="P105" style:parent-style-name="Standard" style:family="paragraph">
      <style:text-properties style:font-name="Arial"/>
    </style:style>
    <style:style style:name="P106" style:parent-style-name="Standard" style:family="paragraph">
      <style:text-properties style:font-name="Arial"/>
    </style:style>
    <style:style style:name="P107" style:parent-style-name="Standard" style:family="paragraph">
      <style:text-properties style:font-name="Arial"/>
    </style:style>
    <style:style style:name="P108" style:parent-style-name="Standard" style:family="paragraph">
      <style:text-properties style:font-name="Arial"/>
    </style:style>
    <style:style style:name="P109" style:parent-style-name="Standard" style:family="paragraph">
      <style:text-properties style:font-name="Arial"/>
    </style:style>
    <style:style style:name="P110" style:parent-style-name="Standard" style:family="paragraph">
      <style:text-properties style:font-name="Arial"/>
    </style:style>
    <style:style style:name="P111" style:parent-style-name="Standard" style:family="paragraph">
      <style:text-properties style:font-name="Arial"/>
    </style:style>
    <style:style style:name="P112" style:parent-style-name="Standard" style:family="paragraph">
      <style:text-properties style:font-name="Arial"/>
    </style:style>
    <style:style style:name="P113" style:parent-style-name="Standard" style:family="paragraph">
      <style:text-properties style:font-name="Arial"/>
    </style:style>
    <style:style style:name="P114" style:parent-style-name="Standard" style:family="paragraph">
      <style:text-properties style:font-name="Arial"/>
    </style:style>
    <style:style style:name="P115" style:parent-style-name="Standard" style:family="paragraph">
      <style:text-properties style:font-name="Arial"/>
    </style:style>
    <style:style style:name="P116" style:parent-style-name="Standard" style:family="paragraph">
      <style:text-properties style:font-name="Arial"/>
    </style:style>
    <style:style style:name="P117" style:parent-style-name="Standard" style:family="paragraph">
      <style:text-properties style:font-name="Arial"/>
    </style:style>
    <style:style style:name="P118" style:parent-style-name="Standard" style:family="paragraph">
      <style:text-properties style:font-name="Arial"/>
    </style:style>
    <style:style style:name="P119" style:parent-style-name="Standard" style:family="paragraph">
      <style:text-properties style:font-name="Arial"/>
    </style:style>
    <style:style style:name="P120" style:parent-style-name="Standard" style:family="paragraph">
      <style:text-properties style:font-name="Arial"/>
    </style:style>
    <style:style style:name="P121" style:parent-style-name="Standard" style:family="paragraph">
      <style:text-properties style:font-name="Arial"/>
    </style:style>
    <style:style style:name="P122" style:parent-style-name="Standard" style:family="paragraph">
      <style:text-properties style:font-name="Arial"/>
    </style:style>
    <style:style style:name="P123" style:parent-style-name="Standard" style:family="paragraph">
      <style:text-properties style:font-name="Arial"/>
    </style:style>
    <style:style style:name="P124" style:parent-style-name="Standard" style:family="paragraph">
      <style:text-properties style:font-name="Arial"/>
    </style:style>
    <style:style style:name="P125" style:parent-style-name="Standard" style:family="paragraph">
      <style:text-properties style:font-name="Arial"/>
    </style:style>
    <style:style style:name="P126" style:parent-style-name="Standard" style:family="paragraph">
      <style:text-properties style:font-name="Arial"/>
    </style:style>
    <style:style style:name="P127" style:parent-style-name="Standard" style:family="paragraph">
      <style:text-properties style:font-name="Arial"/>
    </style:style>
    <style:style style:name="P128" style:parent-style-name="Standard" style:family="paragraph">
      <style:text-properties style:font-name="Arial"/>
    </style:style>
    <style:style style:name="P129" style:parent-style-name="Standard" style:family="paragraph">
      <style:text-properties style:font-name="Arial"/>
    </style:style>
    <style:style style:name="P130" style:parent-style-name="Standard" style:family="paragraph">
      <style:text-properties style:font-name="Arial"/>
    </style:style>
    <style:style style:name="P131" style:parent-style-name="Standard" style:family="paragraph">
      <style:text-properties style:font-name="Arial"/>
    </style:style>
    <style:style style:name="P132" style:parent-style-name="Standard" style:family="paragraph">
      <style:text-properties style:font-name="Arial"/>
    </style:style>
    <style:style style:name="P133" style:parent-style-name="Standard" style:family="paragraph">
      <style:text-properties style:font-name="Arial"/>
    </style:style>
    <style:style style:name="P134" style:parent-style-name="Standard" style:family="paragraph">
      <style:text-properties style:font-name="Arial"/>
    </style:style>
    <style:style style:name="P135" style:parent-style-name="Standard" style:family="paragraph">
      <style:text-properties style:font-name="Arial"/>
    </style:style>
    <style:style style:name="P136" style:parent-style-name="Standard" style:family="paragraph">
      <style:text-properties style:font-name="Arial"/>
    </style:style>
    <style:style style:name="P137" style:parent-style-name="Standard" style:family="paragraph">
      <style:text-properties style:font-name="Arial"/>
    </style:style>
    <style:style style:name="P138" style:parent-style-name="Standard" style:family="paragraph">
      <style:text-properties style:font-name="Arial"/>
    </style:style>
    <style:style style:name="P139" style:parent-style-name="Standard" style:family="paragraph">
      <style:text-properties style:font-name="Arial"/>
    </style:style>
    <style:style style:name="P140" style:parent-style-name="Standard" style:family="paragraph">
      <style:text-properties style:font-name="Arial"/>
    </style:style>
    <style:style style:name="P141" style:parent-style-name="Standard" style:family="paragraph">
      <style:text-properties style:font-name="Arial"/>
    </style:style>
    <style:style style:name="P142" style:parent-style-name="Standard" style:family="paragraph">
      <style:text-properties style:font-name="Arial"/>
    </style:style>
    <style:style style:name="P143" style:parent-style-name="Standard" style:family="paragraph">
      <style:text-properties style:font-name="Arial"/>
    </style:style>
    <style:style style:name="P144" style:parent-style-name="Standard" style:family="paragraph">
      <style:text-properties style:font-name="Arial"/>
    </style:style>
    <style:style style:name="P145" style:parent-style-name="Standard" style:family="paragraph">
      <style:text-properties style:font-name="Arial"/>
    </style:style>
    <style:style style:name="P146" style:parent-style-name="Standard" style:family="paragraph">
      <style:text-properties style:font-name="Arial"/>
    </style:style>
    <style:style style:name="P147" style:parent-style-name="Standard" style:family="paragraph">
      <style:text-properties style:font-name="Arial"/>
    </style:style>
    <style:style style:name="P148" style:parent-style-name="Standard" style:family="paragraph">
      <style:text-properties style:font-name="Arial"/>
    </style:style>
    <style:style style:name="P149" style:parent-style-name="Standard" style:family="paragraph">
      <style:text-properties style:font-name="Arial"/>
    </style:style>
    <style:style style:name="P150" style:parent-style-name="Standard" style:family="paragraph">
      <style:text-properties style:font-name="Arial"/>
    </style:style>
    <style:style style:name="P151" style:parent-style-name="Standard" style:family="paragraph">
      <style:text-properties style:font-name="Arial"/>
    </style:style>
    <style:style style:name="P152" style:parent-style-name="Standard" style:family="paragraph">
      <style:text-properties style:font-name="Arial"/>
    </style:style>
    <style:style style:name="P153" style:parent-style-name="Standard" style:family="paragraph">
      <style:text-properties style:font-name="Arial"/>
    </style:style>
    <style:style style:name="P154" style:parent-style-name="Standard" style:family="paragraph">
      <style:text-properties style:font-name="Arial"/>
    </style:style>
    <style:style style:name="P155" style:parent-style-name="Standard" style:family="paragraph">
      <style:text-properties style:font-name="Arial"/>
    </style:style>
    <style:style style:name="P156" style:parent-style-name="Standard" style:family="paragraph">
      <style:text-properties style:font-name="Arial"/>
    </style:style>
    <style:style style:name="P157" style:parent-style-name="Standard" style:family="paragraph">
      <style:text-properties style:font-name="Arial"/>
    </style:style>
    <style:style style:name="P158" style:parent-style-name="Standard" style:family="paragraph">
      <style:text-properties style:font-name="Arial"/>
    </style:style>
    <style:style style:name="P159" style:parent-style-name="Standard" style:family="paragraph">
      <style:text-properties style:font-name="Arial"/>
    </style:style>
    <style:style style:name="P160" style:parent-style-name="Standard" style:family="paragraph">
      <style:text-properties style:font-name="Arial"/>
    </style:style>
    <style:style style:name="P161" style:parent-style-name="Standard" style:family="paragraph">
      <style:text-properties style:font-name="Arial"/>
    </style:style>
    <style:style style:name="P162" style:parent-style-name="Standard" style:family="paragraph">
      <style:text-properties style:font-name="Arial"/>
    </style:style>
    <style:style style:name="P163" style:parent-style-name="Standard" style:family="paragraph">
      <style:text-properties style:font-name="Arial"/>
    </style:style>
    <style:style style:name="P164" style:parent-style-name="Standard" style:family="paragraph">
      <style:text-properties style:font-name="Arial"/>
    </style:style>
    <style:style style:name="P165" style:parent-style-name="Standard" style:family="paragraph">
      <style:text-properties style:font-name="Arial"/>
    </style:style>
    <style:style style:name="P166" style:parent-style-name="Standard" style:family="paragraph">
      <style:text-properties style:font-name="Arial"/>
    </style:style>
    <style:style style:name="P167" style:parent-style-name="Standard" style:family="paragraph">
      <style:text-properties style:font-name="Arial"/>
    </style:style>
    <style:style style:name="P168" style:parent-style-name="Standard" style:family="paragraph">
      <style:text-properties style:font-name="Arial"/>
    </style:style>
    <style:style style:name="P169" style:parent-style-name="Standard" style:family="paragraph">
      <style:text-properties style:font-name="Arial"/>
    </style:style>
    <style:style style:name="P170" style:parent-style-name="Standard" style:family="paragraph">
      <style:text-properties style:font-name="Arial"/>
    </style:style>
    <style:style style:name="P171" style:parent-style-name="Standard" style:family="paragraph">
      <style:text-properties style:font-name="Arial"/>
    </style:style>
    <style:style style:name="P172" style:parent-style-name="Standard" style:family="paragraph">
      <style:text-properties style:font-name="Arial"/>
    </style:style>
    <style:style style:name="P173" style:parent-style-name="Standard" style:family="paragraph">
      <style:text-properties style:font-name="Arial"/>
    </style:style>
    <style:style style:name="P174" style:parent-style-name="Standard" style:family="paragraph">
      <style:text-properties style:font-name="Arial"/>
    </style:style>
    <style:style style:name="P175" style:parent-style-name="Standard" style:family="paragraph">
      <style:text-properties style:font-name="Arial"/>
    </style:style>
    <style:style style:name="P176" style:parent-style-name="Standard" style:family="paragraph">
      <style:text-properties style:font-name="Arial"/>
    </style:style>
    <style:style style:name="P177" style:parent-style-name="Standard" style:family="paragraph">
      <style:text-properties style:font-name="Arial"/>
    </style:style>
    <style:style style:name="P178" style:parent-style-name="Standard" style:family="paragraph">
      <style:text-properties style:font-name="Arial"/>
    </style:style>
    <style:style style:name="P179" style:parent-style-name="Standard" style:family="paragraph">
      <style:text-properties style:font-name="Arial"/>
    </style:style>
    <style:style style:name="P180" style:parent-style-name="Standard" style:family="paragraph">
      <style:text-properties style:font-name="Arial"/>
    </style:style>
    <style:style style:name="P181" style:parent-style-name="Standard" style:family="paragraph">
      <style:text-properties style:font-name="Arial"/>
    </style:style>
    <style:style style:name="P182" style:parent-style-name="Standard" style:family="paragraph">
      <style:text-properties style:font-name="Arial"/>
    </style:style>
    <style:style style:name="P183" style:parent-style-name="Standard" style:family="paragraph">
      <style:text-properties style:font-name="Arial"/>
    </style:style>
    <style:style style:name="P184" style:parent-style-name="Standard" style:family="paragraph">
      <style:text-properties style:font-name="Arial"/>
    </style:style>
    <style:style style:name="P185" style:parent-style-name="Standard" style:family="paragraph">
      <style:text-properties style:font-name="Arial"/>
    </style:style>
    <style:style style:name="P186" style:parent-style-name="Standard" style:family="paragraph">
      <style:text-properties style:font-name="Arial"/>
    </style:style>
    <style:style style:name="P187" style:parent-style-name="Standard" style:family="paragraph">
      <style:text-properties style:font-name="Arial"/>
    </style:style>
    <style:style style:name="P188" style:parent-style-name="Standard" style:family="paragraph">
      <style:text-properties style:font-name="Arial"/>
    </style:style>
    <style:style style:name="P189" style:parent-style-name="Standard" style:family="paragraph">
      <style:text-properties style:font-name="Arial"/>
    </style:style>
    <style:style style:name="P190" style:parent-style-name="Standard" style:family="paragraph">
      <style:text-properties style:font-name="Arial"/>
    </style:style>
    <style:style style:name="P191" style:parent-style-name="Standard" style:family="paragraph">
      <style:text-properties style:font-name="Arial"/>
    </style:style>
    <style:style style:name="P192" style:parent-style-name="Standard" style:family="paragraph">
      <style:text-properties style:font-name="Arial"/>
    </style:style>
    <style:style style:name="P193" style:parent-style-name="Standard" style:family="paragraph">
      <style:text-properties style:font-name="Arial"/>
    </style:style>
    <style:style style:name="P194" style:parent-style-name="Standard" style:family="paragraph">
      <style:text-properties style:font-name="Arial"/>
    </style:style>
    <style:style style:name="P195" style:parent-style-name="Standard" style:family="paragraph">
      <style:text-properties style:font-name="Arial"/>
    </style:style>
    <style:style style:name="P196" style:parent-style-name="Standard" style:family="paragraph">
      <style:text-properties style:font-name="Arial"/>
    </style:style>
    <style:style style:name="P197" style:parent-style-name="Standard" style:family="paragraph">
      <style:text-properties style:font-name="Arial"/>
    </style:style>
    <style:style style:name="P198" style:parent-style-name="Standard" style:family="paragraph">
      <style:text-properties style:font-name="Arial"/>
    </style:style>
    <style:style style:name="P199" style:parent-style-name="Standard" style:family="paragraph">
      <style:text-properties style:font-name="Arial"/>
    </style:style>
    <style:style style:name="P200" style:parent-style-name="Standard" style:family="paragraph">
      <style:text-properties style:font-name="Arial"/>
    </style:style>
    <style:style style:name="P201" style:parent-style-name="Standard" style:family="paragraph">
      <style:text-properties style:font-name="Arial"/>
    </style:style>
    <style:style style:name="P202" style:parent-style-name="Standard" style:family="paragraph">
      <style:text-properties style:font-name="Arial"/>
    </style:style>
    <style:style style:name="P203" style:parent-style-name="Standard" style:family="paragraph">
      <style:text-properties style:font-name="Arial"/>
    </style:style>
    <style:style style:name="P204" style:parent-style-name="Standard" style:family="paragraph">
      <style:text-properties style:font-name="Arial"/>
    </style:style>
    <style:style style:name="P205" style:parent-style-name="Standard" style:family="paragraph">
      <style:text-properties style:font-name="Arial"/>
    </style:style>
    <style:style style:name="P206" style:parent-style-name="Standard" style:family="paragraph">
      <style:text-properties style:font-name="Arial"/>
    </style:style>
    <style:style style:name="P207" style:parent-style-name="Standard" style:family="paragraph">
      <style:text-properties style:font-name="Arial"/>
    </style:style>
    <style:style style:name="P208" style:parent-style-name="Standard" style:family="paragraph">
      <style:text-properties style:font-name="Arial"/>
    </style:style>
    <style:style style:name="P209" style:parent-style-name="Standard" style:family="paragraph">
      <style:text-properties style:font-name="Arial"/>
    </style:style>
    <style:style style:name="P210" style:parent-style-name="Standard" style:family="paragraph">
      <style:text-properties style:font-name="Arial"/>
    </style:style>
    <style:style style:name="P211" style:parent-style-name="Standard" style:family="paragraph">
      <style:text-properties style:font-name="Arial"/>
    </style:style>
    <style:style style:name="P212" style:parent-style-name="Standard" style:family="paragraph">
      <style:text-properties style:font-name="Arial"/>
    </style:style>
    <style:style style:name="P213" style:parent-style-name="Standard" style:family="paragraph">
      <style:text-properties style:font-name="Arial"/>
    </style:style>
    <style:style style:name="P214" style:parent-style-name="Standard" style:family="paragraph">
      <style:text-properties style:font-name="Arial"/>
    </style:style>
    <style:style style:name="P215" style:parent-style-name="Standard" style:family="paragraph">
      <style:text-properties style:font-name="Arial"/>
    </style:style>
    <style:style style:name="P216" style:parent-style-name="Standard" style:family="paragraph">
      <style:text-properties style:font-name="Arial"/>
    </style:style>
    <style:style style:name="P217" style:parent-style-name="Standard" style:family="paragraph">
      <style:text-properties style:font-name="Arial"/>
    </style:style>
    <style:style style:name="P218" style:parent-style-name="Standard" style:family="paragraph">
      <style:text-properties style:font-name="Arial"/>
    </style:style>
    <style:style style:name="P219" style:parent-style-name="Standard" style:family="paragraph">
      <style:text-properties style:font-name="Arial"/>
    </style:style>
    <style:style style:name="P220" style:parent-style-name="Standard" style:family="paragraph">
      <style:text-properties style:font-name="Arial"/>
    </style:style>
    <style:style style:name="P221" style:parent-style-name="Standard" style:family="paragraph">
      <style:text-properties style:font-name="Arial"/>
    </style:style>
    <style:style style:name="P222" style:parent-style-name="Standard" style:family="paragraph">
      <style:text-properties style:font-name="Arial"/>
    </style:style>
    <style:style style:name="P223" style:parent-style-name="Standard" style:family="paragraph">
      <style:text-properties style:font-name="Arial"/>
    </style:style>
    <style:style style:name="P224" style:parent-style-name="Standard" style:family="paragraph">
      <style:text-properties style:font-name="Arial"/>
    </style:style>
    <style:style style:name="P225" style:parent-style-name="Standard" style:family="paragraph">
      <style:text-properties style:font-name="Arial"/>
    </style:style>
    <style:style style:name="P226" style:parent-style-name="Standard" style:family="paragraph">
      <style:text-properties style:font-name="Arial"/>
    </style:style>
    <style:style style:name="P227" style:parent-style-name="Standard" style:family="paragraph">
      <style:text-properties style:font-name="Arial"/>
    </style:style>
    <style:style style:name="P228" style:parent-style-name="Standard" style:family="paragraph">
      <style:text-properties style:font-name="Arial"/>
    </style:style>
    <style:style style:name="P229" style:parent-style-name="Standard" style:family="paragraph">
      <style:text-properties style:font-name="Arial"/>
    </style:style>
    <style:style style:name="P230" style:parent-style-name="Standard" style:family="paragraph">
      <style:text-properties style:font-name="Arial"/>
    </style:style>
    <style:style style:name="P231" style:parent-style-name="Standard" style:family="paragraph">
      <style:text-properties style:font-name="Arial"/>
    </style:style>
    <style:style style:name="P232" style:parent-style-name="Standard" style:family="paragraph">
      <style:text-properties style:font-name="Arial"/>
    </style:style>
    <style:style style:name="P233" style:parent-style-name="Standard" style:family="paragraph">
      <style:text-properties style:font-name="Arial"/>
    </style:style>
    <style:style style:name="P234" style:parent-style-name="Standard" style:family="paragraph">
      <style:text-properties style:font-name="Arial"/>
    </style:style>
    <style:style style:name="P235" style:parent-style-name="Standard" style:family="paragraph">
      <style:text-properties style:font-name="Arial"/>
    </style:style>
    <style:style style:name="P236" style:parent-style-name="Standard" style:family="paragraph">
      <style:text-properties style:font-name="Arial"/>
    </style:style>
    <style:style style:name="P237" style:parent-style-name="Standard" style:family="paragraph">
      <style:text-properties style:font-name="Arial"/>
    </style:style>
    <style:style style:name="P238" style:parent-style-name="Standard" style:family="paragraph">
      <style:text-properties style:font-name="Arial"/>
    </style:style>
    <style:style style:name="P239" style:parent-style-name="Standard" style:family="paragraph">
      <style:text-properties style:font-name="Arial"/>
    </style:style>
    <style:style style:name="P240" style:parent-style-name="Standard" style:family="paragraph">
      <style:text-properties style:font-name="Arial"/>
    </style:style>
    <style:style style:name="P241" style:parent-style-name="Standard" style:family="paragraph">
      <style:text-properties style:font-name="Arial"/>
    </style:style>
    <style:style style:name="P242" style:parent-style-name="Standard" style:family="paragraph">
      <style:text-properties style:font-name="Arial"/>
    </style:style>
    <style:style style:name="P243" style:parent-style-name="Standard" style:family="paragraph">
      <style:text-properties style:font-name="Arial"/>
    </style:style>
    <style:style style:name="P244" style:parent-style-name="Standard" style:family="paragraph">
      <style:text-properties style:font-name="Arial"/>
    </style:style>
    <style:style style:name="P245" style:parent-style-name="Standard" style:family="paragraph">
      <style:text-properties style:font-name="Arial"/>
    </style:style>
    <style:style style:name="P246" style:parent-style-name="Standard" style:family="paragraph">
      <style:text-properties style:font-name="Arial"/>
    </style:style>
    <style:style style:name="P247" style:parent-style-name="Standard" style:family="paragraph">
      <style:text-properties style:font-name="Arial"/>
    </style:style>
    <style:style style:name="P248" style:parent-style-name="Standard" style:family="paragraph">
      <style:text-properties style:font-name="Arial"/>
    </style:style>
    <style:style style:name="P249" style:parent-style-name="Standard" style:family="paragraph">
      <style:text-properties style:font-name="Arial"/>
    </style:style>
    <style:style style:name="P250" style:parent-style-name="Standard" style:family="paragraph">
      <style:text-properties style:font-name="Arial"/>
    </style:style>
    <style:style style:name="P251" style:parent-style-name="Standard" style:family="paragraph">
      <style:text-properties style:font-name="Arial"/>
    </style:style>
    <style:style style:name="P252" style:parent-style-name="Standard" style:family="paragraph">
      <style:text-properties style:font-name="Arial"/>
    </style:style>
    <style:style style:name="P253" style:parent-style-name="Standard" style:family="paragraph">
      <style:text-properties style:font-name="Arial"/>
    </style:style>
    <style:style style:name="P254" style:parent-style-name="Standard" style:family="paragraph">
      <style:text-properties style:font-name="Arial"/>
    </style:style>
    <style:style style:name="P255" style:parent-style-name="Standard" style:family="paragraph">
      <style:text-properties style:font-name="Arial"/>
    </style:style>
    <style:style style:name="P256" style:parent-style-name="Standard" style:family="paragraph">
      <style:text-properties style:font-name="Arial"/>
    </style:style>
    <style:style style:name="P257" style:parent-style-name="Standard" style:family="paragraph">
      <style:text-properties style:font-name="Arial"/>
    </style:style>
    <style:style style:name="P258" style:parent-style-name="Standard" style:family="paragraph">
      <style:text-properties style:font-name="Arial"/>
    </style:style>
    <style:style style:name="P259" style:parent-style-name="Standard" style:family="paragraph">
      <style:text-properties style:font-name="Arial"/>
    </style:style>
    <style:style style:name="P260" style:parent-style-name="Standard" style:family="paragraph">
      <style:text-properties style:font-name="Arial"/>
    </style:style>
    <style:style style:name="P261" style:parent-style-name="Standard" style:family="paragraph">
      <style:text-properties style:font-name="Arial"/>
    </style:style>
    <style:style style:name="P262" style:parent-style-name="Standard" style:family="paragraph">
      <style:text-properties style:font-name="Arial"/>
    </style:style>
    <style:style style:name="P263" style:parent-style-name="Standard" style:family="paragraph">
      <style:text-properties style:font-name="Arial"/>
    </style:style>
    <style:style style:name="P264" style:parent-style-name="Standard" style:family="paragraph">
      <style:text-properties style:font-name="Arial"/>
    </style:style>
    <style:style style:name="P265" style:parent-style-name="Standard" style:family="paragraph">
      <style:text-properties style:font-name="Arial"/>
    </style:style>
    <style:style style:name="P266" style:parent-style-name="Standard" style:family="paragraph">
      <style:text-properties style:font-name="Arial"/>
    </style:style>
    <style:style style:name="P267" style:parent-style-name="Standard" style:family="paragraph">
      <style:text-properties style:font-name="Arial"/>
    </style:style>
    <style:style style:name="P268" style:parent-style-name="Standard" style:family="paragraph">
      <style:text-properties style:font-name="Arial"/>
    </style:style>
    <style:style style:name="P269" style:parent-style-name="Standard" style:family="paragraph">
      <style:text-properties style:font-name="Arial"/>
    </style:style>
    <style:style style:name="P270" style:parent-style-name="Standard" style:family="paragraph">
      <style:text-properties style:font-name="Arial"/>
    </style:style>
    <style:style style:name="P271" style:parent-style-name="Standard" style:family="paragraph">
      <style:text-properties style:font-name="Arial"/>
    </style:style>
    <style:style style:name="P272" style:parent-style-name="Standard" style:family="paragraph">
      <style:text-properties style:font-name="Arial"/>
    </style:style>
    <style:style style:name="P273" style:parent-style-name="Standard" style:family="paragraph">
      <style:text-properties style:font-name="Arial"/>
    </style:style>
    <style:style style:name="P274" style:parent-style-name="Standard" style:family="paragraph">
      <style:text-properties style:font-name="Arial"/>
    </style:style>
    <style:style style:name="P275" style:parent-style-name="Standard" style:family="paragraph">
      <style:text-properties style:font-name="Arial"/>
    </style:style>
    <style:style style:name="P276" style:parent-style-name="Standard" style:family="paragraph">
      <style:text-properties style:font-name="Arial"/>
    </style:style>
    <style:style style:name="P277" style:parent-style-name="Standard" style:family="paragraph">
      <style:text-properties style:font-name="Arial"/>
    </style:style>
    <style:style style:name="P278" style:parent-style-name="Standard" style:family="paragraph">
      <style:text-properties style:font-name="Arial"/>
    </style:style>
    <style:style style:name="P279" style:parent-style-name="Standard" style:family="paragraph">
      <style:text-properties style:font-name="Arial"/>
    </style:style>
    <style:style style:name="P280" style:parent-style-name="Standard" style:family="paragraph">
      <style:text-properties style:font-name="Arial"/>
    </style:style>
    <style:style style:name="P281" style:parent-style-name="Standard" style:family="paragraph">
      <style:text-properties style:font-name="Arial"/>
    </style:style>
    <style:style style:name="P282" style:parent-style-name="Standard" style:family="paragraph">
      <style:text-properties style:font-name="Arial"/>
    </style:style>
    <style:style style:name="P283" style:parent-style-name="Standard" style:family="paragraph">
      <style:text-properties style:font-name="Arial"/>
    </style:style>
    <style:style style:name="P284" style:parent-style-name="Standard" style:family="paragraph">
      <style:text-properties style:font-name="Arial"/>
    </style:style>
    <style:style style:name="P285" style:parent-style-name="Standard" style:family="paragraph">
      <style:text-properties style:font-name="Arial"/>
    </style:style>
    <style:style style:name="P286" style:parent-style-name="Standard" style:family="paragraph">
      <style:text-properties style:font-name="Arial"/>
    </style:style>
    <style:style style:name="P287" style:parent-style-name="Standard" style:family="paragraph">
      <style:text-properties style:font-name="Arial"/>
    </style:style>
    <style:style style:name="P288" style:parent-style-name="Standard" style:family="paragraph">
      <style:text-properties style:font-name="Arial"/>
    </style:style>
    <style:style style:name="P289" style:parent-style-name="Standard" style:family="paragraph">
      <style:text-properties style:font-name="Arial"/>
    </style:style>
    <style:style style:name="P290" style:parent-style-name="Standard" style:family="paragraph">
      <style:text-properties style:font-name="Arial"/>
    </style:style>
    <style:style style:name="P291" style:parent-style-name="Standard" style:family="paragraph">
      <style:text-properties style:font-name="Arial"/>
    </style:style>
    <style:style style:name="P292" style:parent-style-name="Standard" style:family="paragraph">
      <style:text-properties style:font-name="Arial"/>
    </style:style>
    <style:style style:name="P293" style:parent-style-name="Standard" style:family="paragraph">
      <style:text-properties style:font-name="Arial"/>
    </style:style>
    <style:style style:name="P294" style:parent-style-name="Standard" style:family="paragraph">
      <style:text-properties style:font-name="Arial"/>
    </style:style>
    <style:style style:name="P295" style:parent-style-name="Standard" style:family="paragraph">
      <style:text-properties style:font-name="Arial"/>
    </style:style>
    <style:style style:name="P296" style:parent-style-name="Standard" style:family="paragraph">
      <style:text-properties style:font-name="Arial"/>
    </style:style>
    <style:style style:name="P297" style:parent-style-name="Standard" style:family="paragraph">
      <style:text-properties style:font-name="Arial"/>
    </style:style>
    <style:style style:name="P298" style:parent-style-name="Standard" style:family="paragraph">
      <style:text-properties style:font-name="Arial"/>
    </style:style>
    <style:style style:name="P299" style:parent-style-name="Standard" style:family="paragraph">
      <style:text-properties style:font-name="Arial"/>
    </style:style>
    <style:style style:name="P300" style:parent-style-name="Standard" style:family="paragraph">
      <style:text-properties style:font-name="Arial"/>
    </style:style>
    <style:style style:name="P301" style:parent-style-name="Standard" style:family="paragraph">
      <style:text-properties style:font-name="Arial"/>
    </style:style>
    <style:style style:name="P302" style:parent-style-name="Standard" style:family="paragraph">
      <style:text-properties style:font-name="Arial"/>
    </style:style>
    <style:style style:name="P303" style:parent-style-name="Standard" style:family="paragraph">
      <style:text-properties style:font-name="Arial"/>
    </style:style>
    <style:style style:name="P304" style:parent-style-name="Standard" style:family="paragraph">
      <style:text-properties style:font-name="Arial"/>
    </style:style>
    <style:style style:name="P305" style:parent-style-name="Standard" style:family="paragraph">
      <style:text-properties style:font-name="Arial"/>
    </style:style>
    <style:style style:name="P306" style:parent-style-name="Standard" style:family="paragraph">
      <style:text-properties style:font-name="Arial"/>
    </style:style>
    <style:style style:name="P307" style:parent-style-name="Standard" style:family="paragraph">
      <style:text-properties style:font-name="Arial"/>
    </style:style>
    <style:style style:name="P308" style:parent-style-name="Standard" style:family="paragraph">
      <style:text-properties style:font-name="Arial"/>
    </style:style>
    <style:style style:name="P309" style:parent-style-name="Standard" style:family="paragraph">
      <style:text-properties style:font-name="Arial"/>
    </style:style>
    <style:style style:name="P310" style:parent-style-name="Standard" style:family="paragraph">
      <style:text-properties style:font-name="Arial"/>
    </style:style>
    <style:style style:name="P311" style:parent-style-name="Standard" style:family="paragraph">
      <style:text-properties style:font-name="Arial"/>
    </style:style>
    <style:style style:name="P312" style:parent-style-name="Standard" style:family="paragraph">
      <style:text-properties style:font-name="Arial"/>
    </style:style>
    <style:style style:name="P313" style:parent-style-name="Standard" style:family="paragraph">
      <style:text-properties style:font-name="Arial"/>
    </style:style>
    <style:style style:name="P314" style:parent-style-name="Standard" style:family="paragraph">
      <style:text-properties style:font-name="Arial"/>
    </style:style>
    <style:style style:name="P315" style:parent-style-name="Standard" style:family="paragraph">
      <style:text-properties style:font-name="Arial"/>
    </style:style>
    <style:style style:name="P316" style:parent-style-name="Standard" style:family="paragraph">
      <style:text-properties style:font-name="Arial"/>
    </style:style>
    <style:style style:name="P317" style:parent-style-name="Standard" style:family="paragraph">
      <style:text-properties style:font-name="Arial"/>
    </style:style>
    <style:style style:name="P318" style:parent-style-name="Standard" style:family="paragraph">
      <style:text-properties style:font-name="Arial"/>
    </style:style>
    <style:style style:name="P319" style:parent-style-name="Standard" style:family="paragraph">
      <style:text-properties style:font-name="Arial"/>
    </style:style>
    <style:style style:name="P320" style:parent-style-name="Standard" style:family="paragraph">
      <style:text-properties style:font-name="Arial"/>
    </style:style>
    <style:style style:name="P321" style:parent-style-name="Standard" style:family="paragraph">
      <style:text-properties style:font-name="Arial"/>
    </style:style>
    <style:style style:name="P322" style:parent-style-name="Standard" style:family="paragraph">
      <style:text-properties style:font-name="Arial"/>
    </style:style>
    <style:style style:name="P323" style:parent-style-name="Standard" style:family="paragraph">
      <style:text-properties style:font-name="Arial"/>
    </style:style>
    <style:style style:name="P324" style:parent-style-name="Standard" style:family="paragraph">
      <style:text-properties style:font-name="Arial"/>
    </style:style>
    <style:style style:name="P325" style:parent-style-name="Standard" style:family="paragraph">
      <style:text-properties style:font-name="Arial"/>
    </style:style>
    <style:style style:name="P326" style:parent-style-name="Standard" style:family="paragraph">
      <style:text-properties style:font-name="Arial"/>
    </style:style>
    <style:style style:name="P327" style:parent-style-name="Standard" style:family="paragraph">
      <style:text-properties style:font-name="Arial"/>
    </style:style>
    <style:style style:name="P328" style:parent-style-name="Standard" style:family="paragraph">
      <style:text-properties style:font-name="Arial"/>
    </style:style>
    <style:style style:name="P329" style:parent-style-name="Standard" style:family="paragraph">
      <style:text-properties style:font-name="Arial"/>
    </style:style>
    <style:style style:name="P330" style:parent-style-name="Standard" style:family="paragraph">
      <style:text-properties style:font-name="Arial"/>
    </style:style>
    <style:style style:name="P331" style:parent-style-name="Standard" style:family="paragraph">
      <style:text-properties style:font-name="Arial"/>
    </style:style>
    <style:style style:name="P332" style:parent-style-name="Standard" style:family="paragraph">
      <style:text-properties style:font-name="Arial"/>
    </style:style>
    <style:style style:name="P333" style:parent-style-name="Standard" style:family="paragraph">
      <style:text-properties style:font-name="Arial"/>
    </style:style>
    <style:style style:name="P334" style:parent-style-name="Standard" style:family="paragraph">
      <style:text-properties style:font-name="Arial"/>
    </style:style>
    <style:style style:name="P335" style:parent-style-name="Standard" style:family="paragraph">
      <style:text-properties style:font-name="Arial"/>
    </style:style>
    <style:style style:name="P336" style:parent-style-name="Standard" style:family="paragraph">
      <style:text-properties style:font-name="Arial"/>
    </style:style>
    <style:style style:name="P337" style:parent-style-name="Standard" style:family="paragraph">
      <style:text-properties style:font-name="Arial"/>
    </style:style>
    <style:style style:name="P338" style:parent-style-name="Standard" style:family="paragraph">
      <style:text-properties style:font-name="Arial"/>
    </style:style>
    <style:style style:name="P339" style:parent-style-name="Standard" style:family="paragraph">
      <style:text-properties style:font-name="Arial"/>
    </style:style>
    <style:style style:name="P340" style:parent-style-name="Standard" style:family="paragraph">
      <style:text-properties style:font-name="Arial"/>
    </style:style>
    <style:style style:name="P341" style:parent-style-name="Standard" style:family="paragraph">
      <style:text-properties style:font-name="Arial"/>
    </style:style>
    <style:style style:name="P342" style:parent-style-name="Standard" style:family="paragraph">
      <style:text-properties style:font-name="Arial"/>
    </style:style>
    <style:style style:name="P343" style:parent-style-name="Standard" style:family="paragraph">
      <style:text-properties style:font-name="Arial"/>
    </style:style>
    <style:style style:name="P344" style:parent-style-name="Standard" style:family="paragraph">
      <style:text-properties style:font-name="Arial"/>
    </style:style>
    <style:style style:name="P345" style:parent-style-name="Standard" style:family="paragraph">
      <style:text-properties style:font-name="Arial"/>
    </style:style>
    <style:style style:name="P346" style:parent-style-name="Standard" style:family="paragraph">
      <style:text-properties style:font-name="Arial"/>
    </style:style>
    <style:style style:name="P347" style:parent-style-name="Standard" style:family="paragraph">
      <style:text-properties style:font-name="Arial"/>
    </style:style>
    <style:style style:name="P348" style:parent-style-name="Standard" style:family="paragraph">
      <style:text-properties style:font-name="Arial"/>
    </style:style>
    <style:style style:name="P349" style:parent-style-name="Standard" style:family="paragraph">
      <style:text-properties style:font-name="Arial"/>
    </style:style>
    <style:style style:name="P350" style:parent-style-name="Standard" style:family="paragraph">
      <style:text-properties style:font-name="Arial"/>
    </style:style>
    <style:style style:name="P351" style:parent-style-name="Standard" style:family="paragraph">
      <style:text-properties style:font-name="sans-serif" fo:font-size="12.5pt" style:font-size-asian="12.5pt"/>
    </style:style>
    <style:style style:name="P352" style:parent-style-name="Standard" style:family="paragraph">
      <style:text-properties style:font-name="sans-serif" fo:font-size="12.5pt" style:font-size-asian="12.5pt"/>
    </style:style>
    <style:style style:name="P353" style:parent-style-name="Standard" style:family="paragraph">
      <style:text-properties style:font-name="sans-serif" fo:font-size="12.5pt" style:font-size-asian="12.5pt"/>
    </style:style>
    <style:style style:name="P354" style:parent-style-name="Standard" style:family="paragraph">
      <style:text-properties style:font-name="sans-serif" fo:font-size="12.5pt" style:font-size-asian="12.5pt"/>
    </style:style>
    <style:style style:name="P355" style:parent-style-name="Standard" style:family="paragraph">
      <style:text-properties style:font-name="sans-serif" fo:font-size="12.5pt" style:font-size-asian="12.5pt"/>
    </style:style>
    <style:style style:name="P356" style:parent-style-name="Standard" style:family="paragraph">
      <style:text-properties style:font-name="sans-serif" fo:font-size="12.5pt" style:font-size-asian="12.5pt"/>
    </style:style>
    <style:style style:name="P357" style:parent-style-name="Standard" style:family="paragraph">
      <style:text-properties style:font-name="sans-serif" fo:font-size="12.5pt" style:font-size-asian="12.5pt"/>
    </style:style>
    <style:style style:name="P358" style:parent-style-name="Standard" style:family="paragraph">
      <style:text-properties style:font-name="sans-serif" fo:font-size="12.5pt" style:font-size-asian="12.5pt"/>
    </style:style>
    <style:style style:name="P359" style:parent-style-name="Standard" style:family="paragraph">
      <style:text-properties style:font-name="sans-serif" fo:font-size="12.5pt" style:font-size-asian="12.5pt"/>
    </style:style>
    <style:style style:name="P360" style:parent-style-name="Standard" style:family="paragraph">
      <style:text-properties style:font-name="sans-serif" fo:font-size="12.5pt" style:font-size-asian="12.5pt"/>
    </style:style>
    <style:style style:name="P361" style:parent-style-name="Standard" style:family="paragraph">
      <style:text-properties style:font-name="sans-serif" fo:font-size="12.5pt" style:font-size-asian="12.5pt"/>
    </style:style>
    <style:style style:name="P362" style:parent-style-name="Standard" style:family="paragraph">
      <style:text-properties style:font-name="sans-serif" fo:font-size="12.5pt" style:font-size-asian="12.5pt"/>
    </style:style>
    <style:style style:name="P363" style:parent-style-name="Standard" style:family="paragraph">
      <style:text-properties style:font-name="sans-serif" fo:font-size="12.5pt" style:font-size-asian="12.5pt"/>
    </style:style>
    <style:style style:name="P364" style:parent-style-name="Standard" style:family="paragraph">
      <style:text-properties style:font-name="Arial"/>
    </style:style>
    <style:style style:name="P365" style:parent-style-name="Standard" style:family="paragraph">
      <style:text-properties style:font-name="Arial"/>
    </style:style>
    <style:style style:name="P366" style:parent-style-name="Standard" style:family="paragraph">
      <style:text-properties style:font-name="Arial"/>
    </style:style>
    <style:style style:name="P367" style:parent-style-name="Standard" style:family="paragraph">
      <style:text-properties style:font-name="Arial"/>
    </style:style>
    <style:style style:name="P368" style:parent-style-name="Standard" style:family="paragraph">
      <style:text-properties style:font-name="Arial"/>
    </style:style>
    <style:style style:name="P369" style:parent-style-name="Standard" style:family="paragraph">
      <style:text-properties style:font-name="Arial"/>
    </style:style>
    <style:style style:name="P370" style:parent-style-name="Standard" style:family="paragraph">
      <style:text-properties style:font-name="Arial"/>
    </style:style>
    <style:style style:name="P371" style:parent-style-name="Standard" style:family="paragraph">
      <style:text-properties style:font-name="Arial"/>
    </style:style>
    <style:style style:name="P372" style:parent-style-name="Standard" style:family="paragraph">
      <style:text-properties style:font-name="Arial"/>
    </style:style>
    <style:style style:name="P373" style:parent-style-name="Standard" style:family="paragraph">
      <style:text-properties style:font-name="Arial"/>
    </style:style>
    <style:style style:name="P374" style:parent-style-name="Standard" style:family="paragraph">
      <style:text-properties style:font-name="Arial"/>
    </style:style>
    <style:style style:name="P375" style:parent-style-name="Standard" style:family="paragraph">
      <style:text-properties style:font-name="Arial"/>
    </style:style>
    <style:style style:name="P376" style:parent-style-name="Standard" style:family="paragraph">
      <style:text-properties style:font-name="Arial"/>
    </style:style>
    <style:style style:name="P377" style:parent-style-name="Standard" style:family="paragraph">
      <style:text-properties style:font-name="Arial"/>
    </style:style>
    <style:style style:name="P378" style:parent-style-name="Standard" style:family="paragraph">
      <style:text-properties style:font-name="Arial"/>
    </style:style>
    <style:style style:name="P379" style:parent-style-name="Standard" style:family="paragraph">
      <style:text-properties style:font-name="Arial"/>
    </style:style>
    <style:style style:name="P380" style:parent-style-name="Standard" style:family="paragraph">
      <style:text-properties style:font-name="Arial"/>
    </style:style>
    <style:style style:name="P381" style:parent-style-name="Standard" style:family="paragraph">
      <style:text-properties style:font-name="Arial"/>
    </style:style>
    <style:style style:name="P382" style:parent-style-name="Standard" style:family="paragraph">
      <style:text-properties style:font-name="Arial"/>
    </style:style>
    <style:style style:name="P383" style:parent-style-name="Standard" style:family="paragraph">
      <style:text-properties style:font-name="Arial"/>
    </style:style>
    <style:style style:name="P384" style:parent-style-name="Standard" style:family="paragraph">
      <style:text-properties style:font-name="Arial"/>
    </style:style>
    <style:style style:name="P385" style:parent-style-name="Standard" style:family="paragraph">
      <style:text-properties style:font-name="Arial"/>
    </style:style>
    <style:style style:name="P386" style:parent-style-name="Standard" style:family="paragraph">
      <style:text-properties style:font-name="Arial"/>
    </style:style>
    <style:style style:name="P387" style:parent-style-name="Standard" style:family="paragraph">
      <style:text-properties style:font-name="Arial"/>
    </style:style>
    <style:style style:name="P388" style:parent-style-name="Standard" style:family="paragraph">
      <style:text-properties style:font-name="Arial"/>
    </style:style>
    <style:style style:name="P389" style:parent-style-name="Standard" style:family="paragraph">
      <style:text-properties style:font-name="Arial"/>
    </style:style>
    <style:style style:name="P390" style:parent-style-name="Standard" style:family="paragraph">
      <style:text-properties style:font-name="Arial"/>
    </style:style>
    <style:style style:name="P391" style:parent-style-name="Standard" style:family="paragraph">
      <style:text-properties style:font-name="Arial"/>
    </style:style>
    <style:style style:name="P392" style:parent-style-name="Standard" style:family="paragraph">
      <style:text-properties style:font-name="Arial"/>
    </style:style>
    <style:style style:name="P393" style:parent-style-name="Standard" style:family="paragraph">
      <style:text-properties style:font-name="Arial"/>
    </style:style>
    <style:style style:name="P394" style:parent-style-name="Standard" style:family="paragraph">
      <style:text-properties style:font-name="Arial"/>
    </style:style>
    <style:style style:name="P395" style:parent-style-name="Standard" style:family="paragraph">
      <style:text-properties style:font-name="Arial"/>
    </style:style>
    <style:style style:name="P396" style:parent-style-name="Standard" style:family="paragraph">
      <style:text-properties style:font-name="Arial"/>
    </style:style>
    <style:style style:name="P397" style:parent-style-name="Standard" style:family="paragraph">
      <style:text-properties style:font-name="Arial"/>
    </style:style>
    <style:style style:name="P398" style:parent-style-name="Standard" style:family="paragraph">
      <style:text-properties style:font-name="Arial"/>
    </style:style>
    <style:style style:name="P399" style:parent-style-name="Standard" style:family="paragraph">
      <style:text-properties style:font-name="Arial"/>
    </style:style>
    <style:style style:name="P400" style:parent-style-name="Standard" style:family="paragraph">
      <style:text-properties style:font-name="Arial"/>
    </style:style>
    <style:style style:name="P401" style:parent-style-name="Standard" style:family="paragraph">
      <style:text-properties style:font-name="Arial"/>
    </style:style>
    <style:style style:name="P402" style:parent-style-name="Standard" style:family="paragraph">
      <style:text-properties style:font-name="Arial"/>
    </style:style>
    <style:style style:name="P403" style:parent-style-name="Standard" style:family="paragraph">
      <style:text-properties style:font-name="Arial"/>
    </style:style>
    <style:style style:name="P404" style:parent-style-name="Standard" style:family="paragraph">
      <style:text-properties style:font-name="Arial"/>
    </style:style>
    <style:style style:name="P405" style:parent-style-name="Standard" style:family="paragraph">
      <style:text-properties style:font-name="Arial"/>
    </style:style>
    <style:style style:name="P406" style:parent-style-name="Standard" style:family="paragraph">
      <style:text-properties style:font-name="Arial"/>
    </style:style>
    <style:style style:name="P407" style:parent-style-name="Standard" style:family="paragraph">
      <style:text-properties style:font-name="Arial"/>
    </style:style>
    <style:style style:name="P408" style:parent-style-name="Standard" style:family="paragraph">
      <style:text-properties style:font-name="Arial"/>
    </style:style>
    <style:style style:name="P409" style:parent-style-name="Standard" style:family="paragraph">
      <style:text-properties style:font-name="Arial"/>
    </style:style>
    <style:style style:name="P410" style:parent-style-name="Standard" style:family="paragraph">
      <style:text-properties style:font-name="Arial"/>
    </style:style>
    <style:style style:name="P411" style:parent-style-name="Standard" style:family="paragraph">
      <style:text-properties style:font-name="Arial"/>
    </style:style>
    <style:style style:name="P412" style:parent-style-name="Standard" style:family="paragraph">
      <style:text-properties style:font-name="Arial"/>
    </style:style>
    <style:style style:name="P413" style:parent-style-name="Standard" style:family="paragraph">
      <style:text-properties style:font-name="Arial"/>
    </style:style>
    <style:style style:name="P414" style:parent-style-name="Standard" style:family="paragraph">
      <style:text-properties style:font-name="Arial"/>
    </style:style>
    <style:style style:name="P415" style:parent-style-name="Standard" style:family="paragraph">
      <style:text-properties style:font-name="Arial"/>
    </style:style>
    <style:style style:name="P416" style:parent-style-name="Standard" style:family="paragraph">
      <style:text-properties style:font-name="Arial"/>
    </style:style>
    <style:style style:name="P417" style:parent-style-name="Standard" style:family="paragraph">
      <style:text-properties style:font-name="Arial"/>
    </style:style>
    <style:style style:name="P418" style:parent-style-name="Standard" style:family="paragraph">
      <style:text-properties style:font-name="Arial"/>
    </style:style>
    <style:style style:name="P419" style:parent-style-name="Standard" style:family="paragraph">
      <style:text-properties style:font-name="Arial"/>
    </style:style>
    <style:style style:name="P420" style:parent-style-name="Standard" style:family="paragraph">
      <style:text-properties style:font-name="Arial"/>
    </style:style>
    <style:style style:name="P421" style:parent-style-name="Standard" style:family="paragraph">
      <style:text-properties style:font-name="sans-serif" fo:font-size="12.5pt" style:font-size-asian="12.5pt"/>
    </style:style>
    <style:style style:name="P422" style:parent-style-name="Standard" style:family="paragraph">
      <style:text-properties style:font-name="sans-serif" fo:font-size="12.5pt" style:font-size-asian="12.5pt"/>
    </style:style>
    <style:style style:name="P423" style:parent-style-name="Standard" style:family="paragraph">
      <style:text-properties style:font-name="sans-serif" fo:font-size="12.5pt" style:font-size-asian="12.5pt"/>
    </style:style>
    <style:style style:name="P424" style:parent-style-name="Standard" style:family="paragraph">
      <style:text-properties style:font-name="sans-serif" fo:font-size="12.5pt" style:font-size-asian="12.5pt"/>
    </style:style>
    <style:style style:name="P425" style:parent-style-name="Standard" style:family="paragraph">
      <style:text-properties style:font-name="sans-serif" fo:font-size="12.5pt" style:font-size-asian="12.5pt"/>
    </style:style>
    <style:style style:name="P426" style:parent-style-name="Standard" style:family="paragraph">
      <style:text-properties style:font-name="sans-serif" fo:font-size="12.5pt" style:font-size-asian="12.5pt"/>
    </style:style>
    <style:style style:name="P427" style:parent-style-name="Standard" style:family="paragraph">
      <style:text-properties style:font-name="sans-serif" fo:font-size="12.5pt" style:font-size-asian="12.5pt"/>
    </style:style>
    <style:style style:name="P428" style:parent-style-name="Standard" style:family="paragraph">
      <style:text-properties style:font-name="sans-serif" fo:font-size="12.5pt" style:font-size-asian="12.5pt"/>
    </style:style>
    <style:style style:name="P429" style:parent-style-name="Standard" style:family="paragraph">
      <style:text-properties style:font-name="sans-serif" fo:font-size="12.5pt" style:font-size-asian="12.5pt"/>
    </style:style>
    <style:style style:name="P430" style:parent-style-name="Standard" style:family="paragraph">
      <style:text-properties style:font-name="sans-serif" fo:font-size="12.5pt" style:font-size-asian="12.5pt"/>
    </style:style>
    <style:style style:name="P431" style:parent-style-name="Standard" style:family="paragraph">
      <style:text-properties style:font-name="sans-serif" fo:font-size="12.5pt" style:font-size-asian="12.5pt"/>
    </style:style>
    <style:style style:name="P432" style:parent-style-name="Standard" style:family="paragraph">
      <style:text-properties style:font-name="Arial"/>
    </style:style>
    <style:style style:name="P433" style:parent-style-name="Standard" style:family="paragraph">
      <style:text-properties style:font-name="Arial"/>
    </style:style>
    <style:style style:name="P434" style:parent-style-name="Standard" style:family="paragraph">
      <style:text-properties style:font-name="Arial"/>
    </style:style>
    <style:style style:name="P435" style:parent-style-name="Standard" style:family="paragraph">
      <style:text-properties style:font-name="Arial"/>
    </style:style>
    <style:style style:name="P436" style:parent-style-name="Standard" style:family="paragraph">
      <style:text-properties style:font-name="Arial"/>
    </style:style>
    <style:style style:name="P437" style:parent-style-name="Standard" style:family="paragraph">
      <style:text-properties style:font-name="Arial"/>
    </style:style>
    <style:style style:name="P438" style:parent-style-name="Standard" style:family="paragraph">
      <style:text-properties style:font-name="Arial"/>
    </style:style>
    <style:style style:name="P439" style:parent-style-name="Standard" style:family="paragraph">
      <style:text-properties style:font-name="Arial"/>
    </style:style>
    <style:style style:name="P440" style:parent-style-name="Standard" style:family="paragraph">
      <style:text-properties style:font-name="Arial"/>
    </style:style>
    <style:style style:name="P441" style:parent-style-name="Standard" style:family="paragraph">
      <style:text-properties style:font-name="Arial"/>
    </style:style>
    <style:style style:name="P442" style:parent-style-name="Standard" style:family="paragraph">
      <style:text-properties style:font-name="Arial"/>
    </style:style>
    <style:style style:name="P443" style:parent-style-name="Standard" style:family="paragraph">
      <style:text-properties style:font-name="Arial"/>
    </style:style>
    <style:style style:name="P444" style:parent-style-name="Standard" style:family="paragraph">
      <style:text-properties style:font-name="Arial"/>
    </style:style>
    <style:style style:name="P445" style:parent-style-name="Standard" style:family="paragraph">
      <style:text-properties style:font-name="Arial"/>
    </style:style>
    <style:style style:name="P446" style:parent-style-name="Standard" style:family="paragraph">
      <style:text-properties style:font-name="Arial"/>
    </style:style>
    <style:style style:name="P447" style:parent-style-name="Standard" style:family="paragraph">
      <style:text-properties style:font-name="Arial"/>
    </style:style>
    <style:style style:name="P448" style:parent-style-name="Standard" style:family="paragraph">
      <style:text-properties style:font-name="Arial"/>
    </style:style>
    <style:style style:name="P449" style:parent-style-name="Standard" style:family="paragraph">
      <style:text-properties style:font-name="Arial"/>
    </style:style>
    <style:style style:name="P450" style:parent-style-name="Standaard" style:family="paragraph">
      <style:paragraph-properties fo:break-before="page"/>
      <style:text-properties style:font-name="Arial" fo:hyphenate="true"/>
    </style:style>
    <style:style style:name="P451" style:parent-style-name="Standard" style:family="paragraph">
      <style:text-properties style:font-name="Arial"/>
    </style:style>
    <style:style style:name="P452" style:parent-style-name="Standard" style:family="paragraph">
      <style:text-properties style:font-name="Arial"/>
    </style:style>
    <style:style style:name="P453" style:parent-style-name="Standard" style:family="paragraph">
      <style:text-properties style:font-name="Arial"/>
    </style:style>
    <style:style style:name="P454" style:parent-style-name="Standard" style:family="paragraph">
      <style:text-properties style:font-name="sans-serif" fo:font-size="12.5pt" style:font-size-asian="12.5pt"/>
    </style:style>
    <style:style style:name="P455" style:parent-style-name="Standard" style:family="paragraph">
      <style:text-properties style:font-name="sans-serif" fo:font-size="12.5pt" style:font-size-asian="12.5pt"/>
    </style:style>
    <style:style style:name="P456" style:parent-style-name="Standard" style:family="paragraph">
      <style:text-properties style:font-name="sans-serif" fo:font-size="12.5pt" style:font-size-asian="12.5pt"/>
    </style:style>
    <style:style style:name="P457" style:parent-style-name="Standard" style:family="paragraph">
      <style:text-properties style:font-name="sans-serif" fo:font-size="12.5pt" style:font-size-asian="12.5pt"/>
    </style:style>
    <style:style style:name="P458" style:parent-style-name="Standard" style:family="paragraph">
      <style:text-properties style:font-name="sans-serif" fo:font-size="12.5pt" style:font-size-asian="12.5pt"/>
    </style:style>
    <style:style style:name="P459" style:parent-style-name="Standard" style:family="paragraph">
      <style:text-properties style:font-name="sans-serif" fo:font-size="12.5pt" style:font-size-asian="12.5pt"/>
    </style:style>
    <style:style style:name="P460" style:parent-style-name="Standard" style:family="paragraph">
      <style:text-properties style:font-name="sans-serif" fo:font-size="12.5pt" style:font-size-asian="12.5pt"/>
    </style:style>
    <style:style style:name="P461" style:parent-style-name="Standard" style:family="paragraph">
      <style:text-properties style:font-name="sans-serif" fo:font-size="12.5pt" style:font-size-asian="12.5pt"/>
    </style:style>
    <style:style style:name="P462" style:parent-style-name="Standard" style:family="paragraph">
      <style:text-properties style:font-name="sans-serif" fo:font-size="12.5pt" style:font-size-asian="12.5pt"/>
    </style:style>
    <style:style style:name="P463" style:parent-style-name="Standard" style:family="paragraph">
      <style:text-properties style:font-name="sans-serif" fo:font-size="12.5pt" style:font-size-asian="12.5pt"/>
    </style:style>
    <style:style style:name="P464" style:parent-style-name="Standard" style:family="paragraph">
      <style:text-properties style:font-name="monospace" fo:font-size="10.5pt" style:font-size-asian="10.5pt"/>
    </style:style>
    <style:style style:name="P465" style:parent-style-name="Standard" style:family="paragraph">
      <style:text-properties style:font-name="sans-serif" fo:font-size="12.5pt" style:font-size-asian="12.5pt"/>
    </style:style>
    <style:style style:name="P466" style:parent-style-name="Standard" style:family="paragraph">
      <style:text-properties style:font-name="monospace" fo:font-size="10.5pt" style:font-size-asian="10.5pt"/>
    </style:style>
    <style:style style:name="P467" style:parent-style-name="Standard" style:family="paragraph">
      <style:text-properties style:font-name="sans-serif" fo:font-size="12.5pt" style:font-size-asian="12.5pt"/>
    </style:style>
    <style:style style:name="P468" style:parent-style-name="Standard" style:family="paragraph">
      <style:text-properties style:font-name="sans-serif" fo:font-size="12.5pt" style:font-size-asian="12.5pt"/>
    </style:style>
    <style:style style:name="P469" style:parent-style-name="Standard" style:family="paragraph">
      <style:text-properties style:font-name="sans-serif" fo:font-size="12.5pt" style:font-size-asian="12.5pt"/>
    </style:style>
    <style:style style:name="P470" style:parent-style-name="Standard" style:family="paragraph">
      <style:text-properties style:font-name="sans-serif" fo:font-size="12.5pt" style:font-size-asian="12.5pt"/>
    </style:style>
    <style:style style:name="P471" style:parent-style-name="Standard" style:family="paragraph">
      <style:text-properties style:font-name="sans-serif" fo:font-size="12.5pt" style:font-size-asian="12.5pt"/>
    </style:style>
    <style:style style:name="P472" style:parent-style-name="Standard" style:family="paragraph">
      <style:text-properties style:font-name="sans-serif" fo:font-size="12.5pt" style:font-size-asian="12.5pt"/>
    </style:style>
    <style:style style:name="P473" style:parent-style-name="Standard" style:family="paragraph">
      <style:text-properties style:font-name="sans-serif" fo:font-size="12.5pt" style:font-size-asian="12.5pt"/>
    </style:style>
    <style:style style:name="P474" style:parent-style-name="Standard" style:family="paragraph">
      <style:text-properties style:font-name="sans-serif" fo:font-size="12.5pt" style:font-size-asian="12.5pt"/>
    </style:style>
    <style:style style:name="P475" style:parent-style-name="Standard" style:family="paragraph">
      <style:text-properties style:font-name="sans-serif" fo:font-size="12.5pt" style:font-size-asian="12.5pt"/>
    </style:style>
    <style:style style:name="P476" style:parent-style-name="Standard" style:family="paragraph">
      <style:text-properties style:font-name="sans-serif" fo:font-size="12.5pt" style:font-size-asian="12.5pt"/>
    </style:style>
    <style:style style:name="P477" style:parent-style-name="Standard" style:family="paragraph">
      <style:text-properties style:font-name="monospace" fo:font-size="10.5pt" style:font-size-asian="10.5pt"/>
    </style:style>
    <style:style style:name="P478" style:parent-style-name="Standard" style:family="paragraph">
      <style:text-properties style:font-name="sans-serif" fo:font-size="12.5pt" style:font-size-asian="12.5pt"/>
    </style:style>
    <style:style style:name="P479" style:parent-style-name="Standard" style:family="paragraph">
      <style:text-properties style:font-name="monospace" fo:font-size="12.5pt" style:font-size-asian="12.5pt"/>
    </style:style>
    <style:style style:name="P480" style:parent-style-name="Standard" style:family="paragraph">
      <style:text-properties style:font-name="sans-serif" fo:font-size="12.5pt" style:font-size-asian="12.5pt"/>
    </style:style>
    <style:style style:name="P481" style:parent-style-name="Standard" style:family="paragraph">
      <style:text-properties style:font-name="sans-serif" fo:font-size="12.5pt" style:font-size-asian="12.5pt"/>
    </style:style>
    <style:style style:name="P482" style:parent-style-name="Standard" style:family="paragraph">
      <style:text-properties style:font-name="sans-serif" fo:font-size="12.5pt" style:font-size-asian="12.5pt"/>
    </style:style>
    <style:style style:name="P483" style:parent-style-name="Standard" style:family="paragraph">
      <style:text-properties style:font-name="sans-serif" fo:font-size="12.5pt" style:font-size-asian="12.5pt"/>
    </style:style>
    <style:style style:name="P484" style:parent-style-name="Standard" style:family="paragraph">
      <style:text-properties style:font-name="sans-serif" fo:font-size="12.5pt" style:font-size-asian="12.5pt"/>
    </style:style>
    <style:style style:name="P485" style:parent-style-name="Standard" style:family="paragraph">
      <style:text-properties style:font-name="sans-serif" fo:font-size="12.5pt" style:font-size-asian="12.5pt"/>
    </style:style>
    <style:style style:name="P486" style:parent-style-name="Standard" style:family="paragraph">
      <style:text-properties style:font-name="sans-serif" fo:font-size="12.5pt" style:font-size-asian="12.5pt"/>
    </style:style>
    <style:style style:name="P487" style:parent-style-name="Standard" style:family="paragraph">
      <style:text-properties style:font-name="sans-serif" fo:font-size="12.5pt" style:font-size-asian="12.5pt"/>
    </style:style>
    <style:style style:name="P488" style:parent-style-name="Standard" style:family="paragraph">
      <style:text-properties style:font-name="sans-serif" fo:font-size="12.5pt" style:font-size-asian="12.5pt"/>
    </style:style>
    <style:style style:name="P489" style:parent-style-name="Standard" style:family="paragraph">
      <style:text-properties style:font-name="sans-serif" fo:font-size="12.5pt" style:font-size-asian="12.5pt"/>
    </style:style>
    <style:style style:name="P490" style:parent-style-name="Standard" style:family="paragraph">
      <style:text-properties style:font-name="sans-serif" fo:font-size="12.5pt" style:font-size-asian="12.5pt"/>
    </style:style>
    <style:style style:name="P491" style:parent-style-name="Standard" style:family="paragraph">
      <style:text-properties style:font-name="sans-serif" fo:font-size="12.5pt" style:font-size-asian="12.5pt"/>
    </style:style>
    <style:style style:name="P492" style:parent-style-name="Standard" style:family="paragraph">
      <style:text-properties style:font-name="sans-serif" fo:font-size="12.5pt" style:font-size-asian="12.5pt"/>
    </style:style>
    <style:style style:name="P493" style:parent-style-name="Standard" style:family="paragraph">
      <style:text-properties style:font-name="sans-serif" fo:font-size="12.5pt" style:font-size-asian="12.5pt"/>
    </style:style>
    <style:style style:name="P494" style:parent-style-name="Standard" style:family="paragraph">
      <style:text-properties style:font-name="sans-serif" fo:font-size="12.5pt" style:font-size-asian="12.5pt"/>
    </style:style>
    <style:style style:name="P495" style:parent-style-name="Standard" style:family="paragraph">
      <style:text-properties style:font-name="sans-serif" fo:font-size="12.5pt" style:font-size-asian="12.5pt"/>
    </style:style>
    <style:style style:name="P496" style:parent-style-name="Standard" style:family="paragraph">
      <style:text-properties style:font-name="sans-serif" fo:font-size="12.5pt" style:font-size-asian="12.5pt"/>
    </style:style>
    <style:style style:name="P497" style:parent-style-name="Standard" style:family="paragraph">
      <style:text-properties style:font-name="sans-serif" fo:font-size="12.5pt" style:font-size-asian="12.5pt"/>
    </style:style>
    <style:style style:name="P498" style:parent-style-name="Standard" style:family="paragraph">
      <style:text-properties style:font-name="sans-serif" fo:font-size="12.5pt" style:font-size-asian="12.5pt"/>
    </style:style>
    <style:style style:name="P499" style:parent-style-name="Standard" style:family="paragraph">
      <style:text-properties style:font-name="Arial"/>
    </style:style>
    <style:style style:name="P500" style:parent-style-name="Standard" style:family="paragraph">
      <style:text-properties style:font-name="Arial"/>
    </style:style>
    <style:style style:name="P501" style:parent-style-name="Standard" style:family="paragraph">
      <style:text-properties style:font-name="Arial"/>
    </style:style>
    <style:style style:name="P502" style:parent-style-name="Standard" style:family="paragraph">
      <style:text-properties style:font-name="Arial"/>
    </style:style>
    <style:style style:name="P503" style:parent-style-name="Standard" style:family="paragraph">
      <style:text-properties style:font-name="Arial"/>
    </style:style>
    <style:style style:name="P504" style:parent-style-name="Standard" style:family="paragraph">
      <style:text-properties style:font-name="Arial"/>
    </style:style>
    <style:style style:name="P505" style:parent-style-name="Standard" style:family="paragraph">
      <style:text-properties style:font-name="Arial"/>
    </style:style>
    <style:style style:name="P506" style:parent-style-name="Standard" style:family="paragraph">
      <style:text-properties style:font-name="Arial"/>
    </style:style>
    <style:style style:name="P507" style:parent-style-name="Standard" style:family="paragraph">
      <style:text-properties style:font-name="Arial"/>
    </style:style>
    <style:style style:name="P508" style:parent-style-name="Standard" style:family="paragraph">
      <style:text-properties style:font-name="Arial"/>
    </style:style>
    <style:style style:name="P509" style:parent-style-name="Standard" style:family="paragraph">
      <style:text-properties style:font-name="Arial"/>
    </style:style>
    <style:style style:name="P510" style:parent-style-name="Standard" style:family="paragraph">
      <style:text-properties style:font-name="Arial"/>
    </style:style>
    <style:style style:name="P511" style:parent-style-name="Standard" style:family="paragraph">
      <style:text-properties style:font-name="Arial"/>
    </style:style>
    <style:style style:name="P512" style:parent-style-name="Standard" style:family="paragraph">
      <style:text-properties style:font-name="Arial"/>
    </style:style>
    <style:style style:name="P513" style:parent-style-name="Standard" style:family="paragraph">
      <style:text-properties style:font-name="Arial"/>
    </style:style>
    <style:style style:name="P514" style:parent-style-name="Standard" style:family="paragraph">
      <style:text-properties style:font-name="Arial"/>
    </style:style>
    <style:style style:name="P515" style:parent-style-name="Standard" style:family="paragraph">
      <style:text-properties style:font-name="Arial"/>
    </style:style>
    <style:style style:name="P516" style:parent-style-name="Standard" style:family="paragraph">
      <style:text-properties style:font-name="Arial"/>
    </style:style>
    <style:style style:name="P517" style:parent-style-name="Standard" style:family="paragraph">
      <style:text-properties style:font-name="Arial"/>
    </style:style>
    <style:style style:name="P518" style:parent-style-name="Standard" style:family="paragraph">
      <style:text-properties style:font-name="Arial"/>
    </style:style>
    <style:style style:name="P519" style:parent-style-name="Standard" style:family="paragraph">
      <style:text-properties style:font-name="Arial"/>
    </style:style>
    <style:style style:name="P520" style:parent-style-name="Standard" style:family="paragraph">
      <style:text-properties style:font-name="Arial"/>
    </style:style>
    <style:style style:name="P521" style:parent-style-name="Standard" style:family="paragraph">
      <style:text-properties style:font-name="Arial"/>
    </style:style>
    <style:style style:name="P522" style:parent-style-name="Standard" style:family="paragraph">
      <style:text-properties style:font-name="Arial"/>
    </style:style>
    <style:style style:name="P523" style:parent-style-name="Standard" style:family="paragraph">
      <style:text-properties style:font-name="Arial"/>
    </style:style>
    <style:style style:name="P524" style:parent-style-name="Standard" style:family="paragraph">
      <style:text-properties style:font-name="Arial"/>
    </style:style>
    <style:style style:name="P525" style:parent-style-name="Standard" style:family="paragraph">
      <style:text-properties style:font-name="Arial"/>
    </style:style>
    <style:style style:name="P526" style:parent-style-name="Standard" style:family="paragraph">
      <style:text-properties style:font-name="Arial"/>
    </style:style>
    <style:style style:name="P527" style:parent-style-name="Standard" style:family="paragraph">
      <style:text-properties style:font-name="Arial"/>
    </style:style>
    <style:style style:name="P528" style:parent-style-name="Standard" style:family="paragraph">
      <style:text-properties style:font-name="Arial"/>
    </style:style>
    <style:style style:name="P529" style:parent-style-name="Standard" style:family="paragraph">
      <style:text-properties style:font-name="Arial"/>
    </style:style>
    <style:style style:name="P530" style:parent-style-name="Standard" style:family="paragraph">
      <style:text-properties style:font-name="Arial"/>
    </style:style>
    <style:style style:name="P531" style:parent-style-name="Standard" style:family="paragraph">
      <style:text-properties style:font-name="Arial"/>
    </style:style>
    <style:style style:name="P532" style:parent-style-name="Standard" style:family="paragraph">
      <style:text-properties style:font-name="Arial"/>
    </style:style>
    <style:style style:name="P533" style:parent-style-name="Standard" style:family="paragraph">
      <style:text-properties style:font-name="Arial"/>
    </style:style>
    <style:style style:name="P534" style:parent-style-name="Standard" style:family="paragraph">
      <style:text-properties style:font-name="Arial"/>
    </style:style>
    <style:style style:name="T535" style:parent-style-name="Standaardalinea-lettertype" style:family="text">
      <style:text-properties style:font-name="sans-serif" fo:font-size="12.5pt" style:font-size-asian="12.5pt"/>
    </style:style>
    <style:style style:name="T536" style:parent-style-name="Standaardalinea-lettertype" style:family="text">
      <style:text-properties style:font-name="sans-serif" fo:font-size="12.5pt" style:font-size-asian="12.5pt"/>
    </style:style>
    <style:style style:name="T537" style:parent-style-name="Standaardalinea-lettertype" style:family="text">
      <style:text-properties style:font-name="sans-serif" fo:font-size="12.5pt" style:font-size-asian="12.5pt"/>
    </style:style>
    <style:style style:name="P538" style:parent-style-name="Standard" style:family="paragraph">
      <style:text-properties style:font-name="Arial"/>
    </style:style>
    <style:style style:name="P539" style:parent-style-name="Standard" style:family="paragraph">
      <style:text-properties style:font-name="Arial"/>
    </style:style>
    <style:style style:name="P540" style:parent-style-name="Standard" style:family="paragraph">
      <style:text-properties style:font-name="Arial"/>
    </style:style>
    <style:style style:name="P541" style:parent-style-name="Standard" style:family="paragraph">
      <style:text-properties style:font-name="Arial"/>
    </style:style>
    <style:style style:name="P542" style:parent-style-name="Standard" style:family="paragraph">
      <style:text-properties style:font-name="Arial"/>
    </style:style>
    <style:style style:name="P543" style:parent-style-name="Standard" style:family="paragraph">
      <style:text-properties style:font-name="Arial"/>
    </style:style>
    <style:style style:name="P544" style:parent-style-name="Standard" style:family="paragraph">
      <style:text-properties style:font-name="Arial"/>
    </style:style>
    <style:style style:name="P545" style:parent-style-name="Standard" style:family="paragraph">
      <style:text-properties style:font-name="Arial"/>
    </style:style>
    <style:style style:name="P546" style:parent-style-name="Standard" style:family="paragraph">
      <style:text-properties style:font-name="Arial"/>
    </style:style>
    <style:style style:name="P547" style:parent-style-name="Standard" style:family="paragraph">
      <style:text-properties style:font-name="Arial"/>
    </style:style>
    <style:style style:name="P548" style:parent-style-name="Standard" style:family="paragraph">
      <style:text-properties style:font-name="Arial"/>
    </style:style>
    <style:style style:name="P549" style:parent-style-name="Standard" style:family="paragraph">
      <style:text-properties style:font-name="Arial"/>
    </style:style>
    <style:style style:name="P550" style:parent-style-name="Standard" style:family="paragraph">
      <style:text-properties style:font-name="Arial"/>
    </style:style>
    <style:style style:name="P551" style:parent-style-name="Standard" style:family="paragraph">
      <style:text-properties style:font-name="Arial"/>
    </style:style>
    <style:style style:name="P552" style:parent-style-name="Standard" style:family="paragraph">
      <style:text-properties style:font-name="Arial"/>
    </style:style>
    <style:style style:name="P553" style:parent-style-name="Standard" style:family="paragraph">
      <style:text-properties style:font-name="Arial"/>
    </style:style>
    <style:style style:name="P554" style:parent-style-name="Standard" style:family="paragraph">
      <style:text-properties style:font-name="sans-serif" fo:font-size="12.5pt" style:font-size-asian="12.5pt"/>
    </style:style>
    <style:style style:name="P555" style:parent-style-name="Standard" style:family="paragraph">
      <style:text-properties style:font-name="sans-serif" fo:font-size="12.5pt" style:font-size-asian="12.5pt"/>
    </style:style>
    <style:style style:name="P556" style:parent-style-name="Standard" style:family="paragraph">
      <style:text-properties style:font-name="sans-serif" fo:font-size="12.5pt" style:font-size-asian="12.5pt"/>
    </style:style>
    <style:style style:name="P557" style:parent-style-name="Standard" style:family="paragraph">
      <style:text-properties style:font-name="sans-serif" fo:font-size="12.5pt" style:font-size-asian="12.5pt"/>
    </style:style>
    <style:style style:name="P558" style:parent-style-name="Standard" style:family="paragraph">
      <style:text-properties style:font-name="sans-serif" fo:font-size="12.5pt" style:font-size-asian="12.5pt"/>
    </style:style>
    <style:style style:name="P559" style:parent-style-name="Standard" style:family="paragraph">
      <style:text-properties style:font-name="sans-serif" fo:font-size="12.5pt" style:font-size-asian="12.5pt"/>
    </style:style>
    <style:style style:name="P560" style:parent-style-name="Standard" style:family="paragraph">
      <style:text-properties style:font-name="sans-serif" fo:font-size="12.5pt" style:font-size-asian="12.5pt"/>
    </style:style>
    <style:style style:name="P561" style:parent-style-name="Standard" style:family="paragraph">
      <style:text-properties style:font-name="sans-serif" fo:font-size="12.5pt" style:font-size-asian="12.5pt"/>
    </style:style>
    <style:style style:name="P562" style:parent-style-name="Standard" style:family="paragraph">
      <style:text-properties style:font-name="sans-serif" fo:font-size="12.5pt" style:font-size-asian="12.5pt"/>
    </style:style>
    <style:style style:name="P563" style:parent-style-name="Standard" style:family="paragraph">
      <style:text-properties style:font-name="sans-serif" fo:font-size="12.5pt" style:font-size-asian="12.5pt"/>
    </style:style>
    <style:style style:name="P564" style:parent-style-name="Standard" style:family="paragraph">
      <style:text-properties style:font-name="sans-serif" fo:font-size="12.5pt" style:font-size-asian="12.5pt"/>
    </style:style>
    <style:style style:name="P565" style:parent-style-name="Standard" style:family="paragraph">
      <style:text-properties style:font-name="sans-serif" fo:font-size="12.5pt" style:font-size-asian="12.5pt"/>
    </style:style>
    <style:style style:name="P566" style:parent-style-name="Standard" style:family="paragraph">
      <style:text-properties style:font-name="sans-serif" fo:font-size="12.5pt" style:font-size-asian="12.5pt"/>
    </style:style>
    <style:style style:name="P567" style:parent-style-name="Standard" style:family="paragraph">
      <style:text-properties style:font-name="sans-serif" fo:font-size="12.5pt" style:font-size-asian="12.5pt"/>
    </style:style>
    <style:style style:name="P568" style:parent-style-name="Standard" style:family="paragraph">
      <style:text-properties style:font-name="sans-serif" fo:font-size="12.5pt" style:font-size-asian="12.5pt"/>
    </style:style>
    <style:style style:name="P569" style:parent-style-name="Standard" style:family="paragraph">
      <style:text-properties style:font-name="sans-serif" fo:font-size="12.5pt" style:font-size-asian="12.5pt"/>
    </style:style>
    <style:style style:name="P570" style:parent-style-name="Standard" style:family="paragraph">
      <style:text-properties style:font-name="sans-serif" fo:font-size="12.5pt" style:font-size-asian="12.5pt"/>
    </style:style>
    <style:style style:name="P571" style:parent-style-name="Standard" style:family="paragraph">
      <style:text-properties style:font-name="sans-serif" fo:font-size="12.5pt" style:font-size-asian="12.5pt"/>
    </style:style>
    <style:style style:name="P572" style:parent-style-name="Standard" style:family="paragraph">
      <style:text-properties style:font-name="sans-serif" fo:font-size="12.5pt" style:font-size-asian="12.5pt"/>
    </style:style>
    <style:style style:name="P573" style:parent-style-name="Standard" style:family="paragraph">
      <style:text-properties style:font-name="sans-serif" fo:font-size="12.5pt" style:font-size-asian="12.5pt"/>
    </style:style>
    <style:style style:name="P574" style:parent-style-name="Standard" style:family="paragraph">
      <style:text-properties style:font-name="sans-serif" fo:font-size="12.5pt" style:font-size-asian="12.5pt"/>
    </style:style>
    <style:style style:name="P575" style:parent-style-name="Standard" style:family="paragraph">
      <style:text-properties style:font-name="sans-serif" fo:font-size="12.5pt" style:font-size-asian="12.5pt"/>
    </style:style>
    <style:style style:name="P576" style:parent-style-name="Standard" style:family="paragraph">
      <style:text-properties style:font-name="monospace" fo:font-size="10.5pt" style:font-size-asian="10.5pt"/>
    </style:style>
    <style:style style:name="P577" style:parent-style-name="Standard" style:family="paragraph">
      <style:text-properties style:font-name="sans-serif" fo:font-size="12.5pt" style:font-size-asian="12.5pt"/>
    </style:style>
    <style:style style:name="P578" style:parent-style-name="Standard" style:family="paragraph">
      <style:text-properties style:font-name="sans-serif" fo:font-size="12.5pt" style:font-size-asian="12.5pt"/>
    </style:style>
    <style:style style:name="P579" style:parent-style-name="Standard" style:family="paragraph">
      <style:text-properties style:font-name="sans-serif" fo:font-size="12.5pt" style:font-size-asian="12.5pt"/>
    </style:style>
    <style:style style:name="P580" style:parent-style-name="Standard" style:family="paragraph">
      <style:text-properties style:font-name="sans-serif" fo:font-size="12.5pt" style:font-size-asian="12.5pt"/>
    </style:style>
    <style:style style:name="P581" style:parent-style-name="Standard" style:family="paragraph">
      <style:text-properties style:font-name="sans-serif" fo:font-size="12.5pt" style:font-size-asian="12.5pt"/>
    </style:style>
    <style:style style:name="P582" style:parent-style-name="Standard" style:family="paragraph">
      <style:text-properties style:font-name="monospace" fo:font-size="10.5pt" style:font-size-asian="10.5pt"/>
    </style:style>
    <style:style style:name="P583" style:parent-style-name="Standard" style:family="paragraph">
      <style:text-properties style:font-name="monospace" fo:font-size="10.5pt" style:font-size-asian="10.5pt"/>
    </style:style>
    <style:style style:name="P584" style:parent-style-name="Standard" style:family="paragraph">
      <style:text-properties style:font-name="sans-serif" fo:font-size="12.5pt" style:font-size-asian="12.5pt"/>
    </style:style>
    <style:style style:name="P585" style:parent-style-name="Standard" style:family="paragraph">
      <style:text-properties style:font-name="sans-serif" fo:font-size="12.5pt" style:font-size-asian="12.5pt"/>
    </style:style>
    <style:style style:name="P586" style:parent-style-name="Standard" style:family="paragraph">
      <style:text-properties style:font-name="Arial"/>
    </style:style>
    <style:style style:name="P587" style:parent-style-name="Standard" style:family="paragraph">
      <style:text-properties style:font-name="Arial"/>
    </style:style>
    <style:style style:name="P588" style:parent-style-name="Standard" style:family="paragraph">
      <style:text-properties style:font-name="Arial"/>
    </style:style>
    <style:style style:name="P589" style:parent-style-name="Standard" style:family="paragraph">
      <style:text-properties style:font-name="Arial"/>
    </style:style>
    <style:style style:name="P590" style:parent-style-name="Standard" style:family="paragraph">
      <style:text-properties style:font-name="Arial"/>
    </style:style>
    <style:style style:name="P591" style:parent-style-name="Standard" style:family="paragraph">
      <style:text-properties style:font-name="Arial"/>
    </style:style>
    <style:style style:name="P592" style:parent-style-name="Standard" style:family="paragraph">
      <style:text-properties style:font-name="Arial"/>
    </style:style>
    <style:style style:name="P593" style:parent-style-name="Standard" style:family="paragraph">
      <style:text-properties style:font-name="Arial"/>
    </style:style>
    <style:style style:name="P594" style:parent-style-name="Standard" style:family="paragraph">
      <style:text-properties style:font-name="Arial"/>
    </style:style>
    <style:style style:name="P595" style:parent-style-name="Standard" style:family="paragraph">
      <style:text-properties style:font-name="Arial"/>
    </style:style>
    <style:style style:name="P596" style:parent-style-name="Standard" style:family="paragraph">
      <style:text-properties style:font-name="Arial"/>
    </style:style>
    <style:style style:name="P597" style:parent-style-name="Standard" style:family="paragraph">
      <style:text-properties style:font-name="Arial"/>
    </style:style>
    <style:style style:name="P598" style:parent-style-name="Standard" style:family="paragraph">
      <style:text-properties style:font-name="Arial"/>
    </style:style>
    <style:style style:name="P599" style:parent-style-name="Standard" style:family="paragraph">
      <style:text-properties style:font-name="Arial"/>
    </style:style>
    <style:style style:name="P600" style:parent-style-name="Standard" style:family="paragraph">
      <style:text-properties style:font-name="Arial"/>
    </style:style>
    <style:style style:name="P601" style:parent-style-name="Standard" style:family="paragraph">
      <style:text-properties style:font-name="Arial"/>
    </style:style>
    <style:style style:name="P602" style:parent-style-name="Standard" style:family="paragraph">
      <style:text-properties style:font-name="Arial"/>
    </style:style>
    <style:style style:name="P603" style:parent-style-name="Standard" style:family="paragraph">
      <style:text-properties style:font-name="sans-serif" fo:font-size="12.5pt" style:font-size-asian="12.5pt"/>
    </style:style>
    <style:style style:name="P604" style:parent-style-name="Standard" style:family="paragraph">
      <style:text-properties style:font-name="sans-serif" fo:font-size="12.5pt" style:font-size-asian="12.5pt"/>
    </style:style>
    <style:style style:name="P605" style:parent-style-name="Standard" style:family="paragraph">
      <style:text-properties style:font-name="sans-serif" fo:font-size="12.5pt" style:font-size-asian="12.5pt"/>
    </style:style>
    <style:style style:name="P606" style:parent-style-name="Standard" style:family="paragraph">
      <style:text-properties style:font-name="sans-serif" fo:font-size="12.5pt" style:font-size-asian="12.5pt"/>
    </style:style>
    <style:style style:name="P607" style:parent-style-name="Standard" style:family="paragraph">
      <style:text-properties style:font-name="sans-serif" fo:font-size="12.5pt" style:font-size-asian="12.5pt"/>
    </style:style>
    <style:style style:name="P608" style:parent-style-name="Standard" style:family="paragraph">
      <style:text-properties style:font-name="sans-serif" fo:font-size="12.5pt" style:font-size-asian="12.5pt"/>
    </style:style>
    <style:style style:name="P609" style:parent-style-name="Standard" style:family="paragraph">
      <style:text-properties style:font-name="sans-serif" fo:font-size="12.5pt" style:font-size-asian="12.5pt"/>
    </style:style>
    <style:style style:name="P610" style:parent-style-name="Standard" style:family="paragraph">
      <style:text-properties style:font-name="sans-serif" fo:font-size="12.5pt" style:font-size-asian="12.5pt"/>
    </style:style>
    <style:style style:name="P611" style:parent-style-name="Standard" style:family="paragraph">
      <style:text-properties style:font-name="sans-serif" fo:font-size="12.5pt" style:font-size-asian="12.5pt"/>
    </style:style>
    <style:style style:name="P612" style:parent-style-name="Standard" style:family="paragraph">
      <style:text-properties style:font-name="sans-serif" fo:font-size="12.5pt" style:font-size-asian="12.5pt"/>
    </style:style>
    <style:style style:name="P613" style:parent-style-name="Standard" style:family="paragraph">
      <style:text-properties style:font-name="sans-serif" fo:font-size="12.5pt" style:font-size-asian="12.5pt"/>
    </style:style>
    <style:style style:name="P614" style:parent-style-name="Standard" style:family="paragraph">
      <style:text-properties style:font-name="sans-serif" fo:font-size="12.5pt" style:font-size-asian="12.5pt"/>
    </style:style>
    <style:style style:name="P615" style:parent-style-name="Standard" style:family="paragraph">
      <style:text-properties style:font-name="sans-serif" fo:font-size="12.5pt" style:font-size-asian="12.5pt"/>
    </style:style>
    <style:style style:name="P616" style:parent-style-name="Standard" style:family="paragraph">
      <style:text-properties style:font-name="sans-serif" fo:font-size="12.5pt" style:font-size-asian="12.5pt"/>
    </style:style>
    <style:style style:name="P617" style:parent-style-name="Standard" style:family="paragraph">
      <style:text-properties style:font-name="sans-serif" fo:font-size="12.5pt" style:font-size-asian="12.5pt"/>
    </style:style>
    <style:style style:name="P618" style:parent-style-name="Standard" style:family="paragraph">
      <style:text-properties style:font-name="sans-serif" fo:font-size="12.5pt" style:font-size-asian="12.5pt"/>
    </style:style>
    <style:style style:name="P619" style:parent-style-name="Standard" style:family="paragraph">
      <style:text-properties style:font-name="sans-serif" fo:font-size="12.5pt" style:font-size-asian="12.5pt"/>
    </style:style>
    <style:style style:name="P620" style:parent-style-name="Standard" style:family="paragraph">
      <style:text-properties style:font-name="sans-serif" fo:font-size="12.5pt" style:font-size-asian="12.5pt"/>
    </style:style>
    <style:style style:name="P621" style:parent-style-name="Standard" style:family="paragraph">
      <style:text-properties style:font-name="Arial"/>
    </style:style>
    <style:style style:name="P622" style:parent-style-name="Standard" style:family="paragraph">
      <style:text-properties style:font-name="Arial"/>
    </style:style>
    <style:style style:name="P623" style:parent-style-name="Standard" style:family="paragraph">
      <style:text-properties style:font-name="Arial"/>
    </style:style>
    <style:style style:name="P624" style:parent-style-name="Standard" style:family="paragraph">
      <style:text-properties style:font-name="Arial"/>
    </style:style>
    <style:style style:name="P625" style:parent-style-name="Standard" style:family="paragraph">
      <style:text-properties style:font-name="Arial"/>
    </style:style>
    <style:style style:name="P626" style:parent-style-name="Standard" style:family="paragraph">
      <style:text-properties style:font-name="Arial"/>
    </style:style>
    <style:style style:name="P627" style:parent-style-name="Standard" style:family="paragraph">
      <style:text-properties style:font-name="Arial"/>
    </style:style>
    <style:style style:name="P628" style:parent-style-name="Standard" style:family="paragraph">
      <style:text-properties style:font-name="Arial"/>
    </style:style>
    <style:style style:name="P629" style:parent-style-name="Standard" style:family="paragraph">
      <style:text-properties style:font-name="Arial"/>
    </style:style>
    <style:style style:name="P630" style:parent-style-name="Standard" style:family="paragraph">
      <style:text-properties style:font-name="Arial"/>
    </style:style>
    <style:style style:name="P631" style:parent-style-name="Standard" style:family="paragraph">
      <style:text-properties style:font-name="Arial"/>
    </style:style>
    <style:style style:name="P632" style:parent-style-name="Standard" style:family="paragraph">
      <style:text-properties style:font-name="Arial"/>
    </style:style>
    <style:style style:name="P633" style:parent-style-name="Standard" style:family="paragraph">
      <style:text-properties style:font-name="Arial"/>
    </style:style>
    <style:style style:name="P634" style:parent-style-name="Standard" style:family="paragraph">
      <style:text-properties style:font-name="Arial"/>
    </style:style>
    <style:style style:name="P635" style:parent-style-name="Standard" style:family="paragraph">
      <style:text-properties style:font-name="Arial"/>
    </style:style>
    <style:style style:name="P636" style:parent-style-name="Standard" style:family="paragraph">
      <style:text-properties style:font-name="Arial"/>
    </style:style>
    <style:style style:name="P637" style:parent-style-name="Standard" style:family="paragraph">
      <style:text-properties style:font-name="Arial"/>
    </style:style>
    <style:style style:name="P638" style:parent-style-name="Standard" style:family="paragraph">
      <style:text-properties style:font-name="Arial"/>
    </style:style>
    <style:style style:name="P639" style:parent-style-name="Standard" style:family="paragraph">
      <style:text-properties style:font-name="Arial"/>
    </style:style>
    <style:style style:name="P640" style:parent-style-name="Standard" style:family="paragraph">
      <style:text-properties style:font-name="Arial"/>
    </style:style>
    <style:style style:name="P641" style:parent-style-name="Standard" style:family="paragraph">
      <style:text-properties style:font-name="Arial"/>
    </style:style>
    <style:style style:name="P642" style:parent-style-name="Standard" style:family="paragraph">
      <style:text-properties style:font-name="Arial"/>
    </style:style>
    <style:style style:name="P643" style:parent-style-name="Standard" style:family="paragraph">
      <style:text-properties style:font-name="Arial"/>
    </style:style>
    <style:style style:name="P644" style:parent-style-name="Standard" style:family="paragraph">
      <style:text-properties style:font-name="Arial"/>
    </style:style>
    <style:style style:name="P645" style:parent-style-name="Standard" style:family="paragraph">
      <style:text-properties style:font-name="Arial"/>
    </style:style>
    <style:style style:name="P646" style:parent-style-name="Standard" style:family="paragraph">
      <style:text-properties style:font-name="Arial"/>
    </style:style>
    <style:style style:name="P647" style:parent-style-name="Standard" style:family="paragraph">
      <style:text-properties style:font-name="Arial"/>
    </style:style>
    <style:style style:name="P648" style:parent-style-name="Standard" style:family="paragraph">
      <style:text-properties style:font-name="Arial"/>
    </style:style>
    <style:style style:name="P649" style:parent-style-name="Standard" style:family="paragraph">
      <style:text-properties style:font-name="Arial"/>
    </style:style>
    <style:style style:name="P650" style:parent-style-name="Standard" style:family="paragraph">
      <style:text-properties style:font-name="Arial"/>
    </style:style>
    <style:style style:name="P651" style:parent-style-name="Standard" style:family="paragraph">
      <style:text-properties style:font-name="Arial"/>
    </style:style>
    <style:style style:name="P652" style:parent-style-name="Standard" style:family="paragraph">
      <style:text-properties style:font-name="Arial"/>
    </style:style>
    <style:style style:name="P653" style:parent-style-name="Standard" style:family="paragraph">
      <style:text-properties style:font-name="Arial"/>
    </style:style>
    <style:style style:name="P654" style:parent-style-name="Standard" style:family="paragraph">
      <style:text-properties style:font-name="sans-serif" fo:font-size="12.5pt" style:font-size-asian="12.5pt"/>
    </style:style>
    <style:style style:name="P655" style:parent-style-name="Standard" style:family="paragraph">
      <style:text-properties style:font-name="Arial"/>
    </style:style>
    <style:style style:name="P656" style:parent-style-name="Standard" style:family="paragraph">
      <style:text-properties style:font-name="sans-serif" fo:font-size="12.5pt" style:font-size-asian="12.5pt"/>
    </style:style>
    <style:style style:name="P657" style:parent-style-name="Standard" style:family="paragraph">
      <style:text-properties style:font-name="sans-serif" fo:font-size="12.5pt" style:font-size-asian="12.5pt"/>
    </style:style>
    <style:style style:name="P658" style:parent-style-name="Standard" style:family="paragraph">
      <style:text-properties style:font-name="sans-serif" fo:font-size="12.5pt" style:font-size-asian="12.5pt"/>
    </style:style>
    <style:style style:name="P659" style:parent-style-name="Standard" style:family="paragraph">
      <style:text-properties style:font-name="sans-serif" fo:font-size="12.5pt" style:font-size-asian="12.5pt"/>
    </style:style>
    <style:style style:name="P660" style:parent-style-name="Standard" style:family="paragraph">
      <style:text-properties style:font-name="sans-serif" fo:font-size="12.5pt" style:font-size-asian="12.5pt"/>
    </style:style>
    <style:style style:name="P661" style:parent-style-name="Standard" style:family="paragraph">
      <style:text-properties style:font-name="sans-serif" fo:font-size="12.5pt" style:font-size-asian="12.5pt"/>
    </style:style>
    <style:style style:name="P662" style:parent-style-name="Standard" style:family="paragraph">
      <style:text-properties style:font-name="sans-serif" fo:font-size="12.5pt" style:font-size-asian="12.5pt"/>
    </style:style>
    <style:style style:name="P663" style:parent-style-name="Standard" style:family="paragraph">
      <style:text-properties style:font-name="sans-serif" fo:font-size="12.5pt" style:font-size-asian="12.5pt"/>
    </style:style>
    <style:style style:name="P664" style:parent-style-name="Standard" style:family="paragraph">
      <style:text-properties style:font-name="sans-serif" fo:font-size="12.5pt" style:font-size-asian="12.5pt"/>
    </style:style>
    <style:style style:name="P665" style:parent-style-name="Standard" style:family="paragraph">
      <style:text-properties style:font-name="monospace" fo:font-size="10.5pt" style:font-size-asian="10.5pt"/>
    </style:style>
    <style:style style:name="P666" style:parent-style-name="Standard" style:family="paragraph">
      <style:text-properties style:font-name="sans-serif" fo:font-size="12.5pt" style:font-size-asian="12.5pt"/>
    </style:style>
    <style:style style:name="P667" style:parent-style-name="Standard" style:family="paragraph">
      <style:text-properties style:font-name="sans-serif" fo:font-size="12.5pt" style:font-size-asian="12.5pt"/>
    </style:style>
    <style:style style:name="P668" style:parent-style-name="Standard" style:family="paragraph">
      <style:text-properties style:font-name="sans-serif" fo:font-size="12.5pt" style:font-size-asian="12.5pt"/>
    </style:style>
    <style:style style:name="P669" style:parent-style-name="Standard" style:family="paragraph">
      <style:text-properties style:font-name="monospace" fo:font-size="12.5pt" style:font-size-asian="12.5pt"/>
    </style:style>
    <style:style style:name="P670" style:parent-style-name="Standard" style:family="paragraph">
      <style:text-properties style:font-name="sans-serif" fo:font-size="12.5pt" style:font-size-asian="12.5pt"/>
    </style:style>
    <style:style style:name="P671" style:parent-style-name="Standard" style:family="paragraph">
      <style:text-properties style:font-name="sans-serif" fo:font-size="12.5pt" style:font-size-asian="12.5pt"/>
    </style:style>
    <style:style style:name="P672" style:parent-style-name="Standard" style:family="paragraph">
      <style:text-properties style:font-name="sans-serif" fo:font-size="12.5pt" style:font-size-asian="12.5pt"/>
    </style:style>
    <style:style style:name="P673" style:parent-style-name="Standard" style:family="paragraph">
      <style:text-properties style:font-name="monospace" fo:font-size="12.5pt" style:font-size-asian="12.5pt"/>
    </style:style>
    <style:style style:name="P674" style:parent-style-name="Standard" style:family="paragraph">
      <style:text-properties style:font-name="monospace" fo:font-size="12.5pt" style:font-size-asian="12.5pt"/>
    </style:style>
    <style:style style:name="P675" style:parent-style-name="Standard" style:family="paragraph">
      <style:text-properties style:font-name="monospace" fo:font-size="12.5pt" style:font-size-asian="12.5pt"/>
    </style:style>
    <style:style style:name="P676" style:parent-style-name="Standard" style:family="paragraph">
      <style:text-properties style:font-name="Arial"/>
    </style:style>
    <style:style style:name="P677" style:parent-style-name="Standard" style:family="paragraph">
      <style:text-properties style:font-name="sans-serif" fo:font-size="12.5pt" style:font-size-asian="12.5pt"/>
    </style:style>
    <style:style style:name="P678" style:parent-style-name="Standard" style:family="paragraph">
      <style:text-properties style:font-name="sans-serif" fo:font-size="12.5pt" style:font-size-asian="12.5pt"/>
    </style:style>
    <style:style style:name="P679" style:parent-style-name="Standard" style:family="paragraph">
      <style:text-properties style:font-name="sans-serif" fo:font-size="12.5pt" style:font-size-asian="12.5pt"/>
    </style:style>
    <style:style style:name="P680" style:parent-style-name="Standard" style:family="paragraph">
      <style:text-properties style:font-name="sans-serif" fo:font-size="12.5pt" style:font-size-asian="12.5pt"/>
    </style:style>
    <style:style style:name="P681" style:parent-style-name="Standard" style:family="paragraph">
      <style:text-properties style:font-name="sans-serif" fo:font-size="12.5pt" style:font-size-asian="12.5pt"/>
    </style:style>
    <style:style style:name="P682" style:parent-style-name="Standard" style:family="paragraph">
      <style:text-properties style:font-name="sans-serif" fo:font-size="12.5pt" style:font-size-asian="12.5pt"/>
    </style:style>
    <style:style style:name="P683" style:parent-style-name="Standard" style:family="paragraph">
      <style:text-properties style:font-name="sans-serif" fo:font-size="12.5pt" style:font-size-asian="12.5pt"/>
    </style:style>
    <style:style style:name="P684" style:parent-style-name="Standard" style:family="paragraph">
      <style:text-properties style:font-name="sans-serif" fo:font-size="12.5pt" style:font-size-asian="12.5pt"/>
    </style:style>
    <style:style style:name="P685" style:parent-style-name="Standard" style:family="paragraph">
      <style:text-properties style:font-name="sans-serif" fo:font-size="12.5pt" style:font-size-asian="12.5pt"/>
    </style:style>
    <style:style style:name="P686" style:parent-style-name="Standard" style:family="paragraph">
      <style:text-properties style:font-name="sans-serif" fo:font-size="12.5pt" style:font-size-asian="12.5pt"/>
    </style:style>
    <style:style style:name="P687" style:parent-style-name="Standard" style:family="paragraph">
      <style:text-properties style:font-name="sans-serif" fo:font-size="12.5pt" style:font-size-asian="12.5pt"/>
    </style:style>
    <style:style style:name="P688" style:parent-style-name="Standard" style:family="paragraph">
      <style:text-properties style:font-name="sans-serif" fo:font-size="12.5pt" style:font-size-asian="12.5pt"/>
    </style:style>
    <style:style style:name="P689" style:parent-style-name="Standard" style:family="paragraph">
      <style:text-properties style:font-name="sans-serif" fo:font-size="12.5pt" style:font-size-asian="12.5pt"/>
    </style:style>
    <style:style style:name="P690" style:parent-style-name="Standard" style:family="paragraph">
      <style:text-properties style:font-name="sans-serif" fo:font-size="12.5pt" style:font-size-asian="12.5pt"/>
    </style:style>
    <style:style style:name="P691" style:parent-style-name="Standard" style:family="paragraph">
      <style:text-properties style:font-name="sans-serif" fo:font-size="12.5pt" style:font-size-asian="12.5pt"/>
    </style:style>
    <style:style style:name="P692" style:parent-style-name="Standard" style:family="paragraph">
      <style:text-properties style:font-name="sans-serif" fo:font-size="12.5pt" style:font-size-asian="12.5pt"/>
    </style:style>
    <style:style style:name="P693" style:parent-style-name="Standard" style:family="paragraph">
      <style:text-properties style:font-name="sans-serif" fo:font-size="12.5pt" style:font-size-asian="12.5pt"/>
    </style:style>
    <style:style style:name="P694" style:parent-style-name="Standard" style:family="paragraph">
      <style:text-properties style:font-name="sans-serif" fo:font-size="12.5pt" style:font-size-asian="12.5pt"/>
    </style:style>
    <style:style style:name="P695" style:parent-style-name="Standard" style:family="paragraph">
      <style:text-properties style:font-name="sans-serif" fo:font-size="12.5pt" style:font-size-asian="12.5pt"/>
    </style:style>
    <style:style style:name="P696" style:parent-style-name="Standard" style:family="paragraph">
      <style:text-properties style:font-name="sans-serif" fo:font-size="12.5pt" style:font-size-asian="12.5pt"/>
    </style:style>
    <style:style style:name="P697" style:parent-style-name="Standard" style:family="paragraph">
      <style:text-properties style:font-name="sans-serif" fo:font-size="12.5pt" style:font-size-asian="12.5pt"/>
    </style:style>
    <style:style style:name="P698" style:parent-style-name="Standard" style:family="paragraph">
      <style:text-properties style:font-name="sans-serif" fo:font-size="12.5pt" style:font-size-asian="12.5pt"/>
    </style:style>
    <style:style style:name="P699" style:parent-style-name="Standard" style:family="paragraph">
      <style:text-properties style:font-name="sans-serif" fo:font-size="12.5pt" style:font-size-asian="12.5pt"/>
    </style:style>
    <style:style style:name="P700" style:parent-style-name="Standard" style:family="paragraph">
      <style:text-properties style:font-name="sans-serif" fo:font-size="12.5pt" style:font-size-asian="12.5pt"/>
    </style:style>
    <style:style style:name="P701" style:parent-style-name="Standard" style:family="paragraph">
      <style:text-properties style:font-name="sans-serif" fo:font-size="12.5pt" style:font-size-asian="12.5pt"/>
    </style:style>
    <style:style style:name="P702" style:parent-style-name="Standard" style:family="paragraph">
      <style:text-properties style:font-name="sans-serif" fo:font-size="12.5pt" style:font-size-asian="12.5pt"/>
    </style:style>
    <style:style style:name="P703" style:parent-style-name="Standard" style:family="paragraph">
      <style:text-properties style:font-name="sans-serif" fo:font-size="12.5pt" style:font-size-asian="12.5pt"/>
    </style:style>
    <style:style style:name="P704" style:parent-style-name="Standard" style:family="paragraph">
      <style:text-properties style:font-name="sans-serif" fo:font-size="12.5pt" style:font-size-asian="12.5pt"/>
    </style:style>
    <style:style style:name="P705" style:parent-style-name="Standard" style:family="paragraph">
      <style:text-properties style:font-name="sans-serif" fo:font-size="12.5pt" style:font-size-asian="12.5pt"/>
    </style:style>
    <style:style style:name="P706" style:parent-style-name="Standard" style:family="paragraph">
      <style:text-properties style:font-name="sans-serif" fo:font-size="12.5pt" style:font-size-asian="12.5pt"/>
    </style:style>
    <style:style style:name="P707" style:parent-style-name="Standard" style:family="paragraph">
      <style:text-properties style:font-name="sans-serif" fo:font-size="12.5pt" style:font-size-asian="12.5pt"/>
    </style:style>
    <style:style style:name="P708" style:parent-style-name="Standard" style:family="paragraph">
      <style:text-properties style:font-name="sans-serif" fo:font-size="12.5pt" style:font-size-asian="12.5pt"/>
    </style:style>
    <style:style style:name="P709" style:parent-style-name="Standard" style:family="paragraph">
      <style:text-properties style:font-name="Arial"/>
    </style:style>
    <style:style style:name="P710" style:parent-style-name="Standard" style:family="paragraph">
      <style:text-properties style:font-name="Arial"/>
    </style:style>
    <style:style style:name="P711" style:parent-style-name="Standard" style:family="paragraph">
      <style:text-properties style:font-name="Arial"/>
    </style:style>
    <style:style style:name="P712" style:parent-style-name="Standard" style:family="paragraph">
      <style:text-properties style:font-name="Arial"/>
    </style:style>
    <style:style style:name="P713" style:parent-style-name="Standard" style:family="paragraph">
      <style:text-properties style:font-name="sans-serif" fo:font-size="12.5pt" style:font-size-asian="12.5pt"/>
    </style:style>
    <style:style style:name="P714" style:parent-style-name="Standard" style:family="paragraph">
      <style:text-properties style:font-name="sans-serif" fo:font-size="12.5pt" style:font-size-asian="12.5pt"/>
    </style:style>
    <style:style style:name="P715" style:parent-style-name="Standard" style:family="paragraph">
      <style:text-properties style:font-name="sans-serif" fo:font-size="12.5pt" style:font-size-asian="12.5pt"/>
    </style:style>
    <style:style style:name="P716" style:parent-style-name="Standard" style:family="paragraph">
      <style:text-properties style:font-name="sans-serif" fo:font-size="12.5pt" style:font-size-asian="12.5pt"/>
    </style:style>
    <style:style style:name="P717" style:parent-style-name="Standard" style:family="paragraph">
      <style:text-properties style:font-name="sans-serif" fo:font-size="12.5pt" style:font-size-asian="12.5pt"/>
    </style:style>
    <style:style style:name="P718" style:parent-style-name="Standard" style:family="paragraph">
      <style:text-properties style:font-name="sans-serif" fo:font-size="12.5pt" style:font-size-asian="12.5pt"/>
    </style:style>
    <style:style style:name="P719" style:parent-style-name="Standard" style:family="paragraph">
      <style:text-properties style:font-name="sans-serif" fo:font-size="12.5pt" style:font-size-asian="12.5pt"/>
    </style:style>
    <style:style style:name="P720" style:parent-style-name="Standard" style:family="paragraph">
      <style:text-properties style:font-name="sans-serif" fo:font-size="12.5pt" style:font-size-asian="12.5pt"/>
    </style:style>
    <style:style style:name="P721" style:parent-style-name="Standard" style:family="paragraph">
      <style:text-properties style:font-name="sans-serif" fo:font-size="12.5pt" style:font-size-asian="12.5pt"/>
    </style:style>
    <style:style style:name="P722" style:parent-style-name="Standard" style:family="paragraph">
      <style:text-properties style:font-name="sans-serif" fo:font-size="12.5pt" style:font-size-asian="12.5pt"/>
    </style:style>
    <style:style style:name="P723" style:parent-style-name="Standard" style:family="paragraph">
      <style:text-properties style:font-name="sans-serif" fo:font-size="12.5pt" style:font-size-asian="12.5pt"/>
    </style:style>
    <style:style style:name="P724" style:parent-style-name="Standard" style:family="paragraph">
      <style:text-properties style:font-name="sans-serif" fo:font-size="12.5pt" style:font-size-asian="12.5pt"/>
    </style:style>
    <style:style style:name="P725" style:parent-style-name="Standard" style:family="paragraph">
      <style:text-properties style:font-name="sans-serif" fo:font-size="12.5pt" style:font-size-asian="12.5pt"/>
    </style:style>
    <style:style style:name="P726" style:parent-style-name="Standard" style:family="paragraph">
      <style:text-properties style:font-name="sans-serif" fo:font-size="12.5pt" style:font-size-asian="12.5pt"/>
    </style:style>
    <style:style style:name="P727" style:parent-style-name="Standard" style:family="paragraph">
      <style:text-properties style:font-name="sans-serif" fo:font-size="12.5pt" style:font-size-asian="12.5pt"/>
    </style:style>
    <style:style style:name="P728" style:parent-style-name="Standard" style:family="paragraph">
      <style:text-properties style:font-name="sans-serif" fo:font-size="12.5pt" style:font-size-asian="12.5pt"/>
    </style:style>
    <style:style style:name="P729" style:parent-style-name="Standard" style:family="paragraph">
      <style:text-properties style:font-name="sans-serif" fo:font-size="12.5pt" style:font-size-asian="12.5pt"/>
    </style:style>
    <style:style style:name="P730" style:parent-style-name="Standard" style:family="paragraph">
      <style:text-properties style:font-name="sans-serif" fo:font-size="12.5pt" style:font-size-asian="12.5pt"/>
    </style:style>
    <style:style style:name="P731" style:parent-style-name="Standard" style:family="paragraph">
      <style:text-properties style:font-name="sans-serif" fo:font-size="12.5pt" style:font-size-asian="12.5pt"/>
    </style:style>
    <style:style style:name="P732" style:parent-style-name="Standard" style:family="paragraph">
      <style:text-properties style:font-name="sans-serif" fo:font-size="12.5pt" style:font-size-asian="12.5pt"/>
    </style:style>
    <style:style style:name="P733" style:parent-style-name="Standard" style:family="paragraph">
      <style:text-properties style:font-name="sans-serif" fo:font-size="12.5pt" style:font-size-asian="12.5pt"/>
    </style:style>
    <style:style style:name="P734" style:parent-style-name="Standard" style:family="paragraph">
      <style:text-properties style:font-name="sans-serif" fo:font-size="12.5pt" style:font-size-asian="12.5pt"/>
    </style:style>
    <style:style style:name="P735" style:parent-style-name="Standard" style:family="paragraph">
      <style:text-properties style:font-name="sans-serif" fo:font-size="12.5pt" style:font-size-asian="12.5pt"/>
    </style:style>
    <style:style style:name="P736" style:parent-style-name="Standard" style:family="paragraph">
      <style:text-properties style:font-name="sans-serif" fo:font-size="12.5pt" style:font-size-asian="12.5pt"/>
    </style:style>
    <style:style style:name="P737" style:parent-style-name="Standard" style:family="paragraph">
      <style:text-properties style:font-name="sans-serif" fo:font-size="12.5pt" style:font-size-asian="12.5pt"/>
    </style:style>
    <style:style style:name="P738" style:parent-style-name="Standard" style:family="paragraph">
      <style:text-properties style:font-name="sans-serif" fo:font-size="12.5pt" style:font-size-asian="12.5pt"/>
    </style:style>
    <style:style style:name="P739" style:parent-style-name="Standard" style:family="paragraph">
      <style:text-properties style:font-name="sans-serif" fo:font-size="12.5pt" style:font-size-asian="12.5pt"/>
    </style:style>
    <style:style style:name="P740" style:parent-style-name="Standard" style:family="paragraph">
      <style:text-properties style:font-name="sans-serif" fo:font-size="12.5pt" style:font-size-asian="12.5pt"/>
    </style:style>
    <style:style style:name="P741" style:parent-style-name="Standard" style:family="paragraph">
      <style:text-properties style:font-name="sans-serif" fo:font-size="12.5pt" style:font-size-asian="12.5pt"/>
    </style:style>
    <style:style style:name="P742" style:parent-style-name="Standard" style:family="paragraph">
      <style:text-properties style:font-name="sans-serif" fo:font-size="12.5pt" style:font-size-asian="12.5pt"/>
    </style:style>
    <style:style style:name="P743" style:parent-style-name="Standard" style:family="paragraph">
      <style:text-properties style:font-name="sans-serif" fo:font-size="12.5pt" style:font-size-asian="12.5pt"/>
    </style:style>
    <style:style style:name="P744" style:parent-style-name="Standard" style:family="paragraph">
      <style:text-properties style:font-name="sans-serif" fo:font-size="12.5pt" style:font-size-asian="12.5pt"/>
    </style:style>
    <style:style style:name="P745" style:parent-style-name="Standard" style:family="paragraph">
      <style:text-properties style:font-name="sans-serif" fo:font-size="12.5pt" style:font-size-asian="12.5pt"/>
    </style:style>
    <style:style style:name="P746" style:parent-style-name="Standard" style:family="paragraph">
      <style:text-properties style:font-name="sans-serif" fo:font-size="12.5pt" style:font-size-asian="12.5pt"/>
    </style:style>
    <style:style style:name="P747" style:parent-style-name="Standard" style:family="paragraph">
      <style:text-properties style:font-name="sans-serif" fo:font-size="12.5pt" style:font-size-asian="12.5pt"/>
    </style:style>
    <style:style style:name="P748" style:parent-style-name="Standard" style:family="paragraph">
      <style:text-properties style:font-name="sans-serif" fo:font-size="12.5pt" style:font-size-asian="12.5pt"/>
    </style:style>
    <style:style style:name="P749" style:parent-style-name="Standard" style:family="paragraph">
      <style:text-properties style:font-name="sans-serif" fo:font-size="12.5pt" style:font-size-asian="12.5pt"/>
    </style:style>
    <style:style style:name="P750" style:parent-style-name="Standard" style:family="paragraph">
      <style:text-properties style:font-name="sans-serif" fo:font-size="12.5pt" style:font-size-asian="12.5pt"/>
    </style:style>
    <style:style style:name="P751" style:parent-style-name="Standard" style:family="paragraph">
      <style:text-properties style:font-name="sans-serif" fo:font-size="12.5pt" style:font-size-asian="12.5pt"/>
    </style:style>
    <style:style style:name="P752" style:parent-style-name="Standard" style:family="paragraph">
      <style:text-properties style:font-name="sans-serif" fo:font-size="12.5pt" style:font-size-asian="12.5pt"/>
    </style:style>
    <style:style style:name="P753" style:parent-style-name="Standard" style:family="paragraph">
      <style:text-properties style:font-name="sans-serif" fo:font-size="12.5pt" style:font-size-asian="12.5pt"/>
    </style:style>
    <style:style style:name="P754" style:parent-style-name="Standard" style:family="paragraph">
      <style:text-properties style:font-name="sans-serif" fo:font-size="12.5pt" style:font-size-asian="12.5pt"/>
    </style:style>
    <style:style style:name="P755" style:parent-style-name="Standard" style:family="paragraph">
      <style:text-properties style:font-name="sans-serif" fo:font-size="12.5pt" style:font-size-asian="12.5pt"/>
    </style:style>
    <style:style style:name="P756" style:parent-style-name="Standard" style:family="paragraph">
      <style:text-properties style:font-name="sans-serif" fo:font-size="12.5pt" style:font-size-asian="12.5pt"/>
    </style:style>
    <style:style style:name="P757" style:parent-style-name="Standard" style:family="paragraph">
      <style:text-properties style:font-name="sans-serif" fo:font-size="12.5pt" style:font-size-asian="12.5pt"/>
    </style:style>
    <style:style style:name="P758" style:parent-style-name="Standard" style:family="paragraph">
      <style:text-properties style:font-name="sans-serif" fo:font-size="12.5pt" style:font-size-asian="12.5pt"/>
    </style:style>
    <style:style style:name="P759" style:parent-style-name="Standard" style:family="paragraph">
      <style:text-properties style:font-name="sans-serif" fo:font-size="12.5pt" style:font-size-asian="12.5pt"/>
    </style:style>
    <style:style style:name="P760" style:parent-style-name="Standard" style:family="paragraph">
      <style:text-properties style:font-name="sans-serif" fo:font-size="12.5pt" style:font-size-asian="12.5pt"/>
    </style:style>
    <style:style style:name="P761" style:parent-style-name="Standard" style:family="paragraph">
      <style:text-properties style:font-name="sans-serif" fo:font-size="12.5pt" style:font-size-asian="12.5pt"/>
    </style:style>
    <style:style style:name="P762" style:parent-style-name="Standard" style:family="paragraph">
      <style:text-properties style:font-name="sans-serif" fo:font-size="12.5pt" style:font-size-asian="12.5pt"/>
    </style:style>
    <style:style style:name="P763" style:parent-style-name="Standard" style:family="paragraph">
      <style:text-properties style:font-name="sans-serif" fo:font-size="12.5pt" style:font-size-asian="12.5pt"/>
    </style:style>
    <style:style style:name="P764" style:parent-style-name="Standard" style:family="paragraph">
      <style:text-properties style:font-name="sans-serif" fo:font-size="12.5pt" style:font-size-asian="12.5pt"/>
    </style:style>
    <style:style style:name="P765" style:parent-style-name="Standard" style:family="paragraph">
      <style:text-properties style:font-name="sans-serif" fo:font-size="12.5pt" style:font-size-asian="12.5pt"/>
    </style:style>
    <style:style style:name="P766" style:parent-style-name="Standard" style:family="paragraph">
      <style:text-properties style:font-name="sans-serif" fo:font-size="12.5pt" style:font-size-asian="12.5pt"/>
    </style:style>
    <style:style style:name="P767" style:parent-style-name="Standard" style:family="paragraph">
      <style:text-properties style:font-name="sans-serif" fo:font-size="12.5pt" style:font-size-asian="12.5pt"/>
    </style:style>
    <style:style style:name="P768" style:parent-style-name="Standard" style:family="paragraph">
      <style:text-properties style:font-name="sans-serif" fo:font-size="12.5pt" style:font-size-asian="12.5pt"/>
    </style:style>
    <style:style style:name="P769" style:parent-style-name="Standard" style:family="paragraph">
      <style:text-properties style:font-name="sans-serif" fo:font-size="12.5pt" style:font-size-asian="12.5pt"/>
    </style:style>
    <style:style style:name="P770" style:parent-style-name="Standard" style:family="paragraph">
      <style:text-properties style:font-name="sans-serif" fo:font-size="12.5pt" style:font-size-asian="12.5pt"/>
    </style:style>
    <style:style style:name="P771" style:parent-style-name="Standard" style:family="paragraph">
      <style:text-properties style:font-name="sans-serif" fo:font-size="12.5pt" style:font-size-asian="12.5pt"/>
    </style:style>
    <style:style style:name="P772" style:parent-style-name="Standard" style:family="paragraph">
      <style:text-properties style:font-name="sans-serif" fo:font-size="12.5pt" style:font-size-asian="12.5pt"/>
    </style:style>
    <style:style style:name="P773" style:parent-style-name="Standard" style:family="paragraph">
      <style:text-properties style:font-name="sans-serif" fo:font-size="12.5pt" style:font-size-asian="12.5pt"/>
    </style:style>
    <style:style style:name="P774" style:parent-style-name="Standard" style:family="paragraph">
      <style:text-properties style:font-name="sans-serif" fo:font-size="12.5pt" style:font-size-asian="12.5pt"/>
    </style:style>
    <style:style style:name="P775" style:parent-style-name="Standard" style:family="paragraph">
      <style:text-properties style:font-name="sans-serif" fo:font-size="12.5pt" style:font-size-asian="12.5pt"/>
    </style:style>
    <style:style style:name="P776" style:parent-style-name="Standard" style:family="paragraph">
      <style:text-properties style:font-name="sans-serif" fo:font-size="12.5pt" style:font-size-asian="12.5pt"/>
    </style:style>
    <style:style style:name="P777" style:parent-style-name="Standard" style:family="paragraph">
      <style:text-properties style:font-name="sans-serif" fo:font-size="12.5pt" style:font-size-asian="12.5pt"/>
    </style:style>
    <style:style style:name="P778" style:parent-style-name="Standard" style:family="paragraph">
      <style:text-properties style:font-name="sans-serif" fo:font-size="12.5pt" style:font-size-asian="12.5pt"/>
    </style:style>
    <style:style style:name="P779" style:parent-style-name="Standard" style:family="paragraph">
      <style:text-properties style:font-name="sans-serif" fo:font-size="12.5pt" style:font-size-asian="12.5pt"/>
    </style:style>
    <style:style style:name="P780" style:parent-style-name="Standard" style:family="paragraph">
      <style:text-properties style:font-name="sans-serif" fo:font-size="12.5pt" style:font-size-asian="12.5pt"/>
    </style:style>
    <style:style style:name="P781" style:parent-style-name="Standard" style:family="paragraph">
      <style:text-properties style:font-name="sans-serif" fo:font-size="12.5pt" style:font-size-asian="12.5pt"/>
    </style:style>
    <style:style style:name="P782" style:parent-style-name="Standard" style:family="paragraph">
      <style:text-properties style:font-name="sans-serif" fo:font-size="12.5pt" style:font-size-asian="12.5pt"/>
    </style:style>
    <style:style style:name="P783" style:parent-style-name="Standard" style:family="paragraph">
      <style:text-properties style:font-name="sans-serif" fo:font-size="12.5pt" style:font-size-asian="12.5pt"/>
    </style:style>
    <style:style style:name="P784" style:parent-style-name="Standard" style:family="paragraph">
      <style:text-properties style:font-name="sans-serif" fo:font-size="12.5pt" style:font-size-asian="12.5pt"/>
    </style:style>
    <style:style style:name="P785" style:parent-style-name="Standard" style:family="paragraph">
      <style:text-properties style:font-name="sans-serif" fo:font-size="12.5pt" style:font-size-asian="12.5pt"/>
    </style:style>
    <style:style style:name="P786" style:parent-style-name="Standard" style:family="paragraph">
      <style:text-properties style:font-name="sans-serif" fo:font-size="12.5pt" style:font-size-asian="12.5pt"/>
    </style:style>
    <style:style style:name="P787" style:parent-style-name="Standard" style:family="paragraph">
      <style:text-properties style:font-name="sans-serif" fo:font-size="12.5pt" style:font-size-asian="12.5pt"/>
    </style:style>
    <style:style style:name="P788" style:parent-style-name="Standard" style:family="paragraph">
      <style:text-properties style:font-name="sans-serif" fo:font-size="12.5pt" style:font-size-asian="12.5pt"/>
    </style:style>
    <style:style style:name="P789" style:parent-style-name="Standard" style:family="paragraph">
      <style:text-properties style:font-name="sans-serif" fo:font-size="12.5pt" style:font-size-asian="12.5pt"/>
    </style:style>
    <style:style style:name="P790" style:parent-style-name="Standard" style:family="paragraph">
      <style:text-properties style:font-name="sans-serif" fo:font-size="12.5pt" style:font-size-asian="12.5pt"/>
    </style:style>
    <style:style style:name="P791" style:parent-style-name="Standard" style:family="paragraph">
      <style:text-properties style:font-name="sans-serif" fo:font-size="12.5pt" style:font-size-asian="12.5pt"/>
    </style:style>
    <style:style style:name="P792" style:parent-style-name="Standard" style:family="paragraph">
      <style:text-properties style:font-name="sans-serif" fo:font-size="12.5pt" style:font-size-asian="12.5pt"/>
    </style:style>
    <style:style style:name="P793" style:parent-style-name="Standard" style:family="paragraph">
      <style:text-properties style:font-name="sans-serif" fo:font-size="12.5pt" style:font-size-asian="12.5pt"/>
    </style:style>
    <style:style style:name="P794" style:parent-style-name="Standard" style:family="paragraph">
      <style:text-properties style:font-name="sans-serif" fo:font-size="12.5pt" style:font-size-asian="12.5pt"/>
    </style:style>
    <style:style style:name="P795" style:parent-style-name="Standard" style:family="paragraph">
      <style:text-properties style:font-name="sans-serif" fo:font-size="12.5pt" style:font-size-asian="12.5pt"/>
    </style:style>
    <style:style style:name="P796" style:parent-style-name="Standard" style:family="paragraph">
      <style:text-properties style:font-name="sans-serif" fo:font-size="12.5pt" style:font-size-asian="12.5pt"/>
    </style:style>
    <style:style style:name="P797" style:parent-style-name="Standard" style:family="paragraph">
      <style:text-properties style:font-name="sans-serif" fo:font-size="12.5pt" style:font-size-asian="12.5pt"/>
    </style:style>
    <style:style style:name="P798" style:parent-style-name="Standard" style:family="paragraph">
      <style:text-properties style:font-name="sans-serif" fo:font-size="12.5pt" style:font-size-asian="12.5pt"/>
    </style:style>
    <style:style style:name="P799" style:parent-style-name="Standard" style:family="paragraph">
      <style:text-properties style:font-name="sans-serif" fo:font-size="12.5pt" style:font-size-asian="12.5pt"/>
    </style:style>
    <style:style style:name="P800" style:parent-style-name="Standard" style:family="paragraph">
      <style:text-properties style:font-name="sans-serif" fo:font-size="12.5pt" style:font-size-asian="12.5pt"/>
    </style:style>
    <style:style style:name="P801" style:parent-style-name="Standard" style:family="paragraph">
      <style:text-properties style:font-name="sans-serif" fo:font-size="12.5pt" style:font-size-asian="12.5pt"/>
    </style:style>
    <style:style style:name="P802" style:parent-style-name="Standard" style:family="paragraph">
      <style:text-properties style:font-name="sans-serif" fo:font-size="12.5pt" style:font-size-asian="12.5pt"/>
    </style:style>
    <style:style style:name="P803" style:parent-style-name="Standard" style:family="paragraph">
      <style:text-properties style:font-name="sans-serif" fo:font-size="12.5pt" style:font-size-asian="12.5pt"/>
    </style:style>
    <style:style style:name="P804" style:parent-style-name="Standard" style:family="paragraph">
      <style:text-properties style:font-name="sans-serif" fo:font-size="12.5pt" style:font-size-asian="12.5pt"/>
    </style:style>
    <style:style style:name="P805" style:parent-style-name="Standard" style:family="paragraph">
      <style:text-properties style:font-name="sans-serif" fo:font-size="12.5pt" style:font-size-asian="12.5pt"/>
    </style:style>
    <style:style style:name="P806" style:parent-style-name="Standard" style:family="paragraph">
      <style:text-properties style:font-name="sans-serif" fo:font-size="12.5pt" style:font-size-asian="12.5pt"/>
    </style:style>
    <style:style style:name="P807" style:parent-style-name="Standard" style:family="paragraph">
      <style:text-properties style:font-name="sans-serif" fo:font-size="12.5pt" style:font-size-asian="12.5pt"/>
    </style:style>
    <style:style style:name="P808" style:parent-style-name="Standard" style:family="paragraph">
      <style:text-properties style:font-name="sans-serif" fo:font-size="12.5pt" style:font-size-asian="12.5pt"/>
    </style:style>
    <style:style style:name="P809" style:parent-style-name="Standard" style:family="paragraph">
      <style:text-properties style:font-name="sans-serif" fo:font-size="12.5pt" style:font-size-asian="12.5pt"/>
    </style:style>
    <style:style style:name="P810" style:parent-style-name="Standard" style:family="paragraph">
      <style:text-properties style:font-name="sans-serif" fo:font-size="12.5pt" style:font-size-asian="12.5pt"/>
    </style:style>
    <style:style style:name="P811" style:parent-style-name="Standard" style:family="paragraph">
      <style:text-properties style:font-name="sans-serif" fo:font-size="12.5pt" style:font-size-asian="12.5pt"/>
    </style:style>
    <style:style style:name="P812" style:parent-style-name="Standard" style:family="paragraph">
      <style:text-properties style:font-name="sans-serif" fo:font-size="12.5pt" style:font-size-asian="12.5pt"/>
    </style:style>
    <style:style style:name="P813" style:parent-style-name="Standard" style:family="paragraph">
      <style:text-properties style:font-name="sans-serif" fo:font-size="12.5pt" style:font-size-asian="12.5pt"/>
    </style:style>
    <style:style style:name="P814" style:parent-style-name="Standard" style:family="paragraph">
      <style:text-properties style:font-name="sans-serif" fo:font-size="12.5pt" style:font-size-asian="12.5pt"/>
    </style:style>
    <style:style style:name="P815" style:parent-style-name="Standard" style:family="paragraph">
      <style:text-properties style:font-name="sans-serif" fo:font-size="12.5pt" style:font-size-asian="12.5pt"/>
    </style:style>
    <style:style style:name="P816" style:parent-style-name="Standard" style:family="paragraph">
      <style:text-properties style:font-name="monospace" fo:font-size="10.5pt" style:font-size-asian="10.5pt"/>
    </style:style>
    <style:style style:name="P817" style:parent-style-name="Standard" style:family="paragraph">
      <style:text-properties style:font-name="monospace" fo:font-size="10.5pt" style:font-size-asian="10.5pt"/>
    </style:style>
    <style:style style:name="P818" style:parent-style-name="Standard" style:family="paragraph">
      <style:text-properties style:font-name="monospace" fo:font-size="10.5pt" style:font-size-asian="10.5pt"/>
    </style:style>
    <style:style style:name="P819" style:parent-style-name="Standard" style:family="paragraph">
      <style:text-properties style:font-name="sans-serif" fo:font-size="12.5pt" style:font-size-asian="12.5pt"/>
    </style:style>
    <style:style style:name="P820" style:parent-style-name="Standard" style:family="paragraph">
      <style:text-properties style:font-name="sans-serif" fo:font-size="12.5pt" style:font-size-asian="12.5pt"/>
    </style:style>
    <style:style style:name="P821" style:parent-style-name="Standard" style:family="paragraph">
      <style:text-properties style:font-name="sans-serif" fo:font-size="12.5pt" style:font-size-asian="12.5pt"/>
    </style:style>
    <style:style style:name="P822" style:parent-style-name="Standard" style:family="paragraph">
      <style:text-properties style:font-name="sans-serif" fo:font-size="12.5pt" style:font-size-asian="12.5pt"/>
    </style:style>
    <style:style style:name="P823" style:parent-style-name="Standard" style:family="paragraph">
      <style:text-properties style:font-name="sans-serif" fo:font-size="12.5pt" style:font-size-asian="12.5pt"/>
    </style:style>
    <style:style style:name="P824" style:parent-style-name="Standard" style:family="paragraph">
      <style:text-properties style:font-name="sans-serif" fo:font-size="12.5pt" style:font-size-asian="12.5pt"/>
    </style:style>
    <style:style style:name="P825" style:parent-style-name="Standard" style:family="paragraph">
      <style:text-properties style:font-name="sans-serif" fo:font-size="12.5pt" style:font-size-asian="12.5pt"/>
    </style:style>
    <style:style style:name="P826" style:parent-style-name="Standard" style:family="paragraph">
      <style:text-properties style:font-name="sans-serif" fo:font-size="12.5pt" style:font-size-asian="12.5pt"/>
    </style:style>
    <style:style style:name="P827" style:parent-style-name="Standard" style:family="paragraph">
      <style:text-properties style:font-name="sans-serif" fo:font-size="12.5pt" style:font-size-asian="12.5pt"/>
    </style:style>
    <style:style style:name="P828" style:parent-style-name="Standard" style:family="paragraph">
      <style:text-properties style:font-name="monospace" fo:font-size="10.5pt" style:font-size-asian="10.5pt"/>
    </style:style>
    <style:style style:name="P829" style:parent-style-name="Standard" style:family="paragraph">
      <style:text-properties style:font-name="sans-serif" fo:font-size="12.5pt" style:font-size-asian="12.5pt"/>
    </style:style>
    <style:style style:name="P830" style:parent-style-name="Standard" style:family="paragraph">
      <style:text-properties style:font-name="sans-serif" fo:font-size="12.5pt" style:font-size-asian="12.5pt"/>
    </style:style>
    <style:style style:name="P831" style:parent-style-name="Standard" style:family="paragraph">
      <style:text-properties style:font-name="sans-serif" fo:font-size="12.5pt" style:font-size-asian="12.5pt"/>
    </style:style>
    <style:style style:name="P832" style:parent-style-name="Standard" style:family="paragraph">
      <style:text-properties style:font-name="monospace" fo:font-size="10.5pt" style:font-size-asian="10.5pt"/>
    </style:style>
    <style:style style:name="P833" style:parent-style-name="Standard" style:family="paragraph">
      <style:text-properties style:font-name="monospace" fo:font-size="10.5pt" style:font-size-asian="10.5pt"/>
    </style:style>
    <style:style style:name="P834" style:parent-style-name="Standard" style:family="paragraph">
      <style:text-properties style:font-name="monospace" fo:font-size="10.5pt" style:font-size-asian="10.5pt"/>
    </style:style>
    <style:style style:name="P835" style:parent-style-name="Standard" style:family="paragraph">
      <style:text-properties style:font-name="monospace" fo:font-size="10.5pt" style:font-size-asian="10.5pt"/>
    </style:style>
    <style:style style:name="P836" style:parent-style-name="Standard" style:family="paragraph">
      <style:text-properties style:font-name="sans-serif" fo:font-size="12.5pt" style:font-size-asian="12.5pt"/>
    </style:style>
    <style:style style:name="P837" style:parent-style-name="Standard" style:family="paragraph">
      <style:text-properties style:font-name="sans-serif" fo:font-size="12.5pt" style:font-size-asian="12.5pt"/>
    </style:style>
    <style:style style:name="P838" style:parent-style-name="Standard" style:family="paragraph">
      <style:text-properties style:font-name="sans-serif" fo:font-size="12.5pt" style:font-size-asian="12.5pt"/>
    </style:style>
    <style:style style:name="P839" style:parent-style-name="Standard" style:family="paragraph">
      <style:text-properties style:font-name="sans-serif" fo:font-size="12.5pt" style:font-size-asian="12.5pt"/>
    </style:style>
    <style:style style:name="P840" style:parent-style-name="Standard" style:family="paragraph">
      <style:text-properties style:font-name="sans-serif" fo:font-size="12.5pt" style:font-size-asian="12.5pt"/>
    </style:style>
    <style:style style:name="P841" style:parent-style-name="Standard" style:family="paragraph">
      <style:text-properties style:font-name="sans-serif" fo:font-size="12.5pt" style:font-size-asian="12.5pt"/>
    </style:style>
    <style:style style:name="P842" style:parent-style-name="Standard" style:family="paragraph">
      <style:text-properties style:font-name="sans-serif" fo:font-size="12.5pt" style:font-size-asian="12.5pt"/>
    </style:style>
    <style:style style:name="P843" style:parent-style-name="Standard" style:family="paragraph">
      <style:text-properties style:font-name="sans-serif" fo:font-size="12.5pt" style:font-size-asian="12.5pt"/>
    </style:style>
    <style:style style:name="P844" style:parent-style-name="Standard" style:family="paragraph">
      <style:text-properties style:font-name="sans-serif" fo:font-size="12.5pt" style:font-size-asian="12.5pt"/>
    </style:style>
    <style:style style:name="P845" style:parent-style-name="Standard" style:family="paragraph">
      <style:text-properties style:font-name="sans-serif" fo:font-size="12.5pt" style:font-size-asian="12.5pt"/>
    </style:style>
    <style:style style:name="P846" style:parent-style-name="Standard" style:family="paragraph">
      <style:text-properties style:font-name="sans-serif" fo:font-size="12.5pt" style:font-size-asian="12.5pt"/>
    </style:style>
    <style:style style:name="P847" style:parent-style-name="Standard" style:family="paragraph">
      <style:text-properties style:font-name="sans-serif" fo:font-size="12.5pt" style:font-size-asian="12.5pt"/>
    </style:style>
    <style:style style:name="P848" style:parent-style-name="Standard" style:family="paragraph">
      <style:text-properties style:font-name="sans-serif" fo:font-size="12.5pt" style:font-size-asian="12.5pt"/>
    </style:style>
    <style:style style:name="P849" style:parent-style-name="Standard" style:family="paragraph">
      <style:text-properties style:font-name="sans-serif" fo:font-size="12.5pt" style:font-size-asian="12.5pt"/>
    </style:style>
    <style:style style:name="P850" style:parent-style-name="Standard" style:family="paragraph">
      <style:text-properties style:font-name="sans-serif" fo:font-size="12.5pt" style:font-size-asian="12.5pt"/>
    </style:style>
    <style:style style:name="P851" style:parent-style-name="Standard" style:family="paragraph">
      <style:text-properties style:font-name="sans-serif" fo:font-size="12.5pt" style:font-size-asian="12.5pt"/>
    </style:style>
    <style:style style:name="P852" style:parent-style-name="Standard" style:family="paragraph">
      <style:text-properties style:font-name="sans-serif" fo:font-size="12.5pt" style:font-size-asian="12.5pt"/>
    </style:style>
    <style:style style:name="P853" style:parent-style-name="Standard" style:family="paragraph">
      <style:text-properties style:font-name="sans-serif" fo:font-size="12.5pt" style:font-size-asian="12.5pt"/>
    </style:style>
    <style:style style:name="P854" style:parent-style-name="Standard" style:family="paragraph">
      <style:text-properties style:font-name="sans-serif" fo:font-size="12.5pt" style:font-size-asian="12.5pt"/>
    </style:style>
    <style:style style:name="P855" style:parent-style-name="Standard" style:family="paragraph">
      <style:text-properties style:font-name="sans-serif" fo:font-size="12.5pt" style:font-size-asian="12.5pt"/>
    </style:style>
    <style:style style:name="P856" style:parent-style-name="Standard" style:family="paragraph">
      <style:text-properties style:font-name="sans-serif" fo:font-size="12.5pt" style:font-size-asian="12.5pt"/>
    </style:style>
    <style:style style:name="P857" style:parent-style-name="Standard" style:family="paragraph">
      <style:text-properties style:font-name="sans-serif" fo:font-size="12.5pt" style:font-size-asian="12.5pt"/>
    </style:style>
    <style:style style:name="P858" style:parent-style-name="Standard" style:family="paragraph">
      <style:text-properties style:font-name="sans-serif" fo:font-size="12.5pt" style:font-size-asian="12.5pt"/>
    </style:style>
    <style:style style:name="P859" style:parent-style-name="Standard" style:family="paragraph">
      <style:text-properties style:font-name="sans-serif" fo:font-size="12.5pt" style:font-size-asian="12.5pt"/>
    </style:style>
    <style:style style:name="P860" style:parent-style-name="Standard" style:family="paragraph">
      <style:text-properties style:font-name="sans-serif" fo:font-size="12.5pt" style:font-size-asian="12.5pt"/>
    </style:style>
    <style:style style:name="P861" style:parent-style-name="Standard" style:family="paragraph">
      <style:text-properties style:font-name="sans-serif" fo:font-size="12.5pt" style:font-size-asian="12.5pt"/>
    </style:style>
    <style:style style:name="P862" style:parent-style-name="Standard" style:family="paragraph">
      <style:text-properties style:font-name="sans-serif" fo:font-size="12.5pt" style:font-size-asian="12.5pt"/>
    </style:style>
    <style:style style:name="P863" style:parent-style-name="Standard" style:family="paragraph">
      <style:text-properties style:font-name="sans-serif" fo:font-size="12.5pt" style:font-size-asian="12.5pt"/>
    </style:style>
    <style:style style:name="P864" style:parent-style-name="Standard" style:family="paragraph">
      <style:text-properties style:font-name="sans-serif" fo:font-size="12.5pt" style:font-size-asian="12.5pt"/>
    </style:style>
    <style:style style:name="P865" style:parent-style-name="Standard" style:family="paragraph">
      <style:text-properties style:font-name="sans-serif" fo:font-size="12.5pt" style:font-size-asian="12.5pt"/>
    </style:style>
    <style:style style:name="P866" style:parent-style-name="Standard" style:family="paragraph">
      <style:text-properties style:font-name="sans-serif" fo:font-size="12.5pt" style:font-size-asian="12.5pt"/>
    </style:style>
    <style:style style:name="P867" style:parent-style-name="Standard" style:family="paragraph">
      <style:text-properties style:font-name="sans-serif" fo:font-size="12.5pt" style:font-size-asian="12.5pt"/>
    </style:style>
    <style:style style:name="P868" style:parent-style-name="Standard" style:family="paragraph">
      <style:text-properties style:font-name="sans-serif" fo:font-size="12.5pt" style:font-size-asian="12.5pt"/>
    </style:style>
    <style:style style:name="P869" style:parent-style-name="Standard" style:family="paragraph">
      <style:text-properties style:font-name="sans-serif" fo:font-size="12.5pt" style:font-size-asian="12.5pt"/>
    </style:style>
    <style:style style:name="P870" style:parent-style-name="Standard" style:family="paragraph">
      <style:text-properties style:font-name="sans-serif" fo:font-size="12.5pt" style:font-size-asian="12.5pt"/>
    </style:style>
    <style:style style:name="P871" style:parent-style-name="Standard" style:family="paragraph">
      <style:text-properties style:font-name="sans-serif" fo:font-size="12.5pt" style:font-size-asian="12.5pt"/>
    </style:style>
    <style:style style:name="P872" style:parent-style-name="Standard" style:family="paragraph">
      <style:text-properties style:font-name="sans-serif" fo:font-size="12.5pt" style:font-size-asian="12.5pt"/>
    </style:style>
    <style:style style:name="P873" style:parent-style-name="Standard" style:family="paragraph">
      <style:text-properties style:font-name="sans-serif" fo:font-size="12.5pt" style:font-size-asian="12.5pt"/>
    </style:style>
    <style:style style:name="P874" style:parent-style-name="Standard" style:family="paragraph">
      <style:text-properties style:font-name="sans-serif" fo:font-size="12.5pt" style:font-size-asian="12.5pt"/>
    </style:style>
    <style:style style:name="P875" style:parent-style-name="Standard" style:family="paragraph">
      <style:text-properties style:font-name="sans-serif" fo:font-size="12.5pt" style:font-size-asian="12.5pt"/>
    </style:style>
    <style:style style:name="P876" style:parent-style-name="Standard" style:family="paragraph">
      <style:text-properties style:font-name="sans-serif" fo:font-size="12.5pt" style:font-size-asian="12.5pt"/>
    </style:style>
    <style:style style:name="P877" style:parent-style-name="Standard" style:family="paragraph">
      <style:text-properties style:font-name="sans-serif" fo:font-size="12.5pt" style:font-size-asian="12.5pt"/>
    </style:style>
    <style:style style:name="P878" style:parent-style-name="Standard" style:family="paragraph">
      <style:text-properties style:font-name="sans-serif" fo:font-size="12.5pt" style:font-size-asian="12.5pt"/>
    </style:style>
    <style:style style:name="P879" style:parent-style-name="Standard" style:family="paragraph">
      <style:text-properties style:font-name="sans-serif" fo:font-size="12.5pt" style:font-size-asian="12.5pt"/>
    </style:style>
    <style:style style:name="P880" style:parent-style-name="Standard" style:family="paragraph">
      <style:text-properties style:font-name="sans-serif" fo:font-size="12.5pt" style:font-size-asian="12.5pt"/>
    </style:style>
    <style:style style:name="P881" style:parent-style-name="Standard" style:family="paragraph">
      <style:text-properties style:font-name="sans-serif" fo:font-size="12.5pt" style:font-size-asian="12.5pt"/>
    </style:style>
    <style:style style:name="P882" style:parent-style-name="Standard" style:family="paragraph">
      <style:text-properties style:font-name="sans-serif" fo:font-size="12.5pt" style:font-size-asian="12.5pt"/>
    </style:style>
    <style:style style:name="P883" style:parent-style-name="Standard" style:family="paragraph">
      <style:text-properties style:font-name="sans-serif" fo:font-size="12.5pt" style:font-size-asian="12.5pt"/>
    </style:style>
    <style:style style:name="P884" style:parent-style-name="Standard" style:family="paragraph">
      <style:text-properties style:font-name="sans-serif" fo:font-size="12.5pt" style:font-size-asian="12.5pt"/>
    </style:style>
    <style:style style:name="P885" style:parent-style-name="Standard" style:family="paragraph">
      <style:text-properties style:font-name="sans-serif" fo:font-size="12.5pt" style:font-size-asian="12.5pt"/>
    </style:style>
    <style:style style:name="P886" style:parent-style-name="Standard" style:family="paragraph">
      <style:text-properties style:font-name="sans-serif" fo:font-size="12.5pt" style:font-size-asian="12.5pt"/>
    </style:style>
    <style:style style:name="P887" style:parent-style-name="Standard" style:family="paragraph">
      <style:text-properties style:font-name="sans-serif" fo:font-size="12.5pt" style:font-size-asian="12.5pt"/>
    </style:style>
    <style:style style:name="P888" style:parent-style-name="Standard" style:family="paragraph">
      <style:text-properties style:font-name="sans-serif" fo:font-size="12.5pt" style:font-size-asian="12.5pt"/>
    </style:style>
    <style:style style:name="P889" style:parent-style-name="Standard" style:family="paragraph">
      <style:text-properties style:font-name="sans-serif" fo:font-size="12.5pt" style:font-size-asian="12.5pt"/>
    </style:style>
    <style:style style:name="P890" style:parent-style-name="Standard" style:family="paragraph">
      <style:text-properties style:font-name="sans-serif" fo:font-size="12.5pt" style:font-size-asian="12.5pt"/>
    </style:style>
    <style:style style:name="P891" style:parent-style-name="Standard" style:family="paragraph">
      <style:text-properties style:font-name="sans-serif" fo:font-size="12.5pt" style:font-size-asian="12.5pt"/>
    </style:style>
    <style:style style:name="P892" style:parent-style-name="Standard" style:family="paragraph">
      <style:text-properties style:font-name="sans-serif" fo:font-size="12.5pt" style:font-size-asian="12.5pt"/>
    </style:style>
    <style:style style:name="P893" style:parent-style-name="Standard" style:family="paragraph">
      <style:text-properties style:font-name="sans-serif" fo:font-size="12.5pt" style:font-size-asian="12.5pt"/>
    </style:style>
    <style:style style:name="P894" style:parent-style-name="Standard" style:family="paragraph">
      <style:text-properties style:font-name="sans-serif" fo:font-size="12.5pt" style:font-size-asian="12.5pt"/>
    </style:style>
    <style:style style:name="P895" style:parent-style-name="Standard" style:family="paragraph">
      <style:text-properties style:font-name="sans-serif" fo:font-size="12.5pt" style:font-size-asian="12.5pt"/>
    </style:style>
    <style:style style:name="P896" style:parent-style-name="Standard" style:family="paragraph">
      <style:text-properties style:font-name="sans-serif" fo:font-size="12.5pt" style:font-size-asian="12.5pt"/>
    </style:style>
    <style:style style:name="P897" style:parent-style-name="Standard" style:family="paragraph">
      <style:text-properties style:font-name="sans-serif" fo:font-size="12.5pt" style:font-size-asian="12.5pt"/>
    </style:style>
    <style:style style:name="P898" style:parent-style-name="Standard" style:family="paragraph">
      <style:text-properties style:font-name="sans-serif" fo:font-size="12.5pt" style:font-size-asian="12.5pt"/>
    </style:style>
    <style:style style:name="P899" style:parent-style-name="Standard" style:family="paragraph">
      <style:text-properties style:font-name="sans-serif" fo:font-size="12.5pt" style:font-size-asian="12.5pt"/>
    </style:style>
    <style:style style:name="P900" style:parent-style-name="Standard" style:family="paragraph">
      <style:text-properties style:font-name="sans-serif" fo:font-size="12.5pt" style:font-size-asian="12.5pt"/>
    </style:style>
    <style:style style:name="P901" style:parent-style-name="Standard" style:family="paragraph">
      <style:text-properties style:font-name="sans-serif" fo:font-size="12.5pt" style:font-size-asian="12.5pt"/>
    </style:style>
    <style:style style:name="P902" style:parent-style-name="Standard" style:family="paragraph">
      <style:text-properties style:font-name="sans-serif" fo:font-size="12.5pt" style:font-size-asian="12.5pt"/>
    </style:style>
    <style:style style:name="P903" style:parent-style-name="Standard" style:family="paragraph">
      <style:text-properties style:font-name="sans-serif" fo:font-size="12.5pt" style:font-size-asian="12.5pt"/>
    </style:style>
    <style:style style:name="P904" style:parent-style-name="Standard" style:family="paragraph">
      <style:text-properties style:font-name="sans-serif" fo:font-size="12.5pt" style:font-size-asian="12.5pt"/>
    </style:style>
    <style:style style:name="P905" style:parent-style-name="Standard" style:family="paragraph">
      <style:text-properties style:font-name="sans-serif" fo:font-size="12.5pt" style:font-size-asian="12.5pt"/>
    </style:style>
    <style:style style:name="P906" style:parent-style-name="Standard" style:family="paragraph">
      <style:text-properties style:font-name="sans-serif" fo:font-size="12.5pt" style:font-size-asian="12.5pt"/>
    </style:style>
    <style:style style:name="P907" style:parent-style-name="Standard" style:family="paragraph">
      <style:text-properties style:font-name="sans-serif" fo:font-size="12.5pt" style:font-size-asian="12.5pt"/>
    </style:style>
    <style:style style:name="P908" style:parent-style-name="Standard" style:family="paragraph">
      <style:text-properties style:font-name="sans-serif" fo:font-size="12.5pt" style:font-size-asian="12.5pt"/>
    </style:style>
    <style:style style:name="P909" style:parent-style-name="Standard" style:family="paragraph">
      <style:text-properties style:font-name="sans-serif" fo:font-size="12.5pt" style:font-size-asian="12.5pt"/>
    </style:style>
    <style:style style:name="P910" style:parent-style-name="Standard" style:family="paragraph">
      <style:text-properties style:font-name="sans-serif" fo:font-size="12.5pt" style:font-size-asian="12.5pt"/>
    </style:style>
    <style:style style:name="P911" style:parent-style-name="Standard" style:family="paragraph">
      <style:text-properties style:font-name="sans-serif" fo:font-size="12.5pt" style:font-size-asian="12.5pt"/>
    </style:style>
    <style:style style:name="P912" style:parent-style-name="Standard" style:family="paragraph">
      <style:text-properties style:font-name="monospace" fo:font-size="10.5pt" style:font-size-asian="10.5pt"/>
    </style:style>
    <style:style style:name="P913" style:parent-style-name="Standard" style:family="paragraph">
      <style:text-properties style:font-name="monospace" fo:font-size="10.5pt" style:font-size-asian="10.5pt"/>
    </style:style>
    <style:style style:name="P914" style:parent-style-name="Standard" style:family="paragraph">
      <style:text-properties style:font-name="monospace" fo:font-size="10.5pt" style:font-size-asian="10.5pt"/>
    </style:style>
    <style:style style:name="P915" style:parent-style-name="Standard" style:family="paragraph">
      <style:text-properties style:font-name="sans-serif" fo:font-size="12.5pt" style:font-size-asian="12.5pt"/>
    </style:style>
    <style:style style:name="P916" style:parent-style-name="Standard" style:family="paragraph">
      <style:text-properties style:font-name="sans-serif" fo:font-size="12.5pt" style:font-size-asian="12.5pt"/>
    </style:style>
    <style:style style:name="P917" style:parent-style-name="Standard" style:family="paragraph">
      <style:text-properties style:font-name="sans-serif" fo:font-size="12.5pt" style:font-size-asian="12.5pt"/>
    </style:style>
    <style:style style:name="P918" style:parent-style-name="Standard" style:family="paragraph">
      <style:text-properties style:font-name="monospace" fo:font-size="10.5pt" style:font-size-asian="10.5pt"/>
    </style:style>
    <style:style style:name="P919" style:parent-style-name="Standard" style:family="paragraph">
      <style:text-properties style:font-name="sans-serif" fo:font-size="12.5pt" style:font-size-asian="12.5pt"/>
    </style:style>
    <style:style style:name="P920" style:parent-style-name="Standard" style:family="paragraph">
      <style:text-properties style:font-name="sans-serif" fo:font-size="12.5pt" style:font-size-asian="12.5pt"/>
    </style:style>
    <style:style style:name="P921" style:parent-style-name="Standard" style:family="paragraph">
      <style:text-properties style:font-name="monospace" fo:font-size="10.5pt" style:font-size-asian="10.5pt"/>
    </style:style>
    <style:style style:name="P922" style:parent-style-name="Standard" style:family="paragraph">
      <style:text-properties style:font-name="monospace" fo:font-size="10.5pt" style:font-size-asian="10.5pt"/>
    </style:style>
    <style:style style:name="P923" style:parent-style-name="Standard" style:family="paragraph">
      <style:text-properties style:font-name="monospace" fo:font-size="10.5pt" style:font-size-asian="10.5pt"/>
    </style:style>
    <style:style style:name="P924" style:parent-style-name="Standard" style:family="paragraph">
      <style:text-properties style:font-name="monospace" fo:font-size="10.5pt" style:font-size-asian="10.5pt"/>
    </style:style>
    <style:style style:name="P925" style:parent-style-name="Standard" style:family="paragraph">
      <style:text-properties style:font-name="sans-serif" fo:font-size="12.5pt" style:font-size-asian="12.5pt"/>
    </style:style>
    <style:style style:name="P926" style:parent-style-name="Standard" style:family="paragraph">
      <style:text-properties style:font-name="sans-serif" fo:font-size="12.5pt" style:font-size-asian="12.5pt"/>
    </style:style>
    <style:style style:name="P927" style:parent-style-name="Standard" style:family="paragraph">
      <style:text-properties style:font-name="sans-serif" fo:font-size="12.5pt" style:font-size-asian="12.5pt"/>
    </style:style>
    <style:style style:name="P928" style:parent-style-name="Standard" style:family="paragraph">
      <style:text-properties style:font-name="sans-serif" fo:font-size="12.5pt" style:font-size-asian="12.5pt"/>
    </style:style>
    <style:style style:name="P929" style:parent-style-name="Standard" style:family="paragraph">
      <style:text-properties style:font-name="sans-serif" fo:font-size="12.5pt" style:font-size-asian="12.5pt"/>
    </style:style>
    <style:style style:name="P930" style:parent-style-name="Standard" style:family="paragraph">
      <style:text-properties style:font-name="sans-serif" fo:font-size="12.5pt" style:font-size-asian="12.5pt"/>
    </style:style>
    <style:style style:name="P931" style:parent-style-name="Standard" style:family="paragraph">
      <style:text-properties style:font-name="sans-serif" fo:font-size="12.5pt" style:font-size-asian="12.5pt"/>
    </style:style>
    <style:style style:name="P932" style:parent-style-name="Standard" style:family="paragraph">
      <style:text-properties style:font-name="sans-serif" fo:font-size="12.5pt" style:font-size-asian="12.5pt"/>
    </style:style>
    <style:style style:name="P933" style:parent-style-name="Standard" style:family="paragraph">
      <style:text-properties style:font-name="sans-serif" fo:font-size="12.5pt" style:font-size-asian="12.5pt"/>
    </style:style>
    <style:style style:name="P934" style:parent-style-name="Standard" style:family="paragraph">
      <style:text-properties style:font-name="sans-serif" fo:font-size="12.5pt" style:font-size-asian="12.5pt"/>
    </style:style>
    <style:style style:name="P935" style:parent-style-name="Standard" style:family="paragraph">
      <style:text-properties style:font-name="sans-serif" fo:font-size="12.5pt" style:font-size-asian="12.5pt"/>
    </style:style>
    <style:style style:name="P936" style:parent-style-name="Standard" style:family="paragraph">
      <style:text-properties style:font-name="sans-serif" fo:font-size="12.5pt" style:font-size-asian="12.5pt"/>
    </style:style>
    <style:style style:name="P937" style:parent-style-name="Standard" style:family="paragraph">
      <style:text-properties style:font-name="sans-serif" fo:font-size="12.5pt" style:font-size-asian="12.5pt"/>
    </style:style>
    <style:style style:name="P938" style:parent-style-name="Standard" style:family="paragraph">
      <style:text-properties style:font-name="sans-serif" fo:font-size="12.5pt" style:font-size-asian="12.5pt"/>
    </style:style>
    <style:style style:name="P939" style:parent-style-name="Standard" style:family="paragraph">
      <style:text-properties style:font-name="sans-serif" fo:font-size="12.5pt" style:font-size-asian="12.5pt"/>
    </style:style>
    <style:style style:name="P940" style:parent-style-name="Standard" style:family="paragraph">
      <style:text-properties style:font-name="sans-serif" fo:font-size="12.5pt" style:font-size-asian="12.5pt"/>
    </style:style>
    <style:style style:name="P941" style:parent-style-name="Standard" style:family="paragraph">
      <style:text-properties style:font-name="sans-serif" fo:font-size="12.5pt" style:font-size-asian="12.5pt"/>
    </style:style>
    <style:style style:name="P942" style:parent-style-name="Standard" style:family="paragraph">
      <style:text-properties style:font-name="sans-serif" fo:font-size="12.5pt" style:font-size-asian="12.5pt"/>
    </style:style>
    <style:style style:name="P943" style:parent-style-name="Standard" style:family="paragraph">
      <style:text-properties style:font-name="sans-serif" fo:font-size="12.5pt" style:font-size-asian="12.5pt"/>
    </style:style>
    <style:style style:name="P944" style:parent-style-name="Standard" style:family="paragraph">
      <style:text-properties style:font-name="sans-serif" fo:font-size="12.5pt" style:font-size-asian="12.5pt"/>
    </style:style>
    <style:style style:name="P945" style:parent-style-name="Standard" style:family="paragraph">
      <style:text-properties style:font-name="sans-serif" fo:font-size="12.5pt" style:font-size-asian="12.5pt"/>
    </style:style>
    <style:style style:name="P946" style:parent-style-name="Standard" style:family="paragraph">
      <style:text-properties style:font-name="sans-serif" fo:font-size="12.5pt" style:font-size-asian="12.5pt"/>
    </style:style>
    <style:style style:name="P947" style:parent-style-name="Standard" style:family="paragraph">
      <style:text-properties style:font-name="sans-serif" fo:font-size="12.5pt" style:font-size-asian="12.5pt"/>
    </style:style>
    <style:style style:name="P948" style:parent-style-name="Standard" style:family="paragraph">
      <style:text-properties style:font-name="sans-serif" fo:font-size="12.5pt" style:font-size-asian="12.5pt"/>
    </style:style>
    <style:style style:name="P949" style:parent-style-name="Standard" style:family="paragraph">
      <style:text-properties style:font-name="sans-serif" fo:font-size="12.5pt" style:font-size-asian="12.5pt"/>
    </style:style>
    <style:style style:name="P950" style:parent-style-name="Standard" style:family="paragraph">
      <style:text-properties style:font-name="sans-serif" fo:font-size="12.5pt" style:font-size-asian="12.5pt"/>
    </style:style>
    <style:style style:name="P951" style:parent-style-name="Standard" style:family="paragraph">
      <style:text-properties style:font-name="sans-serif" fo:font-size="12.5pt" style:font-size-asian="12.5pt"/>
    </style:style>
    <style:style style:name="P952" style:parent-style-name="Standard" style:family="paragraph">
      <style:text-properties style:font-name="sans-serif" fo:font-size="12.5pt" style:font-size-asian="12.5pt"/>
    </style:style>
    <style:style style:name="P953" style:parent-style-name="Standard" style:family="paragraph">
      <style:text-properties style:font-name="sans-serif" fo:font-size="12.5pt" style:font-size-asian="12.5pt"/>
    </style:style>
    <style:style style:name="P954" style:parent-style-name="Standard" style:family="paragraph">
      <style:text-properties style:font-name="sans-serif" fo:font-size="12.5pt" style:font-size-asian="12.5pt"/>
    </style:style>
    <style:style style:name="P955" style:parent-style-name="Standard" style:family="paragraph">
      <style:text-properties style:font-name="sans-serif" fo:font-size="12.5pt" style:font-size-asian="12.5pt"/>
    </style:style>
    <style:style style:name="P956" style:parent-style-name="Standard" style:family="paragraph">
      <style:text-properties style:font-name="sans-serif" fo:font-size="12.5pt" style:font-size-asian="12.5pt"/>
    </style:style>
    <style:style style:name="P957" style:parent-style-name="Standard" style:family="paragraph">
      <style:text-properties style:font-name="sans-serif" fo:font-size="12.5pt" style:font-size-asian="12.5pt"/>
    </style:style>
    <style:style style:name="P958" style:parent-style-name="Standard" style:family="paragraph">
      <style:text-properties style:font-name="sans-serif" fo:font-size="12.5pt" style:font-size-asian="12.5pt"/>
    </style:style>
    <style:style style:name="P959" style:parent-style-name="Standard" style:family="paragraph">
      <style:text-properties style:font-name="sans-serif" fo:font-size="12.5pt" style:font-size-asian="12.5pt"/>
    </style:style>
    <style:style style:name="P960" style:parent-style-name="Standard" style:family="paragraph">
      <style:text-properties style:font-name="sans-serif" fo:font-size="12.5pt" style:font-size-asian="12.5pt"/>
    </style:style>
    <style:style style:name="P961" style:parent-style-name="Standard" style:family="paragraph">
      <style:text-properties style:font-name="sans-serif" fo:font-size="12.5pt" style:font-size-asian="12.5pt"/>
    </style:style>
    <style:style style:name="P962" style:parent-style-name="Standard" style:family="paragraph">
      <style:text-properties style:font-name="sans-serif" fo:font-size="12.5pt" style:font-size-asian="12.5pt"/>
    </style:style>
    <style:style style:name="P963" style:parent-style-name="Standard" style:family="paragraph">
      <style:text-properties style:font-name="sans-serif" fo:font-size="12.5pt" style:font-size-asian="12.5pt"/>
    </style:style>
    <style:style style:name="P964" style:parent-style-name="Standard" style:family="paragraph">
      <style:text-properties style:font-name="sans-serif" fo:font-size="12.5pt" style:font-size-asian="12.5pt"/>
    </style:style>
    <style:style style:name="P965" style:parent-style-name="Standard" style:family="paragraph">
      <style:text-properties style:font-name="sans-serif" fo:font-size="12.5pt" style:font-size-asian="12.5pt"/>
    </style:style>
    <style:style style:name="P966" style:parent-style-name="Standard" style:family="paragraph">
      <style:text-properties style:font-name="sans-serif" fo:font-size="12.5pt" style:font-size-asian="12.5pt"/>
    </style:style>
    <style:style style:name="P967" style:parent-style-name="Standard" style:family="paragraph">
      <style:text-properties style:font-name="sans-serif" fo:font-size="12.5pt" style:font-size-asian="12.5pt"/>
    </style:style>
    <style:style style:name="P968" style:parent-style-name="Standaard" style:family="paragraph">
      <style:paragraph-properties fo:widows="2" fo:orphans="2" style:text-autospace="none" style:vertical-align="auto"/>
      <style:text-properties style:font-name="CourierNewPSMT" style:font-name-complex="CourierNewPSMT" style:letter-kerning="false" fo:font-size="10pt" style:font-size-asian="10pt" style:font-size-complex="10pt" fo:language="nl" fo:country="BE" style:language-complex="ar" style:country-complex="SA" fo:hyphenate="true"/>
    </style:style>
    <style:style style:name="P969" style:parent-style-name="Standaard" style:family="paragraph">
      <style:paragraph-properties fo:widows="2" fo:orphans="2" style:text-autospace="none" style:vertical-align="auto"/>
      <style:text-properties style:font-name="CourierNewPSMT" style:font-name-complex="CourierNewPSMT" style:letter-kerning="false" fo:font-size="10pt" style:font-size-asian="10pt" style:font-size-complex="10pt" fo:language="nl" fo:country="BE" style:language-complex="ar" style:country-complex="SA" fo:hyphenate="true"/>
    </style:style>
    <style:style style:name="T970" style:parent-style-name="Standaardalinea-lettertype" style:family="text">
      <style:text-properties style:font-name="CourierNewPSMT" style:font-name-complex="CourierNewPSMT" style:letter-kerning="false" fo:font-size="10pt" style:font-size-asian="10pt" style:font-size-complex="10pt" fo:language="nl" fo:country="BE" style:language-complex="ar" style:country-complex="SA"/>
    </style:style>
    <style:style style:name="P971" style:parent-style-name="Standard" style:family="paragraph">
      <style:text-properties style:font-name="sans-serif" fo:font-size="12.5pt" style:font-size-asian="12.5pt"/>
    </style:style>
    <style:style style:name="P972" style:parent-style-name="Standard" style:family="paragraph">
      <style:text-properties style:font-name="sans-serif" fo:font-size="12.5pt" style:font-size-asian="12.5pt"/>
    </style:style>
    <style:style style:name="P973" style:parent-style-name="Standard" style:family="paragraph">
      <style:text-properties style:font-name="sans-serif" fo:font-size="12.5pt" style:font-size-asian="12.5pt"/>
    </style:style>
    <style:style style:name="P974" style:parent-style-name="Standard" style:family="paragraph">
      <style:text-properties style:font-name="sans-serif" fo:font-size="12.5pt" style:font-size-asian="12.5pt"/>
    </style:style>
    <style:style style:name="P975" style:parent-style-name="Standard" style:family="paragraph">
      <style:text-properties style:font-name="sans-serif" fo:font-size="12.5pt" style:font-size-asian="12.5pt"/>
    </style:style>
    <style:style style:name="P976" style:parent-style-name="Standard" style:family="paragraph">
      <style:text-properties style:font-name="sans-serif" fo:font-size="12.5pt" style:font-size-asian="12.5pt"/>
    </style:style>
    <style:style style:name="P977" style:parent-style-name="Standard" style:family="paragraph">
      <style:text-properties style:font-name="sans-serif" fo:font-size="12.5pt" style:font-size-asian="12.5pt"/>
    </style:style>
    <style:style style:name="P978" style:parent-style-name="Standard" style:family="paragraph">
      <style:text-properties style:font-name="sans-serif" fo:font-size="12.5pt" style:font-size-asian="12.5pt"/>
    </style:style>
    <style:style style:name="P979" style:parent-style-name="Standard" style:family="paragraph">
      <style:text-properties style:font-name="sans-serif" fo:font-size="12.5pt" style:font-size-asian="12.5pt"/>
    </style:style>
    <style:style style:name="P980" style:parent-style-name="Standard" style:family="paragraph">
      <style:text-properties style:font-name="sans-serif" fo:font-size="12.5pt" style:font-size-asian="12.5pt"/>
    </style:style>
    <style:style style:name="P981" style:parent-style-name="Standard" style:family="paragraph">
      <style:text-properties style:font-name="sans-serif" fo:font-size="12.5pt" style:font-size-asian="12.5pt"/>
    </style:style>
    <style:style style:name="P982" style:parent-style-name="Standard" style:family="paragraph">
      <style:text-properties style:font-name="sans-serif" fo:font-size="12.5pt" style:font-size-asian="12.5pt"/>
    </style:style>
    <style:style style:name="P983" style:parent-style-name="Standard" style:family="paragraph">
      <style:text-properties style:font-name="sans-serif" fo:font-size="12.5pt" style:font-size-asian="12.5pt"/>
    </style:style>
    <style:style style:name="P984" style:parent-style-name="Standard" style:family="paragraph">
      <style:text-properties style:font-name="sans-serif" fo:font-size="12.5pt" style:font-size-asian="12.5pt"/>
    </style:style>
    <style:style style:name="P985" style:parent-style-name="Standard" style:family="paragraph">
      <style:text-properties style:font-name="sans-serif" fo:font-size="12.5pt" style:font-size-asian="12.5pt"/>
    </style:style>
    <style:style style:name="P986" style:parent-style-name="Standard" style:family="paragraph">
      <style:text-properties style:font-name="sans-serif" fo:font-size="12.5pt" style:font-size-asian="12.5pt"/>
    </style:style>
    <style:style style:name="P987" style:parent-style-name="Standard" style:family="paragraph">
      <style:text-properties style:font-name="sans-serif" fo:font-size="12.5pt" style:font-size-asian="12.5pt"/>
    </style:style>
    <style:style style:name="P988" style:parent-style-name="Standard" style:family="paragraph">
      <style:text-properties style:font-name="sans-serif" fo:font-size="12.5pt" style:font-size-asian="12.5pt"/>
    </style:style>
    <style:style style:name="P989" style:parent-style-name="Standard" style:family="paragraph">
      <style:text-properties style:font-name="sans-serif" fo:font-size="12.5pt" style:font-size-asian="12.5pt"/>
    </style:style>
    <style:style style:name="P990" style:parent-style-name="Standard" style:family="paragraph">
      <style:text-properties style:font-name="sans-serif" fo:font-size="12.5pt" style:font-size-asian="12.5pt"/>
    </style:style>
    <style:style style:name="P991" style:parent-style-name="Standard" style:family="paragraph">
      <style:text-properties style:font-name="sans-serif" fo:font-size="12.5pt" style:font-size-asian="12.5pt"/>
    </style:style>
    <style:style style:name="P992" style:parent-style-name="Standard" style:family="paragraph">
      <style:text-properties style:font-name="sans-serif" fo:font-size="12.5pt" style:font-size-asian="12.5pt"/>
    </style:style>
    <style:style style:name="P993" style:parent-style-name="Standard" style:family="paragraph">
      <style:text-properties style:font-name="sans-serif" fo:font-size="12.5pt" style:font-size-asian="12.5pt"/>
    </style:style>
    <style:style style:name="P994" style:parent-style-name="Standard" style:family="paragraph">
      <style:text-properties style:font-name="sans-serif" fo:font-size="12.5pt" style:font-size-asian="12.5pt"/>
    </style:style>
    <style:style style:name="P995" style:parent-style-name="Standard" style:family="paragraph">
      <style:text-properties style:font-name="sans-serif" fo:font-size="12.5pt" style:font-size-asian="12.5pt"/>
    </style:style>
    <style:style style:name="P996" style:parent-style-name="Standard" style:family="paragraph">
      <style:text-properties style:font-name="sans-serif" fo:font-size="12.5pt" style:font-size-asian="12.5pt"/>
    </style:style>
    <style:style style:name="P997" style:parent-style-name="Standard" style:family="paragraph">
      <style:text-properties style:font-name="sans-serif" fo:font-size="12.5pt" style:font-size-asian="12.5pt"/>
    </style:style>
    <style:style style:name="P998" style:parent-style-name="Standard" style:family="paragraph">
      <style:text-properties style:font-name="sans-serif" fo:font-size="12.5pt" style:font-size-asian="12.5pt"/>
    </style:style>
    <style:style style:name="P999" style:parent-style-name="Standard" style:family="paragraph">
      <style:text-properties style:font-name="sans-serif" fo:font-size="12.5pt" style:font-size-asian="12.5pt"/>
    </style:style>
    <style:style style:name="P1000" style:parent-style-name="Standard" style:family="paragraph">
      <style:text-properties style:font-name="sans-serif" fo:font-size="12.5pt" style:font-size-asian="12.5pt"/>
    </style:style>
    <style:style style:name="P1001" style:parent-style-name="Standard" style:family="paragraph">
      <style:text-properties style:font-name="sans-serif" fo:font-size="12.5pt" style:font-size-asian="12.5pt"/>
    </style:style>
    <style:style style:name="P1002" style:parent-style-name="Standard" style:family="paragraph">
      <style:text-properties style:font-name="sans-serif" fo:font-size="12.5pt" style:font-size-asian="12.5pt"/>
    </style:style>
    <style:style style:name="P1003" style:parent-style-name="Standard" style:family="paragraph">
      <style:text-properties style:font-name="monospace" fo:font-size="10.5pt" style:font-size-asian="10.5pt"/>
    </style:style>
    <style:style style:name="P1004" style:parent-style-name="Standard" style:family="paragraph">
      <style:text-properties style:font-name="sans-serif" fo:font-size="12.5pt" style:font-size-asian="12.5pt"/>
    </style:style>
    <style:style style:name="P1005" style:parent-style-name="Standard" style:family="paragraph">
      <style:text-properties style:font-name="sans-serif" fo:font-size="12.5pt" style:font-size-asian="12.5pt"/>
    </style:style>
    <style:style style:name="P1006" style:parent-style-name="Standard" style:family="paragraph">
      <style:text-properties style:font-name="sans-serif" fo:font-size="12.5pt" style:font-size-asian="12.5pt"/>
    </style:style>
    <style:style style:name="P1007" style:parent-style-name="Standard" style:family="paragraph">
      <style:text-properties style:font-name="sans-serif" fo:font-size="12.5pt" style:font-size-asian="12.5pt"/>
    </style:style>
    <style:style style:name="P1008" style:parent-style-name="Standard" style:family="paragraph">
      <style:text-properties style:font-name="sans-serif" fo:font-size="12.5pt" style:font-size-asian="12.5pt"/>
    </style:style>
    <style:style style:name="P1009" style:parent-style-name="Standard" style:family="paragraph">
      <style:text-properties style:font-name="sans-serif" fo:font-size="12.5pt" style:font-size-asian="12.5pt"/>
    </style:style>
    <style:style style:name="P1010" style:parent-style-name="Standard" style:family="paragraph">
      <style:text-properties style:font-name="sans-serif" fo:font-size="12.5pt" style:font-size-asian="12.5pt"/>
    </style:style>
    <style:style style:name="P1011" style:parent-style-name="Standard" style:family="paragraph">
      <style:text-properties style:font-name="monospace" fo:font-size="10.5pt" style:font-size-asian="10.5pt"/>
    </style:style>
    <style:style style:name="P1012" style:parent-style-name="Standard" style:family="paragraph">
      <style:text-properties style:font-name="sans-serif" fo:font-size="12.5pt" style:font-size-asian="12.5pt"/>
    </style:style>
    <style:style style:name="P1013" style:parent-style-name="Standard" style:family="paragraph">
      <style:text-properties style:font-name="sans-serif" fo:font-size="12.5pt" style:font-size-asian="12.5pt"/>
    </style:style>
    <style:style style:name="P1014" style:parent-style-name="Standard" style:family="paragraph">
      <style:text-properties style:font-name="sans-serif" fo:font-size="12.5pt" style:font-size-asian="12.5pt"/>
    </style:style>
    <style:style style:name="P1015" style:parent-style-name="Standard" style:family="paragraph">
      <style:text-properties style:font-name="sans-serif" fo:font-size="12.5pt" style:font-size-asian="12.5pt"/>
    </style:style>
    <style:style style:name="P1016" style:parent-style-name="Standard" style:family="paragraph">
      <style:text-properties style:font-name="sans-serif" fo:font-size="12.5pt" style:font-size-asian="12.5pt"/>
    </style:style>
    <style:style style:name="P1017" style:parent-style-name="Standard" style:family="paragraph">
      <style:text-properties style:font-name="sans-serif" fo:font-size="12.5pt" style:font-size-asian="12.5pt"/>
    </style:style>
    <style:style style:name="P1018" style:parent-style-name="Standard" style:family="paragraph">
      <style:text-properties style:font-name="sans-serif" fo:font-size="12.5pt" style:font-size-asian="12.5pt"/>
    </style:style>
    <style:style style:name="P1019" style:parent-style-name="Standard" style:family="paragraph">
      <style:text-properties style:font-name="sans-serif" fo:font-size="12.5pt" style:font-size-asian="12.5pt"/>
    </style:style>
    <style:style style:name="P1020" style:parent-style-name="Standard" style:family="paragraph">
      <style:text-properties style:font-name="monospace" fo:font-size="10.5pt" style:font-size-asian="10.5pt"/>
    </style:style>
    <style:style style:name="P1021" style:parent-style-name="Standard" style:family="paragraph">
      <style:text-properties style:font-name="monospace" fo:font-size="10.5pt" style:font-size-asian="10.5pt"/>
    </style:style>
    <style:style style:name="P1022" style:parent-style-name="Standard" style:family="paragraph">
      <style:text-properties style:font-name="monospace" fo:font-size="10.5pt" style:font-size-asian="10.5pt"/>
    </style:style>
    <style:style style:name="P1023" style:parent-style-name="Standard" style:family="paragraph">
      <style:text-properties style:font-name="monospace" fo:font-size="10.5pt" style:font-size-asian="10.5pt"/>
    </style:style>
    <style:style style:name="P1024" style:parent-style-name="Standard" style:family="paragraph">
      <style:text-properties style:font-name="monospace" fo:font-size="10.5pt" style:font-size-asian="10.5pt"/>
    </style:style>
    <style:style style:name="P1025" style:parent-style-name="Standard" style:family="paragraph">
      <style:text-properties style:font-name="monospace" fo:font-size="10.5pt" style:font-size-asian="10.5pt"/>
    </style:style>
    <style:style style:name="P1026" style:parent-style-name="Standard" style:family="paragraph">
      <style:text-properties style:font-name="monospace" fo:font-size="10.5pt" style:font-size-asian="10.5pt"/>
    </style:style>
    <style:style style:name="P1027" style:parent-style-name="Standard" style:family="paragraph">
      <style:text-properties style:font-name="monospace" fo:font-size="10.5pt" style:font-size-asian="10.5pt"/>
    </style:style>
    <style:style style:name="P1028" style:parent-style-name="Standard" style:family="paragraph">
      <style:text-properties style:font-name="sans-serif" fo:font-size="12.5pt" style:font-size-asian="12.5pt"/>
    </style:style>
    <style:style style:name="P1029" style:parent-style-name="Standard" style:family="paragraph">
      <style:text-properties style:font-name="sans-serif" fo:font-size="12.5pt" style:font-size-asian="12.5pt"/>
    </style:style>
    <style:style style:name="P1030" style:parent-style-name="Standard" style:family="paragraph">
      <style:text-properties style:font-name="sans-serif" fo:font-size="12.5pt" style:font-size-asian="12.5pt"/>
    </style:style>
    <style:style style:name="P1031" style:parent-style-name="Standard" style:family="paragraph">
      <style:text-properties style:font-name="sans-serif" fo:font-size="12.5pt" style:font-size-asian="12.5pt"/>
    </style:style>
    <style:style style:name="P1032" style:parent-style-name="Standard" style:family="paragraph">
      <style:text-properties style:font-name="sans-serif" fo:font-size="12.5pt" style:font-size-asian="12.5pt"/>
    </style:style>
    <style:style style:name="P1033" style:parent-style-name="Standard" style:family="paragraph">
      <style:text-properties style:font-name="sans-serif" fo:font-size="12.5pt" style:font-size-asian="12.5pt"/>
    </style:style>
    <style:style style:name="P1034" style:parent-style-name="Standard" style:family="paragraph">
      <style:text-properties style:font-name="sans-serif" fo:font-size="12.5pt" style:font-size-asian="12.5pt"/>
    </style:style>
    <style:style style:name="P1035" style:parent-style-name="Standard" style:family="paragraph">
      <style:text-properties style:font-name="sans-serif" fo:font-size="12.5pt" style:font-size-asian="12.5pt"/>
    </style:style>
    <style:style style:name="P1036" style:parent-style-name="Standard" style:family="paragraph">
      <style:text-properties style:font-name="sans-serif" fo:font-size="12.5pt" style:font-size-asian="12.5pt"/>
    </style:style>
    <style:style style:name="P1037" style:parent-style-name="Standard" style:family="paragraph">
      <style:text-properties style:font-name="sans-serif" fo:font-size="12.5pt" style:font-size-asian="12.5pt"/>
    </style:style>
    <style:style style:name="P1038" style:parent-style-name="Standard" style:family="paragraph">
      <style:text-properties style:font-name="sans-serif" fo:font-size="12.5pt" style:font-size-asian="12.5pt"/>
    </style:style>
    <style:style style:name="P1039" style:parent-style-name="Standard" style:family="paragraph">
      <style:text-properties style:font-name="sans-serif" fo:font-size="12.5pt" style:font-size-asian="12.5pt"/>
    </style:style>
    <style:style style:name="P1040" style:parent-style-name="Standard" style:family="paragraph">
      <style:text-properties style:font-name="sans-serif" fo:font-size="12.5pt" style:font-size-asian="12.5pt"/>
    </style:style>
    <style:style style:name="P1041" style:parent-style-name="Standard" style:family="paragraph">
      <style:text-properties style:font-name="sans-serif" fo:font-size="12.5pt" style:font-size-asian="12.5pt"/>
    </style:style>
    <style:style style:name="P1042" style:parent-style-name="Standard" style:family="paragraph">
      <style:text-properties style:font-name="sans-serif" fo:font-size="12.5pt" style:font-size-asian="12.5pt"/>
    </style:style>
    <style:style style:name="P1043" style:parent-style-name="Standard" style:family="paragraph">
      <style:text-properties style:font-name="sans-serif" fo:font-size="12.5pt" style:font-size-asian="12.5pt"/>
    </style:style>
    <style:style style:name="P1044" style:parent-style-name="Standard" style:family="paragraph">
      <style:text-properties style:font-name="sans-serif" fo:font-size="12.5pt" style:font-size-asian="12.5pt"/>
    </style:style>
    <style:style style:name="P1045" style:parent-style-name="Standard" style:family="paragraph">
      <style:text-properties style:font-name="sans-serif" fo:font-size="12.5pt" style:font-size-asian="12.5pt"/>
    </style:style>
    <style:style style:name="P1046" style:parent-style-name="Standard" style:family="paragraph">
      <style:text-properties style:font-name="sans-serif" fo:font-size="12.5pt" style:font-size-asian="12.5pt"/>
    </style:style>
    <style:style style:name="P1047" style:parent-style-name="Standard" style:family="paragraph">
      <style:text-properties style:font-name="sans-serif" fo:font-size="12.5pt" style:font-size-asian="12.5pt"/>
    </style:style>
    <style:style style:name="P1048" style:parent-style-name="Standard" style:family="paragraph">
      <style:text-properties style:font-name="sans-serif" fo:font-size="12.5pt" style:font-size-asian="12.5pt"/>
    </style:style>
    <style:style style:name="P1049" style:parent-style-name="Standard" style:family="paragraph">
      <style:text-properties style:font-name="sans-serif" fo:font-size="12.5pt" style:font-size-asian="12.5pt"/>
    </style:style>
    <style:style style:name="P1050" style:parent-style-name="Standard" style:family="paragraph">
      <style:text-properties style:font-name="sans-serif" fo:font-size="12.5pt" style:font-size-asian="12.5pt"/>
    </style:style>
    <style:style style:name="P1051" style:parent-style-name="Standard" style:family="paragraph">
      <style:text-properties style:font-name="sans-serif" fo:font-size="12.5pt" style:font-size-asian="12.5pt"/>
    </style:style>
    <style:style style:name="P1052" style:parent-style-name="Standard" style:family="paragraph">
      <style:text-properties style:font-name="sans-serif" fo:font-size="12.5pt" style:font-size-asian="12.5pt"/>
    </style:style>
    <style:style style:name="P1053" style:parent-style-name="Standard" style:family="paragraph">
      <style:text-properties style:font-name="sans-serif" fo:font-size="12.5pt" style:font-size-asian="12.5pt"/>
    </style:style>
    <style:style style:name="P1054" style:parent-style-name="Standard" style:family="paragraph">
      <style:text-properties style:font-name="sans-serif" fo:font-size="12.5pt" style:font-size-asian="12.5pt"/>
    </style:style>
    <style:style style:name="P1055" style:parent-style-name="Standard" style:family="paragraph">
      <style:text-properties style:font-name="sans-serif" fo:font-size="12.5pt" style:font-size-asian="12.5pt"/>
    </style:style>
    <style:style style:name="P1056" style:parent-style-name="Standard" style:family="paragraph">
      <style:text-properties style:font-name="sans-serif" fo:font-size="12.5pt" style:font-size-asian="12.5pt"/>
    </style:style>
    <style:style style:name="P1057" style:parent-style-name="Standard" style:family="paragraph">
      <style:text-properties style:font-name="sans-serif" fo:font-size="12.5pt" style:font-size-asian="12.5pt"/>
    </style:style>
    <style:style style:name="P1058" style:parent-style-name="Standard" style:family="paragraph">
      <style:text-properties style:font-name="sans-serif" fo:font-size="12.5pt" style:font-size-asian="12.5pt"/>
    </style:style>
    <style:style style:name="P1059" style:parent-style-name="Standard" style:family="paragraph">
      <style:text-properties style:font-name="sans-serif" fo:font-size="12.5pt" style:font-size-asian="12.5pt"/>
    </style:style>
    <style:style style:name="P1060" style:parent-style-name="Standard" style:family="paragraph">
      <style:text-properties style:font-name="sans-serif" fo:font-size="12.5pt" style:font-size-asian="12.5pt"/>
    </style:style>
    <style:style style:name="P1061" style:parent-style-name="Standard" style:family="paragraph">
      <style:text-properties style:font-name="sans-serif" fo:font-size="12.5pt" style:font-size-asian="12.5pt"/>
    </style:style>
    <style:style style:name="P1062" style:parent-style-name="Standard" style:family="paragraph">
      <style:text-properties style:font-name="sans-serif" fo:font-size="12.5pt" style:font-size-asian="12.5pt"/>
    </style:style>
    <style:style style:name="P1063" style:parent-style-name="Standard" style:family="paragraph">
      <style:text-properties style:font-name="sans-serif" fo:font-size="12.5pt" style:font-size-asian="12.5pt"/>
    </style:style>
    <style:style style:name="P1064" style:parent-style-name="Standard" style:family="paragraph">
      <style:text-properties style:font-name="sans-serif" fo:font-size="12.5pt" style:font-size-asian="12.5pt"/>
    </style:style>
    <style:style style:name="P1065" style:parent-style-name="Standard" style:family="paragraph">
      <style:text-properties style:font-name="sans-serif" fo:font-size="12.5pt" style:font-size-asian="12.5pt"/>
    </style:style>
    <style:style style:name="P1066" style:parent-style-name="Standard" style:family="paragraph">
      <style:text-properties style:font-name="sans-serif" fo:font-size="12.5pt" style:font-size-asian="12.5pt"/>
    </style:style>
    <style:style style:name="P1067" style:parent-style-name="Standard" style:family="paragraph">
      <style:text-properties style:font-name="sans-serif" fo:font-size="12.5pt" style:font-size-asian="12.5pt"/>
    </style:style>
    <style:style style:name="P1068" style:parent-style-name="Standard" style:family="paragraph">
      <style:text-properties style:font-name="sans-serif" fo:font-size="12.5pt" style:font-size-asian="12.5pt"/>
    </style:style>
    <style:style style:name="P1069" style:parent-style-name="Standard" style:family="paragraph">
      <style:text-properties style:font-name="sans-serif" fo:font-size="12.5pt" style:font-size-asian="12.5pt"/>
    </style:style>
    <style:style style:name="P1070" style:parent-style-name="Standard" style:family="paragraph">
      <style:text-properties style:font-name="sans-serif" fo:font-size="12.5pt" style:font-size-asian="12.5pt"/>
    </style:style>
    <style:style style:name="P1071" style:parent-style-name="Standard" style:family="paragraph">
      <style:text-properties style:font-name="sans-serif" fo:font-size="12.5pt" style:font-size-asian="12.5pt"/>
    </style:style>
    <style:style style:name="P1072" style:parent-style-name="Standard" style:family="paragraph">
      <style:text-properties style:font-name="sans-serif" fo:font-size="12.5pt" style:font-size-asian="12.5pt"/>
    </style:style>
    <style:style style:name="P1073" style:parent-style-name="Standard" style:family="paragraph">
      <style:text-properties style:font-name="sans-serif" fo:font-size="12.5pt" style:font-size-asian="12.5pt"/>
    </style:style>
    <style:style style:name="P1074" style:parent-style-name="Standard" style:family="paragraph">
      <style:text-properties style:font-name="sans-serif" fo:font-size="12.5pt" style:font-size-asian="12.5pt"/>
    </style:style>
    <style:style style:name="P1075" style:parent-style-name="Standard" style:family="paragraph">
      <style:text-properties style:font-name="sans-serif" fo:font-size="12.5pt" style:font-size-asian="12.5pt"/>
    </style:style>
    <style:style style:name="P1076" style:parent-style-name="Standard" style:family="paragraph">
      <style:text-properties style:font-name="sans-serif" fo:font-size="12.5pt" style:font-size-asian="12.5pt"/>
    </style:style>
    <style:style style:name="P1077" style:parent-style-name="Standard" style:family="paragraph">
      <style:text-properties style:font-name="sans-serif" fo:font-size="12.5pt" style:font-size-asian="12.5pt"/>
    </style:style>
    <style:style style:name="P1078" style:parent-style-name="Standard" style:family="paragraph">
      <style:text-properties style:font-name="sans-serif" fo:font-size="12.5pt" style:font-size-asian="12.5pt"/>
    </style:style>
    <style:style style:name="P1079" style:parent-style-name="Standard" style:family="paragraph">
      <style:text-properties style:font-name="sans-serif" fo:font-size="12.5pt" style:font-size-asian="12.5pt"/>
    </style:style>
    <style:style style:name="P1080" style:parent-style-name="Standard" style:family="paragraph">
      <style:text-properties style:font-name="sans-serif" fo:font-size="12.5pt" style:font-size-asian="12.5pt"/>
    </style:style>
    <style:style style:name="P1081" style:parent-style-name="Standard" style:family="paragraph">
      <style:text-properties style:font-name="sans-serif" fo:font-size="12.5pt" style:font-size-asian="12.5pt"/>
    </style:style>
    <style:style style:name="P1082" style:parent-style-name="Standard" style:family="paragraph">
      <style:text-properties style:font-name="sans-serif" fo:font-size="12.5pt" style:font-size-asian="12.5pt"/>
    </style:style>
    <style:style style:name="P1083" style:parent-style-name="Standard" style:family="paragraph">
      <style:text-properties style:font-name="sans-serif" fo:font-size="12.5pt" style:font-size-asian="12.5pt"/>
    </style:style>
    <style:style style:name="P1084" style:parent-style-name="Standard" style:family="paragraph">
      <style:text-properties style:font-name="sans-serif" fo:font-size="12.5pt" style:font-size-asian="12.5pt"/>
    </style:style>
    <style:style style:name="P1085" style:parent-style-name="Standard" style:family="paragraph">
      <style:text-properties style:font-name="sans-serif" fo:font-size="12.5pt" style:font-size-asian="12.5pt"/>
    </style:style>
    <style:style style:name="P1086" style:parent-style-name="Standard" style:family="paragraph">
      <style:text-properties style:font-name="sans-serif" fo:font-size="12.5pt" style:font-size-asian="12.5pt"/>
    </style:style>
    <style:style style:name="P1087" style:parent-style-name="Standard" style:family="paragraph">
      <style:text-properties style:font-name="sans-serif" fo:font-size="12.5pt" style:font-size-asian="12.5pt"/>
    </style:style>
    <style:style style:name="P1088" style:parent-style-name="Standard" style:family="paragraph">
      <style:text-properties style:font-name="sans-serif" fo:font-size="12.5pt" style:font-size-asian="12.5pt"/>
    </style:style>
    <style:style style:name="P1089" style:parent-style-name="Standard" style:family="paragraph">
      <style:text-properties style:font-name="sans-serif" fo:font-size="12.5pt" style:font-size-asian="12.5pt"/>
    </style:style>
    <style:style style:name="P1090" style:parent-style-name="Standard" style:family="paragraph">
      <style:text-properties style:font-name="sans-serif" fo:font-size="12.5pt" style:font-size-asian="12.5pt"/>
    </style:style>
    <style:style style:name="P1091" style:parent-style-name="Standard" style:family="paragraph">
      <style:text-properties style:font-name="sans-serif" fo:font-size="12.5pt" style:font-size-asian="12.5pt"/>
    </style:style>
    <style:style style:name="P1092" style:parent-style-name="Standard" style:family="paragraph">
      <style:text-properties style:font-name="sans-serif" fo:font-size="12.5pt" style:font-size-asian="12.5pt"/>
    </style:style>
    <style:style style:name="P1093" style:parent-style-name="Standard" style:family="paragraph">
      <style:text-properties style:font-name="sans-serif" fo:font-size="12.5pt" style:font-size-asian="12.5pt"/>
    </style:style>
    <style:style style:name="P1094" style:parent-style-name="Standard" style:family="paragraph">
      <style:text-properties style:font-name="sans-serif" fo:font-size="12.5pt" style:font-size-asian="12.5pt"/>
    </style:style>
    <style:style style:name="P1095" style:parent-style-name="Standard" style:family="paragraph">
      <style:text-properties style:font-name="sans-serif" fo:font-size="12.5pt" style:font-size-asian="12.5pt"/>
    </style:style>
    <style:style style:name="P1096" style:parent-style-name="Standard" style:family="paragraph">
      <style:text-properties style:font-name="sans-serif" fo:font-size="12.5pt" style:font-size-asian="12.5pt"/>
    </style:style>
    <style:style style:name="P1097" style:parent-style-name="Standard" style:family="paragraph">
      <style:text-properties style:font-name="sans-serif" fo:font-size="12.5pt" style:font-size-asian="12.5pt"/>
    </style:style>
    <style:style style:name="P1098" style:parent-style-name="Standard" style:family="paragraph">
      <style:text-properties style:font-name="sans-serif" fo:font-size="12.5pt" style:font-size-asian="12.5pt"/>
    </style:style>
    <style:style style:name="P1099" style:parent-style-name="Standard" style:family="paragraph">
      <style:text-properties style:font-name="sans-serif" fo:font-size="12.5pt" style:font-size-asian="12.5pt"/>
    </style:style>
    <style:style style:name="P1100" style:parent-style-name="Standard" style:family="paragraph">
      <style:text-properties style:font-name="sans-serif" fo:font-size="12.5pt" style:font-size-asian="12.5pt"/>
    </style:style>
    <style:style style:name="P1101" style:parent-style-name="Standard" style:family="paragraph">
      <style:text-properties style:font-name="sans-serif" fo:font-size="12.5pt" style:font-size-asian="12.5pt"/>
    </style:style>
    <style:style style:name="P1102" style:parent-style-name="Standard" style:family="paragraph">
      <style:text-properties style:font-name="sans-serif" fo:font-size="12.5pt" style:font-size-asian="12.5pt"/>
    </style:style>
    <style:style style:name="P1103" style:parent-style-name="Standard" style:family="paragraph">
      <style:text-properties style:font-name="sans-serif" fo:font-size="12.5pt" style:font-size-asian="12.5pt"/>
    </style:style>
    <style:style style:name="P1104" style:parent-style-name="Standard" style:family="paragraph">
      <style:text-properties style:font-name="sans-serif" fo:font-size="12.5pt" style:font-size-asian="12.5pt"/>
    </style:style>
    <style:style style:name="P1105" style:parent-style-name="Standard" style:family="paragraph">
      <style:text-properties style:font-name="sans-serif" fo:font-size="12.5pt" style:font-size-asian="12.5pt"/>
    </style:style>
    <style:style style:name="P1106" style:parent-style-name="Standard" style:family="paragraph">
      <style:text-properties style:font-name="sans-serif" fo:font-size="12.5pt" style:font-size-asian="12.5pt"/>
    </style:style>
    <style:style style:name="P1107" style:parent-style-name="Standard" style:family="paragraph">
      <style:text-properties style:font-name="sans-serif" fo:font-size="12.5pt" style:font-size-asian="12.5pt"/>
    </style:style>
    <style:style style:name="P1108" style:parent-style-name="Standard" style:family="paragraph">
      <style:text-properties style:font-name="sans-serif" fo:font-size="12.5pt" style:font-size-asian="12.5pt"/>
    </style:style>
    <style:style style:name="P1109" style:parent-style-name="Standard" style:family="paragraph">
      <style:text-properties style:font-name="sans-serif" fo:font-size="12.5pt" style:font-size-asian="12.5pt"/>
    </style:style>
    <style:style style:name="P1110" style:parent-style-name="Standard" style:family="paragraph">
      <style:text-properties style:font-name="sans-serif" fo:font-size="12.5pt" style:font-size-asian="12.5pt"/>
    </style:style>
    <style:style style:name="P1111" style:parent-style-name="Standard" style:family="paragraph">
      <style:text-properties style:font-name="sans-serif" fo:font-size="12.5pt" style:font-size-asian="12.5pt"/>
    </style:style>
    <style:style style:name="P1112" style:parent-style-name="Standard" style:family="paragraph">
      <style:text-properties style:font-name="sans-serif" fo:font-size="12.5pt" style:font-size-asian="12.5pt"/>
    </style:style>
    <style:style style:name="P1113" style:parent-style-name="Standard" style:family="paragraph">
      <style:text-properties style:font-name="sans-serif" fo:font-size="12.5pt" style:font-size-asian="12.5pt"/>
    </style:style>
    <style:style style:name="P1114" style:parent-style-name="Standard" style:family="paragraph">
      <style:text-properties style:font-name="sans-serif" fo:font-size="12.5pt" style:font-size-asian="12.5pt"/>
    </style:style>
    <style:style style:name="P1115" style:parent-style-name="Standard" style:family="paragraph">
      <style:text-properties style:font-name="sans-serif" fo:font-size="12.5pt" style:font-size-asian="12.5pt"/>
    </style:style>
    <style:style style:name="P1116" style:parent-style-name="Standard" style:family="paragraph">
      <style:text-properties style:font-name="sans-serif" fo:font-size="12.5pt" style:font-size-asian="12.5pt"/>
    </style:style>
    <style:style style:name="P1117" style:parent-style-name="Standard" style:family="paragraph">
      <style:text-properties style:font-name="sans-serif" fo:font-size="12.5pt" style:font-size-asian="12.5pt"/>
    </style:style>
    <style:style style:name="P1118" style:parent-style-name="Standard" style:family="paragraph">
      <style:text-properties style:font-name="sans-serif" fo:font-size="12.5pt" style:font-size-asian="12.5pt"/>
    </style:style>
    <style:style style:name="P1119" style:parent-style-name="Standard" style:family="paragraph">
      <style:text-properties style:font-name="sans-serif" fo:font-size="12.5pt" style:font-size-asian="12.5pt"/>
    </style:style>
    <style:style style:name="P1120" style:parent-style-name="Standard" style:family="paragraph">
      <style:text-properties style:font-name="sans-serif" fo:font-size="12.5pt" style:font-size-asian="12.5pt"/>
    </style:style>
    <style:style style:name="P1121" style:parent-style-name="Standard" style:family="paragraph">
      <style:text-properties style:font-name="sans-serif" fo:font-size="12.5pt" style:font-size-asian="12.5pt"/>
    </style:style>
    <style:style style:name="P1122" style:parent-style-name="Standard" style:family="paragraph">
      <style:text-properties style:font-name="sans-serif" fo:font-size="12.5pt" style:font-size-asian="12.5pt"/>
    </style:style>
    <style:style style:name="P1123" style:parent-style-name="Standard" style:family="paragraph">
      <style:text-properties style:font-name="sans-serif" fo:font-size="12.5pt" style:font-size-asian="12.5pt"/>
    </style:style>
    <style:style style:name="P1124" style:parent-style-name="Standard" style:family="paragraph">
      <style:text-properties style:font-name="sans-serif" fo:font-size="12.5pt" style:font-size-asian="12.5pt"/>
    </style:style>
    <style:style style:name="P1125" style:parent-style-name="Standard" style:family="paragraph">
      <style:text-properties style:font-name="sans-serif" fo:font-size="12.5pt" style:font-size-asian="12.5pt"/>
    </style:style>
    <style:style style:name="P1126" style:parent-style-name="Standard" style:family="paragraph">
      <style:text-properties style:font-name="sans-serif" fo:font-size="12.5pt" style:font-size-asian="12.5pt"/>
    </style:style>
    <style:style style:name="P1127" style:parent-style-name="Standard" style:family="paragraph">
      <style:text-properties style:font-name="sans-serif" fo:font-size="12.5pt" style:font-size-asian="12.5pt"/>
    </style:style>
    <style:style style:name="P1128" style:parent-style-name="Standard" style:family="paragraph">
      <style:text-properties style:font-name="sans-serif" fo:font-size="12.5pt" style:font-size-asian="12.5pt"/>
    </style:style>
    <style:style style:name="P1129" style:parent-style-name="Standard" style:family="paragraph">
      <style:text-properties style:font-name="sans-serif" fo:font-size="12.5pt" style:font-size-asian="12.5pt"/>
    </style:style>
    <style:style style:name="P1130" style:parent-style-name="Standard" style:family="paragraph">
      <style:text-properties style:font-name="sans-serif" fo:font-size="12.5pt" style:font-size-asian="12.5pt"/>
    </style:style>
    <style:style style:name="P1131" style:parent-style-name="Standard" style:family="paragraph">
      <style:text-properties style:font-name="sans-serif" fo:font-size="12.5pt" style:font-size-asian="12.5pt"/>
    </style:style>
    <style:style style:name="P1132" style:parent-style-name="Standard" style:family="paragraph">
      <style:text-properties style:font-name="sans-serif" fo:font-size="12.5pt" style:font-size-asian="12.5pt"/>
    </style:style>
    <style:style style:name="P1133" style:parent-style-name="Standard" style:family="paragraph">
      <style:text-properties style:font-name="sans-serif" fo:font-size="12.5pt" style:font-size-asian="12.5pt"/>
    </style:style>
    <style:style style:name="P1134" style:parent-style-name="Standard" style:family="paragraph">
      <style:text-properties style:font-name="sans-serif" fo:font-size="12.5pt" style:font-size-asian="12.5pt"/>
    </style:style>
    <style:style style:name="P1135" style:parent-style-name="Standard" style:family="paragraph">
      <style:text-properties style:font-name="sans-serif" fo:font-size="12.5pt" style:font-size-asian="12.5pt"/>
    </style:style>
    <style:style style:name="P1136" style:parent-style-name="Standard" style:family="paragraph">
      <style:text-properties style:font-name="sans-serif" fo:font-size="12.5pt" style:font-size-asian="12.5pt"/>
    </style:style>
    <style:style style:name="P1137" style:parent-style-name="Standard" style:family="paragraph">
      <style:text-properties style:font-name="sans-serif" fo:font-size="12.5pt" style:font-size-asian="12.5pt"/>
    </style:style>
    <style:style style:name="P1138" style:parent-style-name="Standard" style:family="paragraph">
      <style:text-properties style:font-name="sans-serif" fo:font-size="12.5pt" style:font-size-asian="12.5pt"/>
    </style:style>
    <style:style style:name="P1139" style:parent-style-name="Standard" style:family="paragraph">
      <style:text-properties style:font-name="monospace" fo:font-size="12.5pt" style:font-size-asian="12.5pt"/>
    </style:style>
    <style:style style:name="P1140" style:parent-style-name="Standard" style:family="paragraph">
      <style:text-properties style:font-name="monospace" fo:font-size="12.5pt" style:font-size-asian="12.5pt"/>
    </style:style>
    <style:style style:name="P1141" style:parent-style-name="Standard" style:family="paragraph">
      <style:text-properties style:font-name="monospace" fo:font-size="12.5pt" style:font-size-asian="12.5pt"/>
    </style:style>
    <style:style style:name="P1142" style:parent-style-name="Standard" style:family="paragraph">
      <style:text-properties style:font-name="monospace" fo:font-size="12.5pt" style:font-size-asian="12.5pt"/>
    </style:style>
    <style:style style:name="P1143" style:parent-style-name="Standard" style:family="paragraph">
      <style:text-properties style:font-name="monospace" fo:font-size="12.5pt" style:font-size-asian="12.5pt"/>
    </style:style>
    <style:style style:name="P1144" style:parent-style-name="Standard" style:family="paragraph">
      <style:text-properties style:font-name="monospace" fo:font-size="12.5pt" style:font-size-asian="12.5pt"/>
    </style:style>
    <style:style style:name="P1145" style:parent-style-name="Standard" style:family="paragraph">
      <style:text-properties style:font-name="monospace" fo:font-size="12.5pt" style:font-size-asian="12.5pt"/>
    </style:style>
    <style:style style:name="P1146" style:parent-style-name="Standard" style:family="paragraph">
      <style:text-properties style:font-name="monospace" fo:font-size="12.5pt" style:font-size-asian="12.5pt"/>
    </style:style>
    <style:style style:name="P1147" style:parent-style-name="Standard" style:family="paragraph">
      <style:text-properties style:font-name="monospace" fo:font-size="12.5pt" style:font-size-asian="12.5pt"/>
    </style:style>
    <style:style style:name="P1148" style:parent-style-name="Standard" style:family="paragraph">
      <style:text-properties style:font-name="monospace" fo:font-size="12.5pt" style:font-size-asian="12.5pt"/>
    </style:style>
    <style:style style:name="P1149" style:parent-style-name="Standard" style:family="paragraph">
      <style:text-properties style:font-name="monospace" fo:font-size="12.5pt" style:font-size-asian="12.5pt"/>
    </style:style>
    <style:style style:name="P1150" style:parent-style-name="Standard" style:family="paragraph">
      <style:text-properties style:font-name="monospace" fo:font-size="12.5pt" style:font-size-asian="12.5pt"/>
    </style:style>
    <style:style style:name="P1151" style:parent-style-name="Standard" style:family="paragraph">
      <style:text-properties style:font-name="monospace" fo:font-size="12.5pt" style:font-size-asian="12.5pt"/>
    </style:style>
    <style:style style:name="P1152" style:parent-style-name="Standard" style:family="paragraph">
      <style:text-properties style:font-name="monospace" fo:font-size="12.5pt" style:font-size-asian="12.5pt"/>
    </style:style>
    <style:style style:name="P1153" style:parent-style-name="Standard" style:family="paragraph">
      <style:text-properties style:font-name="monospace" fo:font-size="12.5pt" style:font-size-asian="12.5pt"/>
    </style:style>
    <style:style style:name="P1154" style:parent-style-name="Standard" style:family="paragraph">
      <style:text-properties style:font-name="monospace" fo:font-size="12.5pt" style:font-size-asian="12.5pt"/>
    </style:style>
    <style:style style:name="P1155" style:parent-style-name="Standard" style:family="paragraph">
      <style:text-properties style:font-name="monospace" fo:font-size="12.5pt" style:font-size-asian="12.5pt"/>
    </style:style>
    <style:style style:name="P1156" style:parent-style-name="Standard" style:family="paragraph">
      <style:text-properties style:font-name="monospace" fo:font-size="12.5pt" style:font-size-asian="12.5pt"/>
    </style:style>
    <style:style style:name="P1157" style:parent-style-name="Standard" style:family="paragraph">
      <style:text-properties style:font-name="monospace" fo:font-size="12.5pt" style:font-size-asian="12.5pt"/>
    </style:style>
    <style:style style:name="P1158" style:parent-style-name="Standard" style:family="paragraph">
      <style:text-properties style:font-name="monospace" fo:font-size="12.5pt" style:font-size-asian="12.5pt"/>
    </style:style>
    <style:style style:name="P1159" style:parent-style-name="Standard" style:family="paragraph">
      <style:text-properties style:font-name="monospace" fo:font-size="12.5pt" style:font-size-asian="12.5pt"/>
    </style:style>
    <style:style style:name="P1160" style:parent-style-name="Standard" style:family="paragraph">
      <style:text-properties style:font-name="monospace" fo:font-size="12.5pt" style:font-size-asian="12.5pt"/>
    </style:style>
    <style:style style:name="P1161" style:parent-style-name="Standard" style:family="paragraph">
      <style:text-properties style:font-name="monospace" fo:font-size="12.5pt" style:font-size-asian="12.5pt"/>
    </style:style>
    <style:style style:name="P1162" style:parent-style-name="Standard" style:family="paragraph">
      <style:text-properties style:font-name="monospace" fo:font-size="12.5pt" style:font-size-asian="12.5pt"/>
    </style:style>
    <style:style style:name="P1163" style:parent-style-name="Standard" style:family="paragraph">
      <style:text-properties style:font-name="monospace" fo:font-size="12.5pt" style:font-size-asian="12.5pt"/>
    </style:style>
    <style:style style:name="P1164" style:parent-style-name="Standard" style:family="paragraph">
      <style:text-properties style:font-name="monospace" fo:font-size="12.5pt" style:font-size-asian="12.5pt"/>
    </style:style>
    <style:style style:name="P1165" style:parent-style-name="Standard" style:family="paragraph">
      <style:text-properties style:font-name="monospace" fo:font-size="12.5pt" style:font-size-asian="12.5pt"/>
    </style:style>
    <style:style style:name="P1166" style:parent-style-name="Standard" style:family="paragraph">
      <style:text-properties style:font-name="monospace" fo:font-size="12.5pt" style:font-size-asian="12.5pt"/>
    </style:style>
    <style:style style:name="P1167" style:parent-style-name="Standard" style:family="paragraph">
      <style:text-properties style:font-name="monospace" fo:font-size="12.5pt" style:font-size-asian="12.5pt"/>
    </style:style>
    <style:style style:name="P1168" style:parent-style-name="Standard" style:family="paragraph">
      <style:text-properties style:font-name="monospace" fo:font-size="12.5pt" style:font-size-asian="12.5pt"/>
    </style:style>
    <style:style style:name="P1169" style:parent-style-name="Standard" style:family="paragraph">
      <style:text-properties style:font-name="monospace" fo:font-size="12.5pt" style:font-size-asian="12.5pt"/>
    </style:style>
    <style:style style:name="P1170" style:parent-style-name="Standard" style:family="paragraph">
      <style:text-properties style:font-name="monospace" fo:font-size="12.5pt" style:font-size-asian="12.5pt"/>
    </style:style>
    <style:style style:name="P1171" style:parent-style-name="Standard" style:family="paragraph">
      <style:text-properties style:font-name="monospace" fo:font-size="12.5pt" style:font-size-asian="12.5pt"/>
    </style:style>
    <style:style style:name="P1172" style:parent-style-name="Standard" style:family="paragraph">
      <style:text-properties style:font-name="sans-serif" fo:font-size="12.5pt" style:font-size-asian="12.5pt"/>
    </style:style>
    <style:style style:name="P1173" style:parent-style-name="Standard" style:family="paragraph">
      <style:text-properties style:font-name="sans-serif" fo:font-size="12.5pt" style:font-size-asian="12.5pt"/>
    </style:style>
    <style:style style:name="P1174" style:parent-style-name="Standard" style:family="paragraph">
      <style:text-properties style:font-name="sans-serif" fo:font-size="12.5pt" style:font-size-asian="12.5pt"/>
    </style:style>
    <style:style style:name="P1175" style:parent-style-name="Standard" style:family="paragraph">
      <style:text-properties style:font-name="sans-serif" fo:font-size="12.5pt" style:font-size-asian="12.5pt"/>
    </style:style>
    <style:style style:name="P1176" style:parent-style-name="Standard" style:family="paragraph">
      <style:text-properties style:font-name="sans-serif" fo:font-size="12.5pt" style:font-size-asian="12.5pt"/>
    </style:style>
    <style:style style:name="P1177" style:parent-style-name="Standard" style:family="paragraph">
      <style:text-properties style:font-name="sans-serif" fo:font-size="12.5pt" style:font-size-asian="12.5pt"/>
    </style:style>
    <style:style style:name="P1178" style:parent-style-name="Standard" style:family="paragraph">
      <style:text-properties style:font-name="sans-serif" fo:font-size="12.5pt" style:font-size-asian="12.5pt"/>
    </style:style>
    <style:style style:name="P1179" style:parent-style-name="Standard" style:family="paragraph">
      <style:text-properties style:font-name="sans-serif" fo:font-size="12.5pt" style:font-size-asian="12.5pt"/>
    </style:style>
    <style:style style:name="P1180" style:parent-style-name="Standard" style:family="paragraph">
      <style:text-properties style:font-name="sans-serif" fo:font-size="12.5pt" style:font-size-asian="12.5pt"/>
    </style:style>
    <style:style style:name="P1181" style:parent-style-name="Standard" style:family="paragraph">
      <style:text-properties style:font-name="sans-serif" fo:font-size="12.5pt" style:font-size-asian="12.5pt"/>
    </style:style>
    <style:style style:name="P1182" style:parent-style-name="Standard" style:family="paragraph">
      <style:text-properties style:font-name="sans-serif" fo:font-size="12.5pt" style:font-size-asian="12.5pt"/>
    </style:style>
    <style:style style:name="P1183" style:parent-style-name="Standard" style:family="paragraph">
      <style:text-properties style:font-name="sans-serif" fo:font-size="12.5pt" style:font-size-asian="12.5pt"/>
    </style:style>
    <style:style style:name="P1184" style:parent-style-name="Standard" style:family="paragraph">
      <style:text-properties style:font-name="sans-serif" fo:font-size="12.5pt" style:font-size-asian="12.5pt"/>
    </style:style>
    <style:style style:name="P1185" style:parent-style-name="Standard" style:family="paragraph">
      <style:text-properties style:font-name="sans-serif" fo:font-size="12.5pt" style:font-size-asian="12.5pt"/>
    </style:style>
    <style:style style:name="P1186" style:parent-style-name="Standard" style:family="paragraph">
      <style:text-properties style:font-name="sans-serif" fo:font-size="12.5pt" style:font-size-asian="12.5pt"/>
    </style:style>
    <style:style style:name="P1187" style:parent-style-name="Standard" style:family="paragraph">
      <style:text-properties style:font-name="sans-serif" fo:font-size="12.5pt" style:font-size-asian="12.5pt"/>
    </style:style>
    <style:style style:name="P1188" style:parent-style-name="Standard" style:family="paragraph">
      <style:text-properties style:font-name="sans-serif" fo:font-size="12.5pt" style:font-size-asian="12.5pt"/>
    </style:style>
    <style:style style:name="P1189" style:parent-style-name="Standard" style:family="paragraph">
      <style:text-properties style:font-name="sans-serif" fo:font-size="12.5pt" style:font-size-asian="12.5pt"/>
    </style:style>
    <style:style style:name="P1190" style:parent-style-name="Standard" style:family="paragraph">
      <style:text-properties style:font-name="sans-serif" fo:font-size="12.5pt" style:font-size-asian="12.5pt"/>
    </style:style>
    <style:style style:name="P1191" style:parent-style-name="Standard" style:family="paragraph">
      <style:text-properties style:font-name="sans-serif" fo:font-size="12.5pt" style:font-size-asian="12.5pt"/>
    </style:style>
    <style:style style:name="P1192" style:parent-style-name="Standard" style:family="paragraph">
      <style:text-properties style:font-name="sans-serif" fo:font-size="12.5pt" style:font-size-asian="12.5pt"/>
    </style:style>
    <style:style style:name="P1193" style:parent-style-name="Standard" style:family="paragraph">
      <style:text-properties style:font-name="sans-serif" fo:font-size="12.5pt" style:font-size-asian="12.5pt"/>
    </style:style>
    <style:style style:name="P1194" style:parent-style-name="Standard" style:family="paragraph">
      <style:text-properties style:font-name="sans-serif" fo:font-size="12.5pt" style:font-size-asian="12.5pt"/>
    </style:style>
    <style:style style:name="P1195" style:parent-style-name="Standard" style:family="paragraph">
      <style:text-properties style:font-name="sans-serif" fo:font-size="12.5pt" style:font-size-asian="12.5pt"/>
    </style:style>
    <style:style style:name="P1196" style:parent-style-name="Standard" style:family="paragraph">
      <style:text-properties style:font-name="sans-serif" fo:font-size="12.5pt" style:font-size-asian="12.5pt"/>
    </style:style>
    <style:style style:name="P1197" style:parent-style-name="Standard" style:family="paragraph">
      <style:text-properties style:font-name="sans-serif" fo:font-size="12.5pt" style:font-size-asian="12.5pt"/>
    </style:style>
    <style:style style:name="P1198" style:parent-style-name="Standard" style:family="paragraph">
      <style:text-properties style:font-name="sans-serif" fo:font-size="12.5pt" style:font-size-asian="12.5pt"/>
    </style:style>
    <style:style style:name="P1199" style:parent-style-name="Standard" style:family="paragraph">
      <style:text-properties style:font-name="sans-serif" fo:font-size="12.5pt" style:font-size-asian="12.5pt"/>
    </style:style>
    <style:style style:name="P1200" style:parent-style-name="Standard" style:family="paragraph">
      <style:text-properties style:font-name="sans-serif" fo:font-size="12.5pt" style:font-size-asian="12.5pt"/>
    </style:style>
    <style:style style:name="P1201" style:parent-style-name="Standard" style:family="paragraph">
      <style:text-properties style:font-name="sans-serif" fo:font-size="12.5pt" style:font-size-asian="12.5pt"/>
    </style:style>
    <style:style style:name="P1202" style:parent-style-name="Standard" style:family="paragraph">
      <style:text-properties style:font-name="sans-serif" fo:font-size="12.5pt" style:font-size-asian="12.5pt"/>
    </style:style>
    <style:style style:name="P1203" style:parent-style-name="Standard" style:family="paragraph">
      <style:text-properties style:font-name="sans-serif" fo:font-size="12.5pt" style:font-size-asian="12.5pt"/>
    </style:style>
    <style:style style:name="P1204" style:parent-style-name="Standard" style:family="paragraph">
      <style:text-properties style:font-name="sans-serif" fo:font-weight="bold" style:font-weight-asian="bold" fo:font-style="italic" style:font-style-asian="italic" fo:font-size="12.5pt" style:font-size-asian="12.5pt" style:text-underline-type="single" style:text-underline-style="solid" style:text-underline-width="auto" style:text-underline-mode="continuous"/>
    </style:style>
    <style:style style:name="P1205" style:parent-style-name="Standard" style:family="paragraph">
      <style:text-properties style:font-name="sans-serif" fo:font-size="12.5pt" style:font-size-asian="12.5pt"/>
    </style:style>
    <style:style style:name="P1206" style:parent-style-name="Standard" style:family="paragraph">
      <style:text-properties style:font-name="sans-serif" fo:font-size="12.5pt" style:font-size-asian="12.5pt"/>
    </style:style>
    <style:style style:name="P1207" style:parent-style-name="Standard" style:family="paragraph">
      <style:text-properties style:font-name="sans-serif" fo:font-size="12.5pt" style:font-size-asian="12.5pt"/>
    </style:style>
    <style:style style:name="P1208" style:parent-style-name="Standard" style:family="paragraph">
      <style:text-properties style:font-name="sans-serif" fo:font-size="12.5pt" style:font-size-asian="12.5pt"/>
    </style:style>
    <style:style style:name="P1209" style:parent-style-name="Standard" style:family="paragraph">
      <style:text-properties style:font-name="sans-serif" fo:font-size="12.5pt" style:font-size-asian="12.5pt"/>
    </style:style>
    <style:style style:name="P1210" style:parent-style-name="Standard" style:family="paragraph">
      <style:text-properties style:font-name="sans-serif" fo:font-size="12.5pt" style:font-size-asian="12.5pt"/>
    </style:style>
    <style:style style:name="P1211" style:parent-style-name="Standard" style:family="paragraph">
      <style:text-properties style:font-name="sans-serif" fo:font-size="12.5pt" style:font-size-asian="12.5pt"/>
    </style:style>
    <style:style style:name="P1212" style:parent-style-name="Standard" style:family="paragraph">
      <style:text-properties style:font-name="sans-serif" fo:font-size="12.5pt" style:font-size-asian="12.5pt"/>
    </style:style>
    <style:style style:name="P1213" style:parent-style-name="Standard" style:family="paragraph">
      <style:text-properties style:font-name="sans-serif" fo:font-size="12.5pt" style:font-size-asian="12.5pt"/>
    </style:style>
    <style:style style:name="P1214" style:parent-style-name="Standard" style:family="paragraph">
      <style:text-properties style:font-name="sans-serif" fo:font-size="12.5pt" style:font-size-asian="12.5pt"/>
    </style:style>
    <style:style style:name="P1215" style:parent-style-name="Standard" style:family="paragraph">
      <style:text-properties style:font-name="sans-serif" fo:font-size="12.5pt" style:font-size-asian="12.5pt"/>
    </style:style>
    <style:style style:name="P1216" style:parent-style-name="Standard" style:family="paragraph">
      <style:text-properties style:font-name="sans-serif" fo:font-size="12.5pt" style:font-size-asian="12.5pt"/>
    </style:style>
    <style:style style:name="P1217" style:parent-style-name="Standard" style:family="paragraph">
      <style:text-properties style:font-name="sans-serif" fo:font-size="12.5pt" style:font-size-asian="12.5pt"/>
    </style:style>
    <style:style style:name="P1218" style:parent-style-name="Standard" style:family="paragraph">
      <style:text-properties style:font-name="sans-serif" fo:font-size="12.5pt" style:font-size-asian="12.5pt"/>
    </style:style>
    <style:style style:name="P1219" style:parent-style-name="Standard" style:family="paragraph">
      <style:text-properties style:font-name="sans-serif" fo:font-size="12.5pt" style:font-size-asian="12.5pt"/>
    </style:style>
    <style:style style:name="P1220" style:parent-style-name="Standard" style:family="paragraph">
      <style:text-properties style:font-name="sans-serif" fo:font-size="12.5pt" style:font-size-asian="12.5pt"/>
    </style:style>
    <style:style style:name="P1221" style:parent-style-name="Standard" style:family="paragraph">
      <style:text-properties style:font-name="sans-serif" fo:font-size="12.5pt" style:font-size-asian="12.5pt"/>
    </style:style>
    <style:style style:name="P1222" style:parent-style-name="Standard" style:family="paragraph">
      <style:text-properties style:font-name="sans-serif" fo:font-size="12.5pt" style:font-size-asian="12.5pt"/>
    </style:style>
    <style:style style:name="P1223" style:parent-style-name="Standard" style:family="paragraph">
      <style:text-properties style:font-name="sans-serif" fo:font-size="12.5pt" style:font-size-asian="12.5pt"/>
    </style:style>
    <style:style style:name="P1224" style:parent-style-name="Standard" style:family="paragraph">
      <style:text-properties style:font-name="sans-serif" fo:font-size="12.5pt" style:font-size-asian="12.5pt"/>
    </style:style>
    <style:style style:name="P1225" style:parent-style-name="Standard" style:family="paragraph">
      <style:text-properties style:font-name="sans-serif" fo:font-size="12.5pt" style:font-size-asian="12.5pt"/>
    </style:style>
    <style:style style:name="P1226" style:parent-style-name="Standard" style:family="paragraph">
      <style:text-properties style:font-name="sans-serif" fo:font-size="12.5pt" style:font-size-asian="12.5pt"/>
    </style:style>
    <style:style style:name="P1227" style:parent-style-name="Standard" style:family="paragraph">
      <style:text-properties style:font-name="sans-serif" fo:font-size="12.5pt" style:font-size-asian="12.5pt"/>
    </style:style>
    <style:style style:name="P1228" style:parent-style-name="Standard" style:family="paragraph">
      <style:text-properties style:font-name="sans-serif" fo:font-size="12.5pt" style:font-size-asian="12.5pt"/>
    </style:style>
    <style:style style:name="P1229" style:parent-style-name="Standard" style:family="paragraph">
      <style:text-properties style:font-name="sans-serif" fo:font-size="12.5pt" style:font-size-asian="12.5pt"/>
    </style:style>
    <style:style style:name="P1230" style:parent-style-name="Standard" style:family="paragraph">
      <style:text-properties style:font-name="sans-serif" fo:font-size="12.5pt" style:font-size-asian="12.5pt"/>
    </style:style>
    <style:style style:name="P1231" style:parent-style-name="Standard" style:family="paragraph">
      <style:text-properties style:font-name="monospace" fo:font-size="10.5pt" style:font-size-asian="10.5pt"/>
    </style:style>
    <style:style style:name="P1232" style:parent-style-name="Standard" style:family="paragraph">
      <style:text-properties style:font-name="monospace" fo:font-size="10.5pt" style:font-size-asian="10.5pt"/>
    </style:style>
    <style:style style:name="P1233" style:parent-style-name="Standard" style:family="paragraph">
      <style:text-properties style:font-name="monospace" fo:font-size="10.5pt" style:font-size-asian="10.5pt"/>
    </style:style>
    <style:style style:name="P1234" style:parent-style-name="Standard" style:family="paragraph">
      <style:text-properties style:font-name="monospace" fo:font-size="10.5pt" style:font-size-asian="10.5pt"/>
    </style:style>
    <style:style style:name="P1235" style:parent-style-name="Standard" style:family="paragraph">
      <style:text-properties style:font-name="monospace" fo:font-size="10.5pt" style:font-size-asian="10.5pt"/>
    </style:style>
    <style:style style:name="P1236" style:parent-style-name="Standard" style:family="paragraph">
      <style:text-properties style:font-name="sans-serif" fo:font-size="12.5pt" style:font-size-asian="12.5pt"/>
    </style:style>
    <style:style style:name="P1237" style:parent-style-name="Standard" style:family="paragraph">
      <style:text-properties style:font-name="sans-serif" fo:font-size="12.5pt" style:font-size-asian="12.5pt"/>
    </style:style>
    <style:style style:name="P1238" style:parent-style-name="Standard" style:family="paragraph">
      <style:text-properties style:font-name="sans-serif" fo:font-size="12.5pt" style:font-size-asian="12.5pt"/>
    </style:style>
    <style:style style:name="P1239" style:parent-style-name="Standard" style:family="paragraph">
      <style:text-properties style:font-name="sans-serif" fo:font-size="12.5pt" style:font-size-asian="12.5pt"/>
    </style:style>
    <style:style style:name="P1240" style:parent-style-name="Standard" style:family="paragraph">
      <style:text-properties style:font-name="sans-serif" fo:font-size="12.5pt" style:font-size-asian="12.5pt"/>
    </style:style>
    <style:style style:name="P1241" style:parent-style-name="Standard" style:family="paragraph">
      <style:text-properties style:font-name="sans-serif" fo:font-size="12.5pt" style:font-size-asian="12.5pt"/>
    </style:style>
    <style:style style:name="P1242" style:parent-style-name="Standard" style:family="paragraph">
      <style:text-properties style:font-name="sans-serif" fo:font-size="12.5pt" style:font-size-asian="12.5pt"/>
    </style:style>
    <style:style style:name="P1243" style:parent-style-name="Standard" style:family="paragraph">
      <style:text-properties style:font-name="sans-serif" fo:font-size="12.5pt" style:font-size-asian="12.5pt"/>
    </style:style>
    <style:style style:name="P1244" style:parent-style-name="Standard" style:family="paragraph">
      <style:text-properties style:font-name="sans-serif" fo:font-size="12.5pt" style:font-size-asian="12.5pt"/>
    </style:style>
    <style:style style:name="P1245" style:parent-style-name="Standard" style:family="paragraph">
      <style:text-properties style:font-name="sans-serif" fo:font-size="12.5pt" style:font-size-asian="12.5pt"/>
    </style:style>
    <style:style style:name="P1246" style:parent-style-name="Standard" style:family="paragraph">
      <style:text-properties style:font-name="sans-serif" fo:font-size="12.5pt" style:font-size-asian="12.5pt"/>
    </style:style>
    <style:style style:name="P1247" style:parent-style-name="Standard" style:family="paragraph">
      <style:text-properties style:font-name="sans-serif" fo:font-size="12.5pt" style:font-size-asian="12.5pt"/>
    </style:style>
    <style:style style:name="P1248" style:parent-style-name="Standard" style:family="paragraph">
      <style:text-properties style:font-name="sans-serif" fo:font-size="12.5pt" style:font-size-asian="12.5pt"/>
    </style:style>
    <style:style style:name="P1249" style:parent-style-name="Standard" style:family="paragraph">
      <style:text-properties style:font-name="sans-serif" fo:font-size="12.5pt" style:font-size-asian="12.5pt"/>
    </style:style>
    <style:style style:name="P1250" style:parent-style-name="Standard" style:family="paragraph">
      <style:text-properties style:font-name="sans-serif" fo:font-size="12.5pt" style:font-size-asian="12.5pt"/>
    </style:style>
    <style:style style:name="P1251" style:parent-style-name="Standard" style:family="paragraph">
      <style:text-properties style:font-name="sans-serif" fo:font-size="12.5pt" style:font-size-asian="12.5pt"/>
    </style:style>
    <style:style style:name="P1252" style:parent-style-name="Standard" style:family="paragraph">
      <style:text-properties style:font-name="sans-serif" fo:font-size="12.5pt" style:font-size-asian="12.5pt"/>
    </style:style>
    <style:style style:name="P1253" style:parent-style-name="Standard" style:family="paragraph">
      <style:text-properties style:font-name="sans-serif" fo:font-size="12.5pt" style:font-size-asian="12.5pt"/>
    </style:style>
    <style:style style:name="P1254" style:parent-style-name="Standard" style:family="paragraph">
      <style:text-properties style:font-name="sans-serif" fo:font-size="12.5pt" style:font-size-asian="12.5pt"/>
    </style:style>
    <style:style style:name="P1255" style:parent-style-name="Standard" style:family="paragraph">
      <style:text-properties style:font-name="sans-serif" fo:font-size="12.5pt" style:font-size-asian="12.5pt"/>
    </style:style>
    <style:style style:name="P1256" style:parent-style-name="Standard" style:family="paragraph">
      <style:text-properties style:font-name="sans-serif" fo:font-size="12.5pt" style:font-size-asian="12.5pt"/>
    </style:style>
    <style:style style:name="P1257" style:parent-style-name="Standard" style:family="paragraph">
      <style:text-properties style:font-name="sans-serif" fo:font-size="12.5pt" style:font-size-asian="12.5pt"/>
    </style:style>
    <style:style style:name="P1258" style:parent-style-name="Standard" style:family="paragraph">
      <style:text-properties style:font-name="sans-serif" fo:font-size="12.5pt" style:font-size-asian="12.5pt"/>
    </style:style>
    <style:style style:name="P1259" style:parent-style-name="Standard" style:family="paragraph">
      <style:text-properties style:font-name="sans-serif" fo:font-size="12.5pt" style:font-size-asian="12.5pt"/>
    </style:style>
    <style:style style:name="P1260" style:parent-style-name="Standard" style:family="paragraph">
      <style:text-properties style:font-name="sans-serif" fo:font-size="12.5pt" style:font-size-asian="12.5pt"/>
    </style:style>
    <style:style style:name="P1261" style:parent-style-name="Standard" style:family="paragraph">
      <style:text-properties style:font-name="sans-serif" fo:font-size="12.5pt" style:font-size-asian="12.5pt"/>
    </style:style>
    <style:style style:name="P1262" style:parent-style-name="Standard" style:family="paragraph">
      <style:text-properties style:font-name="sans-serif" fo:font-size="12.5pt" style:font-size-asian="12.5pt"/>
    </style:style>
    <style:style style:name="P1263" style:parent-style-name="Standard" style:family="paragraph">
      <style:text-properties style:font-name="sans-serif" fo:font-size="12.5pt" style:font-size-asian="12.5pt"/>
    </style:style>
    <style:style style:name="P1264" style:parent-style-name="Standard" style:family="paragraph">
      <style:text-properties style:font-name="sans-serif" fo:font-size="12.5pt" style:font-size-asian="12.5pt"/>
    </style:style>
    <style:style style:name="P1265" style:parent-style-name="Standard" style:family="paragraph">
      <style:text-properties style:font-name="sans-serif" fo:font-size="12.5pt" style:font-size-asian="12.5pt"/>
    </style:style>
    <style:style style:name="P1266" style:parent-style-name="Standard" style:family="paragraph">
      <style:text-properties style:font-name="sans-serif" fo:font-size="12.5pt" style:font-size-asian="12.5pt"/>
    </style:style>
    <style:style style:name="P1267" style:parent-style-name="Standard" style:family="paragraph">
      <style:text-properties style:font-name="sans-serif" fo:font-size="12.5pt" style:font-size-asian="12.5pt"/>
    </style:style>
    <style:style style:name="P1268" style:parent-style-name="Standard" style:family="paragraph">
      <style:text-properties style:font-name="sans-serif" fo:font-size="12.5pt" style:font-size-asian="12.5pt"/>
    </style:style>
    <style:style style:name="P1269" style:parent-style-name="Standard" style:family="paragraph">
      <style:text-properties style:font-name="sans-serif" fo:font-size="12.5pt" style:font-size-asian="12.5pt"/>
    </style:style>
    <style:style style:name="P1270" style:parent-style-name="Standard" style:family="paragraph">
      <style:text-properties style:font-name="sans-serif" fo:font-size="12.5pt" style:font-size-asian="12.5pt"/>
    </style:style>
    <style:style style:name="P1271" style:parent-style-name="Standard" style:family="paragraph">
      <style:text-properties style:font-name="sans-serif" fo:font-size="12.5pt" style:font-size-asian="12.5pt"/>
    </style:style>
    <style:style style:name="P1272" style:parent-style-name="Standard" style:family="paragraph">
      <style:text-properties style:font-name="sans-serif" fo:font-size="12.5pt" style:font-size-asian="12.5pt"/>
    </style:style>
    <style:style style:name="P1273" style:parent-style-name="Standard" style:family="paragraph">
      <style:text-properties style:font-name="sans-serif" fo:font-size="12.5pt" style:font-size-asian="12.5pt"/>
    </style:style>
    <style:style style:name="P1274" style:parent-style-name="Standard" style:family="paragraph">
      <style:text-properties style:font-name="sans-serif" fo:font-size="12.5pt" style:font-size-asian="12.5pt"/>
    </style:style>
    <style:style style:name="P1275" style:parent-style-name="Standard" style:family="paragraph">
      <style:text-properties style:font-name="sans-serif" fo:font-size="12.5pt" style:font-size-asian="12.5pt"/>
    </style:style>
    <style:style style:name="P1276" style:parent-style-name="Standard" style:family="paragraph">
      <style:text-properties style:font-name="sans-serif" fo:font-size="12.5pt" style:font-size-asian="12.5pt"/>
    </style:style>
    <style:style style:name="P1277" style:parent-style-name="Standard" style:family="paragraph">
      <style:text-properties style:font-name="sans-serif" fo:font-size="12.5pt" style:font-size-asian="12.5pt"/>
    </style:style>
    <style:style style:name="P1278" style:parent-style-name="Standard" style:family="paragraph">
      <style:text-properties style:font-name="sans-serif" fo:font-size="12.5pt" style:font-size-asian="12.5pt"/>
    </style:style>
    <style:style style:name="P1279" style:parent-style-name="Standard" style:family="paragraph">
      <style:text-properties style:font-name="sans-serif" fo:font-size="12.5pt" style:font-size-asian="12.5pt"/>
    </style:style>
    <style:style style:name="P1280" style:parent-style-name="Standard" style:family="paragraph">
      <style:text-properties style:font-name="sans-serif" fo:font-size="12.5pt" style:font-size-asian="12.5pt"/>
    </style:style>
    <style:style style:name="P1281" style:parent-style-name="Standard" style:family="paragraph">
      <style:text-properties style:font-name="sans-serif" fo:font-size="12.5pt" style:font-size-asian="12.5pt"/>
    </style:style>
    <style:style style:name="P1282" style:parent-style-name="Standard" style:family="paragraph">
      <style:text-properties style:font-name="sans-serif" fo:font-size="12.5pt" style:font-size-asian="12.5pt"/>
    </style:style>
    <style:style style:name="P1283" style:parent-style-name="Standard" style:family="paragraph">
      <style:text-properties style:font-name="sans-serif" fo:font-size="12.5pt" style:font-size-asian="12.5pt"/>
    </style:style>
    <style:style style:name="P1284" style:parent-style-name="Standard" style:family="paragraph">
      <style:text-properties style:font-name="sans-serif" fo:font-size="12.5pt" style:font-size-asian="12.5pt"/>
    </style:style>
    <style:style style:name="P1285" style:parent-style-name="Standard" style:family="paragraph">
      <style:text-properties style:font-name="sans-serif" fo:font-size="12.5pt" style:font-size-asian="12.5pt"/>
    </style:style>
    <style:style style:name="P1286" style:parent-style-name="Standard" style:family="paragraph">
      <style:text-properties style:font-name="sans-serif" fo:font-size="12.5pt" style:font-size-asian="12.5pt"/>
    </style:style>
    <style:style style:name="P1287" style:parent-style-name="Standard" style:family="paragraph">
      <style:text-properties style:font-name="sans-serif" fo:font-size="12.5pt" style:font-size-asian="12.5pt"/>
    </style:style>
    <style:style style:name="P1288" style:parent-style-name="Standard" style:family="paragraph">
      <style:text-properties style:font-name="sans-serif" fo:font-size="12.5pt" style:font-size-asian="12.5pt"/>
    </style:style>
    <style:style style:name="P1289" style:parent-style-name="Standard" style:family="paragraph">
      <style:text-properties style:font-name="sans-serif" fo:font-size="12.5pt" style:font-size-asian="12.5pt"/>
    </style:style>
    <style:style style:name="P1290" style:parent-style-name="Standard" style:family="paragraph">
      <style:text-properties style:font-name="sans-serif" fo:font-size="12.5pt" style:font-size-asian="12.5pt"/>
    </style:style>
    <style:style style:name="P1291" style:parent-style-name="Standard" style:family="paragraph">
      <style:text-properties style:font-name="sans-serif" fo:font-size="12.5pt" style:font-size-asian="12.5pt"/>
    </style:style>
    <style:style style:name="P1292" style:parent-style-name="Standard" style:family="paragraph">
      <style:text-properties style:font-name="sans-serif" fo:font-size="12.5pt" style:font-size-asian="12.5pt"/>
    </style:style>
    <style:style style:name="P1293" style:parent-style-name="Standard" style:family="paragraph">
      <style:text-properties style:font-name="sans-serif" fo:font-size="12.5pt" style:font-size-asian="12.5pt"/>
    </style:style>
    <style:style style:name="P1294" style:parent-style-name="Standard" style:family="paragraph">
      <style:text-properties style:font-name="sans-serif" fo:font-size="12.5pt" style:font-size-asian="12.5pt"/>
    </style:style>
    <style:style style:name="P1295" style:parent-style-name="Standard" style:family="paragraph">
      <style:text-properties style:font-name="sans-serif" fo:font-size="12.5pt" style:font-size-asian="12.5pt"/>
    </style:style>
    <style:style style:name="P1296" style:parent-style-name="Standard" style:family="paragraph">
      <style:text-properties style:font-name="sans-serif" fo:font-size="12.5pt" style:font-size-asian="12.5pt"/>
    </style:style>
    <style:style style:name="P1297" style:parent-style-name="Standard" style:family="paragraph">
      <style:text-properties style:font-name="sans-serif" fo:font-size="12.5pt" style:font-size-asian="12.5pt"/>
    </style:style>
    <style:style style:name="P1298" style:parent-style-name="Standard" style:family="paragraph">
      <style:text-properties style:font-name="sans-serif" fo:font-size="12.5pt" style:font-size-asian="12.5pt"/>
    </style:style>
    <style:style style:name="P1299" style:parent-style-name="Standard" style:family="paragraph">
      <style:text-properties style:font-name="sans-serif" fo:font-size="12.5pt" style:font-size-asian="12.5pt"/>
    </style:style>
    <style:style style:name="P1300" style:parent-style-name="Standard" style:family="paragraph">
      <style:text-properties style:font-name="sans-serif" fo:font-size="12.5pt" style:font-size-asian="12.5pt"/>
    </style:style>
    <style:style style:name="P1301" style:parent-style-name="Standard" style:family="paragraph">
      <style:text-properties style:font-name="sans-serif" fo:font-size="12.5pt" style:font-size-asian="12.5pt"/>
    </style:style>
    <style:style style:name="P1302" style:parent-style-name="Standard" style:family="paragraph">
      <style:text-properties style:font-name="sans-serif" fo:font-size="12.5pt" style:font-size-asian="12.5pt"/>
    </style:style>
    <style:style style:name="P1303" style:parent-style-name="Standard" style:family="paragraph">
      <style:text-properties style:font-name="sans-serif" fo:font-size="12.5pt" style:font-size-asian="12.5pt"/>
    </style:style>
    <style:style style:name="P1304" style:parent-style-name="Standard" style:family="paragraph">
      <style:text-properties style:font-name="sans-serif" fo:font-size="12.5pt" style:font-size-asian="12.5pt"/>
    </style:style>
    <style:style style:name="P1305" style:parent-style-name="Standard" style:family="paragraph">
      <style:text-properties style:font-name="sans-serif" fo:font-size="12.5pt" style:font-size-asian="12.5pt"/>
    </style:style>
    <style:style style:name="P1306" style:parent-style-name="Standard" style:family="paragraph">
      <style:text-properties style:font-name="sans-serif" fo:font-size="12.5pt" style:font-size-asian="12.5pt"/>
    </style:style>
    <style:style style:name="P1307" style:parent-style-name="Standard" style:family="paragraph">
      <style:text-properties style:font-name="sans-serif" fo:font-size="12.5pt" style:font-size-asian="12.5pt"/>
    </style:style>
    <style:style style:name="P1308" style:parent-style-name="Standard" style:family="paragraph">
      <style:text-properties style:font-name="sans-serif" fo:font-size="12.5pt" style:font-size-asian="12.5pt"/>
    </style:style>
    <style:style style:name="P1309" style:parent-style-name="Standard" style:family="paragraph">
      <style:text-properties style:font-name="sans-serif" fo:font-size="12.5pt" style:font-size-asian="12.5pt"/>
    </style:style>
    <style:style style:name="P1310" style:parent-style-name="Standard" style:family="paragraph">
      <style:text-properties style:font-name="sans-serif" fo:font-size="12.5pt" style:font-size-asian="12.5pt"/>
    </style:style>
    <style:style style:name="P1311" style:parent-style-name="Standard" style:family="paragraph">
      <style:text-properties style:font-name="sans-serif" fo:font-size="12.5pt" style:font-size-asian="12.5pt"/>
    </style:style>
    <style:style style:name="P1312" style:parent-style-name="Standard" style:family="paragraph">
      <style:text-properties style:font-name="sans-serif" fo:font-size="12.5pt" style:font-size-asian="12.5pt"/>
    </style:style>
    <style:style style:name="P1313" style:parent-style-name="Standard" style:family="paragraph">
      <style:text-properties style:font-name="sans-serif" fo:font-size="12.5pt" style:font-size-asian="12.5pt"/>
    </style:style>
    <style:style style:name="P1314" style:parent-style-name="Standard" style:family="paragraph">
      <style:text-properties style:font-name="sans-serif" fo:font-size="12.5pt" style:font-size-asian="12.5pt"/>
    </style:style>
    <style:style style:name="P1315" style:parent-style-name="Standard" style:family="paragraph">
      <style:text-properties style:font-name="sans-serif" fo:font-size="12.5pt" style:font-size-asian="12.5pt"/>
    </style:style>
    <style:style style:name="P1316" style:parent-style-name="Standard" style:family="paragraph">
      <style:text-properties style:font-name="sans-serif" fo:font-size="12.5pt" style:font-size-asian="12.5pt"/>
    </style:style>
    <style:style style:name="P1317" style:parent-style-name="Standard" style:family="paragraph">
      <style:text-properties style:font-name="sans-serif" fo:font-size="12.5pt" style:font-size-asian="12.5pt"/>
    </style:style>
    <style:style style:name="P1318" style:parent-style-name="Standard" style:family="paragraph">
      <style:text-properties style:font-name="sans-serif" fo:font-size="12.5pt" style:font-size-asian="12.5pt"/>
    </style:style>
    <style:style style:name="P1319" style:parent-style-name="Standard" style:family="paragraph">
      <style:text-properties style:font-name="sans-serif" fo:font-size="12.5pt" style:font-size-asian="12.5pt"/>
    </style:style>
    <style:style style:name="P1320" style:parent-style-name="Standard" style:family="paragraph">
      <style:text-properties style:font-name="sans-serif" fo:font-size="12.5pt" style:font-size-asian="12.5pt"/>
    </style:style>
    <style:style style:name="P1321" style:parent-style-name="Standard" style:family="paragraph">
      <style:text-properties style:font-name="sans-serif" fo:font-size="12.5pt" style:font-size-asian="12.5pt"/>
    </style:style>
    <style:style style:name="P1322" style:parent-style-name="Standard" style:family="paragraph">
      <style:text-properties style:font-name="sans-serif" fo:font-size="12.5pt" style:font-size-asian="12.5pt"/>
    </style:style>
    <style:style style:name="P1323" style:parent-style-name="Standard" style:family="paragraph">
      <style:text-properties style:font-name="sans-serif" fo:font-size="12.5pt" style:font-size-asian="12.5pt"/>
    </style:style>
    <style:style style:name="P1324" style:parent-style-name="Standard" style:family="paragraph">
      <style:text-properties style:font-name="sans-serif" fo:font-size="12.5pt" style:font-size-asian="12.5pt"/>
    </style:style>
    <style:style style:name="P1325" style:parent-style-name="Standard" style:family="paragraph">
      <style:text-properties style:font-name="sans-serif" fo:font-size="12.5pt" style:font-size-asian="12.5pt"/>
    </style:style>
    <style:style style:name="P1326" style:parent-style-name="Standard" style:family="paragraph">
      <style:text-properties style:font-name="sans-serif" fo:font-size="12.5pt" style:font-size-asian="12.5pt"/>
    </style:style>
    <style:style style:name="P1327" style:parent-style-name="Standard" style:family="paragraph">
      <style:text-properties style:font-name="sans-serif" fo:font-size="12.5pt" style:font-size-asian="12.5pt"/>
    </style:style>
    <style:style style:name="P1328" style:parent-style-name="Standard" style:family="paragraph">
      <style:text-properties style:font-name="sans-serif" fo:font-size="12.5pt" style:font-size-asian="12.5pt"/>
    </style:style>
    <style:style style:name="P1329" style:parent-style-name="Standard" style:family="paragraph">
      <style:text-properties style:font-name="sans-serif" fo:font-size="12.5pt" style:font-size-asian="12.5pt"/>
    </style:style>
    <style:style style:name="P1330" style:parent-style-name="Standard" style:family="paragraph">
      <style:text-properties style:font-name="sans-serif" fo:font-size="12.5pt" style:font-size-asian="12.5pt"/>
    </style:style>
    <style:style style:name="P1331" style:parent-style-name="Standard" style:family="paragraph">
      <style:text-properties style:font-name="sans-serif" fo:font-size="12.5pt" style:font-size-asian="12.5pt"/>
    </style:style>
    <style:style style:name="P1332" style:parent-style-name="Standard" style:family="paragraph">
      <style:text-properties style:font-name="sans-serif" fo:font-size="12.5pt" style:font-size-asian="12.5pt"/>
    </style:style>
    <style:style style:name="P1333" style:parent-style-name="Standard" style:family="paragraph">
      <style:text-properties style:font-name="sans-serif" fo:font-size="12.5pt" style:font-size-asian="12.5pt"/>
    </style:style>
    <style:style style:name="P1334" style:parent-style-name="Standard" style:family="paragraph">
      <style:text-properties style:font-name="sans-serif" fo:font-size="12.5pt" style:font-size-asian="12.5pt"/>
    </style:style>
    <style:style style:name="P1335" style:parent-style-name="Standard" style:family="paragraph">
      <style:text-properties style:font-name="sans-serif" fo:font-size="12.5pt" style:font-size-asian="12.5pt"/>
    </style:style>
    <style:style style:name="P1336" style:parent-style-name="Standard" style:family="paragraph">
      <style:text-properties style:font-name="sans-serif" fo:font-size="12.5pt" style:font-size-asian="12.5pt"/>
    </style:style>
    <style:style style:name="P1337" style:parent-style-name="Standard" style:family="paragraph">
      <style:text-properties style:font-name="sans-serif" fo:font-size="12.5pt" style:font-size-asian="12.5pt"/>
    </style:style>
    <style:style style:name="P1338" style:parent-style-name="Standard" style:family="paragraph">
      <style:text-properties style:font-name="sans-serif" fo:font-size="12.5pt" style:font-size-asian="12.5pt"/>
    </style:style>
    <style:style style:name="P1339" style:parent-style-name="Standard" style:family="paragraph">
      <style:text-properties style:font-name="sans-serif" fo:font-size="12.5pt" style:font-size-asian="12.5pt"/>
    </style:style>
    <style:style style:name="P1340" style:parent-style-name="Standard" style:family="paragraph">
      <style:text-properties style:font-name="sans-serif" fo:font-size="12.5pt" style:font-size-asian="12.5pt"/>
    </style:style>
    <style:style style:name="P1341" style:parent-style-name="Standard" style:family="paragraph">
      <style:text-properties style:font-name="sans-serif" fo:font-size="12.5pt" style:font-size-asian="12.5pt"/>
    </style:style>
    <style:style style:name="P1342" style:parent-style-name="Standard" style:family="paragraph">
      <style:text-properties style:font-name="sans-serif" fo:font-size="12.5pt" style:font-size-asian="12.5pt"/>
    </style:style>
    <style:style style:name="P1343" style:parent-style-name="Standard" style:family="paragraph">
      <style:text-properties style:font-name="sans-serif" fo:font-size="12.5pt" style:font-size-asian="12.5pt"/>
    </style:style>
    <style:style style:name="P1344" style:parent-style-name="Standard" style:family="paragraph">
      <style:text-properties style:font-name="sans-serif" fo:font-size="12.5pt" style:font-size-asian="12.5pt"/>
    </style:style>
    <style:style style:name="P1345" style:parent-style-name="Standard" style:family="paragraph">
      <style:text-properties style:font-name="sans-serif" fo:font-size="12.5pt" style:font-size-asian="12.5pt"/>
    </style:style>
    <style:style style:name="P1346" style:parent-style-name="Standard" style:family="paragraph">
      <style:text-properties style:font-name="sans-serif" fo:font-size="12.5pt" style:font-size-asian="12.5pt"/>
    </style:style>
    <style:style style:name="P1347" style:parent-style-name="Standard" style:family="paragraph">
      <style:text-properties style:font-name="sans-serif" fo:font-size="12.5pt" style:font-size-asian="12.5pt"/>
    </style:style>
    <style:style style:name="P1348" style:parent-style-name="Standard" style:family="paragraph">
      <style:text-properties style:font-name="sans-serif" fo:font-size="12.5pt" style:font-size-asian="12.5pt"/>
    </style:style>
    <style:style style:name="P1349" style:parent-style-name="Standard" style:family="paragraph">
      <style:text-properties style:font-name="sans-serif" fo:font-size="12.5pt" style:font-size-asian="12.5pt"/>
    </style:style>
    <style:style style:name="P1350" style:parent-style-name="Standard" style:family="paragraph">
      <style:text-properties style:font-name="sans-serif" fo:font-size="12.5pt" style:font-size-asian="12.5pt"/>
    </style:style>
    <style:style style:name="P1351" style:parent-style-name="Standard" style:family="paragraph">
      <style:text-properties style:font-name="sans-serif" fo:font-size="12.5pt" style:font-size-asian="12.5pt"/>
    </style:style>
    <style:style style:name="P1352" style:parent-style-name="Standard" style:family="paragraph">
      <style:text-properties style:font-name="sans-serif" fo:font-size="12.5pt" style:font-size-asian="12.5pt"/>
    </style:style>
    <style:style style:name="P1353" style:parent-style-name="Standard" style:family="paragraph">
      <style:text-properties style:font-name="sans-serif" fo:font-size="12.5pt" style:font-size-asian="12.5pt"/>
    </style:style>
    <style:style style:name="P1354" style:parent-style-name="Standard" style:family="paragraph">
      <style:text-properties style:font-name="sans-serif" fo:font-size="12.5pt" style:font-size-asian="12.5pt"/>
    </style:style>
    <style:style style:name="P1355" style:parent-style-name="Standard" style:family="paragraph">
      <style:text-properties style:font-name="sans-serif" fo:font-size="12.5pt" style:font-size-asian="12.5pt"/>
    </style:style>
    <style:style style:name="P1356" style:parent-style-name="Standard" style:family="paragraph">
      <style:text-properties style:font-name="sans-serif" fo:font-size="12.5pt" style:font-size-asian="12.5pt"/>
    </style:style>
    <style:style style:name="P1357" style:parent-style-name="Standard" style:family="paragraph">
      <style:text-properties style:font-name="sans-serif" fo:font-size="12.5pt" style:font-size-asian="12.5pt"/>
    </style:style>
    <style:style style:name="P1358" style:parent-style-name="Standard" style:family="paragraph">
      <style:text-properties style:font-name="sans-serif" fo:font-size="12.5pt" style:font-size-asian="12.5pt"/>
    </style:style>
    <style:style style:name="P1359" style:parent-style-name="Standard" style:family="paragraph">
      <style:text-properties style:font-name="sans-serif" fo:font-size="12.5pt" style:font-size-asian="12.5pt"/>
    </style:style>
    <style:style style:name="P1360" style:parent-style-name="Standard" style:family="paragraph">
      <style:text-properties style:font-name="sans-serif" fo:font-size="12.5pt" style:font-size-asian="12.5pt"/>
    </style:style>
    <style:style style:name="P1361" style:parent-style-name="Standard" style:family="paragraph">
      <style:text-properties style:font-name="sans-serif" fo:font-size="12.5pt" style:font-size-asian="12.5pt"/>
    </style:style>
    <style:style style:name="P1362" style:parent-style-name="Standard" style:family="paragraph">
      <style:text-properties style:font-name="sans-serif" fo:font-size="12.5pt" style:font-size-asian="12.5pt"/>
    </style:style>
    <style:style style:name="P1363" style:parent-style-name="Standard" style:family="paragraph">
      <style:text-properties style:font-name="sans-serif" fo:font-size="12.5pt" style:font-size-asian="12.5pt"/>
    </style:style>
    <style:style style:name="P1364" style:parent-style-name="Standard" style:family="paragraph">
      <style:text-properties style:font-name="sans-serif" fo:font-size="12.5pt" style:font-size-asian="12.5pt"/>
    </style:style>
    <style:style style:name="P1365" style:parent-style-name="Standard" style:family="paragraph">
      <style:text-properties style:font-name="sans-serif" fo:font-size="12.5pt" style:font-size-asian="12.5pt"/>
    </style:style>
    <style:style style:name="P1366" style:parent-style-name="Standard" style:family="paragraph">
      <style:text-properties style:font-name="sans-serif" fo:font-size="12.5pt" style:font-size-asian="12.5pt"/>
    </style:style>
    <style:style style:name="P1367" style:parent-style-name="Standard" style:family="paragraph">
      <style:text-properties style:font-name="sans-serif" fo:font-size="12.5pt" style:font-size-asian="12.5pt"/>
    </style:style>
    <style:style style:name="P1368" style:parent-style-name="Standard" style:family="paragraph">
      <style:text-properties style:font-name="sans-serif" fo:font-size="12.5pt" style:font-size-asian="12.5pt"/>
    </style:style>
    <style:style style:name="P1369" style:parent-style-name="Standard" style:family="paragraph">
      <style:text-properties style:font-name="sans-serif" fo:font-size="12.5pt" style:font-size-asian="12.5pt"/>
    </style:style>
    <style:style style:name="P1370" style:parent-style-name="Standard" style:family="paragraph">
      <style:text-properties style:font-name="sans-serif" fo:font-size="12.5pt" style:font-size-asian="12.5pt"/>
    </style:style>
    <style:style style:name="P1371" style:parent-style-name="Standard" style:family="paragraph">
      <style:text-properties style:font-name="sans-serif" fo:font-size="12.5pt" style:font-size-asian="12.5pt"/>
    </style:style>
    <style:style style:name="P1372" style:parent-style-name="Standard" style:family="paragraph">
      <style:text-properties style:font-name="sans-serif" fo:font-size="12.5pt" style:font-size-asian="12.5pt"/>
    </style:style>
    <style:style style:name="P1373" style:parent-style-name="Standard" style:family="paragraph">
      <style:text-properties style:font-name="sans-serif" fo:font-size="12.5pt" style:font-size-asian="12.5pt"/>
    </style:style>
    <style:style style:name="P1374" style:parent-style-name="Standard" style:family="paragraph">
      <style:text-properties style:font-name="sans-serif" fo:font-size="12.5pt" style:font-size-asian="12.5pt"/>
    </style:style>
    <style:style style:name="P1375" style:parent-style-name="Standard" style:family="paragraph">
      <style:text-properties style:font-name="sans-serif" fo:font-size="12.5pt" style:font-size-asian="12.5pt"/>
    </style:style>
    <style:style style:name="P1376" style:parent-style-name="Standard" style:family="paragraph">
      <style:text-properties style:font-name="sans-serif" fo:font-size="12.5pt" style:font-size-asian="12.5pt"/>
    </style:style>
    <style:style style:name="P1377" style:parent-style-name="Standard" style:family="paragraph">
      <style:text-properties style:font-name="sans-serif" fo:font-size="12.5pt" style:font-size-asian="12.5pt"/>
    </style:style>
    <style:style style:name="P1378" style:parent-style-name="Standard" style:family="paragraph">
      <style:text-properties style:font-name="sans-serif" fo:font-size="12.5pt" style:font-size-asian="12.5pt"/>
    </style:style>
    <style:style style:name="P1379" style:parent-style-name="Standard" style:family="paragraph">
      <style:text-properties style:font-name="sans-serif" fo:font-size="12.5pt" style:font-size-asian="12.5pt"/>
    </style:style>
    <style:style style:name="P1380" style:parent-style-name="Standard" style:family="paragraph">
      <style:text-properties style:font-name="sans-serif" fo:font-size="12.5pt" style:font-size-asian="12.5pt"/>
    </style:style>
    <style:style style:name="P1381" style:parent-style-name="Standard" style:family="paragraph">
      <style:text-properties style:font-name="sans-serif" fo:font-size="12.5pt" style:font-size-asian="12.5pt"/>
    </style:style>
    <style:style style:name="P1382" style:parent-style-name="Standard" style:family="paragraph">
      <style:text-properties style:font-name="sans-serif" fo:font-size="12.5pt" style:font-size-asian="12.5pt"/>
    </style:style>
    <style:style style:name="P1383" style:parent-style-name="Standard" style:family="paragraph">
      <style:text-properties style:font-name="sans-serif" fo:font-size="12.5pt" style:font-size-asian="12.5pt"/>
    </style:style>
    <style:style style:name="P1384" style:parent-style-name="Standard" style:family="paragraph">
      <style:text-properties style:font-name="sans-serif" fo:font-size="12.5pt" style:font-size-asian="12.5pt"/>
    </style:style>
    <style:style style:name="P1385" style:parent-style-name="Standard" style:family="paragraph">
      <style:text-properties style:font-name="sans-serif" fo:font-size="12.5pt" style:font-size-asian="12.5pt"/>
    </style:style>
    <style:style style:name="P1386" style:parent-style-name="Standard" style:family="paragraph">
      <style:text-properties style:font-name="sans-serif" fo:font-size="12.5pt" style:font-size-asian="12.5pt"/>
    </style:style>
    <style:style style:name="P1387" style:parent-style-name="Standard" style:family="paragraph">
      <style:text-properties style:font-name="sans-serif" fo:font-size="12.5pt" style:font-size-asian="12.5pt"/>
    </style:style>
    <style:style style:name="P1388" style:parent-style-name="Standard" style:family="paragraph">
      <style:text-properties style:font-name="sans-serif" fo:font-size="12.5pt" style:font-size-asian="12.5pt"/>
    </style:style>
    <style:style style:name="P1389" style:parent-style-name="Standard" style:family="paragraph">
      <style:text-properties style:font-name="sans-serif" fo:font-size="12.5pt" style:font-size-asian="12.5pt"/>
    </style:style>
    <style:style style:name="P1390" style:parent-style-name="Standard" style:family="paragraph">
      <style:text-properties style:font-name="sans-serif" fo:font-size="12.5pt" style:font-size-asian="12.5pt"/>
    </style:style>
    <style:style style:name="P1391" style:parent-style-name="Standard" style:family="paragraph">
      <style:text-properties style:font-name="sans-serif" fo:font-size="12.5pt" style:font-size-asian="12.5pt"/>
    </style:style>
    <style:style style:name="P1392" style:parent-style-name="Standard" style:family="paragraph">
      <style:text-properties style:font-name="sans-serif" fo:font-size="12.5pt" style:font-size-asian="12.5pt"/>
    </style:style>
    <style:style style:name="P1393" style:parent-style-name="Standard" style:family="paragraph">
      <style:text-properties style:font-name="sans-serif" fo:font-size="12.5pt" style:font-size-asian="12.5pt"/>
    </style:style>
    <style:style style:name="P1394" style:parent-style-name="Standard" style:family="paragraph">
      <style:text-properties style:font-name="sans-serif" fo:font-size="12.5pt" style:font-size-asian="12.5pt"/>
    </style:style>
    <style:style style:name="P1395" style:parent-style-name="Standard" style:family="paragraph">
      <style:text-properties style:font-name="sans-serif" fo:font-size="12.5pt" style:font-size-asian="12.5pt"/>
    </style:style>
    <style:style style:name="P1396" style:parent-style-name="Standard" style:family="paragraph">
      <style:text-properties style:font-name="sans-serif" fo:font-size="12.5pt" style:font-size-asian="12.5pt"/>
    </style:style>
    <style:style style:name="P1397" style:parent-style-name="Standard" style:family="paragraph">
      <style:text-properties style:font-name="sans-serif" fo:font-size="12.5pt" style:font-size-asian="12.5pt"/>
    </style:style>
    <style:style style:name="P1398" style:parent-style-name="Standard" style:family="paragraph">
      <style:text-properties style:font-name="sans-serif" fo:font-size="12.5pt" style:font-size-asian="12.5pt"/>
    </style:style>
    <style:style style:name="P1399" style:parent-style-name="Standard" style:family="paragraph">
      <style:text-properties style:font-name="sans-serif" fo:font-size="12.5pt" style:font-size-asian="12.5pt"/>
    </style:style>
    <style:style style:name="P1400" style:parent-style-name="Standard" style:family="paragraph">
      <style:text-properties style:font-name="sans-serif" fo:font-size="12.5pt" style:font-size-asian="12.5pt"/>
    </style:style>
    <style:style style:name="P1401" style:parent-style-name="Standard" style:family="paragraph">
      <style:text-properties style:font-name="sans-serif" fo:font-size="12.5pt" style:font-size-asian="12.5pt"/>
    </style:style>
    <style:style style:name="P1402" style:parent-style-name="Standard" style:family="paragraph">
      <style:text-properties style:font-name="sans-serif" fo:font-size="12.5pt" style:font-size-asian="12.5pt"/>
    </style:style>
    <style:style style:name="P1403" style:parent-style-name="Standard" style:family="paragraph">
      <style:text-properties style:font-name="sans-serif" fo:font-size="12.5pt" style:font-size-asian="12.5pt"/>
    </style:style>
    <style:style style:name="P1404" style:parent-style-name="Standard" style:family="paragraph">
      <style:text-properties style:font-name="sans-serif" fo:font-size="12.5pt" style:font-size-asian="12.5pt"/>
    </style:style>
    <style:style style:name="P1405" style:parent-style-name="Standard" style:family="paragraph">
      <style:text-properties style:font-name="sans-serif" fo:font-size="12.5pt" style:font-size-asian="12.5pt"/>
    </style:style>
    <style:style style:name="P1406" style:parent-style-name="Standard" style:family="paragraph">
      <style:text-properties style:font-name="sans-serif" fo:font-size="12.5pt" style:font-size-asian="12.5pt"/>
    </style:style>
    <style:style style:name="P1407" style:parent-style-name="Standard" style:family="paragraph">
      <style:text-properties style:font-name="sans-serif" fo:font-size="12.5pt" style:font-size-asian="12.5pt"/>
    </style:style>
    <style:style style:name="P1408" style:parent-style-name="Standard" style:family="paragraph">
      <style:text-properties style:font-name="sans-serif" fo:font-size="12.5pt" style:font-size-asian="12.5pt"/>
    </style:style>
    <style:style style:name="P1409" style:parent-style-name="Standard" style:family="paragraph">
      <style:text-properties style:font-name="sans-serif" fo:font-size="12.5pt" style:font-size-asian="12.5pt"/>
    </style:style>
    <style:style style:name="P1410" style:parent-style-name="Standard" style:family="paragraph">
      <style:text-properties style:font-name="sans-serif" fo:font-size="12.5pt" style:font-size-asian="12.5pt"/>
    </style:style>
    <style:style style:name="P1411" style:parent-style-name="Standard" style:family="paragraph">
      <style:text-properties style:font-name="sans-serif" fo:font-size="12.5pt" style:font-size-asian="12.5pt"/>
    </style:style>
    <style:style style:name="P1412" style:parent-style-name="Standard" style:family="paragraph">
      <style:text-properties style:font-name="sans-serif" fo:font-size="12.5pt" style:font-size-asian="12.5pt"/>
    </style:style>
    <style:style style:name="P1413" style:parent-style-name="Standard" style:family="paragraph">
      <style:text-properties style:font-name="sans-serif" fo:font-size="12.5pt" style:font-size-asian="12.5pt"/>
    </style:style>
    <style:style style:name="P1414" style:parent-style-name="Standard" style:family="paragraph">
      <style:text-properties style:font-name="sans-serif" fo:font-size="12.5pt" style:font-size-asian="12.5pt"/>
    </style:style>
    <style:style style:name="P1415" style:parent-style-name="Standard" style:family="paragraph">
      <style:text-properties style:font-name="sans-serif" fo:font-size="12.5pt" style:font-size-asian="12.5pt"/>
    </style:style>
    <style:style style:name="P1416" style:parent-style-name="Standard" style:family="paragraph">
      <style:text-properties style:font-name="sans-serif" fo:font-size="12.5pt" style:font-size-asian="12.5pt"/>
    </style:style>
    <style:style style:name="P1417" style:parent-style-name="Standard" style:family="paragraph">
      <style:text-properties style:font-name="sans-serif" fo:font-size="12.5pt" style:font-size-asian="12.5pt"/>
    </style:style>
    <style:style style:name="P1418" style:parent-style-name="Standard" style:family="paragraph">
      <style:text-properties style:font-name="sans-serif" fo:font-size="12.5pt" style:font-size-asian="12.5pt"/>
    </style:style>
    <style:style style:name="P1419" style:parent-style-name="Standard" style:family="paragraph">
      <style:text-properties style:font-name="sans-serif" fo:font-size="12.5pt" style:font-size-asian="12.5pt"/>
    </style:style>
    <style:style style:name="P1420" style:parent-style-name="Standard" style:family="paragraph">
      <style:text-properties style:font-name="sans-serif" fo:font-size="12.5pt" style:font-size-asian="12.5pt"/>
    </style:style>
    <style:style style:name="P1421" style:parent-style-name="Standard" style:family="paragraph">
      <style:text-properties style:font-name="sans-serif" fo:font-size="12.5pt" style:font-size-asian="12.5pt"/>
    </style:style>
    <style:style style:name="P1422" style:parent-style-name="Standard" style:family="paragraph">
      <style:text-properties style:font-name="sans-serif" fo:font-size="12.5pt" style:font-size-asian="12.5pt"/>
    </style:style>
    <style:style style:name="P1423" style:parent-style-name="Standard" style:family="paragraph">
      <style:text-properties style:font-name="sans-serif" fo:font-size="12.5pt" style:font-size-asian="12.5pt"/>
    </style:style>
    <style:style style:name="P1424" style:parent-style-name="Standard" style:family="paragraph">
      <style:text-properties style:font-name="sans-serif" fo:font-size="12.5pt" style:font-size-asian="12.5pt"/>
    </style:style>
    <style:style style:name="P1425" style:parent-style-name="Standard" style:family="paragraph">
      <style:text-properties style:font-name="sans-serif" fo:font-size="12.5pt" style:font-size-asian="12.5pt"/>
    </style:style>
    <style:style style:name="P1426" style:parent-style-name="Standard" style:family="paragraph">
      <style:text-properties style:font-name="sans-serif" fo:font-size="12.5pt" style:font-size-asian="12.5pt"/>
    </style:style>
    <style:style style:name="P1427" style:parent-style-name="Standard" style:family="paragraph">
      <style:text-properties style:font-name="sans-serif" fo:font-size="12.5pt" style:font-size-asian="12.5pt"/>
    </style:style>
    <style:style style:name="P1428" style:parent-style-name="Standard" style:family="paragraph">
      <style:text-properties style:font-name="sans-serif" fo:font-size="12.5pt" style:font-size-asian="12.5pt"/>
    </style:style>
    <style:style style:name="P1429" style:parent-style-name="Standard" style:family="paragraph">
      <style:text-properties style:font-name="sans-serif" fo:font-size="12.5pt" style:font-size-asian="12.5pt"/>
    </style:style>
    <style:style style:name="P1430" style:parent-style-name="Standard" style:family="paragraph">
      <style:text-properties style:font-name="sans-serif" fo:font-size="12.5pt" style:font-size-asian="12.5pt"/>
    </style:style>
    <style:style style:name="P1431" style:parent-style-name="Standard" style:family="paragraph">
      <style:text-properties style:font-name="sans-serif" fo:font-size="12.5pt" style:font-size-asian="12.5pt"/>
    </style:style>
    <style:style style:name="P1432" style:parent-style-name="Standard" style:family="paragraph">
      <style:text-properties style:font-name="sans-serif" fo:font-size="12.5pt" style:font-size-asian="12.5pt"/>
    </style:style>
    <style:style style:name="P1433" style:parent-style-name="Standard" style:family="paragraph">
      <style:text-properties style:font-name="sans-serif" fo:font-size="12.5pt" style:font-size-asian="12.5pt"/>
    </style:style>
    <style:style style:name="P1434" style:parent-style-name="Standard" style:family="paragraph">
      <style:text-properties style:font-name="sans-serif" fo:font-size="12.5pt" style:font-size-asian="12.5pt"/>
    </style:style>
    <style:style style:name="P1435" style:parent-style-name="Standard" style:family="paragraph">
      <style:text-properties style:font-name="sans-serif" fo:font-size="12.5pt" style:font-size-asian="12.5pt"/>
    </style:style>
    <style:style style:name="P1436" style:parent-style-name="Standard" style:family="paragraph">
      <style:text-properties style:font-name="sans-serif" fo:font-size="12.5pt" style:font-size-asian="12.5pt"/>
    </style:style>
    <style:style style:name="P1437" style:parent-style-name="Standard" style:family="paragraph">
      <style:text-properties style:font-name="sans-serif" fo:font-size="12.5pt" style:font-size-asian="12.5pt"/>
    </style:style>
    <style:style style:name="P1438" style:parent-style-name="Standard" style:family="paragraph">
      <style:text-properties style:font-name="sans-serif" fo:font-size="12.5pt" style:font-size-asian="12.5pt"/>
    </style:style>
    <style:style style:name="P1439" style:parent-style-name="Standard" style:family="paragraph">
      <style:text-properties style:font-name="monospace" fo:font-size="8pt" style:font-size-asian="8pt"/>
    </style:style>
    <style:style style:name="P1440" style:parent-style-name="Standard" style:family="paragraph">
      <style:text-properties style:font-name="sans-serif" fo:font-size="12.5pt" style:font-size-asian="12.5pt"/>
    </style:style>
    <style:style style:name="P1441" style:parent-style-name="Standard" style:family="paragraph">
      <style:text-properties style:font-name="sans-serif" fo:font-size="12.5pt" style:font-size-asian="12.5pt"/>
    </style:style>
    <style:style style:name="P1442" style:parent-style-name="Standard" style:family="paragraph">
      <style:text-properties style:font-name="sans-serif" fo:font-size="12.5pt" style:font-size-asian="12.5pt"/>
    </style:style>
    <style:style style:name="P1443" style:parent-style-name="Standard" style:family="paragraph">
      <style:text-properties style:font-name="sans-serif" fo:font-size="12.5pt" style:font-size-asian="12.5pt"/>
    </style:style>
    <style:style style:name="P1444" style:parent-style-name="Standard" style:family="paragraph">
      <style:text-properties style:font-name="sans-serif" fo:font-size="12.5pt" style:font-size-asian="12.5pt"/>
    </style:style>
    <style:style style:name="P1445" style:parent-style-name="Standard" style:family="paragraph">
      <style:text-properties style:font-name="sans-serif" fo:font-size="12.5pt" style:font-size-asian="12.5pt"/>
    </style:style>
    <style:style style:name="P1446" style:parent-style-name="Standard" style:family="paragraph">
      <style:text-properties style:font-name="sans-serif" fo:font-size="12.5pt" style:font-size-asian="12.5pt"/>
    </style:style>
    <style:style style:name="P1447" style:parent-style-name="Standard" style:family="paragraph">
      <style:text-properties style:font-name="sans-serif" fo:font-size="12.5pt" style:font-size-asian="12.5pt"/>
    </style:style>
    <style:style style:name="P1448" style:parent-style-name="Standard" style:family="paragraph">
      <style:text-properties style:font-name="sans-serif" fo:font-size="12.5pt" style:font-size-asian="12.5pt"/>
    </style:style>
    <style:style style:name="P1449" style:parent-style-name="Standard" style:family="paragraph">
      <style:text-properties style:font-name="sans-serif" fo:font-size="12.5pt" style:font-size-asian="12.5pt"/>
    </style:style>
    <style:style style:name="P1450" style:parent-style-name="Standard" style:family="paragraph">
      <style:text-properties style:font-name="sans-serif" fo:font-size="12.5pt" style:font-size-asian="12.5pt"/>
    </style:style>
    <style:style style:name="P1451" style:parent-style-name="Standard" style:family="paragraph">
      <style:text-properties style:font-name="sans-serif" fo:font-size="12.5pt" style:font-size-asian="12.5pt"/>
    </style:style>
    <style:style style:name="P1452" style:parent-style-name="Standard" style:family="paragraph">
      <style:text-properties style:font-name="sans-serif" fo:font-size="12.5pt" style:font-size-asian="12.5pt"/>
    </style:style>
    <style:style style:name="P1453" style:parent-style-name="Standard" style:family="paragraph">
      <style:text-properties style:font-name="sans-serif" fo:font-size="12.5pt" style:font-size-asian="12.5pt"/>
    </style:style>
    <style:style style:name="P1454" style:parent-style-name="Standard" style:family="paragraph">
      <style:text-properties style:font-name="sans-serif" fo:font-size="12.5pt" style:font-size-asian="12.5pt"/>
    </style:style>
    <style:style style:name="P1455" style:parent-style-name="Standard" style:family="paragraph">
      <style:text-properties style:font-name="sans-serif" fo:font-size="12.5pt" style:font-size-asian="12.5pt"/>
    </style:style>
    <style:style style:name="P1456" style:parent-style-name="Standard" style:family="paragraph">
      <style:text-properties style:font-name="sans-serif" fo:font-size="12.5pt" style:font-size-asian="12.5pt"/>
    </style:style>
    <style:style style:name="P1457" style:parent-style-name="Standard" style:family="paragraph">
      <style:text-properties style:font-name="sans-serif" fo:font-size="12.5pt" style:font-size-asian="12.5pt"/>
    </style:style>
    <style:style style:name="P1458" style:parent-style-name="Standard" style:family="paragraph">
      <style:text-properties style:font-name="sans-serif" fo:font-size="12.5pt" style:font-size-asian="12.5pt"/>
    </style:style>
    <style:style style:name="P1459" style:parent-style-name="Standard" style:family="paragraph">
      <style:text-properties style:font-name="sans-serif" fo:font-size="12.5pt" style:font-size-asian="12.5pt"/>
    </style:style>
    <style:style style:name="P1460" style:parent-style-name="Standard" style:family="paragraph">
      <style:text-properties style:font-name="sans-serif" fo:font-size="12.5pt" style:font-size-asian="12.5pt"/>
    </style:style>
    <style:style style:name="P1461" style:parent-style-name="Standard" style:family="paragraph">
      <style:text-properties style:font-name="sans-serif" fo:font-size="12.5pt" style:font-size-asian="12.5pt"/>
    </style:style>
    <style:style style:name="P1462" style:parent-style-name="Standard" style:family="paragraph">
      <style:text-properties style:font-name="sans-serif" fo:font-size="12.5pt" style:font-size-asian="12.5pt"/>
    </style:style>
    <style:style style:name="P1463" style:parent-style-name="Standard" style:family="paragraph">
      <style:text-properties style:font-name="sans-serif" fo:font-size="12.5pt" style:font-size-asian="12.5pt"/>
    </style:style>
    <style:style style:name="P1464" style:parent-style-name="Standard" style:family="paragraph">
      <style:text-properties style:font-name="sans-serif" fo:font-size="12.5pt" style:font-size-asian="12.5pt"/>
    </style:style>
    <style:style style:name="P1465" style:parent-style-name="Standard" style:family="paragraph">
      <style:text-properties style:font-name="sans-serif" fo:font-size="12.5pt" style:font-size-asian="12.5pt"/>
    </style:style>
    <style:style style:name="P1466" style:parent-style-name="Standard" style:family="paragraph">
      <style:text-properties style:font-name="sans-serif" fo:font-size="12.5pt" style:font-size-asian="12.5pt"/>
    </style:style>
    <style:style style:name="P1467" style:parent-style-name="Standard" style:family="paragraph">
      <style:text-properties style:font-name="sans-serif" fo:font-size="12.5pt" style:font-size-asian="12.5pt"/>
    </style:style>
    <style:style style:name="P1468" style:parent-style-name="Standard" style:family="paragraph">
      <style:text-properties style:font-name="sans-serif" fo:font-size="12.5pt" style:font-size-asian="12.5pt"/>
    </style:style>
    <style:style style:name="P1469" style:parent-style-name="Standard" style:family="paragraph">
      <style:text-properties style:font-name="sans-serif" fo:font-size="12.5pt" style:font-size-asian="12.5pt"/>
    </style:style>
    <style:style style:name="P1470" style:parent-style-name="Standard" style:family="paragraph">
      <style:text-properties style:font-name="sans-serif" fo:font-size="12.5pt" style:font-size-asian="12.5pt"/>
    </style:style>
    <style:style style:name="P1471" style:parent-style-name="Standard" style:family="paragraph">
      <style:text-properties style:font-name="sans-serif" fo:font-size="12.5pt" style:font-size-asian="12.5pt"/>
    </style:style>
    <style:style style:name="P1472" style:parent-style-name="Standard" style:family="paragraph">
      <style:text-properties style:font-name="sans-serif" fo:font-size="12.5pt" style:font-size-asian="12.5pt"/>
    </style:style>
    <style:style style:name="P1473" style:parent-style-name="Standard" style:family="paragraph">
      <style:text-properties style:font-name="sans-serif" fo:font-size="12.5pt" style:font-size-asian="12.5pt"/>
    </style:style>
    <style:style style:name="P1474" style:parent-style-name="Standard" style:family="paragraph">
      <style:text-properties style:font-name="sans-serif" fo:font-size="12.5pt" style:font-size-asian="12.5pt"/>
    </style:style>
    <style:style style:name="P1475" style:parent-style-name="Standard" style:family="paragraph">
      <style:text-properties style:font-name="sans-serif" fo:font-size="12.5pt" style:font-size-asian="12.5pt"/>
    </style:style>
    <style:style style:name="P1476" style:parent-style-name="Standard" style:family="paragraph">
      <style:text-properties style:font-name="sans-serif" fo:font-size="12.5pt" style:font-size-asian="12.5pt"/>
    </style:style>
    <style:style style:name="P1477" style:parent-style-name="Standard" style:family="paragraph">
      <style:text-properties style:font-name="sans-serif" fo:font-size="12.5pt" style:font-size-asian="12.5pt"/>
    </style:style>
    <style:style style:name="P1478" style:parent-style-name="Standard" style:family="paragraph">
      <style:text-properties style:font-name="sans-serif" fo:font-size="12.5pt" style:font-size-asian="12.5pt"/>
    </style:style>
    <style:style style:name="P1479" style:parent-style-name="Standard" style:family="paragraph">
      <style:text-properties style:font-name="sans-serif" fo:font-size="12.5pt" style:font-size-asian="12.5pt"/>
    </style:style>
    <style:style style:name="P1480" style:parent-style-name="Standard" style:family="paragraph">
      <style:text-properties style:font-name="sans-serif" fo:font-size="12.5pt" style:font-size-asian="12.5pt"/>
    </style:style>
    <style:style style:name="P1481" style:parent-style-name="Standard" style:family="paragraph">
      <style:text-properties style:font-name="sans-serif" fo:font-size="12.5pt" style:font-size-asian="12.5pt"/>
    </style:style>
    <style:style style:name="P1482" style:parent-style-name="Standard" style:family="paragraph">
      <style:text-properties style:font-name="sans-serif" fo:font-size="12.5pt" style:font-size-asian="12.5pt"/>
    </style:style>
    <style:style style:name="P1483" style:parent-style-name="Standard" style:family="paragraph">
      <style:text-properties style:font-name="sans-serif" fo:font-size="12.5pt" style:font-size-asian="12.5pt"/>
    </style:style>
    <style:style style:name="P1484" style:parent-style-name="Standard" style:family="paragraph">
      <style:text-properties style:font-name="sans-serif" fo:font-size="12.5pt" style:font-size-asian="12.5pt"/>
    </style:style>
    <style:style style:name="P1485" style:parent-style-name="Standard" style:family="paragraph">
      <style:text-properties style:font-name="sans-serif" fo:font-size="12.5pt" style:font-size-asian="12.5pt"/>
    </style:style>
    <style:style style:name="P1486" style:parent-style-name="Standard" style:family="paragraph">
      <style:text-properties style:font-name="sans-serif" fo:font-size="12.5pt" style:font-size-asian="12.5pt"/>
    </style:style>
    <style:style style:name="P1487" style:parent-style-name="Standard" style:family="paragraph">
      <style:text-properties style:font-name="sans-serif" fo:font-size="12.5pt" style:font-size-asian="12.5pt"/>
    </style:style>
    <style:style style:name="P1488" style:parent-style-name="Standard" style:family="paragraph">
      <style:text-properties style:font-name="sans-serif" fo:font-size="12.5pt" style:font-size-asian="12.5pt"/>
    </style:style>
    <style:style style:name="P1489" style:parent-style-name="Standard" style:family="paragraph">
      <style:text-properties style:font-name="sans-serif" fo:font-size="12.5pt" style:font-size-asian="12.5pt"/>
    </style:style>
    <style:style style:name="P1490" style:parent-style-name="Standard" style:family="paragraph">
      <style:text-properties style:font-name="sans-serif" fo:font-size="12.5pt" style:font-size-asian="12.5pt"/>
    </style:style>
    <style:style style:name="P1491" style:parent-style-name="Standard" style:family="paragraph">
      <style:text-properties style:font-name="sans-serif" fo:font-size="12.5pt" style:font-size-asian="12.5pt"/>
    </style:style>
    <style:style style:name="P1492" style:parent-style-name="Standard" style:family="paragraph">
      <style:text-properties style:font-name="sans-serif" fo:font-size="12.5pt" style:font-size-asian="12.5pt"/>
    </style:style>
    <style:style style:name="P1493" style:parent-style-name="Standard" style:family="paragraph">
      <style:text-properties style:font-name="sans-serif" fo:font-size="12.5pt" style:font-size-asian="12.5pt"/>
    </style:style>
    <style:style style:name="P1494" style:parent-style-name="Standard" style:family="paragraph">
      <style:text-properties style:font-name="sans-serif" fo:font-size="12.5pt" style:font-size-asian="12.5pt"/>
    </style:style>
    <style:style style:name="P1495" style:parent-style-name="Standard" style:family="paragraph">
      <style:text-properties style:font-name="sans-serif" fo:font-size="12.5pt" style:font-size-asian="12.5pt"/>
    </style:style>
    <style:style style:name="P1496" style:parent-style-name="Standard" style:family="paragraph">
      <style:text-properties style:font-name="sans-serif" fo:font-size="12.5pt" style:font-size-asian="12.5pt"/>
    </style:style>
    <style:style style:name="P1497" style:parent-style-name="Standard" style:family="paragraph">
      <style:text-properties style:font-name="sans-serif" fo:font-size="12.5pt" style:font-size-asian="12.5pt"/>
    </style:style>
    <style:style style:name="P1498" style:parent-style-name="Standard" style:family="paragraph">
      <style:text-properties style:font-name="sans-serif" fo:font-size="12.5pt" style:font-size-asian="12.5pt"/>
    </style:style>
    <style:style style:name="P1499" style:parent-style-name="Standard" style:family="paragraph">
      <style:text-properties style:font-name="sans-serif" fo:font-size="12.5pt" style:font-size-asian="12.5pt"/>
    </style:style>
    <style:style style:name="P1500" style:parent-style-name="Standard" style:family="paragraph">
      <style:text-properties style:font-name="sans-serif" fo:font-size="12.5pt" style:font-size-asian="12.5pt"/>
    </style:style>
    <style:style style:name="P1501" style:parent-style-name="Standard" style:family="paragraph">
      <style:text-properties style:font-name="sans-serif" fo:font-size="12.5pt" style:font-size-asian="12.5pt"/>
    </style:style>
    <style:style style:name="P1502" style:parent-style-name="Standard" style:family="paragraph">
      <style:text-properties style:font-name="sans-serif" fo:font-size="12.5pt" style:font-size-asian="12.5pt"/>
    </style:style>
    <style:style style:name="P1503" style:parent-style-name="Standard" style:family="paragraph">
      <style:text-properties style:font-name="sans-serif" fo:font-size="12.5pt" style:font-size-asian="12.5pt"/>
    </style:style>
    <style:style style:name="P1504" style:parent-style-name="Standard" style:family="paragraph">
      <style:text-properties style:font-name="sans-serif" fo:font-size="12.5pt" style:font-size-asian="12.5pt"/>
    </style:style>
    <style:style style:name="P1505" style:parent-style-name="Standard" style:family="paragraph">
      <style:text-properties style:font-name="sans-serif" fo:font-size="12.5pt" style:font-size-asian="12.5pt"/>
    </style:style>
    <style:style style:name="P1506" style:parent-style-name="Standard" style:family="paragraph">
      <style:text-properties style:font-name="sans-serif" fo:font-size="12.5pt" style:font-size-asian="12.5pt"/>
    </style:style>
    <style:style style:name="P1507" style:parent-style-name="Standard" style:family="paragraph">
      <style:text-properties style:font-name="sans-serif" fo:font-size="12.5pt" style:font-size-asian="12.5pt"/>
    </style:style>
    <style:style style:name="P1508" style:parent-style-name="Standard" style:family="paragraph">
      <style:text-properties style:font-name="sans-serif" fo:font-size="12.5pt" style:font-size-asian="12.5pt"/>
    </style:style>
    <style:style style:name="P1509" style:parent-style-name="Standard" style:family="paragraph">
      <style:text-properties style:font-name="sans-serif" fo:font-size="12.5pt" style:font-size-asian="12.5pt"/>
    </style:style>
    <style:style style:name="P1510" style:parent-style-name="Standard" style:family="paragraph">
      <style:text-properties style:font-name="sans-serif" fo:font-size="12.5pt" style:font-size-asian="12.5pt"/>
    </style:style>
    <style:style style:name="P1511" style:parent-style-name="Standard" style:family="paragraph">
      <style:text-properties style:font-name="sans-serif" fo:font-size="12.5pt" style:font-size-asian="12.5pt"/>
    </style:style>
    <style:style style:name="P1512" style:parent-style-name="Standard" style:family="paragraph">
      <style:text-properties style:font-name="sans-serif" fo:font-size="12.5pt" style:font-size-asian="12.5pt"/>
    </style:style>
    <style:style style:name="P1513" style:parent-style-name="Standard" style:family="paragraph">
      <style:text-properties style:font-name="sans-serif" fo:font-size="12.5pt" style:font-size-asian="12.5pt"/>
    </style:style>
    <style:style style:name="P1514" style:parent-style-name="Standard" style:family="paragraph">
      <style:text-properties style:font-name="sans-serif" fo:font-size="12.5pt" style:font-size-asian="12.5pt"/>
    </style:style>
    <style:style style:name="P1515" style:parent-style-name="Standard" style:family="paragraph">
      <style:text-properties style:font-name="sans-serif" fo:font-size="12.5pt" style:font-size-asian="12.5pt"/>
    </style:style>
    <style:style style:name="P1516" style:parent-style-name="Standard" style:family="paragraph">
      <style:text-properties style:font-name="sans-serif" fo:font-size="12.5pt" style:font-size-asian="12.5pt"/>
    </style:style>
    <style:style style:name="P1517" style:parent-style-name="Standard" style:family="paragraph">
      <style:text-properties style:font-name="sans-serif" fo:font-size="12.5pt" style:font-size-asian="12.5pt"/>
    </style:style>
    <style:style style:name="P1518" style:parent-style-name="Standard" style:family="paragraph">
      <style:text-properties style:font-name="sans-serif" fo:font-size="12.5pt" style:font-size-asian="12.5pt"/>
    </style:style>
    <style:style style:name="P1519" style:parent-style-name="Standard" style:family="paragraph">
      <style:text-properties style:font-name="sans-serif" fo:font-size="12.5pt" style:font-size-asian="12.5pt"/>
    </style:style>
    <style:style style:name="P1520" style:parent-style-name="Standard" style:family="paragraph">
      <style:text-properties style:font-name="sans-serif" fo:font-size="12.5pt" style:font-size-asian="12.5pt"/>
    </style:style>
    <style:style style:name="P1521" style:parent-style-name="Standard" style:family="paragraph">
      <style:text-properties style:font-name="sans-serif" fo:font-size="12.5pt" style:font-size-asian="12.5pt"/>
    </style:style>
    <style:style style:name="P1522" style:parent-style-name="Standard" style:family="paragraph">
      <style:text-properties style:font-name="sans-serif" fo:font-size="12.5pt" style:font-size-asian="12.5pt"/>
    </style:style>
    <style:style style:name="P1523" style:parent-style-name="Standard" style:family="paragraph">
      <style:text-properties style:font-name="sans-serif" fo:font-size="12.5pt" style:font-size-asian="12.5pt"/>
    </style:style>
    <style:style style:name="P1524" style:parent-style-name="Standard" style:family="paragraph">
      <style:text-properties style:font-name="sans-serif" fo:font-size="12.5pt" style:font-size-asian="12.5pt"/>
    </style:style>
    <style:style style:name="P1525" style:parent-style-name="Standard" style:family="paragraph">
      <style:text-properties style:font-name="sans-serif" fo:font-size="12.5pt" style:font-size-asian="12.5pt"/>
    </style:style>
    <style:style style:name="P1526" style:parent-style-name="Standard" style:family="paragraph">
      <style:text-properties style:font-name="sans-serif" fo:font-size="12.5pt" style:font-size-asian="12.5pt"/>
    </style:style>
    <style:style style:name="P1527" style:parent-style-name="Standard" style:family="paragraph">
      <style:text-properties style:font-name="sans-serif" fo:font-size="12.5pt" style:font-size-asian="12.5pt"/>
    </style:style>
    <style:style style:name="P1528" style:parent-style-name="Standard" style:family="paragraph">
      <style:text-properties style:font-name="sans-serif" fo:font-size="12.5pt" style:font-size-asian="12.5pt"/>
    </style:style>
    <style:style style:name="P1529" style:parent-style-name="Standard" style:family="paragraph">
      <style:text-properties style:font-name="sans-serif" fo:font-size="12.5pt" style:font-size-asian="12.5pt"/>
    </style:style>
    <style:style style:name="P1530" style:parent-style-name="Standard" style:family="paragraph">
      <style:text-properties style:font-name="sans-serif" fo:font-size="12.5pt" style:font-size-asian="12.5pt"/>
    </style:style>
    <style:style style:name="P1531" style:parent-style-name="Standard" style:family="paragraph">
      <style:text-properties style:font-name="sans-serif" fo:font-size="12.5pt" style:font-size-asian="12.5pt"/>
    </style:style>
    <style:style style:name="P1532" style:parent-style-name="Standard" style:family="paragraph">
      <style:text-properties style:font-name="sans-serif" fo:font-size="12.5pt" style:font-size-asian="12.5pt"/>
    </style:style>
    <style:style style:name="P1533" style:parent-style-name="Standard" style:family="paragraph">
      <style:text-properties style:font-name="sans-serif" fo:font-size="12.5pt" style:font-size-asian="12.5pt"/>
    </style:style>
    <style:style style:name="P1534" style:parent-style-name="Standard" style:family="paragraph">
      <style:text-properties style:font-name="sans-serif" fo:font-size="12.5pt" style:font-size-asian="12.5pt"/>
    </style:style>
    <style:style style:name="P1535" style:parent-style-name="Standard" style:family="paragraph">
      <style:text-properties style:font-name="monospace" fo:font-size="8pt" style:font-size-asian="8pt"/>
    </style:style>
    <style:style style:name="P1536" style:parent-style-name="Standard" style:family="paragraph">
      <style:text-properties style:font-name="sans-serif" fo:font-size="12.5pt" style:font-size-asian="12.5pt"/>
    </style:style>
    <style:style style:name="P1537" style:parent-style-name="Standard" style:family="paragraph">
      <style:text-properties style:font-name="sans-serif" fo:font-size="12.5pt" style:font-size-asian="12.5pt"/>
    </style:style>
    <style:style style:name="P1538" style:parent-style-name="Standard" style:family="paragraph">
      <style:text-properties style:font-name="sans-serif" fo:font-size="12.5pt" style:font-size-asian="12.5pt"/>
    </style:style>
    <style:style style:name="P1539" style:parent-style-name="Standard" style:family="paragraph">
      <style:text-properties style:font-name="sans-serif" fo:font-size="12.5pt" style:font-size-asian="12.5pt"/>
    </style:style>
    <style:style style:name="P1540" style:parent-style-name="Standard" style:family="paragraph">
      <style:text-properties style:font-name="sans-serif" fo:font-size="12.5pt" style:font-size-asian="12.5pt"/>
    </style:style>
    <style:style style:name="P1541" style:parent-style-name="Standard" style:family="paragraph">
      <style:text-properties style:font-name="sans-serif" fo:font-size="12.5pt" style:font-size-asian="12.5pt"/>
    </style:style>
    <style:style style:name="P1542" style:parent-style-name="Standard" style:family="paragraph">
      <style:text-properties style:font-name="sans-serif" fo:font-size="12.5pt" style:font-size-asian="12.5pt"/>
    </style:style>
    <style:style style:name="P1543" style:parent-style-name="Standard" style:family="paragraph">
      <style:text-properties style:font-name="sans-serif" fo:font-size="12.5pt" style:font-size-asian="12.5pt"/>
    </style:style>
    <style:style style:name="P1544" style:parent-style-name="Standard" style:family="paragraph">
      <style:text-properties style:font-name="sans-serif" fo:font-size="12.5pt" style:font-size-asian="12.5pt"/>
    </style:style>
    <style:style style:name="P1545" style:parent-style-name="Standard" style:family="paragraph">
      <style:text-properties style:font-name="sans-serif" fo:font-size="12.5pt" style:font-size-asian="12.5pt"/>
    </style:style>
    <style:style style:name="P1546" style:parent-style-name="Standard" style:family="paragraph">
      <style:text-properties style:font-name="sans-serif" fo:font-size="12.5pt" style:font-size-asian="12.5pt"/>
    </style:style>
    <style:style style:name="P1547" style:parent-style-name="Standard" style:family="paragraph">
      <style:text-properties style:font-name="sans-serif" fo:font-size="12.5pt" style:font-size-asian="12.5pt"/>
    </style:style>
    <style:style style:name="P1548" style:parent-style-name="Standard" style:family="paragraph">
      <style:text-properties style:font-name="sans-serif" fo:font-size="12.5pt" style:font-size-asian="12.5pt"/>
    </style:style>
    <style:style style:name="P1549" style:parent-style-name="Standard" style:family="paragraph">
      <style:text-properties style:font-name="sans-serif" fo:font-size="12.5pt" style:font-size-asian="12.5pt"/>
    </style:style>
    <style:style style:name="P1550" style:parent-style-name="Standard" style:family="paragraph">
      <style:text-properties style:font-name="sans-serif" fo:font-size="12.5pt" style:font-size-asian="12.5pt"/>
    </style:style>
    <style:style style:name="P1551" style:parent-style-name="Standard" style:family="paragraph">
      <style:text-properties style:font-name="sans-serif" fo:font-size="12.5pt" style:font-size-asian="12.5pt"/>
    </style:style>
    <style:style style:name="P1552" style:parent-style-name="Standard" style:family="paragraph">
      <style:text-properties style:font-name="sans-serif" fo:font-size="12.5pt" style:font-size-asian="12.5pt"/>
    </style:style>
    <style:style style:name="P1553" style:parent-style-name="Standard" style:family="paragraph">
      <style:text-properties style:font-name="sans-serif" fo:font-size="12.5pt" style:font-size-asian="12.5pt"/>
    </style:style>
    <style:style style:name="P1554" style:parent-style-name="Standard" style:family="paragraph">
      <style:text-properties style:font-name="sans-serif" fo:font-size="12.5pt" style:font-size-asian="12.5pt"/>
    </style:style>
    <style:style style:name="P1555" style:parent-style-name="Standard" style:family="paragraph">
      <style:text-properties style:font-name="sans-serif" fo:font-size="12.5pt" style:font-size-asian="12.5pt"/>
    </style:style>
    <style:style style:name="P1556" style:parent-style-name="Standard" style:family="paragraph">
      <style:text-properties style:font-name="sans-serif" fo:font-size="12.5pt" style:font-size-asian="12.5pt"/>
    </style:style>
    <style:style style:name="P1557" style:parent-style-name="Standard" style:family="paragraph">
      <style:text-properties style:font-name="sans-serif" fo:font-size="12.5pt" style:font-size-asian="12.5pt"/>
    </style:style>
    <style:style style:name="P1558" style:parent-style-name="Standard" style:family="paragraph">
      <style:text-properties style:font-name="sans-serif" fo:font-size="12.5pt" style:font-size-asian="12.5pt"/>
    </style:style>
    <style:style style:name="P1559" style:parent-style-name="Standard" style:family="paragraph">
      <style:text-properties style:font-name="sans-serif" fo:font-size="12.5pt" style:font-size-asian="12.5pt"/>
    </style:style>
    <style:style style:name="P1560" style:parent-style-name="Standard" style:family="paragraph">
      <style:text-properties style:font-name="sans-serif" fo:font-size="12.5pt" style:font-size-asian="12.5pt"/>
    </style:style>
    <style:style style:name="P1561" style:parent-style-name="Standard" style:family="paragraph">
      <style:text-properties style:font-name="sans-serif" fo:font-size="12.5pt" style:font-size-asian="12.5pt"/>
    </style:style>
    <style:style style:name="P1562" style:parent-style-name="Standard" style:family="paragraph">
      <style:text-properties style:font-name="sans-serif" fo:font-size="12.5pt" style:font-size-asian="12.5pt"/>
    </style:style>
    <style:style style:name="P1563" style:parent-style-name="Standard" style:family="paragraph">
      <style:text-properties style:font-name="sans-serif" fo:font-size="12.5pt" style:font-size-asian="12.5pt"/>
    </style:style>
    <style:style style:name="P1564" style:parent-style-name="Standard" style:family="paragraph">
      <style:text-properties style:font-name="sans-serif" fo:font-size="12.5pt" style:font-size-asian="12.5pt"/>
    </style:style>
    <style:style style:name="P1565" style:parent-style-name="Standard" style:family="paragraph">
      <style:text-properties style:font-name="sans-serif" fo:font-size="12.5pt" style:font-size-asian="12.5pt"/>
    </style:style>
    <style:style style:name="P1566" style:parent-style-name="Standard" style:family="paragraph">
      <style:text-properties style:font-name="sans-serif" fo:font-size="12.5pt" style:font-size-asian="12.5pt"/>
    </style:style>
    <style:style style:name="P1567" style:parent-style-name="Standard" style:family="paragraph">
      <style:text-properties style:font-name="sans-serif" fo:font-size="12.5pt" style:font-size-asian="12.5pt"/>
    </style:style>
    <style:style style:name="P1568" style:parent-style-name="Standard" style:family="paragraph">
      <style:text-properties style:font-name="sans-serif" fo:font-size="12.5pt" style:font-size-asian="12.5pt"/>
    </style:style>
    <style:style style:name="P1569" style:parent-style-name="Standard" style:family="paragraph">
      <style:text-properties style:font-name="sans-serif" fo:font-size="12.5pt" style:font-size-asian="12.5pt"/>
    </style:style>
    <style:style style:name="P1570" style:parent-style-name="Standard" style:family="paragraph">
      <style:text-properties style:font-name="sans-serif" fo:font-size="12.5pt" style:font-size-asian="12.5pt"/>
    </style:style>
    <style:style style:name="P1571" style:parent-style-name="Standard" style:family="paragraph">
      <style:text-properties style:font-name="sans-serif" fo:font-size="12.5pt" style:font-size-asian="12.5pt"/>
    </style:style>
    <style:style style:name="P1572" style:parent-style-name="Standard" style:family="paragraph">
      <style:text-properties style:font-name="sans-serif" fo:font-size="12.5pt" style:font-size-asian="12.5pt"/>
    </style:style>
    <style:style style:name="P1573" style:parent-style-name="Standard" style:family="paragraph">
      <style:text-properties style:font-name="sans-serif" fo:font-size="12.5pt" style:font-size-asian="12.5pt"/>
    </style:style>
    <style:style style:name="P1574" style:parent-style-name="Standard" style:family="paragraph">
      <style:text-properties style:font-name="sans-serif" fo:font-size="12.5pt" style:font-size-asian="12.5pt"/>
    </style:style>
    <style:style style:name="P1575" style:parent-style-name="Standard" style:family="paragraph">
      <style:text-properties style:font-name="sans-serif" fo:font-size="12.5pt" style:font-size-asian="12.5pt"/>
    </style:style>
    <style:style style:name="P1576" style:parent-style-name="Standard" style:family="paragraph">
      <style:text-properties style:font-name="sans-serif" fo:font-size="12.5pt" style:font-size-asian="12.5pt"/>
    </style:style>
    <style:style style:name="P1577" style:parent-style-name="Standard" style:family="paragraph">
      <style:text-properties style:font-name="sans-serif" fo:font-size="12.5pt" style:font-size-asian="12.5pt"/>
    </style:style>
    <style:style style:name="P1578" style:parent-style-name="Standard" style:family="paragraph">
      <style:text-properties style:font-name="sans-serif" fo:font-size="12.5pt" style:font-size-asian="12.5pt"/>
    </style:style>
    <style:style style:name="P1579" style:parent-style-name="Standard" style:family="paragraph">
      <style:text-properties style:font-name="sans-serif" fo:font-size="12.5pt" style:font-size-asian="12.5pt"/>
    </style:style>
    <style:style style:name="P1580" style:parent-style-name="Standard" style:family="paragraph">
      <style:text-properties style:font-name="sans-serif" fo:font-size="12.5pt" style:font-size-asian="12.5pt"/>
    </style:style>
    <style:style style:name="P1581" style:parent-style-name="Standard" style:family="paragraph">
      <style:text-properties style:font-name="sans-serif" fo:font-size="12.5pt" style:font-size-asian="12.5pt"/>
    </style:style>
    <style:style style:name="P1582" style:parent-style-name="Standard" style:family="paragraph">
      <style:text-properties style:font-name="sans-serif" fo:font-size="12.5pt" style:font-size-asian="12.5pt"/>
    </style:style>
    <style:style style:name="P1583" style:parent-style-name="Standard" style:family="paragraph">
      <style:text-properties style:font-name="sans-serif" fo:font-size="12.5pt" style:font-size-asian="12.5pt"/>
    </style:style>
    <style:style style:name="P1584" style:parent-style-name="Standard" style:family="paragraph">
      <style:text-properties style:font-name="sans-serif" fo:font-size="12.5pt" style:font-size-asian="12.5pt"/>
    </style:style>
    <style:style style:name="P1585" style:parent-style-name="Standard" style:family="paragraph">
      <style:text-properties style:font-name="sans-serif" fo:font-size="12.5pt" style:font-size-asian="12.5pt"/>
    </style:style>
    <style:style style:name="P1586" style:parent-style-name="Standard" style:family="paragraph">
      <style:text-properties style:font-name="sans-serif" fo:font-size="12.5pt" style:font-size-asian="12.5pt"/>
    </style:style>
    <style:style style:name="P1587" style:parent-style-name="Standard" style:family="paragraph">
      <style:text-properties style:font-name="sans-serif" fo:font-size="12.5pt" style:font-size-asian="12.5pt"/>
    </style:style>
    <style:style style:name="P1588" style:parent-style-name="Standard" style:family="paragraph">
      <style:text-properties style:font-name="sans-serif" fo:font-size="12.5pt" style:font-size-asian="12.5pt"/>
    </style:style>
    <style:style style:name="P1589" style:parent-style-name="Standard" style:family="paragraph">
      <style:text-properties style:font-name="sans-serif" fo:font-size="12.5pt" style:font-size-asian="12.5pt"/>
    </style:style>
    <style:style style:name="P1590" style:parent-style-name="Standard" style:family="paragraph">
      <style:text-properties style:font-name="sans-serif" fo:font-size="12.5pt" style:font-size-asian="12.5pt"/>
    </style:style>
    <style:style style:name="P1591" style:parent-style-name="Standard" style:family="paragraph">
      <style:text-properties style:font-name="sans-serif" fo:font-size="12.5pt" style:font-size-asian="12.5pt"/>
    </style:style>
    <style:style style:name="P1592" style:parent-style-name="Standard" style:family="paragraph">
      <style:text-properties style:font-name="sans-serif" fo:font-size="12.5pt" style:font-size-asian="12.5pt"/>
    </style:style>
    <style:style style:name="P1593" style:parent-style-name="Standard" style:family="paragraph">
      <style:text-properties style:font-name="sans-serif" fo:font-size="12.5pt" style:font-size-asian="12.5pt"/>
    </style:style>
    <style:style style:name="P1594" style:parent-style-name="Standard" style:family="paragraph">
      <style:text-properties style:font-name="sans-serif" fo:font-size="12.5pt" style:font-size-asian="12.5pt"/>
    </style:style>
    <style:style style:name="P1595" style:parent-style-name="Standard" style:family="paragraph">
      <style:text-properties style:font-name="sans-serif" fo:font-size="12.5pt" style:font-size-asian="12.5pt"/>
    </style:style>
    <style:style style:name="P1596" style:parent-style-name="Standard" style:family="paragraph">
      <style:text-properties style:font-name="sans-serif" fo:font-size="12.5pt" style:font-size-asian="12.5pt"/>
    </style:style>
    <style:style style:name="P1597" style:parent-style-name="Standard" style:family="paragraph">
      <style:text-properties style:font-name="sans-serif" fo:font-size="12.5pt" style:font-size-asian="12.5pt"/>
    </style:style>
    <style:style style:name="P1598" style:parent-style-name="Standard" style:family="paragraph">
      <style:text-properties style:font-name="sans-serif" fo:font-size="12.5pt" style:font-size-asian="12.5pt"/>
    </style:style>
    <style:style style:name="P1599" style:parent-style-name="Standard" style:family="paragraph">
      <style:text-properties style:font-name="sans-serif" fo:font-size="12.5pt" style:font-size-asian="12.5pt"/>
    </style:style>
    <style:style style:name="P1600" style:parent-style-name="Standard" style:family="paragraph">
      <style:text-properties style:font-name="sans-serif" fo:font-size="12.5pt" style:font-size-asian="12.5pt"/>
    </style:style>
    <style:style style:name="P1601" style:parent-style-name="Standard" style:family="paragraph">
      <style:text-properties style:font-name="sans-serif" fo:font-size="12.5pt" style:font-size-asian="12.5pt"/>
    </style:style>
    <style:style style:name="P1602" style:parent-style-name="Standard" style:family="paragraph">
      <style:text-properties style:font-name="sans-serif" fo:font-size="12.5pt" style:font-size-asian="12.5pt"/>
    </style:style>
    <style:style style:name="P1603" style:parent-style-name="Standard" style:family="paragraph">
      <style:text-properties style:font-name="sans-serif" fo:font-size="12.5pt" style:font-size-asian="12.5pt"/>
    </style:style>
    <style:style style:name="P1604" style:parent-style-name="Standard" style:family="paragraph">
      <style:text-properties style:font-name="sans-serif" fo:font-size="12.5pt" style:font-size-asian="12.5pt"/>
    </style:style>
    <style:style style:name="P1605" style:parent-style-name="Standard" style:family="paragraph">
      <style:text-properties style:font-name="sans-serif" fo:font-size="12.5pt" style:font-size-asian="12.5pt"/>
    </style:style>
    <style:style style:name="P1606" style:parent-style-name="Standard" style:family="paragraph">
      <style:text-properties style:font-name="sans-serif" fo:font-size="12.5pt" style:font-size-asian="12.5pt"/>
    </style:style>
    <style:style style:name="P1607" style:parent-style-name="Standard" style:family="paragraph">
      <style:text-properties style:font-name="sans-serif" fo:font-size="12.5pt" style:font-size-asian="12.5pt"/>
    </style:style>
    <style:style style:name="P1608" style:parent-style-name="Standard" style:family="paragraph">
      <style:text-properties style:font-name="sans-serif" fo:font-size="12.5pt" style:font-size-asian="12.5pt"/>
    </style:style>
    <style:style style:name="P1609" style:parent-style-name="Standard" style:family="paragraph">
      <style:text-properties style:font-name="sans-serif" fo:font-size="12.5pt" style:font-size-asian="12.5pt"/>
    </style:style>
    <style:style style:name="P1610" style:parent-style-name="Standard" style:family="paragraph">
      <style:text-properties style:font-name="sans-serif" fo:font-size="12.5pt" style:font-size-asian="12.5pt"/>
    </style:style>
    <style:style style:name="P1611" style:parent-style-name="Standard" style:family="paragraph">
      <style:text-properties style:font-name="sans-serif" fo:font-size="12.5pt" style:font-size-asian="12.5pt"/>
    </style:style>
    <style:style style:name="P1612" style:parent-style-name="Standard" style:family="paragraph">
      <style:text-properties style:font-name="sans-serif" fo:font-size="12.5pt" style:font-size-asian="12.5pt"/>
    </style:style>
    <style:style style:name="P1613" style:parent-style-name="Standard" style:family="paragraph">
      <style:text-properties style:font-name="sans-serif" fo:font-size="12.5pt" style:font-size-asian="12.5pt"/>
    </style:style>
    <style:style style:name="P1614" style:parent-style-name="Standard" style:family="paragraph">
      <style:text-properties style:font-name="sans-serif" fo:font-size="12.5pt" style:font-size-asian="12.5pt"/>
    </style:style>
    <style:style style:name="P1615" style:parent-style-name="Standard" style:family="paragraph">
      <style:text-properties style:font-name="sans-serif" fo:font-size="12.5pt" style:font-size-asian="12.5pt"/>
    </style:style>
    <style:style style:name="P1616" style:parent-style-name="Standard" style:family="paragraph">
      <style:text-properties style:font-name="sans-serif" fo:font-size="12.5pt" style:font-size-asian="12.5pt"/>
    </style:style>
    <style:style style:name="P1617" style:parent-style-name="Standard" style:family="paragraph">
      <style:text-properties style:font-name="sans-serif" fo:font-size="12.5pt" style:font-size-asian="12.5pt"/>
    </style:style>
    <style:style style:name="P1618" style:parent-style-name="Standard" style:family="paragraph">
      <style:text-properties style:font-name="sans-serif" fo:font-size="12.5pt" style:font-size-asian="12.5pt"/>
    </style:style>
    <style:style style:name="P1619" style:parent-style-name="Standard" style:family="paragraph">
      <style:text-properties style:font-name="sans-serif" fo:font-size="12.5pt" style:font-size-asian="12.5pt"/>
    </style:style>
    <style:style style:name="P1620" style:parent-style-name="Standard" style:family="paragraph">
      <style:text-properties style:font-name="sans-serif" fo:font-size="12.5pt" style:font-size-asian="12.5pt"/>
    </style:style>
    <style:style style:name="P1621" style:parent-style-name="Standard" style:family="paragraph">
      <style:text-properties style:font-name="monospace" fo:font-size="10.5pt" style:font-size-asian="10.5pt"/>
    </style:style>
    <style:style style:name="P1622" style:parent-style-name="Standard" style:family="paragraph">
      <style:text-properties style:font-name="sans-serif" fo:font-size="12.5pt" style:font-size-asian="12.5pt"/>
    </style:style>
    <style:style style:name="P1623" style:parent-style-name="Standard" style:family="paragraph">
      <style:text-properties style:font-name="monospace" fo:font-size="10.5pt" style:font-size-asian="10.5pt"/>
    </style:style>
    <style:style style:name="P1624" style:parent-style-name="Standard" style:family="paragraph">
      <style:text-properties style:font-name="sans-serif" fo:font-size="12.5pt" style:font-size-asian="12.5pt"/>
    </style:style>
    <style:style style:name="P1625" style:parent-style-name="Standard" style:family="paragraph">
      <style:text-properties style:font-name="sans-serif" fo:font-size="12.5pt" style:font-size-asian="12.5pt"/>
    </style:style>
    <style:style style:name="P1626" style:parent-style-name="Standard" style:family="paragraph">
      <style:text-properties style:font-name="sans-serif" fo:font-size="12.5pt" style:font-size-asian="12.5pt"/>
    </style:style>
    <style:style style:name="P1627" style:parent-style-name="Standard" style:family="paragraph">
      <style:text-properties style:font-name="sans-serif" fo:font-size="12.5pt" style:font-size-asian="12.5pt"/>
    </style:style>
    <style:style style:name="P1628" style:parent-style-name="Standard" style:family="paragraph">
      <style:text-properties style:font-name="sans-serif" fo:font-size="12.5pt" style:font-size-asian="12.5pt"/>
    </style:style>
    <style:style style:name="P1629" style:parent-style-name="Standard" style:family="paragraph">
      <style:text-properties style:font-name="sans-serif" fo:font-size="12.5pt" style:font-size-asian="12.5pt"/>
    </style:style>
    <style:style style:name="P1630" style:parent-style-name="Standard" style:family="paragraph">
      <style:text-properties style:font-name="sans-serif" fo:font-size="12.5pt" style:font-size-asian="12.5pt"/>
    </style:style>
    <style:style style:name="P1631" style:parent-style-name="Standard" style:family="paragraph">
      <style:text-properties style:font-name="sans-serif" fo:font-size="12.5pt" style:font-size-asian="12.5pt"/>
    </style:style>
    <style:style style:name="P1632" style:parent-style-name="Standard" style:family="paragraph">
      <style:text-properties style:font-name="sans-serif" fo:font-size="12.5pt" style:font-size-asian="12.5pt"/>
    </style:style>
    <style:style style:name="P1633" style:parent-style-name="Standard" style:family="paragraph">
      <style:text-properties style:font-name="sans-serif" fo:font-size="12.5pt" style:font-size-asian="12.5pt"/>
    </style:style>
    <style:style style:name="P1634" style:parent-style-name="Standard" style:family="paragraph">
      <style:text-properties style:font-name="sans-serif" fo:font-size="12.5pt" style:font-size-asian="12.5pt"/>
    </style:style>
    <style:style style:name="P1635" style:parent-style-name="Standard" style:family="paragraph">
      <style:text-properties style:font-name="sans-serif" fo:font-size="12.5pt" style:font-size-asian="12.5pt"/>
    </style:style>
    <style:style style:name="P1636" style:parent-style-name="Standard" style:family="paragraph">
      <style:text-properties style:font-name="sans-serif" fo:font-size="12.5pt" style:font-size-asian="12.5pt"/>
    </style:style>
    <style:style style:name="P1637" style:parent-style-name="Standard" style:family="paragraph">
      <style:text-properties style:font-name="sans-serif" fo:font-size="12.5pt" style:font-size-asian="12.5pt"/>
    </style:style>
    <style:style style:name="P1638" style:parent-style-name="Standard" style:family="paragraph">
      <style:text-properties style:font-name="sans-serif" fo:font-size="12.5pt" style:font-size-asian="12.5pt"/>
    </style:style>
    <style:style style:name="P1639" style:parent-style-name="Standard" style:family="paragraph">
      <style:text-properties style:font-name="sans-serif" fo:font-size="12.5pt" style:font-size-asian="12.5pt"/>
    </style:style>
    <style:style style:name="P1640" style:parent-style-name="Standard" style:family="paragraph">
      <style:text-properties style:font-name="sans-serif" fo:font-size="12.5pt" style:font-size-asian="12.5pt"/>
    </style:style>
    <style:style style:name="P1641" style:parent-style-name="Standard" style:family="paragraph">
      <style:text-properties style:font-name="sans-serif" fo:font-size="12.5pt" style:font-size-asian="12.5pt"/>
    </style:style>
    <style:style style:name="P1642" style:parent-style-name="Standard" style:family="paragraph">
      <style:text-properties style:font-name="sans-serif" fo:font-size="12.5pt" style:font-size-asian="12.5pt"/>
    </style:style>
    <style:style style:name="P1643" style:parent-style-name="Standard" style:family="paragraph">
      <style:text-properties style:font-name="sans-serif" fo:font-size="12.5pt" style:font-size-asian="12.5pt"/>
    </style:style>
    <style:style style:name="P1644" style:parent-style-name="Standard" style:family="paragraph">
      <style:text-properties style:font-name="sans-serif" fo:font-size="12.5pt" style:font-size-asian="12.5pt"/>
    </style:style>
    <style:style style:name="P1645" style:parent-style-name="Standard" style:family="paragraph">
      <style:text-properties style:font-name="sans-serif" fo:font-size="12.5pt" style:font-size-asian="12.5pt"/>
    </style:style>
    <style:style style:name="P1646" style:parent-style-name="Standard" style:family="paragraph">
      <style:text-properties style:font-name="sans-serif" fo:font-size="12.5pt" style:font-size-asian="12.5pt"/>
    </style:style>
    <style:style style:name="P1647" style:parent-style-name="Standard" style:family="paragraph">
      <style:text-properties style:font-name="sans-serif" fo:font-size="12.5pt" style:font-size-asian="12.5pt"/>
    </style:style>
    <style:style style:name="P1648" style:parent-style-name="Standard" style:family="paragraph">
      <style:text-properties style:font-name="sans-serif" fo:font-size="12.5pt" style:font-size-asian="12.5pt"/>
    </style:style>
    <style:style style:name="P1649" style:parent-style-name="Standard" style:family="paragraph">
      <style:text-properties style:font-name="sans-serif" fo:font-size="12.5pt" style:font-size-asian="12.5pt"/>
    </style:style>
    <style:style style:name="P1650" style:parent-style-name="Standard" style:family="paragraph">
      <style:text-properties style:font-name="sans-serif" fo:font-size="12.5pt" style:font-size-asian="12.5pt"/>
    </style:style>
    <style:style style:name="P1651" style:parent-style-name="Standard" style:family="paragraph">
      <style:text-properties style:font-name="sans-serif" fo:font-size="12.5pt" style:font-size-asian="12.5pt"/>
    </style:style>
    <style:style style:name="P1652" style:parent-style-name="Standard" style:family="paragraph">
      <style:text-properties style:font-name="sans-serif" fo:font-size="12.5pt" style:font-size-asian="12.5pt"/>
    </style:style>
    <style:style style:name="P1653" style:parent-style-name="Standard" style:family="paragraph">
      <style:text-properties style:font-name="sans-serif" fo:font-size="12.5pt" style:font-size-asian="12.5pt"/>
    </style:style>
    <style:style style:name="P1654" style:parent-style-name="Standard" style:family="paragraph">
      <style:text-properties style:font-name="sans-serif" fo:font-size="12.5pt" style:font-size-asian="12.5pt"/>
    </style:style>
    <style:style style:name="P1655" style:parent-style-name="Standard" style:family="paragraph">
      <style:text-properties style:font-name="sans-serif" fo:font-size="12.5pt" style:font-size-asian="12.5pt"/>
    </style:style>
    <style:style style:name="P1656" style:parent-style-name="Standard" style:family="paragraph">
      <style:text-properties style:font-name="sans-serif" fo:font-size="12.5pt" style:font-size-asian="12.5pt"/>
    </style:style>
    <style:style style:name="P1657" style:parent-style-name="Standard" style:family="paragraph">
      <style:text-properties style:font-name="sans-serif" fo:font-size="12.5pt" style:font-size-asian="12.5pt"/>
    </style:style>
    <style:style style:name="P1658" style:parent-style-name="Standard" style:family="paragraph">
      <style:text-properties style:font-name="sans-serif" fo:font-size="12.5pt" style:font-size-asian="12.5pt"/>
    </style:style>
    <style:style style:name="P1659" style:parent-style-name="Standard" style:family="paragraph">
      <style:text-properties style:font-name="sans-serif" fo:font-size="12.5pt" style:font-size-asian="12.5pt"/>
    </style:style>
    <style:style style:name="P1660" style:parent-style-name="Standard" style:family="paragraph">
      <style:text-properties style:font-name="sans-serif" fo:font-size="12.5pt" style:font-size-asian="12.5pt"/>
    </style:style>
    <style:style style:name="P1661" style:parent-style-name="Standard" style:family="paragraph">
      <style:text-properties style:font-name="sans-serif" fo:font-size="12.5pt" style:font-size-asian="12.5pt"/>
    </style:style>
    <style:style style:name="P1662" style:parent-style-name="Standard" style:family="paragraph">
      <style:text-properties style:font-name="sans-serif" fo:font-size="12.5pt" style:font-size-asian="12.5pt"/>
    </style:style>
    <style:style style:name="P1663" style:parent-style-name="Standard" style:family="paragraph">
      <style:text-properties style:font-name="monospace" fo:font-size="8pt" style:font-size-asian="8pt"/>
    </style:style>
    <style:style style:name="P1664" style:parent-style-name="Standard" style:family="paragraph">
      <style:text-properties style:font-name="monospace" fo:font-size="8pt" style:font-size-asian="8pt"/>
    </style:style>
    <style:style style:name="P1665" style:parent-style-name="Standard" style:family="paragraph">
      <style:text-properties style:font-name="monospace" fo:font-size="8pt" style:font-size-asian="8pt"/>
    </style:style>
    <style:style style:name="P1666" style:parent-style-name="Standard" style:family="paragraph">
      <style:text-properties style:font-name="monospace" fo:font-size="8pt" style:font-size-asian="8pt"/>
    </style:style>
    <style:style style:name="P1667" style:parent-style-name="Standard" style:family="paragraph">
      <style:text-properties style:font-name="monospace" fo:font-size="8pt" style:font-size-asian="8pt"/>
    </style:style>
    <style:style style:name="P1668" style:parent-style-name="Standard" style:family="paragraph">
      <style:text-properties style:font-name="monospace" fo:font-size="8pt" style:font-size-asian="8pt"/>
    </style:style>
    <style:style style:name="P1669" style:parent-style-name="Standard" style:family="paragraph">
      <style:text-properties style:font-name="monospace" fo:font-size="8pt" style:font-size-asian="8pt"/>
    </style:style>
    <style:style style:name="P1670" style:parent-style-name="Standard" style:family="paragraph">
      <style:text-properties style:font-name="monospace" fo:font-size="8pt" style:font-size-asian="8pt"/>
    </style:style>
    <style:style style:name="P1671" style:parent-style-name="Standard" style:family="paragraph">
      <style:text-properties style:font-name="monospace" fo:font-size="8pt" style:font-size-asian="8pt"/>
    </style:style>
    <style:style style:name="P1672" style:parent-style-name="Standard" style:family="paragraph">
      <style:text-properties style:font-name="monospace" fo:font-size="8pt" style:font-size-asian="8pt"/>
    </style:style>
    <style:style style:name="P1673" style:parent-style-name="Standard" style:family="paragraph">
      <style:text-properties style:font-name="monospace" fo:font-size="8pt" style:font-size-asian="8pt"/>
    </style:style>
    <style:style style:name="P1674" style:parent-style-name="Standard" style:family="paragraph">
      <style:text-properties style:font-name="monospace" fo:font-size="8pt" style:font-size-asian="8pt"/>
    </style:style>
    <style:style style:name="P1675" style:parent-style-name="Standard" style:family="paragraph">
      <style:text-properties style:font-name="monospace" fo:font-size="8pt" style:font-size-asian="8pt"/>
    </style:style>
    <style:style style:name="P1676" style:parent-style-name="Standard" style:family="paragraph">
      <style:text-properties style:font-name="monospace" fo:font-size="8pt" style:font-size-asian="8pt"/>
    </style:style>
    <style:style style:name="P1677" style:parent-style-name="Standard" style:family="paragraph">
      <style:text-properties style:font-name="monospace" fo:font-size="8pt" style:font-size-asian="8pt"/>
    </style:style>
    <style:style style:name="P1678" style:parent-style-name="Standard" style:family="paragraph">
      <style:text-properties style:font-name="monospace" fo:font-size="8pt" style:font-size-asian="8pt"/>
    </style:style>
    <style:style style:name="P1679" style:parent-style-name="Standard" style:family="paragraph">
      <style:text-properties style:font-name="monospace" fo:font-size="8pt" style:font-size-asian="8pt"/>
    </style:style>
    <style:style style:name="P1680" style:parent-style-name="Standard" style:family="paragraph">
      <style:text-properties style:font-name="monospace" fo:font-size="8pt" style:font-size-asian="8pt"/>
    </style:style>
    <style:style style:name="P1681" style:parent-style-name="Standard" style:family="paragraph">
      <style:text-properties style:font-name="monospace" fo:font-size="8pt" style:font-size-asian="8pt"/>
    </style:style>
    <style:style style:name="P1682" style:parent-style-name="Standard" style:family="paragraph">
      <style:text-properties style:font-name="monospace" fo:font-size="8pt" style:font-size-asian="8pt"/>
    </style:style>
    <style:style style:name="P1683" style:parent-style-name="Standard" style:family="paragraph">
      <style:text-properties style:font-name="sans-serif" fo:font-size="12.5pt" style:font-size-asian="12.5pt"/>
    </style:style>
    <style:style style:name="P1684" style:parent-style-name="Standard" style:family="paragraph">
      <style:text-properties style:font-name="sans-serif" fo:font-size="12.5pt" style:font-size-asian="12.5pt"/>
    </style:style>
    <style:style style:name="P1685" style:parent-style-name="Standard" style:family="paragraph">
      <style:text-properties style:font-name="monospace" fo:font-size="12.5pt" style:font-size-asian="12.5pt"/>
    </style:style>
    <style:style style:name="P1686" style:parent-style-name="Standard" style:family="paragraph">
      <style:text-properties style:font-name="monospace" fo:font-size="12.5pt" style:font-size-asian="12.5pt"/>
    </style:style>
    <style:style style:name="P1687" style:parent-style-name="Standard" style:family="paragraph">
      <style:text-properties style:font-name="monospace" fo:font-size="12.5pt" style:font-size-asian="12.5pt"/>
    </style:style>
    <style:style style:name="P1688" style:parent-style-name="Standard" style:family="paragraph">
      <style:text-properties style:font-name="monospace" fo:font-size="12.5pt" style:font-size-asian="12.5pt"/>
    </style:style>
    <style:style style:name="P1689" style:parent-style-name="Standard" style:family="paragraph">
      <style:text-properties style:font-name="sans-serif" fo:font-size="12.5pt" style:font-size-asian="12.5pt"/>
    </style:style>
    <style:style style:name="P1690" style:parent-style-name="Standard" style:family="paragraph">
      <style:text-properties style:font-name="sans-serif" fo:font-size="12.5pt" style:font-size-asian="12.5pt"/>
    </style:style>
    <style:style style:name="P1691" style:parent-style-name="Standard" style:family="paragraph">
      <style:text-properties style:font-name="sans-serif" fo:font-size="12.5pt" style:font-size-asian="12.5pt"/>
    </style:style>
    <style:style style:name="P1692" style:parent-style-name="Standard" style:family="paragraph">
      <style:text-properties style:font-name="sans-serif" fo:font-size="12.5pt" style:font-size-asian="12.5pt"/>
    </style:style>
    <style:style style:name="P1693" style:parent-style-name="Standard" style:family="paragraph">
      <style:text-properties style:font-name="sans-serif" fo:font-size="12.5pt" style:font-size-asian="12.5pt"/>
    </style:style>
    <style:style style:name="P1694" style:parent-style-name="Standard" style:family="paragraph">
      <style:text-properties style:font-name="sans-serif" fo:font-size="12.5pt" style:font-size-asian="12.5pt"/>
    </style:style>
    <style:style style:name="P1695" style:parent-style-name="Standard" style:family="paragraph">
      <style:text-properties style:font-name="monospace" fo:font-size="12.5pt" style:font-size-asian="12.5pt"/>
    </style:style>
    <style:style style:name="P1696" style:parent-style-name="Standard" style:family="paragraph">
      <style:text-properties style:font-name="monospace" fo:font-size="12.5pt" style:font-size-asian="12.5pt"/>
    </style:style>
    <style:style style:name="P1697" style:parent-style-name="Standard" style:family="paragraph">
      <style:text-properties style:font-name="monospace" fo:font-size="12.5pt" style:font-size-asian="12.5pt"/>
    </style:style>
    <style:style style:name="P1698" style:parent-style-name="Standard" style:family="paragraph">
      <style:text-properties style:font-name="monospace" fo:font-size="12.5pt" style:font-size-asian="12.5pt"/>
    </style:style>
    <style:style style:name="P1699" style:parent-style-name="Standard" style:family="paragraph">
      <style:text-properties style:font-name="sans-serif" fo:font-size="12.5pt" style:font-size-asian="12.5pt"/>
    </style:style>
    <style:style style:name="P1700" style:parent-style-name="Standard" style:family="paragraph">
      <style:text-properties style:font-name="sans-serif" fo:font-size="12.5pt" style:font-size-asian="12.5pt"/>
    </style:style>
    <style:style style:name="P1701" style:parent-style-name="Standard" style:family="paragraph">
      <style:text-properties style:font-name="sans-serif" fo:font-size="12.5pt" style:font-size-asian="12.5pt"/>
    </style:style>
    <style:style style:name="P1702" style:parent-style-name="Standard" style:family="paragraph">
      <style:text-properties style:font-name="sans-serif" fo:font-size="12.5pt" style:font-size-asian="12.5pt"/>
    </style:style>
    <style:style style:name="P1703" style:parent-style-name="Standard" style:family="paragraph">
      <style:text-properties style:font-name="sans-serif" fo:font-size="12.5pt" style:font-size-asian="12.5pt"/>
    </style:style>
    <style:style style:name="P1704" style:parent-style-name="Standard" style:family="paragraph">
      <style:text-properties style:font-name="sans-serif" fo:font-size="12.5pt" style:font-size-asian="12.5pt"/>
    </style:style>
    <style:style style:name="P1705" style:parent-style-name="Standard" style:family="paragraph">
      <style:text-properties style:font-name="sans-serif" fo:font-size="12.5pt" style:font-size-asian="12.5pt"/>
    </style:style>
    <style:style style:name="P1706" style:parent-style-name="Standard" style:family="paragraph">
      <style:text-properties style:font-name="serif" fo:font-size="12.5pt" style:font-size-asian="12.5pt"/>
    </style:style>
    <style:style style:name="P1707" style:parent-style-name="Standard" style:family="paragraph">
      <style:text-properties style:font-name="serif" fo:font-size="12.5pt" style:font-size-asian="12.5pt"/>
    </style:style>
    <style:style style:name="P1708" style:parent-style-name="Standard" style:family="paragraph">
      <style:text-properties style:font-name="serif" fo:font-size="12.5pt" style:font-size-asian="12.5pt"/>
    </style:style>
    <style:style style:name="P1709" style:parent-style-name="Standard" style:family="paragraph">
      <style:text-properties style:font-name="serif" fo:font-size="12.5pt" style:font-size-asian="12.5pt"/>
    </style:style>
    <style:style style:name="P1710" style:parent-style-name="Standard" style:family="paragraph">
      <style:text-properties style:font-name="serif" fo:font-size="12.5pt" style:font-size-asian="12.5pt"/>
    </style:style>
    <style:style style:name="P1711" style:parent-style-name="Standard" style:family="paragraph">
      <style:text-properties style:font-name="serif" fo:font-size="12.5pt" style:font-size-asian="12.5pt"/>
    </style:style>
    <style:style style:name="P1712" style:parent-style-name="Standard" style:family="paragraph">
      <style:text-properties style:font-name="serif" fo:font-size="12.5pt" style:font-size-asian="12.5pt"/>
    </style:style>
    <style:style style:name="P1713" style:parent-style-name="Standard" style:family="paragraph">
      <style:text-properties style:font-name="serif" fo:font-size="12.5pt" style:font-size-asian="12.5pt"/>
    </style:style>
    <style:style style:name="P1714" style:parent-style-name="Standard" style:family="paragraph">
      <style:text-properties style:font-name="serif" fo:font-size="12.5pt" style:font-size-asian="12.5pt"/>
    </style:style>
    <style:style style:name="P1715" style:parent-style-name="Standard" style:family="paragraph">
      <style:text-properties style:font-name="serif" fo:font-size="12.5pt" style:font-size-asian="12.5pt"/>
    </style:style>
    <style:style style:name="P1716" style:parent-style-name="Standard" style:family="paragraph">
      <style:text-properties style:font-name="serif" fo:font-size="12.5pt" style:font-size-asian="12.5pt"/>
    </style:style>
    <style:style style:name="P1717" style:parent-style-name="Standard" style:family="paragraph">
      <style:text-properties style:font-name="serif" fo:font-size="12.5pt" style:font-size-asian="12.5pt"/>
    </style:style>
    <style:style style:name="P1718" style:parent-style-name="Standard" style:family="paragraph">
      <style:text-properties style:font-name="serif" fo:font-size="12.5pt" style:font-size-asian="12.5pt"/>
    </style:style>
    <style:style style:name="P1719" style:parent-style-name="Standard" style:family="paragraph">
      <style:text-properties style:font-name="serif" fo:font-size="12.5pt" style:font-size-asian="12.5pt"/>
    </style:style>
    <style:style style:name="P1720" style:parent-style-name="Standard" style:family="paragraph">
      <style:text-properties style:font-name="serif" fo:font-size="12.5pt" style:font-size-asian="12.5pt"/>
    </style:style>
    <style:style style:name="P1721" style:parent-style-name="Standard" style:family="paragraph">
      <style:text-properties style:font-name="serif" fo:font-size="12.5pt" style:font-size-asian="12.5pt"/>
    </style:style>
    <style:style style:name="P1722" style:parent-style-name="Standard" style:family="paragraph">
      <style:text-properties style:font-name="serif" fo:font-size="12.5pt" style:font-size-asian="12.5pt"/>
    </style:style>
    <style:style style:name="P1723" style:parent-style-name="Standard" style:family="paragraph">
      <style:text-properties style:font-name="serif" fo:font-size="12.5pt" style:font-size-asian="12.5pt"/>
    </style:style>
    <style:style style:name="P1724" style:parent-style-name="Standard" style:family="paragraph">
      <style:text-properties style:font-name="serif" fo:font-size="12.5pt" style:font-size-asian="12.5pt"/>
    </style:style>
    <style:style style:name="P1725" style:parent-style-name="Standard" style:family="paragraph">
      <style:text-properties style:font-name="serif" fo:font-size="12.5pt" style:font-size-asian="12.5pt"/>
    </style:style>
    <style:style style:name="P1726" style:parent-style-name="Standard" style:family="paragraph">
      <style:text-properties style:font-name="serif" fo:font-size="12.5pt" style:font-size-asian="12.5pt"/>
    </style:style>
    <style:style style:name="P1727" style:parent-style-name="Standard" style:family="paragraph">
      <style:text-properties style:font-name="serif" fo:font-size="12.5pt" style:font-size-asian="12.5pt"/>
    </style:style>
    <style:style style:name="P1728" style:parent-style-name="Standard" style:family="paragraph">
      <style:text-properties style:font-name="serif" fo:font-size="12.5pt" style:font-size-asian="12.5pt"/>
    </style:style>
    <style:style style:name="P1729" style:parent-style-name="Standard" style:family="paragraph">
      <style:text-properties style:font-name="serif" fo:font-size="12.5pt" style:font-size-asian="12.5pt"/>
    </style:style>
    <style:style style:name="P1730" style:parent-style-name="Standard" style:family="paragraph">
      <style:text-properties style:font-name="serif" fo:font-size="12.5pt" style:font-size-asian="12.5pt"/>
    </style:style>
    <style:style style:name="P1731" style:parent-style-name="Standard" style:family="paragraph">
      <style:text-properties style:font-name="serif" fo:font-size="12.5pt" style:font-size-asian="12.5pt"/>
    </style:style>
    <style:style style:name="P1732" style:parent-style-name="Standard" style:family="paragraph">
      <style:text-properties style:font-name="serif" fo:font-size="12.5pt" style:font-size-asian="12.5pt"/>
    </style:style>
    <style:style style:name="P1733" style:parent-style-name="Standard" style:family="paragraph">
      <style:text-properties style:font-name="serif" fo:font-size="12.5pt" style:font-size-asian="12.5pt"/>
    </style:style>
    <style:style style:name="P1734" style:parent-style-name="Standard" style:family="paragraph">
      <style:text-properties style:font-name="serif" fo:font-size="12.5pt" style:font-size-asian="12.5pt"/>
    </style:style>
    <style:style style:name="P1735" style:parent-style-name="Standard" style:family="paragraph">
      <style:text-properties style:font-name="serif" fo:font-size="12.5pt" style:font-size-asian="12.5pt"/>
    </style:style>
    <style:style style:name="P1736" style:parent-style-name="Standard" style:family="paragraph">
      <style:text-properties style:font-name="serif" fo:font-size="12.5pt" style:font-size-asian="12.5pt"/>
    </style:style>
    <style:style style:name="P1737" style:parent-style-name="Standard" style:family="paragraph">
      <style:text-properties style:font-name="monospace" fo:font-size="10.5pt" style:font-size-asian="10.5pt"/>
    </style:style>
    <style:style style:name="P1738" style:parent-style-name="Standard" style:family="paragraph">
      <style:text-properties style:font-name="monospace" fo:font-size="10.5pt" style:font-size-asian="10.5pt"/>
    </style:style>
    <style:style style:name="P1739" style:parent-style-name="Standard" style:family="paragraph">
      <style:text-properties style:font-name="monospace" fo:font-size="10.5pt" style:font-size-asian="10.5pt"/>
    </style:style>
    <style:style style:name="P1740" style:parent-style-name="Standard" style:family="paragraph">
      <style:text-properties style:font-name="monospace" fo:font-size="10.5pt" style:font-size-asian="10.5pt"/>
    </style:style>
    <style:style style:name="P1741" style:parent-style-name="Standard" style:family="paragraph">
      <style:text-properties style:font-name="monospace" fo:font-size="10.5pt" style:font-size-asian="10.5pt"/>
    </style:style>
    <style:style style:name="P1742" style:parent-style-name="Standard" style:family="paragraph">
      <style:text-properties style:font-name="serif" fo:font-size="12.5pt" style:font-size-asian="12.5pt"/>
    </style:style>
    <style:style style:name="P1743" style:parent-style-name="Standard" style:family="paragraph">
      <style:text-properties style:font-name="monospace" fo:font-size="10.5pt" style:font-size-asian="10.5pt"/>
    </style:style>
    <style:style style:name="P1744" style:parent-style-name="Standard" style:family="paragraph">
      <style:text-properties style:font-name="serif" fo:font-size="12.5pt" style:font-size-asian="12.5pt"/>
    </style:style>
    <style:style style:name="P1745" style:parent-style-name="Standard" style:family="paragraph">
      <style:text-properties style:font-name="serif" fo:font-size="12.5pt" style:font-size-asian="12.5pt"/>
    </style:style>
    <style:style style:name="P1746" style:parent-style-name="Standard" style:family="paragraph">
      <style:text-properties style:font-name="serif" fo:font-size="12.5pt" style:font-size-asian="12.5pt"/>
    </style:style>
    <style:style style:name="P1747" style:parent-style-name="Standard" style:family="paragraph">
      <style:text-properties style:font-name="monospace" fo:font-size="7.5pt" style:font-size-asian="7.5pt"/>
    </style:style>
    <style:style style:name="P1748" style:parent-style-name="Standard" style:family="paragraph">
      <style:text-properties style:font-name="monospace" fo:font-size="7.5pt" style:font-size-asian="7.5pt"/>
    </style:style>
    <style:style style:name="P1749" style:parent-style-name="Standard" style:family="paragraph">
      <style:text-properties style:font-name="monospace" fo:font-size="7.5pt" style:font-size-asian="7.5pt"/>
    </style:style>
    <style:style style:name="P1750" style:parent-style-name="Standard" style:family="paragraph">
      <style:text-properties style:font-name="serif"/>
    </style:style>
    <style:style style:name="P1751" style:parent-style-name="Standard" style:family="paragraph">
      <style:text-properties style:font-name="serif" fo:font-size="10.5pt" style:font-size-asian="10.5pt"/>
    </style:style>
    <style:style style:name="P1752" style:parent-style-name="Standard" style:family="paragraph">
      <style:text-properties style:font-name="serif" fo:font-size="10.5pt" style:font-size-asian="10.5pt"/>
    </style:style>
    <style:style style:name="P1753" style:parent-style-name="Standard" style:family="paragraph">
      <style:text-properties style:font-name="serif" fo:font-size="10.5pt" style:font-size-asian="10.5pt"/>
    </style:style>
    <style:style style:name="P1754" style:parent-style-name="Standard" style:family="paragraph">
      <style:text-properties style:font-name="serif" fo:font-size="10.5pt" style:font-size-asian="10.5pt"/>
    </style:style>
    <style:style style:name="P1755" style:parent-style-name="Standard" style:family="paragraph">
      <style:text-properties style:font-name="serif" fo:font-size="10.5pt" style:font-size-asian="10.5pt"/>
    </style:style>
    <style:style style:name="P1756" style:parent-style-name="Standard" style:family="paragraph">
      <style:text-properties style:font-name="serif" fo:font-size="10.5pt" style:font-size-asian="10.5pt"/>
    </style:style>
    <style:style style:name="P1757" style:parent-style-name="Standard" style:family="paragraph">
      <style:text-properties style:font-name="serif" fo:font-size="10.5pt" style:font-size-asian="10.5pt"/>
    </style:style>
    <style:style style:name="P1758" style:parent-style-name="Standard" style:family="paragraph">
      <style:text-properties style:font-name="serif" fo:font-size="10.5pt" style:font-size-asian="10.5pt"/>
    </style:style>
    <style:style style:name="P1759" style:parent-style-name="Standard" style:family="paragraph">
      <style:text-properties style:font-name="serif" fo:font-size="10.5pt" style:font-size-asian="10.5pt"/>
    </style:style>
    <style:style style:name="P1760" style:parent-style-name="Standard" style:family="paragraph">
      <style:text-properties style:font-name="serif" fo:font-size="10.5pt" style:font-size-asian="10.5pt"/>
    </style:style>
    <style:style style:name="P1761" style:parent-style-name="Standard" style:family="paragraph">
      <style:text-properties style:font-name="serif" fo:font-size="10.5pt" style:font-size-asian="10.5pt"/>
    </style:style>
    <style:style style:name="P1762" style:parent-style-name="Standard" style:family="paragraph">
      <style:text-properties style:font-name="serif"/>
    </style:style>
    <style:style style:name="P1763" style:parent-style-name="Standard" style:family="paragraph">
      <style:text-properties style:font-name="serif" fo:font-size="10.5pt" style:font-size-asian="10.5pt"/>
    </style:style>
    <style:style style:name="P1764" style:parent-style-name="Standard" style:family="paragraph">
      <style:text-properties style:font-name="serif" fo:font-size="10.5pt" style:font-size-asian="10.5pt"/>
    </style:style>
    <style:style style:name="P1765" style:parent-style-name="Standard" style:family="paragraph">
      <style:text-properties style:font-name="serif" fo:font-size="10.5pt" style:font-size-asian="10.5pt"/>
    </style:style>
    <style:style style:name="P1766" style:parent-style-name="Standard" style:family="paragraph">
      <style:text-properties style:font-name="serif" fo:font-size="10.5pt" style:font-size-asian="10.5pt"/>
    </style:style>
    <style:style style:name="P1767" style:parent-style-name="Standard" style:family="paragraph">
      <style:text-properties style:font-name="serif" fo:font-size="10.5pt" style:font-size-asian="10.5pt"/>
    </style:style>
    <style:style style:name="P1768" style:parent-style-name="Standard" style:family="paragraph">
      <style:text-properties style:font-name="serif" fo:font-size="10.5pt" style:font-size-asian="10.5pt"/>
    </style:style>
    <style:style style:name="P1769" style:parent-style-name="Standard" style:family="paragraph">
      <style:text-properties style:font-name="serif" fo:font-size="10.5pt" style:font-size-asian="10.5pt"/>
    </style:style>
    <style:style style:name="P1770" style:parent-style-name="Standard" style:family="paragraph">
      <style:text-properties style:font-name="serif" fo:font-size="10.5pt" style:font-size-asian="10.5pt"/>
    </style:style>
    <style:style style:name="P1771" style:parent-style-name="Standard" style:family="paragraph">
      <style:text-properties style:font-name="serif" fo:font-size="10.5pt" style:font-size-asian="10.5pt"/>
    </style:style>
    <style:style style:name="P1772" style:parent-style-name="Standard" style:family="paragraph">
      <style:text-properties style:font-name="serif" fo:font-size="10.5pt" style:font-size-asian="10.5pt"/>
    </style:style>
    <style:style style:name="P1773" style:parent-style-name="Standard" style:family="paragraph">
      <style:text-properties style:font-name="serif" fo:font-size="10.5pt" style:font-size-asian="10.5pt"/>
    </style:style>
    <style:style style:name="P1774" style:parent-style-name="Standard" style:family="paragraph">
      <style:text-properties style:font-name="serif" fo:font-size="10.5pt" style:font-size-asian="10.5pt"/>
    </style:style>
    <style:style style:name="P1775" style:parent-style-name="Standard" style:family="paragraph">
      <style:text-properties style:font-name="serif" fo:font-size="10.5pt" style:font-size-asian="10.5pt"/>
    </style:style>
    <style:style style:name="P1776" style:parent-style-name="Standard" style:family="paragraph">
      <style:text-properties style:font-name="serif" fo:font-size="10.5pt" style:font-size-asian="10.5pt"/>
    </style:style>
    <style:style style:name="P1777" style:parent-style-name="Standard" style:family="paragraph">
      <style:text-properties style:font-name="serif" fo:font-size="10.5pt" style:font-size-asian="10.5pt"/>
    </style:style>
    <style:style style:name="P1778" style:parent-style-name="Standard" style:family="paragraph">
      <style:text-properties style:font-name="serif" fo:font-size="10.5pt" style:font-size-asian="10.5pt"/>
    </style:style>
    <style:style style:name="P1779" style:parent-style-name="Standard" style:family="paragraph">
      <style:text-properties style:font-name="serif" fo:font-size="10.5pt" style:font-size-asian="10.5pt"/>
    </style:style>
    <style:style style:name="P1780" style:parent-style-name="Standard" style:family="paragraph">
      <style:text-properties style:font-name="serif" fo:font-size="10.5pt" style:font-size-asian="10.5pt"/>
    </style:style>
    <style:style style:name="P1781" style:parent-style-name="Standard" style:family="paragraph">
      <style:text-properties style:font-name="serif" fo:font-size="10.5pt" style:font-size-asian="10.5pt"/>
    </style:style>
    <style:style style:name="P1782" style:parent-style-name="Standard" style:family="paragraph">
      <style:text-properties style:font-name="serif" fo:font-size="10.5pt" style:font-size-asian="10.5pt"/>
    </style:style>
    <style:style style:name="P1783" style:parent-style-name="Standard" style:family="paragraph">
      <style:text-properties style:font-name="serif" fo:font-size="10.5pt" style:font-size-asian="10.5pt"/>
    </style:style>
    <style:style style:name="P1784" style:parent-style-name="Standard" style:family="paragraph">
      <style:text-properties style:font-name="serif" fo:font-size="10.5pt" style:font-size-asian="10.5pt"/>
    </style:style>
    <style:style style:name="P1785" style:parent-style-name="Standard" style:family="paragraph">
      <style:text-properties style:font-name="serif" fo:font-size="10.5pt" style:font-size-asian="10.5pt"/>
    </style:style>
    <style:style style:name="P1786" style:parent-style-name="Standard" style:family="paragraph">
      <style:text-properties style:font-name="serif" fo:font-size="10.5pt" style:font-size-asian="10.5pt"/>
    </style:style>
    <style:style style:name="P1787" style:parent-style-name="Standard" style:family="paragraph">
      <style:text-properties style:font-name="serif" fo:font-size="10.5pt" style:font-size-asian="10.5pt"/>
    </style:style>
    <style:style style:name="P1788" style:parent-style-name="Standard" style:family="paragraph">
      <style:text-properties style:font-name="serif" fo:font-size="10.5pt" style:font-size-asian="10.5pt"/>
    </style:style>
    <style:style style:name="P1789" style:parent-style-name="Standard" style:family="paragraph">
      <style:text-properties style:font-name="serif" fo:font-size="10.5pt" style:font-size-asian="10.5pt"/>
    </style:style>
    <style:style style:name="P1790" style:parent-style-name="Standard" style:family="paragraph">
      <style:text-properties style:font-name="serif" fo:font-size="10.5pt" style:font-size-asian="10.5pt"/>
    </style:style>
    <style:style style:name="P1791" style:parent-style-name="Standard" style:family="paragraph">
      <style:text-properties style:font-name="serif" fo:font-size="10.5pt" style:font-size-asian="10.5pt"/>
    </style:style>
    <style:style style:name="P1792" style:parent-style-name="Standard" style:family="paragraph">
      <style:text-properties style:font-name="serif" fo:font-size="10.5pt" style:font-size-asian="10.5pt"/>
    </style:style>
    <style:style style:name="P1793" style:parent-style-name="Standard" style:family="paragraph">
      <style:text-properties style:font-name="serif" fo:font-size="10.5pt" style:font-size-asian="10.5pt"/>
    </style:style>
    <style:style style:name="P1794" style:parent-style-name="Standard" style:family="paragraph">
      <style:text-properties style:font-name="serif" fo:font-size="10.5pt" style:font-size-asian="10.5pt"/>
    </style:style>
    <style:style style:name="P1795" style:parent-style-name="Standard" style:family="paragraph">
      <style:text-properties style:font-name="serif" fo:font-size="10.5pt" style:font-size-asian="10.5pt"/>
    </style:style>
    <style:style style:name="P1796" style:parent-style-name="Standard" style:family="paragraph">
      <style:text-properties style:font-name="serif" fo:font-size="10.5pt" style:font-size-asian="10.5pt"/>
    </style:style>
    <style:style style:name="P1797" style:parent-style-name="Standard" style:family="paragraph">
      <style:text-properties style:font-name="serif" fo:font-size="10.5pt" style:font-size-asian="10.5pt"/>
    </style:style>
    <style:style style:name="P1798" style:parent-style-name="Standard" style:family="paragraph">
      <style:text-properties style:font-name="serif" fo:font-size="10.5pt" style:font-size-asian="10.5pt"/>
    </style:style>
    <style:style style:name="P1799" style:parent-style-name="Standard" style:family="paragraph">
      <style:text-properties style:font-name="serif" fo:font-size="10.5pt" style:font-size-asian="10.5pt"/>
    </style:style>
    <style:style style:name="P1800" style:parent-style-name="Standard" style:family="paragraph">
      <style:text-properties style:font-name="serif" fo:font-size="10.5pt" style:font-size-asian="10.5pt"/>
    </style:style>
    <style:style style:name="P1801" style:parent-style-name="Standard" style:family="paragraph">
      <style:text-properties style:font-name="serif" fo:font-size="10.5pt" style:font-size-asian="10.5pt"/>
    </style:style>
    <style:style style:name="P1802" style:parent-style-name="Standard" style:family="paragraph">
      <style:text-properties style:font-name="serif" fo:font-size="10.5pt" style:font-size-asian="10.5pt"/>
    </style:style>
    <style:style style:name="P1803" style:parent-style-name="Standard" style:family="paragraph">
      <style:text-properties style:font-name="serif" fo:font-size="10.5pt" style:font-size-asian="10.5pt"/>
    </style:style>
    <style:style style:name="P1804" style:parent-style-name="Standard" style:family="paragraph">
      <style:text-properties style:font-name="serif" fo:font-size="10.5pt" style:font-size-asian="10.5pt"/>
    </style:style>
    <style:style style:name="P1805" style:parent-style-name="Standard" style:family="paragraph">
      <style:text-properties style:font-name="serif" fo:font-size="10.5pt" style:font-size-asian="10.5pt"/>
    </style:style>
    <style:style style:name="P1806" style:parent-style-name="Standard" style:family="paragraph">
      <style:text-properties style:font-name="serif" fo:font-size="10.5pt" style:font-size-asian="10.5pt"/>
    </style:style>
    <style:style style:name="P1807" style:parent-style-name="Standard" style:family="paragraph">
      <style:text-properties style:font-name="serif" fo:font-size="10.5pt" style:font-size-asian="10.5pt"/>
    </style:style>
    <style:style style:name="P1808" style:parent-style-name="Standard" style:family="paragraph">
      <style:text-properties style:font-name="serif" fo:font-size="10.5pt" style:font-size-asian="10.5pt"/>
    </style:style>
    <style:style style:name="P1809" style:parent-style-name="Standard" style:family="paragraph">
      <style:text-properties style:font-name="serif" fo:font-size="10.5pt" style:font-size-asian="10.5pt"/>
    </style:style>
    <style:style style:name="P1810" style:parent-style-name="Standard" style:family="paragraph">
      <style:text-properties style:font-name="serif" fo:font-size="10.5pt" style:font-size-asian="10.5pt"/>
    </style:style>
    <style:style style:name="P1811" style:parent-style-name="Standard" style:family="paragraph">
      <style:text-properties style:font-name="serif" fo:font-size="10.5pt" style:font-size-asian="10.5pt"/>
    </style:style>
    <style:style style:name="P1812" style:parent-style-name="Standard" style:family="paragraph">
      <style:text-properties style:font-name="serif" fo:font-size="10.5pt" style:font-size-asian="10.5pt"/>
    </style:style>
    <style:style style:name="P1813" style:parent-style-name="Standard" style:family="paragraph">
      <style:text-properties style:font-name="serif" fo:font-size="10.5pt" style:font-size-asian="10.5pt"/>
    </style:style>
    <style:style style:name="P1814" style:parent-style-name="Standard" style:family="paragraph">
      <style:text-properties style:font-name="serif" fo:font-size="10.5pt" style:font-size-asian="10.5pt"/>
    </style:style>
    <style:style style:name="P1815" style:parent-style-name="Standard" style:family="paragraph">
      <style:text-properties style:font-name="serif" fo:font-size="10.5pt" style:font-size-asian="10.5pt"/>
    </style:style>
    <style:style style:name="P1816" style:parent-style-name="Standard" style:family="paragraph">
      <style:text-properties style:font-name="serif" fo:font-size="10.5pt" style:font-size-asian="10.5pt"/>
    </style:style>
    <style:style style:name="P1817" style:parent-style-name="Standard" style:family="paragraph">
      <style:text-properties style:font-name="serif" fo:font-size="10.5pt" style:font-size-asian="10.5pt"/>
    </style:style>
    <style:style style:name="P1818" style:parent-style-name="Standard" style:family="paragraph">
      <style:text-properties style:font-name="serif" fo:font-size="10.5pt" style:font-size-asian="10.5pt"/>
    </style:style>
    <style:style style:name="P1819" style:parent-style-name="Standard" style:family="paragraph">
      <style:text-properties style:font-name="serif" fo:font-size="10.5pt" style:font-size-asian="10.5pt"/>
    </style:style>
    <style:style style:name="P1820" style:parent-style-name="Standard" style:family="paragraph">
      <style:text-properties style:font-name="serif" fo:font-size="10.5pt" style:font-size-asian="10.5pt"/>
    </style:style>
    <style:style style:name="P1821" style:parent-style-name="Standard" style:family="paragraph">
      <style:text-properties style:font-name="serif" fo:font-size="10.5pt" style:font-size-asian="10.5pt"/>
    </style:style>
    <style:style style:name="P1822" style:parent-style-name="Standard" style:family="paragraph">
      <style:text-properties style:font-name="serif" fo:font-size="10.5pt" style:font-size-asian="10.5pt"/>
    </style:style>
    <style:style style:name="P1823" style:parent-style-name="Standard" style:family="paragraph">
      <style:text-properties style:font-name="serif" fo:font-size="10.5pt" style:font-size-asian="10.5pt"/>
    </style:style>
    <style:style style:name="P1824" style:parent-style-name="Standard" style:family="paragraph">
      <style:text-properties style:font-name="serif" fo:font-size="10.5pt" style:font-size-asian="10.5pt"/>
    </style:style>
    <style:style style:name="P1825" style:parent-style-name="Standard" style:family="paragraph">
      <style:text-properties style:font-name="serif" fo:font-size="10.5pt" style:font-size-asian="10.5pt"/>
    </style:style>
    <style:style style:name="P1826" style:parent-style-name="Standard" style:family="paragraph">
      <style:text-properties style:font-name="serif" fo:font-size="10.5pt" style:font-size-asian="10.5pt"/>
    </style:style>
    <style:style style:name="P1827" style:parent-style-name="Standard" style:family="paragraph">
      <style:text-properties style:font-name="serif" fo:font-size="10.5pt" style:font-size-asian="10.5pt"/>
    </style:style>
    <style:style style:name="P1828" style:parent-style-name="Standard" style:family="paragraph">
      <style:text-properties style:font-name="serif" fo:font-size="10.5pt" style:font-size-asian="10.5pt"/>
    </style:style>
    <style:style style:name="P1829" style:parent-style-name="Standard" style:family="paragraph">
      <style:text-properties style:font-name="serif" fo:font-size="10.5pt" style:font-size-asian="10.5pt"/>
    </style:style>
    <style:style style:name="P1830" style:parent-style-name="Standard" style:family="paragraph">
      <style:text-properties style:font-name="serif" fo:font-size="10.5pt" style:font-size-asian="10.5pt"/>
    </style:style>
    <style:style style:name="P1831" style:parent-style-name="Standard" style:family="paragraph">
      <style:text-properties style:font-name="serif" fo:font-size="10.5pt" style:font-size-asian="10.5pt"/>
    </style:style>
    <style:style style:name="P1832" style:parent-style-name="Standard" style:family="paragraph">
      <style:text-properties style:font-name="serif" fo:font-size="10.5pt" style:font-size-asian="10.5pt"/>
    </style:style>
    <style:style style:name="P1833" style:parent-style-name="Standard" style:family="paragraph">
      <style:text-properties style:font-name="serif" fo:font-size="10.5pt" style:font-size-asian="10.5pt"/>
    </style:style>
    <style:style style:name="P1834" style:parent-style-name="Standard" style:family="paragraph">
      <style:text-properties style:font-name="serif" fo:font-size="10.5pt" style:font-size-asian="10.5pt"/>
    </style:style>
    <style:style style:name="P1835" style:parent-style-name="Standard" style:family="paragraph">
      <style:text-properties style:font-name="serif" fo:font-size="10.5pt" style:font-size-asian="10.5pt"/>
    </style:style>
    <style:style style:name="P1836" style:parent-style-name="Standard" style:family="paragraph">
      <style:text-properties style:font-name="serif" fo:font-size="10.5pt" style:font-size-asian="10.5pt"/>
    </style:style>
    <style:style style:name="P1837" style:parent-style-name="Standard" style:family="paragraph">
      <style:text-properties style:font-name="serif" fo:font-size="10.5pt" style:font-size-asian="10.5pt"/>
    </style:style>
    <style:style style:name="P1838" style:parent-style-name="Standard" style:family="paragraph">
      <style:text-properties style:font-name="serif" fo:font-size="10.5pt" style:font-size-asian="10.5pt"/>
    </style:style>
    <style:style style:name="P1839" style:parent-style-name="Standard" style:family="paragraph">
      <style:text-properties style:font-name="serif" fo:font-size="10.5pt" style:font-size-asian="10.5pt"/>
    </style:style>
    <style:style style:name="P1840" style:parent-style-name="Standard" style:family="paragraph">
      <style:text-properties style:font-name="serif" fo:font-size="10.5pt" style:font-size-asian="10.5pt"/>
    </style:style>
    <style:style style:name="P1841" style:parent-style-name="Standard" style:family="paragraph">
      <style:text-properties style:font-name="serif" fo:font-size="10.5pt" style:font-size-asian="10.5pt"/>
    </style:style>
    <style:style style:name="P1842" style:parent-style-name="Standard" style:family="paragraph">
      <style:text-properties style:font-name="serif" fo:font-size="10.5pt" style:font-size-asian="10.5pt"/>
    </style:style>
    <style:style style:name="P1843" style:parent-style-name="Standard" style:family="paragraph">
      <style:text-properties style:font-name="serif" fo:font-size="10.5pt" style:font-size-asian="10.5pt"/>
    </style:style>
    <style:style style:name="P1844" style:parent-style-name="Standard" style:family="paragraph">
      <style:text-properties style:font-name="serif" fo:font-size="10.5pt" style:font-size-asian="10.5pt"/>
    </style:style>
    <style:style style:name="P1845" style:parent-style-name="Standard" style:family="paragraph">
      <style:text-properties style:font-name="serif" fo:font-size="10.5pt" style:font-size-asian="10.5pt"/>
    </style:style>
    <style:style style:name="P1846" style:parent-style-name="Standard" style:family="paragraph">
      <style:text-properties style:font-name="serif" fo:font-size="10.5pt" style:font-size-asian="10.5pt"/>
    </style:style>
    <style:style style:name="P1847" style:parent-style-name="Standard" style:family="paragraph">
      <style:text-properties style:font-name="serif" fo:font-size="10.5pt" style:font-size-asian="10.5pt"/>
    </style:style>
    <style:style style:name="P1848" style:parent-style-name="Standard" style:family="paragraph">
      <style:text-properties style:font-name="serif" fo:font-size="10.5pt" style:font-size-asian="10.5pt"/>
    </style:style>
    <style:style style:name="P1849" style:parent-style-name="Standard" style:family="paragraph">
      <style:text-properties style:font-name="serif" fo:font-size="10.5pt" style:font-size-asian="10.5pt"/>
    </style:style>
    <style:style style:name="P1850" style:parent-style-name="Standard" style:family="paragraph">
      <style:text-properties style:font-name="serif" fo:font-size="10.5pt" style:font-size-asian="10.5pt"/>
    </style:style>
    <style:style style:name="P1851" style:parent-style-name="Standard" style:family="paragraph">
      <style:text-properties style:font-name="serif" fo:font-size="10.5pt" style:font-size-asian="10.5pt"/>
    </style:style>
    <style:style style:name="P1852" style:parent-style-name="Standard" style:family="paragraph">
      <style:text-properties style:font-name="serif" fo:font-size="10.5pt" style:font-size-asian="10.5pt"/>
    </style:style>
    <style:style style:name="P1853" style:parent-style-name="Standard" style:family="paragraph">
      <style:text-properties style:font-name="serif" fo:font-size="10.5pt" style:font-size-asian="10.5pt"/>
    </style:style>
    <style:style style:name="P1854" style:parent-style-name="Standard" style:family="paragraph">
      <style:text-properties style:font-name="serif" fo:font-size="10.5pt" style:font-size-asian="10.5pt"/>
    </style:style>
    <style:style style:name="P1855" style:parent-style-name="Standard" style:family="paragraph">
      <style:text-properties style:font-name="serif" fo:font-size="10.5pt" style:font-size-asian="10.5pt"/>
    </style:style>
    <style:style style:name="P1856" style:parent-style-name="Standard" style:family="paragraph">
      <style:text-properties style:font-name="serif" fo:font-size="10.5pt" style:font-size-asian="10.5pt"/>
    </style:style>
    <style:style style:name="P1857" style:parent-style-name="Standard" style:family="paragraph">
      <style:text-properties style:font-name="serif" fo:font-size="10.5pt" style:font-size-asian="10.5pt"/>
    </style:style>
    <style:style style:name="P1858" style:parent-style-name="Standard" style:family="paragraph">
      <style:text-properties style:font-name="serif" fo:font-size="10.5pt" style:font-size-asian="10.5pt"/>
    </style:style>
    <style:style style:name="P1859" style:parent-style-name="Standard" style:family="paragraph">
      <style:text-properties style:font-name="serif" fo:font-size="10.5pt" style:font-size-asian="10.5pt"/>
    </style:style>
    <style:style style:name="P1860" style:parent-style-name="Standard" style:family="paragraph">
      <style:text-properties style:font-name="serif" fo:font-size="10.5pt" style:font-size-asian="10.5pt"/>
    </style:style>
    <style:style style:name="P1861" style:parent-style-name="Standard" style:family="paragraph">
      <style:text-properties style:font-name="serif" fo:font-size="10.5pt" style:font-size-asian="10.5pt"/>
    </style:style>
    <style:style style:name="P1862" style:parent-style-name="Standard" style:family="paragraph">
      <style:text-properties style:font-name="serif" fo:font-size="10.5pt" style:font-size-asian="10.5pt"/>
    </style:style>
    <style:style style:name="P1863" style:parent-style-name="Standard" style:family="paragraph">
      <style:text-properties style:font-name="serif" fo:font-size="10.5pt" style:font-size-asian="10.5pt"/>
    </style:style>
    <style:style style:name="P1864" style:parent-style-name="Standard" style:family="paragraph">
      <style:text-properties style:font-name="serif" fo:font-size="10.5pt" style:font-size-asian="10.5pt"/>
    </style:style>
    <style:style style:name="P1865" style:parent-style-name="Standard" style:family="paragraph">
      <style:text-properties style:font-name="serif" fo:font-size="10.5pt" style:font-size-asian="10.5pt"/>
    </style:style>
    <style:style style:name="P1866" style:parent-style-name="Standard" style:family="paragraph">
      <style:text-properties style:font-name="serif" fo:font-size="10.5pt" style:font-size-asian="10.5pt"/>
    </style:style>
    <style:style style:name="P1867" style:parent-style-name="Standard" style:family="paragraph">
      <style:text-properties style:font-name="serif" fo:font-size="10.5pt" style:font-size-asian="10.5pt"/>
    </style:style>
    <style:style style:name="P1868" style:parent-style-name="Standard" style:family="paragraph">
      <style:text-properties style:font-name="serif" fo:font-size="10.5pt" style:font-size-asian="10.5pt"/>
    </style:style>
    <style:style style:name="P1869" style:parent-style-name="Standard" style:family="paragraph">
      <style:text-properties style:font-name="serif" fo:font-size="10.5pt" style:font-size-asian="10.5pt"/>
    </style:style>
    <style:style style:name="P1870" style:parent-style-name="Standard" style:family="paragraph">
      <style:text-properties style:font-name="serif" fo:font-size="10.5pt" style:font-size-asian="10.5pt"/>
    </style:style>
    <style:style style:name="P1871" style:parent-style-name="Standard" style:family="paragraph">
      <style:text-properties style:font-name="serif" fo:font-size="10.5pt" style:font-size-asian="10.5pt"/>
    </style:style>
    <style:style style:name="P1872" style:parent-style-name="Standard" style:family="paragraph">
      <style:text-properties style:font-name="serif" fo:font-size="10.5pt" style:font-size-asian="10.5pt"/>
    </style:style>
    <style:style style:name="P1873" style:parent-style-name="Standard" style:family="paragraph">
      <style:text-properties style:font-name="serif" fo:font-size="10.5pt" style:font-size-asian="10.5pt"/>
    </style:style>
    <style:style style:name="P1874" style:parent-style-name="Standard" style:family="paragraph">
      <style:text-properties style:font-name="serif" fo:font-size="10.5pt" style:font-size-asian="10.5pt"/>
    </style:style>
    <style:style style:name="P1875" style:parent-style-name="Standard" style:family="paragraph">
      <style:text-properties style:font-name="serif" fo:font-size="10.5pt" style:font-size-asian="10.5pt"/>
    </style:style>
    <style:style style:name="P1876" style:parent-style-name="Standard" style:family="paragraph">
      <style:text-properties style:font-name="serif" fo:font-size="10.5pt" style:font-size-asian="10.5pt"/>
    </style:style>
    <style:style style:name="P1877" style:parent-style-name="Standard" style:family="paragraph">
      <style:text-properties style:font-name="serif" fo:font-size="10.5pt" style:font-size-asian="10.5pt"/>
    </style:style>
    <style:style style:name="P1878" style:parent-style-name="Standard" style:family="paragraph">
      <style:text-properties style:font-name="serif" fo:font-size="10.5pt" style:font-size-asian="10.5pt"/>
    </style:style>
    <style:style style:name="P1879" style:parent-style-name="Standard" style:family="paragraph">
      <style:text-properties style:font-name="serif" fo:font-size="10.5pt" style:font-size-asian="10.5pt"/>
    </style:style>
    <style:style style:name="P1880" style:parent-style-name="Standard" style:family="paragraph">
      <style:text-properties style:font-name="serif" fo:font-size="10.5pt" style:font-size-asian="10.5pt"/>
    </style:style>
    <style:style style:name="P1881" style:parent-style-name="Standard" style:family="paragraph">
      <style:text-properties style:font-name="serif" fo:font-size="10.5pt" style:font-size-asian="10.5pt"/>
    </style:style>
    <style:style style:name="P1882" style:parent-style-name="Standard" style:family="paragraph">
      <style:text-properties style:font-name="sans-serif" fo:font-size="15pt" style:font-size-asian="15pt"/>
    </style:style>
    <style:style style:name="P1883" style:parent-style-name="Standard" style:family="paragraph">
      <style:text-properties style:font-name="sans-serif" fo:font-size="15pt" style:font-size-asian="15pt"/>
    </style:style>
    <style:style style:name="P1884" style:parent-style-name="Standard" style:family="paragraph">
      <style:text-properties style:font-name="sans-serif" fo:font-size="15pt" style:font-size-asian="15pt"/>
    </style:style>
    <style:style style:name="P1885" style:parent-style-name="Standard" style:family="paragraph">
      <style:text-properties style:font-name="sans-serif" fo:font-size="15pt" style:font-size-asian="15pt"/>
    </style:style>
    <style:style style:name="P1886" style:parent-style-name="Standard" style:family="paragraph">
      <style:text-properties style:font-name="sans-serif" fo:font-size="15pt" style:font-size-asian="15pt"/>
    </style:style>
    <style:style style:name="P1887" style:parent-style-name="Standard" style:family="paragraph">
      <style:text-properties style:font-name="sans-serif" fo:font-size="15pt" style:font-size-asian="15pt"/>
    </style:style>
    <style:style style:name="P1888" style:parent-style-name="Standard" style:family="paragraph">
      <style:text-properties style:font-name="sans-serif" fo:font-size="15pt" style:font-size-asian="15pt"/>
    </style:style>
    <style:style style:name="P1889" style:parent-style-name="Standard" style:family="paragraph">
      <style:text-properties style:font-name="sans-serif" fo:font-size="15pt" style:font-size-asian="15pt"/>
    </style:style>
    <style:style style:name="P1890" style:parent-style-name="Standard" style:family="paragraph">
      <style:text-properties style:font-name="sans-serif" fo:font-size="15pt" style:font-size-asian="15pt"/>
    </style:style>
    <style:style style:name="P1891" style:parent-style-name="Standard" style:family="paragraph">
      <style:text-properties style:font-name="sans-serif" fo:font-size="15pt" style:font-size-asian="15pt"/>
    </style:style>
    <style:style style:name="P1892" style:parent-style-name="Standard" style:family="paragraph">
      <style:text-properties style:font-name="sans-serif" fo:font-size="15pt" style:font-size-asian="15pt"/>
    </style:style>
    <style:style style:name="P1893" style:parent-style-name="Standard" style:family="paragraph">
      <style:text-properties style:font-name="sans-serif" fo:font-size="15pt" style:font-size-asian="15pt"/>
    </style:style>
    <style:style style:name="P1894" style:parent-style-name="Standard" style:family="paragraph">
      <style:text-properties fo:font-weight="bold" style:font-weight-asian="bold" style:text-underline-type="single" style:text-underline-style="solid" style:text-underline-width="auto" style:text-underline-mode="continuous"/>
    </style:style>
    <style:style style:name="P1895" style:parent-style-name="Standard" style:family="paragraph">
      <style:text-properties fo:font-weight="bold" style:font-weight-asian="bold" fo:font-style="italic" style:font-style-asian="italic" fo:font-size="14pt" style:font-size-asian="14pt" style:font-size-complex="14pt" style:text-underline-type="single" style:text-underline-style="solid" style:text-underline-width="auto" style:text-underline-mode="continuous"/>
    </style:style>
    <style:style style:name="P1896" style:parent-style-name="Standard" style:family="paragraph">
      <style:text-properties fo:font-weight="bold" style:font-weight-asian="bold" fo:font-style="italic" style:font-style-asian="italic" fo:font-size="14pt" style:font-size-asian="14pt" style:font-size-complex="14pt" style:text-underline-type="single" style:text-underline-style="solid" style:text-underline-width="auto" style:text-underline-mode="continuous"/>
    </style:style>
    <style:style style:name="P1897" style:parent-style-name="Standard" style:family="paragraph">
      <style:text-properties fo:font-weight="bold" style:font-weight-asian="bold" fo:font-style="italic" style:font-style-asian="italic" style:text-underline-type="single" style:text-underline-style="solid" style:text-underline-width="auto" style:text-underline-mode="continuous"/>
    </style:style>
    <style:style style:name="P1898" style:parent-style-name="Standard" style:family="paragraph">
      <style:text-properties fo:font-weight="bold" style:font-weight-asian="bold" fo:font-style="italic" style:font-style-asian="italic" style:text-underline-type="single" style:text-underline-style="solid" style:text-underline-width="auto" style:text-underline-mode="continuous"/>
    </style:style>
    <style:style style:name="P1899" style:parent-style-name="Standard" style:family="paragraph">
      <style:text-properties fo:font-weight="bold" style:font-weight-asian="bold" fo:font-style="italic" style:font-style-asian="italic" style:text-underline-type="single" style:text-underline-style="solid" style:text-underline-width="auto" style:text-underline-mode="continuous"/>
    </style:style>
    <style:style style:name="P1900" style:parent-style-name="Standard" style:family="paragraph">
      <style:text-properties fo:font-weight="bold" style:font-weight-asian="bold" style:text-underline-type="single" style:text-underline-style="solid" style:text-underline-width="auto" style:text-underline-mode="continuous"/>
    </style:style>
    <style:style style:name="P1901" style:parent-style-name="Standard" style:family="paragraph">
      <style:text-properties fo:font-weight="bold" style:font-weight-asian="bold" style:text-underline-type="single" style:text-underline-style="solid" style:text-underline-width="auto" style:text-underline-mode="continuous"/>
    </style:style>
  </office:automatic-styles>
  <office:body>
    <office:text text:use-soft-page-breaks="true">
      <text:p text:style-name="P1">OPLOSSINGEN QUASI ALLE OEFENINGEN</text:p>
      <text:p text:style-name="P2"/>
      <text:p text:style-name="P3"/>
      <text:p text:style-name="P4">VOORBEELDEXAMEN 2015/2016</text:p>
      <text:p text:style-name="P5"/>
      <text:p text:style-name="P6">Vraag1 (13 punten):</text:p>
      <text:p text:style-name="P7">Je collega gaf je onderstaande input als tekstbestand met hierin het resultaat van</text:p>
      <text:p text:style-name="P8">een script. Het resultaat van dit script vind je onderaan deze vraag.</text:p>
      <text:p text:style-name="P9">Je gaat nu een script schrijven om de gegevens in de tekst-file te verwerken.</text:p>
      <text:p text:style-name="P10">Het script haalt uit de tekst file hoeveel IP adressen van “class A” er zijn, hoeveel</text:p>
      <text:p text:style-name="P11">van “class B” en hoeveel van “class C”. Bij de output wordt er 1 van de klassen in</text:p>
      <text:p text:style-name="P12">een andere kleur gezet.</text:p>
      <text:p text:style-name="P13">Extra informatie:</text:p>
      <text:p text:style-name="P14">Om correct te werken, krijgt dit script 2 argumenten mee:</text:p>
      <text:p text:style-name="P15"><text:span text:style-name="T16">- 1</text:span><text:span text:style-name="T17">ste<text:s/></text:span><text:span text:style-name="T18">argument = letter die aangeeft welke klasse in een andere kleur moet</text:span></text:p>
      <text:p text:style-name="P19">gezet worden</text:p>
      <text:p text:style-name="P20"><text:span text:style-name="T21">- 2</text:span><text:span text:style-name="T22">de<text:s/></text:span><text:span text:style-name="T23">argument = file waarin de te onderzoeken gegevens staan. Het spreekt</text:span></text:p>
      <text:p text:style-name="P24">voor zich dat de locatie een locatie kan zijn waar enkel root aankan.</text:p>
      <text:p text:style-name="P25">Het script bevat 1 functie die op basis van het IP adres, teruggeeft tot welke klasse</text:p>
      <text:p text:style-name="P26">het IP adres behoort.</text:p>
      <text:p text:style-name="P27"/>
      <text:p text:style-name="P28">Zorg dat dit script voldoet aan de bash best practices die we zagen.</text:p>
      <text:p text:style-name="P29">NB: Als IP klasses mag je als vereenvoudiging nemen: Class A = eerste octet van</text:p>
      <text:p text:style-name="P30">0-127, Class B = eerste octet van 128-191 en Class C = eerste octet groter dan</text:p>
      <text:p text:style-name="P31">192.</text:p>
      <text:p text:style-name="P32"/>
      <text:p text:style-name="P33">Voorbeeld correcte uitvoer Script1:</text:p>
      <text:p text:style-name="P34">NB: Er staat:</text:p>
      <text:p text:style-name="P35">Aantal IPs in klasse:</text:p>
      <text:p text:style-name="P36">A:2</text:p>
      <text:p text:style-name="P37">B:1 (deze staat in het rood)</text:p>
      <text:p text:style-name="P38">C:1</text:p>
      <text:p text:style-name="P39"/>
      <text:p text:style-name="P40">input:</text:p>
      <text:p text:style-name="P41">Jupiter:76.206.72.99-0,21</text:p>
      <text:p text:style-name="P42">Pluto:92.36.246.105-0,5047711396468</text:p>
      <text:p text:style-name="P43">Mars:172.223.225.177-0,90616</text:p>
      <text:p text:style-name="P44">Uranus:192.168.201.52-0,396471085535921</text:p>
      <text:p text:style-name="P45"/>
      <text:p text:style-name="Standaard"/>
      <text:p text:style-name="Standaard"/>
      <text:p text:style-name="Standaard"/>
      <text:p text:style-name="Standaard"/>
      <text:soft-page-break/>
      <text:p text:style-name="Standaard">OPLOSSING</text:p>
      <text:p text:style-name="Standaard">#!/usr/bin/env bash</text:p>
      <text:p text:style-name="Standaard">list=${2?"USAGE: $(basename $0) [HIGHLIGHTEDCLASS] [FILE]"}</text:p>
      <text:p text:style-name="Standaard">classAcount=0</text:p>
      <text:p text:style-name="Standaard">classBcount=0</text:p>
      <text:p text:style-name="Standaard">classCcount=0</text:p>
      <text:p text:style-name="Standaard">highlightedchar=${1?"USAGE: $(basename $0) [HIGHLIGHTEDCLASS] [FILE]"}</text:p>
      <text:p text:style-name="Standaard"/>
      <text:p text:style-name="Standaard">rood='[0;31m'</text:p>
      <text:p text:style-name="Standaard">reset='[0m'</text:p>
      <text:p text:style-name="Standaard">shopt -q -s extglob</text:p>
      <text:p text:style-name="Standaard"/>
      <text:p text:style-name="Standaard">function getOctet() {</text:p>
      <text:p text:style-name="Standaard"><text:s text:c="2"/>ipoctet=`echo ${1##*[:]}`</text:p>
      <text:p text:style-name="Standaard"><text:s text:c="2"/>ipoctet=${ipoctet%%-*}</text:p>
      <text:p text:style-name="Standaard"><text:s text:c="2"/>ipoctet=${ipoctet%%[.]*}</text:p>
      <text:p text:style-name="Standaard"><text:s text:c="2"/>if [[ $ipoctet -ge 0 &amp;&amp; $ipoctet -le 127 ]]; then</text:p>
      <text:p text:style-name="Standaard"><text:s text:c="4"/>echo "A"</text:p>
      <text:p text:style-name="Standaard"><text:s text:c="2"/>elif [[ $ipoctet -ge 128 &amp;&amp; $ipoctet -le 191 ]]; then</text:p>
      <text:p text:style-name="Standaard"><text:s text:c="4"/>echo "B"</text:p>
      <text:p text:style-name="Standaard"><text:s text:c="2"/>elif [[ $ipoctet -ge 192 ]]; then</text:p>
      <text:p text:style-name="Standaard"><text:s text:c="4"/>echo "C"</text:p>
      <text:p text:style-name="Standaard"><text:s text:c="2"/>fi</text:p>
      <text:p text:style-name="Standaard">}</text:p>
      <text:p text:style-name="Standaard">function tooninkleur() {</text:p>
      <text:p text:style-name="Standaard"><text:s text:c="2"/>echo -e "\e$rood $1 \e$reset"</text:p>
      <text:p text:style-name="Standaard">}</text:p>
      <text:p text:style-name="Standaard">if [[ $EUID -ne 0 ]]; then</text:p>
      <text:p text:style-name="Standaard"><text:s text:c="2"/>echo <text:s/>"run as root..."; exit 1;</text:p>
      <text:p text:style-name="Standaard">fi</text:p>
      <text:p text:style-name="Standaard"/>
      <text:p text:style-name="Standaard">if [[ ! -s $2 <text:s/>]]; then</text:p>
      <text:p text:style-name="Standaard"><text:s text:c="2"/>echo "the file you have given is not found..."; exit 1;</text:p>
      <text:p text:style-name="Standaard">fi</text:p>
      <text:p text:style-name="Standaard">for line in <text:s/>`cat $list` ;</text:p>
      <text:p text:style-name="Standaard">do</text:p>
      <text:p text:style-name="Standaard"><text:s text:c="2"/>CLASSDEFINED=`getOctet $line`</text:p>
      <text:p text:style-name="Standaard"><text:s text:c="2"/>case $CLASSDEFINED in</text:p>
      <text:p text:style-name="Standaard"><text:s text:c="4"/>"A" )</text:p>
      <text:p text:style-name="Standaard"><text:s text:c="6"/>let "classAcount=classAcount+1"</text:p>
      <text:p text:style-name="Standaard"><text:s text:c="6"/>;;</text:p>
      <text:p text:style-name="Standaard"><text:s text:c="4"/>"B" )</text:p>
      <text:p text:style-name="Standaard"><text:s text:c="6"/>let "classBcount=classBcount+1"</text:p>
      <text:p text:style-name="Standaard"><text:s text:c="6"/>;;</text:p>
      <text:p text:style-name="Standaard"><text:s text:c="4"/>"C" )</text:p>
      <text:p text:style-name="Standaard"><text:s text:c="6"/>let "classCcount=classCcount+1"</text:p>
      <text:p text:style-name="Standaard"><text:s text:c="6"/>;;</text:p>
      <text:p text:style-name="Standaard"><text:s text:c="4"/>*)</text:p>
      <text:p text:style-name="Standaard"><text:s text:c="6"/>echo "$line contains invalid ip..."</text:p>
      <text:p text:style-name="Standaard"><text:s text:c="6"/>exit 1;</text:p>
      <text:p text:style-name="Standaard"><text:s text:c="6"/>;;</text:p>
      <text:p text:style-name="Standaard"><text:s text:c="2"/>esac</text:p>
      <text:soft-page-break/>
      <text:p text:style-name="Standaard">done</text:p>
      <text:p text:style-name="Standaard"/>
      <text:p text:style-name="Standaard">case $highlightedchar in</text:p>
      <text:p text:style-name="Standaard"><text:s text:c="2"/>"A" )</text:p>
      <text:p text:style-name="Standaard"><text:s text:c="4"/>tooninkleur "A: $classAcount"</text:p>
      <text:p text:style-name="Standaard"><text:s text:c="4"/>echo B: $classBcount</text:p>
      <text:p text:style-name="Standaard"><text:s text:c="4"/>echo C: $classCcount</text:p>
      <text:p text:style-name="Standaard"><text:s text:c="4"/>;;</text:p>
      <text:p text:style-name="Standaard"><text:s text:c="2"/>"B" )</text:p>
      <text:p text:style-name="Standaard"><text:s text:c="4"/>echo A: $classAcount</text:p>
      <text:p text:style-name="Standaard"><text:s text:c="4"/>tooninkleur "B: $classBcount"</text:p>
      <text:p text:style-name="Standaard"><text:s text:c="4"/>echo C: $classCcount</text:p>
      <text:p text:style-name="Standaard"><text:s text:c="4"/>;;</text:p>
      <text:p text:style-name="Standaard"><text:s text:c="2"/>"C" )</text:p>
      <text:p text:style-name="Standaard"><text:s text:c="4"/>echo A: $classAcount</text:p>
      <text:p text:style-name="Standaard"><text:s text:c="4"/>echo B: $classBcount</text:p>
      <text:p text:style-name="Standaard"><text:s text:c="4"/>tooninkleur "C: $classCcount"</text:p>
      <text:p text:style-name="Standaard"><text:s text:c="4"/>;;</text:p>
      <text:p text:style-name="Standaard"><text:s text:c="2"/>*)</text:p>
      <text:p text:style-name="Standaard"><text:s text:c="4"/>echo "no match found for highlighted character... writing everything normally"</text:p>
      <text:p text:style-name="Standaard"><text:s text:c="4"/>echo A: $classAcount</text:p>
      <text:p text:style-name="Standaard"><text:s text:c="4"/>echo B: $classBcount</text:p>
      <text:p text:style-name="Standaard"><text:s text:c="4"/>echo C: $classCcount</text:p>
      <text:p text:style-name="Standaard">esac</text:p>
      <text:p text:style-name="Standaard">shopt -q -u extglob</text:p>
      <text:p text:style-name="P46"/>
      <text:p text:style-name="P47"/>
      <text:p text:style-name="P48"/>
      <text:p text:style-name="P49">Script1 : rijndetijden.sh (13pt)</text:p>
      <text:p text:style-name="Standaard">Dit script moet voldoen aan de bash best practices.</text:p>
      <text:p text:style-name="Standaard"/>
      <text:p text:style-name="Standaard">Je script werkt op basis van een inputfile. Deze inputfile geef je aan je script door als eerste en enige argument. (De inputfile staat op bb bij de examencursus).</text:p>
      <text:p text:style-name="Standaard"/>
      <text:p text:style-name="Standaard">Je script berekent op basis van de inputfile het totaal van de correct ingegeven rondes. Je script berekent ook de gemiddelde rondetijd van alle deelnemers. De berekening van dit gemiddelde gebeurt dnv een functie die als parameters de totale tijd en het aantal deelnemers meekrijgt en als output het gemiddelde aantal uren en minuten teruggeeft. (bij de berekening van het gemiddelde: hoeft er geen correcte getal- afronding naar boven te gebeuren. Moet je decimale uren niet omrekenen naar minuten. Zie output)</text:p>
      <text:p text:style-name="Standaard"/>
      <text:p text:style-name="Standaard">Een correct ingegeven ronde in de inputfile heeft volgende formaat: het woord Deelnemer, direct gevolgd door de naam van de deelnemer (een naam kan tekst en getallen bevatten, zie vb.), vervolgens het woord Uur en een getal dat het aantal uren weergeeft, dan het woord Minuten gevolgd door een getal dat het aantal minuten weergeeft. Een correcte entry is bv. Deze:</text:p>
      <text:p text:style-name="Standaard">DeelnemerPeter2Uur2Minuten55 waarbij de naam van de deelnemer Peter2 is en hij 2 uren en 55 minuten als rondetijd had.</text:p>
      <text:p text:style-name="Standaard"/>
      <text:p text:style-name="Standaard">Je script toont de namen van de deelnemers uit de inputfile met correcte ronde ingaven. Vervolgens toont je script het gevonden totaal en gemiddelde.</text:p>
      <text:p text:style-name="Standaard">Je script mag NIET als root opgestart worden, zo niet eindig je met een foutmelding.</text:p>
      <text:p text:style-name="Standaard">Ter herinnering: Dit script moet voldoen aan de bash best practices.</text:p>
      <text:p text:style-name="P50"/>
      <text:p text:style-name="P51"/>
      <text:p text:style-name="P52">#!/bin/bash</text:p>
      <text:p text:style-name="P53"/>
      <text:p text:style-name="P54"># Beschrijving:</text:p>
      <text:p text:style-name="P55"># <text:s text:c="2"/>Script om de namen en het gevonden totaal</text:p>
      <text:p text:style-name="P56"># <text:s text:c="2"/>en gemiddelde uit een gegeven file te halen.</text:p>
      <text:p text:style-name="P57">#</text:p>
      <text:p text:style-name="P58"># Arguments:</text:p>
      <text:p text:style-name="P59"># <text:s text:c="2"/>Argument 1 is een file</text:p>
      <text:p text:style-name="P60">#</text:p>
      <text:p text:style-name="P61"># Auteur: Gerd Goemans gerd.goemans@student.kdg.be</text:p>
      <text:p text:style-name="P62"># Copyright: 2019 MIT Gerd Goemans</text:p>
      <text:p text:style-name="P63">#</text:p>
      <text:p text:style-name="P64"># Versie: 0.1</text:p>
      <text:p text:style-name="P65"># Requires: Standaard shell commando's</text:p>
      <text:p text:style-name="P66"/>
      <text:p text:style-name="P67">#Define error function</text:p>
      <text:p text:style-name="P68">reset='[0m'</text:p>
      <text:p text:style-name="P69">rood='[0;31m'</text:p>
      <text:p text:style-name="P70">function printError() {</text:p>
      <text:p text:style-name="P71"><text:s text:c="2"/>#foutmeldingen versturen naar stderr met &gt;&amp;2</text:p>
      <text:p text:style-name="P72"><text:s text:c="2"/>#foutmeldingen bevatten ook het naam van het script ($0 of basename $0)</text:p>
      <text:p text:style-name="P73"><text:s text:c="2"/>echo -e "\e$rood $0" &gt;&amp;2</text:p>
      <text:p text:style-name="P74"><text:s text:c="2"/>echo -e "$1" &gt;&amp;2</text:p>
      <text:p text:style-name="P75"><text:s text:c="2"/>echo -e "\e$reset" &gt;&amp;2</text:p>
      <text:p text:style-name="P76"><text:s text:c="2"/>#vermits dit altijd word uitgevoer als er een error is kunnen we ook hier best IFS unsetten</text:p>
      <text:p text:style-name="P77"><text:s text:c="2"/>unset IFS</text:p>
      <text:p text:style-name="P78">}</text:p>
      <text:p text:style-name="P79"/>
      <text:p text:style-name="P80">IFS=$'\n'</text:p>
      <text:p text:style-name="P81"/>
      <text:p text:style-name="P82">#check op root:</text:p>
      <text:p text:style-name="P83">if [ "$(id -u)" == "0" ]; then</text:p>
      <text:p text:style-name="P84"><text:s text:c="2"/>printError "Dit programma mag niet uitgevoerd worden als root"</text:p>
      <text:p text:style-name="P85"><text:s text:c="2"/>exit 1</text:p>
      <text:p text:style-name="P86">fi</text:p>
      <text:p text:style-name="P87"/>
      <text:p text:style-name="P88">#check op dependencies</text:p>
      <text:p text:style-name="P89">#Vervang "read mkdir rmdir" met de speciale commando's waarop je dependencies wil testen</text:p>
      <text:p text:style-name="P90">for i in read test ; do</text:p>
      <text:p text:style-name="P91"><text:s text:c="2"/>command -v $i &gt;/dev/null</text:p>
      <text:p text:style-name="P92"/>
      <text:p text:style-name="P93"><text:s text:c="2"/>if [ $? != 0 ] ; then</text:p>
      <text:p text:style-name="P94"><text:s text:c="4"/>printError "Het programma $i is niet geïnstalleerd"</text:p>
      <text:p text:style-name="P95"><text:s text:c="4"/>exit 1</text:p>
      <text:p text:style-name="P96"><text:s text:c="2"/>fi</text:p>
      <text:p text:style-name="P97">done</text:p>
      <text:p text:style-name="P98"/>
      <text:p text:style-name="P99">#help argument</text:p>
      <text:p text:style-name="P100">if [ "$1" = "--help" ] ; then</text:p>
      <text:soft-page-break/>
      <text:p text:style-name="P101"><text:s text:c="2"/>echo "Help `basename $0`:"</text:p>
      <text:p text:style-name="P102"><text:s text:c="2"/>echo -e "\nBeschrijving: "</text:p>
      <text:p text:style-name="P103"><text:s text:c="2"/>echo -e "\tVervang dit door de beschrijving"</text:p>
      <text:p text:style-name="P104"><text:s text:c="2"/>echo -e "\nArgumenten: "</text:p>
      <text:p text:style-name="P105"><text:s text:c="2"/>echo -e "\n\tArgument 1: "</text:p>
      <text:p text:style-name="P106"><text:s text:c="2"/>echo -e "\t\tEen file met ronde tijden"</text:p>
      <text:p text:style-name="P107"/>
      <text:p text:style-name="P108"><text:s text:c="2"/>echo -e "\nVoorbeeld:"</text:p>
      <text:p text:style-name="P109"><text:s text:c="2"/>echo -e "\t./rijndetijden.sh rondetijden.txt"</text:p>
      <text:p text:style-name="P110"><text:s text:c="2"/>exit 0</text:p>
      <text:p text:style-name="P111">fi</text:p>
      <text:p text:style-name="P112"/>
      <text:p text:style-name="P113">#test of input een bestand is dat bestaat</text:p>
      <text:p text:style-name="P114">#en niet leeg is (zie man test voor meer tests)</text:p>
      <text:p text:style-name="P115">if [ -s "$1" ]; then</text:p>
      <text:p text:style-name="P116"><text:s text:c="2"/>echo "Script van: Goemans Gerd"</text:p>
      <text:p text:style-name="P117">else</text:p>
      <text:p text:style-name="P118"><text:s text:c="2"/>printError "Argument 1 is geen bestand of is leeg"</text:p>
      <text:p text:style-name="P119">fi</text:p>
      <text:p text:style-name="P120"/>
      <text:p text:style-name="P121">totaalUren=0</text:p>
      <text:p text:style-name="P122">totaalMinuten=0</text:p>
      <text:p text:style-name="P123"/>
      <text:p text:style-name="P124">aantalOks=0</text:p>
      <text:p text:style-name="P125">gemiddeldeUren=0</text:p>
      <text:p text:style-name="P126">gemiddeldeMinuten=0</text:p>
      <text:p text:style-name="P127"/>
      <text:p text:style-name="P128">regex="^Deelnemer(.*)Uur([0-9])Minuten([0-9]{1,2})"</text:p>
      <text:p text:style-name="P129"/>
      <text:p text:style-name="P130">for line in $(cat $1) ; do</text:p>
      <text:p text:style-name="P131"><text:s text:c="2"/>if [[ $line =~ $regex ]] ; then</text:p>
      <text:p text:style-name="P132"><text:s text:c="4"/>echo "Rondo OK voor: ${BASH_REMATCH[1]}"</text:p>
      <text:p text:style-name="P133"><text:s text:c="4"/>totaalUren=$(($totaalUren+${BASH_REMATCH[2]}))</text:p>
      <text:p text:style-name="P134"><text:s text:c="4"/>totaalMinuten=$(($totaalMinuten+${BASH_REMATCH[3]}))</text:p>
      <text:p text:style-name="P135"><text:s text:c="4"/>aantalOks=$(($aantalOks+1))</text:p>
      <text:p text:style-name="P136"><text:s text:c="2"/>fi</text:p>
      <text:p text:style-name="P137">done</text:p>
      <text:p text:style-name="P138"/>
      <text:p text:style-name="P139">while [ $totaalMinuten -ge 60 ] ; do</text:p>
      <text:p text:style-name="P140"><text:s text:c="2"/>totaalUren=$(($totaalUren+1))</text:p>
      <text:p text:style-name="P141"><text:s text:c="2"/>totaalMinuten=$(($totaalMinuten-60))</text:p>
      <text:p text:style-name="P142">done</text:p>
      <text:p text:style-name="P143"/>
      <text:p text:style-name="P144">gemiddeldeUren=$(echo "scale=1;$totaalUren/$aantalOks" | bc -l)</text:p>
      <text:p text:style-name="P145">gemiddeldeMinuten=$(echo "scale=1;$totaalMinuten/$aantalOks" | bc -l)</text:p>
      <text:p text:style-name="P146"/>
      <text:p text:style-name="P147">echo "Gevonden totaal: $totaalUren uren en $totaalMinuten minuten."</text:p>
      <text:p text:style-name="P148">echo "Gemiddelde: $gemiddeldeUren uren en $gemiddeldeMinuten minuten"</text:p>
      <text:p text:style-name="P149"/>
      <text:p text:style-name="P150">unset IFS</text:p>
      <text:p text:style-name="P151">#normal exit</text:p>
      <text:p text:style-name="P152">exit 0</text:p>
      <text:soft-page-break/>
      <text:p text:style-name="P153">Hoofdstuk 2 loops</text:p>
      <text:p text:style-name="P154"/>
      <text:p text:style-name="P155"/>
      <text:p text:style-name="P156">oefening 1</text:p>
      <text:p text:style-name="P157">1. Bestaat</text:p>
      <text:p text:style-name="P158">Doel: Nakijken of een commando uitvoerbaar is alvorens uit te voeren</text:p>
      <text:p text:style-name="P159">Schrijf het script</text:p>
      <text:p text:style-name="P160">bestaat.sh</text:p>
      <text:p text:style-name="P161">met volgende functies:</text:p>
      <text:p text:style-name="P162">a) Kijkt na of de executable "/bin/df" uitvoerbaar is</text:p>
      <text:p text:style-name="P163">b) Als het uitvoerbaar is wordt het commando uitgevoerd met de optie -h</text:p>
      <text:p text:style-name="P164">c) Als het niet uitvoerbaar is eindigt het script met de melding:</text:p>
      <text:p text:style-name="P165">"Het bestand /bin/df is niet uitvoerbaar"</text:p>
      <text:p text:style-name="P166"/>
      <text:p text:style-name="P167">Uitwerking</text:p>
      <text:p text:style-name="P168"/>
      <text:p text:style-name="P169">#!/bin/bash</text:p>
      <text:p text:style-name="P170">#functie bestaat kijkt of bin/df executable is</text:p>
      <text:p text:style-name="P171"/>
      <text:p text:style-name="P172">file="/bin/df"</text:p>
      <text:p text:style-name="P173"/>
      <text:p text:style-name="P174">if <text:s/>test ! -x $file</text:p>
      <text:p text:style-name="P175">then</text:p>
      <text:p text:style-name="P176">echo file $file is not executable</text:p>
      <text:p text:style-name="P177">exit 1</text:p>
      <text:p text:style-name="P178">else</text:p>
      <text:p text:style-name="P179">echo file $file is executable</text:p>
      <text:p text:style-name="P180">$file -h</text:p>
      <text:p text:style-name="P181">exit 0</text:p>
      <text:p text:style-name="P182">sudo</text:p>
      <text:p text:style-name="P183">fi</text:p>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oefening 2</text:p>
      <text:p text:style-name="P207">2. Bestaat versie 2</text:p>
      <text:p text:style-name="P208">Doel: Nakijken of een commando uitvoerbaar is alvorens uit te voeren</text:p>
      <text:p text:style-name="P209">De opzet van het script</text:p>
      <text:p text:style-name="P210">bestaatv2.sh</text:p>
      <text:p text:style-name="P211">is hetzelfde als dat van</text:p>
      <text:p text:style-name="P212">bestaat.sh</text:p>
      <text:p text:style-name="P213">. Dit</text:p>
      <text:p text:style-name="P214">keer kijken we volgende zaken specifieker na:</text:p>
      <text:p text:style-name="P215">a) Kijk na of het bestand /bin/df bestaat. Is dit niet zo dan geef je de melding</text:p>
      <text:p text:style-name="P216">"/bin/df bestaat niet" en je eindigt met exit 1</text:p>
      <text:p text:style-name="P217">b) Kijk dan na of /bin/df leesbaar én uitvoerbaar is (r én x) . Is dit niet zo</text:p>
      <text:p text:style-name="P218">dan geef je de melding "/bin/df is niet uitvoerbaar" en je eindigt met exit 2</text:p>
      <text:p text:style-name="P219"/>
      <text:p text:style-name="P220"/>
      <text:p text:style-name="P221"/>
      <text:p text:style-name="P222">#!/bin/bash</text:p>
      <text:p text:style-name="P223">#functie bestaat kijkt of bin/df executable is</text:p>
      <text:p text:style-name="P224"/>
      <text:p text:style-name="P225">file="/bin/df"</text:p>
      <text:p text:style-name="P226"/>
      <text:p text:style-name="P227">if ! [ -e "$file" ];</text:p>
      <text:p text:style-name="P228"><text:tab/>then</text:p>
      <text:p text:style-name="P229"><text:tab/>echo $file bestaat niet</text:p>
      <text:p text:style-name="P230"><text:tab/>exit 1</text:p>
      <text:p text:style-name="P231">else</text:p>
      <text:p text:style-name="P232"><text:tab/>echo $file bestaat</text:p>
      <text:p text:style-name="P233"><text:tab/>if [ -x "$file" ] &amp;&amp; [ -r "$file" ];</text:p>
      <text:p text:style-name="P234"><text:tab/><text:tab/>then</text:p>
      <text:p text:style-name="P235"><text:tab/><text:tab/>echo <text:s/>$file is uitvoerbaar en leesbaar</text:p>
      <text:p text:style-name="P236"><text:tab/><text:tab/>$file -h</text:p>
      <text:p text:style-name="P237"><text:tab/><text:tab/>else</text:p>
      <text:p text:style-name="P238"><text:tab/><text:tab/>echo $file is niet uitvoerbaar</text:p>
      <text:p text:style-name="P239"><text:tab/><text:tab/>fi</text:p>
      <text:p text:style-name="P240"><text:tab/><text:tab/>exit 2</text:p>
      <text:p text:style-name="P241">fi</text:p>
      <text:p text:style-name="P242">exit 0</text:p>
      <text:p text:style-name="P243"/>
      <text:p text:style-name="P244"/>
      <text:p text:style-name="P245"/>
      <text:p text:style-name="P246">OEF 2 bis</text:p>
      <text:p text:style-name="P247">#!/bin/bash</text:p>
      <text:p text:style-name="P248"/>
      <text:p text:style-name="P249">if [ -e /bin/df ] ; then <text:s/>#controleer of het pad bestaat</text:p>
      <text:p text:style-name="P250"><text:tab/></text:p>
      <text:p text:style-name="P251"><text:tab/>if [ -r /bin/df ] ; then #controleer of het pad leesbaar is</text:p>
      <text:p text:style-name="P252"><text:tab/><text:tab/>if [ -x /bin/df ] ; then #controleer of het pad uitvoerbaar is</text:p>
      <text:p text:style-name="P253"><text:tab/><text:tab/><text:tab/>df -h #voer het uit</text:p>
      <text:p text:style-name="P254"><text:tab/><text:tab/>else</text:p>
      <text:p text:style-name="P255"><text:tab/><text:tab/><text:tab/>echo "Niet uitvoerbaard"</text:p>
      <text:p text:style-name="P256"><text:tab/><text:tab/><text:tab/>exit 1</text:p>
      <text:soft-page-break/>
      <text:p text:style-name="P257"><text:tab/><text:tab/>fi</text:p>
      <text:p text:style-name="P258"><text:tab/>else<text:s/></text:p>
      <text:p text:style-name="P259"><text:tab/><text:tab/>echo "Niet leesbaar"</text:p>
      <text:p text:style-name="P260"><text:tab/><text:tab/>exit 1</text:p>
      <text:p text:style-name="P261"><text:tab/>fi</text:p>
      <text:p text:style-name="P262"><text:tab/></text:p>
      <text:p text:style-name="P263">else</text:p>
      <text:p text:style-name="P264"><text:tab/>echo "/bin/def bestaat niet"</text:p>
      <text:p text:style-name="P265"><text:tab/>exit 1</text:p>
      <text:p text:style-name="P266">fi<text:s/></text:p>
      <text:p text:style-name="P267"/>
      <text:p text:style-name="P268"/>
      <text:p text:style-name="P269"/>
      <text:p text:style-name="P270"/>
      <text:p text:style-name="P271"/>
      <text:p text:style-name="P272">3. Apacheconfig</text:p>
      <text:p text:style-name="P273">Doel: Vermits apache verschillende configuratiebestanden heeft, is het soms</text:p>
      <text:p text:style-name="P274">moeilijk om te vinden in welk bestand welke parameter staat. Dit script</text:p>
      <text:p text:style-name="P275">zoekt in een aantal apache configuratiebestanden naar een keyword dat</text:p>
      <text:p text:style-name="P276">wordt opgegeven als eerste argument.</text:p>
      <text:p text:style-name="P277">Nodig: sudo apt-get install apache2</text:p>
      <text:p text:style-name="P278">Schrijf het script</text:p>
      <text:p text:style-name="P279">checkapache.sh</text:p>
      <text:p text:style-name="P280">met volgende functies:</text:p>
      <text:p text:style-name="P281">a) Het script declareert volgende variabelen:</text:p>
      <text:p text:style-name="P282">adir="/etc/apache2"</text:p>
      <text:p text:style-name="P283">confs="$adir/apache2.conf $adir/ports.conf"</text:p>
      <text:p text:style-name="P284">b) Het script kijkt na of het eerste argument $1 werd ingegeven Is dit leeg,</text:p>
      <text:p text:style-name="P285">dan toont het script "geen argument ingegeven" en stopt met exit 1 .</text:p>
      <text:p text:style-name="P286">c) Het script gebruikt een for lus om één voor één de bestandsnamen uit de</text:p>
      <text:p text:style-name="P287"/>
      <text:p text:style-name="P288">variabele $confs te doorlopen</text:p>
      <text:p text:style-name="P289">d) Het script kijkt na of het bestand bestaat (onbestaande bestanden geven</text:p>
      <text:p text:style-name="P290">geen foutmelding en het script loopt gewoon verder)</text:p>
      <text:p text:style-name="P291">e) Het script zoekt in elk bestand uit $confs of dit het meegegeven argument</text:p>
      <text:p text:style-name="P292">$1 bevat (Hint: grep -iHn "$1" "bestandsnaam")</text:p>
      <text:p text:style-name="P293">Voorbeeldoutput:</text:p>
      <text:p text:style-name="P294">./checkapache.sh LogLevel</text:p>
      <text:p text:style-name="P295"># LogLevel: Control the number of messages logged to the error_log.</text:p>
      <text:p text:style-name="P296">LogLevel warn</text:p>
      <text:p text:style-name="P297"/>
      <text:p text:style-name="P298">uitwerking</text:p>
      <text:p text:style-name="P299"/>
      <text:p text:style-name="P300">#!/bin/bash</text:p>
      <text:p text:style-name="P301">adir="/etc/apache2"</text:p>
      <text:p text:style-name="P302">confs="$adir/apache2.conf $adir/ports.conf"</text:p>
      <text:p text:style-name="P303"/>
      <text:p text:style-name="P304">if [ -z $1 ]</text:p>
      <text:p text:style-name="P305"><text:tab/>then</text:p>
      <text:p text:style-name="P306"><text:tab/>echo "geen argument ingegeven"</text:p>
      <text:p text:style-name="P307"><text:tab/>exit 1</text:p>
      <text:p text:style-name="P308">fi</text:p>
      <text:p text:style-name="P309"/>
      <text:p text:style-name="P310">for bestand in $confs</text:p>
      <text:p text:style-name="P311"><text:tab/>do</text:p>
      <text:p text:style-name="P312"><text:tab/>if [ -f $bestand ]</text:p>
      <text:p text:style-name="P313"><text:tab/><text:tab/>then</text:p>
      <text:p text:style-name="P314"><text:tab/><text:tab/><text:tab/># 2 betekent error &gt; /dev/null is een zwart gat dat de erros zal</text:p>
      <text:p text:style-name="P315"><text:tab/><text:tab/><text:tab/>#op eten</text:p>
      <text:p text:style-name="P316"><text:tab/><text:tab/><text:tab/>ls $confs 2&gt; /dev/null | grep -iHn "$1" "$bestand"</text:p>
      <text:p text:style-name="P317"><text:tab/><text:tab/><text:tab/>echo "Bestand: $bestand"</text:p>
      <text:p text:style-name="P318"><text:tab/>fi</text:p>
      <text:p text:style-name="P319">done</text:p>
      <text:p text:style-name="P320"/>
      <text:p text:style-name="P321"/>
      <text:p text:style-name="P322"/>
      <text:p text:style-name="P323">3bis</text:p>
      <text:p text:style-name="P324">#!/bin/bash<text:s/></text:p>
      <text:p text:style-name="P325"/>
      <text:p text:style-name="P326">#instaleer apache2 als dat nog niet gebeurd is</text:p>
      <text:p text:style-name="P327">sudo apt-get install apache2</text:p>
      <text:p text:style-name="P328"/>
      <text:p text:style-name="P329">#definieer een aantal variablen</text:p>
      <text:p text:style-name="P330">adir="/etc/apache2"</text:p>
      <text:p text:style-name="P331">confs="$adir/apache2.conf $adir/ports.conf"</text:p>
      <text:p text:style-name="P332"/>
      <text:p text:style-name="P333">#controleer of we minstens 1 parameter binnen krijgen</text:p>
      <text:p text:style-name="P334">if [ $# -eq 0 <text:s/>] ; then<text:s/></text:p>
      <text:p text:style-name="P335"><text:tab/>echo "geen argument"</text:p>
      <text:p text:style-name="P336"><text:tab/>exit 1</text:p>
      <text:p text:style-name="P337">fi</text:p>
      <text:p text:style-name="P338"/>
      <text:p text:style-name="P339">#loop over the bestanden gedefinieerd in de bovenstaande variablen</text:p>
      <text:p text:style-name="P340">for i in $(ls $confs) ; do</text:p>
      <text:p text:style-name="P341"><text:tab/>#als het bestand (i) uit de loop bestaat<text:tab/></text:p>
      <text:p text:style-name="P342"><text:tab/>if [ -e $i ] ; then<text:s/></text:p>
      <text:p text:style-name="P343"><text:tab/><text:tab/>#zoek naar het woord dat als parameter word megeven in het bestand</text:p>
      <text:p text:style-name="P344"><text:tab/><text:tab/>grep -iHn $1 $i</text:p>
      <text:p text:style-name="P345"><text:tab/>fi<text:tab/></text:p>
      <text:p text:style-name="P346">done</text:p>
      <text:p text:style-name="P347"/>
      <text:p text:style-name="P348"/>
      <text:p text:style-name="P349">oefening 4</text:p>
      <text:p text:style-name="P350"/>
      <text:p text:style-name="P351">4. Gewone gebruiker</text:p>
      <text:p text:style-name="P352">Doel: Zoeken naar alle "gewone" gebruikers op het systeem</text:p>
      <text:p text:style-name="P353">Nodig: Minstens één gewone gebruiker (normaal je default user)</text:p>
      <text:p text:style-name="P354">Schrijf het script</text:p>
      <text:p text:style-name="P355">forif.sh</text:p>
      <text:p text:style-name="P356">dat volgende acties doet:</text:p>
      <text:p text:style-name="P357">a) Alle lijnen van het bestand /etc/passwd doorlopen met een for lus</text:p>
      <text:p text:style-name="P358">b) Uit de lijnen het derde veld filteren (hint: dit kan bv met | cut -d: -f3)</text:p>
      <text:p text:style-name="P359">c) Als de nummer die je vind &gt;= 1000 toon je de gebruikersnaam als volgt:</text:p>
      <text:soft-page-break/>
      <text:p text:style-name="P360">Gewone gebruikers op het systeem:</text:p>
      <text:p text:style-name="P361">jancelis</text:p>
      <text:p text:style-name="P362">kdguntu</text:p>
      <text:p text:style-name="P363">d) Vang de fouten in de if op (bekijk hiervoor 3.3 input validatie)</text:p>
      <text:p text:style-name="P364"/>
      <text:p text:style-name="P365">uitwerking</text:p>
      <text:p text:style-name="P366"/>
      <text:p text:style-name="P367">#!/bin/bash</text:p>
      <text:p text:style-name="P368"/>
      <text:p text:style-name="P369">bestand="/etc/passwd"</text:p>
      <text:p text:style-name="P370"/>
      <text:p text:style-name="P371">for lijn in `cat $bestand`</text:p>
      <text:p text:style-name="P372"><text:tab/>do</text:p>
      <text:p text:style-name="P373">naam=`echo $lijn |cut -d: -f1`</text:p>
      <text:p text:style-name="P374">nummer=`echo $lijn |cut -d: -f3`</text:p>
      <text:p text:style-name="P375"><text:tab/><text:s text:c="2"/>if [ $nummer -ge 1000 ] 2&gt; /dev/null</text:p>
      <text:p text:style-name="P376"><text:tab/><text:tab/>then</text:p>
      <text:p text:style-name="P377"><text:tab/><text:tab/><text:s text:c="3"/>echo "$lijn" | cut -d: -f1</text:p>
      <text:p text:style-name="P378"><text:tab/><text:s text:c="2"/>fi</text:p>
      <text:p text:style-name="P379">done</text:p>
      <text:p text:style-name="P380"/>
      <text:p text:style-name="P381"/>
      <text:p text:style-name="P382">DUBBELCHECK</text:p>
      <text:p text:style-name="P383">OEF 4 bis</text:p>
      <text:p text:style-name="P384">#!/bin/bash</text:p>
      <text:p text:style-name="P385"/>
      <text:p text:style-name="P386">#print al da ding</text:p>
      <text:p text:style-name="P387">echo "Gewone gebruiker op het systeem: "</text:p>
      <text:p text:style-name="P388"/>
      <text:p text:style-name="P389">#loop over alle nummers in dat pwd bestand</text:p>
      <text:p text:style-name="P390">for i in `cut -d: -f3 cat /etc/passwd 2&gt; /dev/null` ; do</text:p>
      <text:p text:style-name="P391"/>
      <text:p text:style-name="P392"><text:tab/>#controleer of i grooter dan of gelijk aan 1000 is</text:p>
      <text:p text:style-name="P393"><text:s text:c="4"/>if [ $i -gt 999 ] ; then</text:p>
      <text:p text:style-name="P394"><text:tab/>#als het groter dan of gelijk aan 1000 is <text:s/>doen we hetvolgende:</text:p>
      <text:p text:style-name="P395"><text:tab/>#Lees heel het bestand terug in,<text:s/></text:p>
      <text:p text:style-name="P396"><text:tab/>#cut alleen de velden met de nummers en de namen (3 en 1 respectievelijk),<text:s/></text:p>
      <text:p text:style-name="P397"><text:tab/>#zoek naar de lijn waar $i (onze nummer) in voorkomt,</text:p>
      <text:p text:style-name="P398"><text:tab/>#cut daaruit het eerste veld met de naam en print die</text:p>
      <text:p text:style-name="P399"><text:s text:c="8"/>echo $(cat /etc/passwd | cut -d: -f1,3 | grep $i | cut -d: -f1 )</text:p>
      <text:p text:style-name="P400"><text:s text:c="4"/>fi <text:s text:c="3"/></text:p>
      <text:p text:style-name="P401">done</text:p>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oefening 5</text:p>
      <text:p text:style-name="P420"/>
      <text:p text:style-name="P421">5. Inlezen paswoord</text:p>
      <text:p text:style-name="P422">Doel: Nakijken van een input string</text:p>
      <text:p text:style-name="P423">Schrijf het script</text:p>
      <text:p text:style-name="P424">geefpaswoord.sh.</text:p>
      <text:p text:style-name="P425">Hierin declareer je de variabele paswoord als volgt:</text:p>
      <text:p text:style-name="P426">paswoord="supersecret"</text:p>
      <text:p text:style-name="P427">Lees het paswoord in in de variabele 'mogelijkpaswoord' met:</text:p>
      <text:p text:style-name="P428">read -s -p "Paswoord:" mogelijkpaswoord</text:p>
      <text:p text:style-name="P429">Gebruik een if structuur om te kijken of het paswoord klopt.</text:p>
      <text:p text:style-name="P430">Als het klopt geef je de melding "Toegelaten", anders geef je de melding</text:p>
      <text:p text:style-name="P431">"VERBODEN!"</text:p>
      <text:p text:style-name="P432"/>
      <text:p text:style-name="P433"/>
      <text:p text:style-name="P434">OEF 5 bis</text:p>
      <text:p text:style-name="P435">paswoord="supersecret" #definieer het ww</text:p>
      <text:p text:style-name="P436"/>
      <text:p text:style-name="P437">read -s -p "Paswoord:" mogelijkpaswoord #vraag de user voor input met een speciaal commando</text:p>
      <text:p text:style-name="P438"/>
      <text:p text:style-name="P439">echo "" #print een lege lijn</text:p>
      <text:p text:style-name="P440"/>
      <text:p text:style-name="P441">#controleer of het ww juist is</text:p>
      <text:p text:style-name="P442"><text:bookmark-start text:name="_Hlk9735649"/>if [ $paswoord = $mogelijkpaswoord ] ; then</text:p>
      <text:p text:style-name="P443"><text:bookmark-end text:name="_Hlk9735649"/><text:tab/>echo "Toegelaten"</text:p>
      <text:p text:style-name="P444">else</text:p>
      <text:p text:style-name="P445"><text:tab/>echo "Verboden!"</text:p>
      <text:p text:style-name="P446">fi</text:p>
      <text:p text:style-name="P447"/>
      <text:p text:style-name="P448"/>
      <text:p text:style-name="P449"/>
      <text:p text:style-name="P450"/>
      <text:p text:style-name="P451">Hoofdstuk 3 best practices</text:p>
      <text:p text:style-name="P452">oefening 1</text:p>
      <text:p text:style-name="P453"/>
      <text:p text:style-name="P454">1. apachetest</text:p>
      <text:p text:style-name="P455">1. apachetest</text:p>
      <text:p text:style-name="P456">Doel:</text:p>
      <text:p text:style-name="P457">Benchmark test voor apache webserver oproepen</text:p>
      <text:p text:style-name="P458">Ref:</text:p>
      <text:p text:style-name="P459">man ab</text:p>
      <text:p text:style-name="P460">man curl</text:p>
      <text:p text:style-name="P461">Nodig:</text:p>
      <text:p text:style-name="P462">sudo apt-get install apache2 apache2-utils curl</text:p>
      <text:p text:style-name="P463">Start de apache webserver op met:</text:p>
      <text:p text:style-name="P464">sudo service apache2 start</text:p>
      <text:p text:style-name="P465">Gebruik volgende code in je script om de webserver te testen:</text:p>
      <text:p text:style-name="P466">ab -n 100 -kc 10 ${url}</text:p>
      <text:p text:style-name="P467">Let op: De url moet voor ab eindigen op een slash !</text:p>
      <text:p text:style-name="P468">Schrijf het script</text:p>
      <text:p text:style-name="P469">apachetest.sh</text:p>
      <text:p text:style-name="P470">met volgende functies:</text:p>
      <text:p text:style-name="P471">a) Voer een check uit op het bestaan van het programma ab (apache</text:p>
      <text:p text:style-name="P472">benchmark). Als dit niet geïnstalleerd is geef je de melding:</text:p>
      <text:p text:style-name="P473">"Het programma ab is nodig. Installeren kan met sudo apt-get install</text:p>
      <text:p text:style-name="P474">apache2-utils" en het programma eindigt met exit code 1</text:p>
      <text:p text:style-name="P475">b) Kijk na of de gebruiker een url heeft meegegeven</text:p>
      <text:p text:style-name="P476">Als dit niet het geval is gebruik je 127.0.0.1 als url</text:p>
      <text:p text:style-name="P477">Usage: ./apachetest [url]</text:p>
      <text:p text:style-name="P478">c) Test eerst zelf uit met het programma</text:p>
      <text:p text:style-name="P479">curl</text:p>
      <text:p text:style-name="P480">of de meegegeven url</text:p>
      <text:p text:style-name="P481">bereikbaar is. Is dit niet zo, geef dan de foutmelding: De url is niet</text:p>
      <text:p text:style-name="P482">bereikbaar en eindig je met exit code 2</text:p>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uitwerking:</text:p>
      <text:p text:style-name="P501"/>
      <text:p text:style-name="P502">#!/bin/bash</text:p>
      <text:p text:style-name="P503">if [ $# -eq 0 ];</text:p>
      <text:p text:style-name="P504">then</text:p>
      <text:p text:style-name="P505"><text:tab/>echo geen site opgegeven</text:p>
      <text:p text:style-name="P506"><text:bookmark-start text:name="_Hlk9774831"/><text:tab/>ab -n 100 -kc 10 http://127.0.0.1/<text:bookmark-end text:name="_Hlk9774831"/></text:p>
      <text:p text:style-name="P507"><text:tab/><text:bookmark-start text:name="_Hlk9736509"/>if <text:s/>[ $? -eq 0 ];</text:p>
      <text:p text:style-name="P508"><text:tab/>then</text:p>
      <text:p text:style-name="P509"><text:tab/>echo ok</text:p>
      <text:p text:style-name="P510"><text:tab/>else</text:p>
      <text:p text:style-name="P511"><text:tab/>echo het programma ab is nodig</text:p>
      <text:p text:style-name="P512"><text:bookmark-end text:name="_Hlk9736509"/><text:tab/>exit 1</text:p>
      <text:p text:style-name="P513"><text:tab/>fi</text:p>
      <text:p text:style-name="P514">else</text:p>
      <text:p text:style-name="P515"><text:tab/>if curl --output /dev/null --silent --head --fail $1</text:p>
      <text:p text:style-name="P516"><text:tab/>then</text:p>
      <text:p text:style-name="P517"><text:tab/>echo site is bereikbaar<text:tab/><text:tab/></text:p>
      <text:p text:style-name="P518"><text:tab/><text:tab/>ab -n 100 -kc 10 $1</text:p>
      <text:p text:style-name="P519"><text:tab/><text:tab/>if <text:s/>[ $? -eq 0 ];</text:p>
      <text:p text:style-name="P520"><text:tab/><text:tab/>then</text:p>
      <text:p text:style-name="P521"><text:tab/><text:tab/>echo ok</text:p>
      <text:p text:style-name="P522"><text:tab/><text:tab/>else</text:p>
      <text:p text:style-name="P523"><text:tab/><text:tab/>echo het programma ab is nodig</text:p>
      <text:p text:style-name="P524"><text:tab/><text:tab/>exit 1</text:p>
      <text:p text:style-name="P525"><text:tab/><text:tab/>fi</text:p>
      <text:p text:style-name="P526"><text:tab/>else</text:p>
      <text:p text:style-name="P527"><text:tab/>echo site is niet bereikbaar</text:p>
      <text:p text:style-name="P528"><text:tab/>exit 2</text:p>
      <text:p text:style-name="P529"><text:tab/>fi<text:tab/></text:p>
      <text:p text:style-name="P530"/>
      <text:p text:style-name="P531">fi</text:p>
      <text:p text:style-name="P532">exit 0</text:p>
      <text:p text:style-name="P533"/>
      <text:p text:style-name="P534">vb</text:p>
      <text:p text:style-name="Standard"><text:span text:style-name="T535">sudo bash oef1.sh "</text:span><text:a xlink:href="http://74.125.224.72/" office:target-frame-name="_top" xlink:show="replace"><text:span text:style-name="T536">http://74.125.224.72/</text:span></text:a><text:span text:style-name="T537">"</text:span></text:p>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oefening 2</text:p>
      <text:p text:style-name="P555">2. Grote bestanden</text:p>
      <text:p text:style-name="P556">Doel:</text:p>
      <text:p text:style-name="P557">Zoeken naar grote bestanden</text:p>
      <text:p text:style-name="P558">Ref:</text:p>
      <text:p text:style-name="P559">man find</text:p>
      <text:p text:style-name="P560">man stat</text:p>
      <text:p text:style-name="P561">Schrijf het script</text:p>
      <text:p text:style-name="P562">findbig.sh</text:p>
      <text:p text:style-name="P563">dat voldoet aan de best practices en volgende</text:p>
      <text:p text:style-name="P564">functies uitvoert:</text:p>
      <text:p text:style-name="P565">a) Kijk met een if structuur na met welke opties jou programma wordt</text:p>
      <text:p text:style-name="P566">opgeroepen. Volgende opties moet je implementeren:</text:p>
      <text:p text:style-name="P567">--help</text:p>
      <text:p text:style-name="P568">(enkel tonen wanneer deze optie ingegeven wordt)</text:p>
      <text:p text:style-name="P569">--version</text:p>
      <text:p text:style-name="P570">(enkel tonen wanneer deze optie ingegeven wordt</text:p>
      <text:p text:style-name="P571">$1</text:p>
      <text:p text:style-name="P572">het pad waarin je gaat zoeken (default /)</text:p>
      <text:p text:style-name="P573">$2</text:p>
      <text:p text:style-name="P574">de grootte van het bestand in MB (default 10MB)</text:p>
      <text:p text:style-name="P575">Dit is het commando dat je moet oproepen:</text:p>
      <text:p text:style-name="P576">find $1 -type f -size "+${2}M" -exec stat -c '%s %n' {} \;</text:p>
      <text:p text:style-name="P577">c) Je script toont enkel een help wanneer --help als eerste argument werd</text:p>
      <text:p text:style-name="P578">gegeven</text:p>
      <text:p text:style-name="P579">d) Je script toont enkel zijn versie wanneer --version als eerste argument</text:p>
      <text:p text:style-name="P580">wordt ingegeven:</text:p>
      <text:p text:style-name="P581">./</text:p>
      <text:p text:style-name="P582">findbig.sh --version</text:p>
      <text:p text:style-name="P583">findbig.sh version 0.1</text:p>
      <text:p text:style-name="P584">e) Je script geen fouten wanneer $1 of $2 niet zijn ingegeven, maar gebruikt</text:p>
      <text:p text:style-name="P585">de default waarden (/ en 10 MB)</text:p>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uitwerking</text:p>
      <text:p text:style-name="P604">#!/bin/bash</text:p>
      <text:p text:style-name="P605"/>
      <text:p text:style-name="P606">if [ $# -eq 1 ] &amp;&amp; [ "$1" == "--help" ];</text:p>
      <text:p text:style-name="P607">then</text:p>
      <text:p text:style-name="P608">echo "een help"</text:p>
      <text:p text:style-name="P609">exit 0</text:p>
      <text:p text:style-name="P610">elif [ $# -eq 1 <text:s/>] &amp;&amp; [ "$1" == "--version" ];</text:p>
      <text:p text:style-name="P611">then</text:p>
      <text:p text:style-name="P612">echo "findbig.sh version 0.1"</text:p>
      <text:p text:style-name="P613">exit 0</text:p>
      <text:p text:style-name="P614">fi</text:p>
      <text:p text:style-name="P615"/>
      <text:p text:style-name="P616"><text:bookmark-start text:name="_Hlk9777849"/>val1="/"</text:p>
      <text:p text:style-name="P617">val2="10"</text:p>
      <text:p text:style-name="P618"># ${1:-$val1} als parameter 1 null is dan gebruikt hij val1</text:p>
      <text:p text:style-name="P619">find ${1:-$val1} -type f -size "+${2:-$val2}M" -exec stat -c '%s %n' {} \;</text:p>
      <text:p text:style-name="P620">exit 0</text:p>
      <text:p text:style-name="P621"><text:bookmark-end text:name="_Hlk9777849"/></text:p>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oefening 3</text:p>
      <text:p text:style-name="P655"/>
      <text:p text:style-name="P656">3. Systeemprogramma's</text:p>
      <text:p text:style-name="P657">Doel: Weergeven programma's die vanuit sbin zijn opgestart. De gegevens van</text:p>
      <text:p text:style-name="P658">alle programma's staan in de directory /proc/PID/cmdline. (met PID= nummer</text:p>
      <text:p text:style-name="P659">van het proces)</text:p>
      <text:p text:style-name="P660">Maak het script</text:p>
      <text:p text:style-name="P661">cmdline.sh</text:p>
      <text:p text:style-name="P662">dat voldoet aan de "best practices"</text:p>
      <text:p text:style-name="P663">:</text:p>
      <text:p text:style-name="P664">a) Overloop met een for lus en het commando</text:p>
      <text:p text:style-name="P665">`ls /proc/*/cmdline`</text:p>
      <text:p text:style-name="P666">alle cmdline bestanden op het systeem</text:p>
      <text:p text:style-name="P667">b) Kijk na of de inhoud van het bestand niet leeg is</text:p>
      <text:p text:style-name="P668">c) Toon enkel de inhoudslijnen die "</text:p>
      <text:p text:style-name="P669">sbin</text:p>
      <text:p text:style-name="P670">" bevatten</text:p>
      <text:p text:style-name="P671">d) Kijk eerst na of het gevonden bestand nog bestaat voor je punt c uitvoert.</text:p>
      <text:p text:style-name="P672">Voorbeeld output:</text:p>
      <text:p text:style-name="P673">/proc/1143/cmdline: /usr/sbin/modem-manager</text:p>
      <text:p text:style-name="P674">/proc/1188/cmdline: /usr/sbin/cupsd-F</text:p>
      <text:p text:style-name="P675">...</text:p>
      <text:p text:style-name="P676"/>
      <text:p text:style-name="P677">uitwerking</text:p>
      <text:p text:style-name="P678">#!/bin/bash</text:p>
      <text:p text:style-name="P679"/>
      <text:p text:style-name="P680"><text:bookmark-start text:name="_Hlk9779206"/>command=`ls /proc/*/cmdline`</text:p>
      <text:p text:style-name="P681"><text:bookmark-end text:name="_Hlk9779206"/></text:p>
      <text:p text:style-name="P682"/>
      <text:p text:style-name="P683"><text:bookmark-start text:name="_Hlk9779238"/>for line in $command ;</text:p>
      <text:p text:style-name="P684"><text:bookmark-end text:name="_Hlk9779238"/>do</text:p>
      <text:p text:style-name="P685"><text:tab/><text:bookmark-start text:name="_Hlk9779247"/><text:bookmark-start text:name="_Hlk9780851"/>if [ -f $line ];<text:bookmark-end text:name="_Hlk9779247"/><text:bookmark-end text:name="_Hlk9780851"/><text:s/>then<text:tab/></text:p>
      <text:p text:style-name="P686"><text:tab/><text:tab/><text:bookmark-start text:name="_Hlk9779630"/><text:bookmark-start text:name="_Hlk9779610"/>stuff=`grep "sbin" $line -a`<text:bookmark-end text:name="_Hlk9779630"/></text:p>
      <text:p text:style-name="P687"><text:bookmark-end text:name="_Hlk9779610"/><text:tab/><text:tab/><text:bookmark-start text:name="_Hlk9780756"/>if ! [[ $stuff =~ "self" ]] ; then</text:p>
      <text:p text:style-name="P688"><text:tab/><text:tab/><text:tab/>if [[ $stuff =~ "sbin" ]] ; then</text:p>
      <text:p text:style-name="P689"><text:tab/><text:tab/><text:tab/><text:tab/>echo "$line: $stuff"</text:p>
      <text:p text:style-name="P690"><text:bookmark-end text:name="_Hlk9780756"/><text:tab/><text:tab/><text:tab/>fi</text:p>
      <text:p text:style-name="P691"><text:tab/><text:tab/>fi<text:tab/><text:tab/></text:p>
      <text:p text:style-name="P692"><text:tab/><text:tab/></text:p>
      <text:p text:style-name="P693"><text:tab/>fi</text:p>
      <text:p text:style-name="P694">done</text:p>
      <text:p text:style-name="P695"/>
      <text:p text:style-name="P696">VARIANT SCRIPT 3</text:p>
      <text:p text:style-name="P697">if [ -s $i ] ; then<text:s/></text:p>
      <text:p text:style-name="P698"><text:tab/><text:tab/></text:p>
      <text:soft-page-break/>
      <text:p text:style-name="P699"><text:tab/><text:tab/>#zoek naar sbin in het bestand</text:p>
      <text:p text:style-name="P700"><text:tab/><text:tab/>grepReturn=$(grep "sbin" "$i")</text:p>
      <text:p text:style-name="P701"><text:tab/><text:tab/></text:p>
      <text:p text:style-name="P702"><text:tab/><text:tab/>#als het niet leeg is<text:s/></text:p>
      <text:p text:style-name="P703"><text:tab/><text:tab/>if [ "$grepReturn" != "" ] ; then</text:p>
      <text:p text:style-name="P704"/>
      <text:p text:style-name="P705"><text:tab/><text:tab/><text:tab/>#en als het bestand nog bestaat print dan</text:p>
      <text:p text:style-name="P706"><text:tab/><text:tab/><text:tab/>if [ -e $i ] ; then<text:s/></text:p>
      <text:p text:style-name="P707"><text:tab/><text:tab/><text:tab/><text:tab/>echo "$grepReturn"</text:p>
      <text:p text:style-name="P708"><text:tab/><text:tab/><text:tab/>fi</text:p>
      <text:p text:style-name="P709"/>
      <text:p text:style-name="P710"/>
      <text:p text:style-name="P711"/>
      <text:p text:style-name="P712"/>
      <text:p text:style-name="P713">oefening 4</text:p>
      <text:p text:style-name="P714">4. Backup</text:p>
      <text:p text:style-name="P715">Doel:</text:p>
      <text:p text:style-name="P716">Schrijven van een backup script</text:p>
      <text:p text:style-name="P717">Ref:</text:p>
      <text:p text:style-name="P718">man find, man tar, man date</text:p>
      <text:p text:style-name="P719">Schrijf het script</text:p>
      <text:p text:style-name="P720">backup.sh</text:p>
      <text:p text:style-name="P721">dat voldoet aan de best practices met volgende</text:p>
      <text:p text:style-name="P722">functies:</text:p>
      <text:p text:style-name="P723">a) Het script zoekt naar alle sh bestanden die recent gewijzigd zijn in alle</text:p>
      <text:p text:style-name="P724">subdirectories van /home</text:p>
      <text:p text:style-name="P725">Het script bundelt de gevonden bestanden in het bestand:</text:p>
      <text:p text:style-name="P726">Backup_2013_02_10_10_44.tar.gz</text:p>
      <text:p text:style-name="P727">b) Het script zoekt default in de /home directory. Wanneer iemand als eerste</text:p>
      <text:p text:style-name="P728">argument een andere directory ingeeft, gebruik je dit als directory.</text:p>
      <text:p text:style-name="P729">c) Kijk na of de ingegeven directory bestaat. Wanneer de gegeven directory</text:p>
      <text:p text:style-name="P730">niet bestaat eindig je met de foutmelding: "Opstarten met een directory als</text:p>
      <text:p text:style-name="P731">eerste argument: bv. sudo .\`basename $0` /home"</text:p>
      <text:p text:style-name="P732">d) Definieer en gebruik de variabele</text:p>
      <text:p text:style-name="P733">errorlog="/var/log/error_`basename $0`.log"</text:p>
      <text:p text:style-name="P734">Hierin komen alle foutmeldingen (STDERR) van het script</text:p>
      <text:p text:style-name="P735">e) Definieer en gebruik de variabele</text:p>
      <text:p text:style-name="P736">backuplog="/var/log/backup_`basename $0`.log"</text:p>
      <text:p text:style-name="P737">Hierin komen alle meldingen van STDOUT (zodat er niets op het scherm</text:p>
      <text:p text:style-name="P738">verschijnt.</text:p>
      <text:p text:style-name="P739">f) Kijk na of het script als root wordt opgestart. Zoniet eindig je met de</text:p>
      <text:p text:style-name="P740">foutmelding: "Opstarten als root gebruiker: bv. sudo .\`basename $0`</text:p>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uitwerking</text:p>
      <text:p text:style-name="P760">#!/bin/bash</text:p>
      <text:p text:style-name="P761">#============================================================</text:p>
      <text:p text:style-name="P762"># <text:s text:c="9"/>FILE: <text:s/>backuptar.sh</text:p>
      <text:p text:style-name="P763"># <text:s text:c="8"/>USAGE: <text:s/>./backuptar.sh</text:p>
      <text:p text:style-name="P764"># <text:s text:c="2"/>DESCRIPTION:</text:p>
      <text:p text:style-name="P765">#</text:p>
      <text:p text:style-name="P766"># <text:s text:c="6"/>OPTIONS: <text:s/>optional $1 directory</text:p>
      <text:p text:style-name="P767"># <text:s/>REQUIREMENTS: <text:s/>tar</text:p>
      <text:p text:style-name="P768"># <text:s text:c="7"/>AUTHOR: <text:s/>Jan Celis (jan.celis@kdg.be)</text:p>
      <text:p text:style-name="P769"># <text:s text:c="6"/>COMPANY: <text:s/>KdG</text:p>
      <text:p text:style-name="P770"># <text:s text:c="6"/>VERSION: <text:s/>1.1</text:p>
      <text:p text:style-name="P771"># <text:s text:c="6"/>CREATED: <text:s/>11/02/14 13:42:38 CET</text:p>
      <text:p text:style-name="P772"># <text:s text:c="5"/>REVISION: <text:s/>---</text:p>
      <text:p text:style-name="P773">#============================================================</text:p>
      <text:p text:style-name="P774"/>
      <text:p text:style-name="P775"><text:bookmark-start text:name="_Hlk9783078"/><text:bookmark-start text:name="_Hlk9783440"/>backupdir="${HOME}"</text:p>
      <text:p text:style-name="P776"><text:bookmark-end text:name="_Hlk9783078"/>backupregex="*.sh"</text:p>
      <text:p text:style-name="P777"><text:bookmark-start text:name="_Hlk9783119"/>backupfile="${backupdir}/Backup_`date +'%Y_%m_%d_%H_%M_%S'.tar`"</text:p>
      <text:p text:style-name="P778"><text:bookmark-end text:name="_Hlk9783119"/>errorlog="/var/log/error_`basename $0`.log"</text:p>
      <text:p text:style-name="P779">backuplog="/var/log/backup_`basename $0`.log"</text:p>
      <text:p text:style-name="P780"/>
      <text:p text:style-name="P781"># Nakijken eerste argument</text:p>
      <text:p text:style-name="P782">if [ -n "$1" ]; then</text:p>
      <text:p text:style-name="P783"><text:s text:c="2"/>if [ -d "$1" ]; then</text:p>
      <text:p text:style-name="P784"><text:s text:c="4"/>backupdir="$1"</text:p>
      <text:p text:style-name="P785"><text:s text:c="4"/>else</text:p>
      <text:p text:style-name="P786"><text:s text:c="4"/>echo " Het opgegeven argument moet een directory zijn"</text:p>
      <text:p text:style-name="P787"><text:s text:c="4"/>echo " bv ./`basename $0` $HOME"</text:p>
      <text:p text:style-name="P788"><text:s text:c="4"/>exit 1</text:p>
      <text:p text:style-name="P789"><text:s text:c="2"/>fi</text:p>
      <text:p text:style-name="P790">fi</text:p>
      <text:p text:style-name="P791"># Opvangen van kanaal 1 en kanaal 2!</text:p>
      <text:p text:style-name="P792"># mtime 5 bestanden ouder dan 6 dagen</text:p>
      <text:p text:style-name="P793">#iname zoekt of de string voorkomt in de naam</text:p>
      <text:soft-page-break/>
      <text:p text:style-name="P794"># -exec haalt de huidige file name op</text:p>
      <text:p text:style-name="P795"># tar maak een tar bestand</text:p>
      <text:p text:style-name="P796"># -rPvf -r betekent append -P betekent info over permissies mee op halen</text:p>
      <text:p text:style-name="P797">#v verbose f file archive</text:p>
      <text:p text:style-name="P798">find ${backupdir} -mtime -5 -iname "${backupregex}" -exec tar -rPvf ${backupfile} {} \; &gt;&gt; ${backuplog} 2&gt;&gt; ${errorlog}</text:p>
      <text:p text:style-name="P799"><text:bookmark-end text:name="_Hlk9783440"/></text:p>
      <text:p text:style-name="P800"/>
      <text:p text:style-name="P801"/>
      <text:p text:style-name="P802"/>
      <text:p text:style-name="P803"/>
      <text:p text:style-name="P804"/>
      <text:p text:style-name="P805">oefening 5</text:p>
      <text:p text:style-name="P806">5. Cron taak maken</text:p>
      <text:p text:style-name="P807">Doel:</text:p>
      <text:p text:style-name="P808">Opstarten van een proces als regelmatig achtergrondproces</text:p>
      <text:p text:style-name="P809">Ref:</text:p>
      <text:p text:style-name="P810">man 5 crontab</text:p>
      <text:p text:style-name="P811">Schrijf het script maakcron.sh. Dit script gaat een crontaak aanmaken die</text:p>
      <text:p text:style-name="P812">elke minuut een bepaald commando uitvoert. Hiervoor maakt het script in</text:p>
      <text:p text:style-name="P813">de directory /etc/cron.d een bestand aan met de naam</text:p>
      <text:p text:style-name="P814">/etc/cron.d/backupcron</text:p>
      <text:p text:style-name="P815">met volgende inhoud:</text:p>
      <text:p text:style-name="P816"># Minute Hour Day_of_Month Month Day of Week User Command</text:p>
      <text:p text:style-name="P817"># (0-59) (0-23) (1-31) (1-12) (0-6)</text:p>
      <text:p text:style-name="P818">* * * * * root ${commando</text:p>
      <text:p text:style-name="P819">Het script kijkt volgende zaken na en eindigt anders met een passende</text:p>
      <text:p text:style-name="P820">foutmelding:</text:p>
      <text:p text:style-name="P821">a) Het moet opgestart worden als root</text:p>
      <text:p text:style-name="P822">b) Het moet een eerste argument $1 krijgen</text:p>
      <text:p text:style-name="P823">c) Het eerste argument moet een uitvoerbaar bestand zijn (r en x)</text:p>
      <text:p text:style-name="P824">Test uit met het backup script backup.sh</text:p>
      <text:p text:style-name="P825">Opmerking: Eventuele cron fouten kan je terug vinden in de log:</text:p>
      <text:p text:style-name="P826">/var/log/syslog</text:p>
      <text:p text:style-name="P827">d) Schrijf een --remove optie: bv:</text:p>
      <text:p text:style-name="P828">sudo ./maakcron.sh --remove /home/jancelis/backup.sh</text:p>
      <text:p text:style-name="P829">verwijdert het bestand /etc/cron.d/backup.sh.cron</text:p>
      <text:p text:style-name="P830">of toont een foutboodschap wanneer dit niet aanwezig is.</text:p>
      <text:p text:style-name="P831">e) Wanneer het eerste argument -h of --help is komt de volgende melding:</text:p>
      <text:p text:style-name="P832">Usage: sudo ./maakcron.sh [ --remove] command</text:p>
      <text:p text:style-name="P833">--remove Remove cron file</text:p>
      <text:p text:style-name="P834">--help Display this help message</text:p>
      <text:p text:style-name="P835"/>
      <text:p text:style-name="P836"/>
      <text:p text:style-name="P837"/>
      <text:p text:style-name="P838"/>
      <text:p text:style-name="P839"/>
      <text:p text:style-name="P840"/>
      <text:p text:style-name="P841"/>
      <text:p text:style-name="P842"/>
      <text:p text:style-name="P843"/>
      <text:p text:style-name="P844"/>
      <text:p text:style-name="P845"/>
      <text:p text:style-name="P846"/>
      <text:p text:style-name="P847"/>
      <text:p text:style-name="P848"/>
      <text:p text:style-name="P849"/>
      <text:p text:style-name="P850"/>
      <text:p text:style-name="P851"/>
      <text:p text:style-name="P852"/>
      <text:p text:style-name="P853"/>
      <text:p text:style-name="P854"/>
      <text:p text:style-name="P855">uitwerking</text:p>
      <text:p text:style-name="P856"/>
      <text:p text:style-name="P857">#!/bin/bash</text:p>
      <text:p text:style-name="P858"><text:bookmark-start text:name="_Hlk9786856"/>file="/etc/cron.d/backupcron"</text:p>
      <text:p text:style-name="P859"><text:bookmark-start text:name="_Hlk9784181"/><text:bookmark-end text:name="_Hlk9786856"/>if [ "$EUID" -ne 0 ];</text:p>
      <text:p text:style-name="P860"><text:tab/>then</text:p>
      <text:p text:style-name="P861"><text:tab/><text:tab/>echo "please run in root"</text:p>
      <text:p text:style-name="P862"><text:tab/><text:tab/>exit 1</text:p>
      <text:p text:style-name="P863">fi</text:p>
      <text:p text:style-name="P864"><text:bookmark-start text:name="_Hlk9784961"/><text:bookmark-end text:name="_Hlk9784181"/># Absolute path to this script, e.g. /home/user/bin/foo.sh</text:p>
      <text:p text:style-name="P865">SCRIPT=$(readlink -f "$0")</text:p>
      <text:p text:style-name="P866"># Absolute path this script is in, thus /home/user/bin</text:p>
      <text:p text:style-name="P867">SCRIPTPATH=$(dirname "$SCRIPT")</text:p>
      <text:p text:style-name="P868">fullFIlePath="$SCRIPTPATH/$1"</text:p>
      <text:p text:style-name="P869"><text:bookmark-end text:name="_Hlk9784961"/></text:p>
      <text:p text:style-name="P870">if [ -z "$1" ];</text:p>
      <text:p text:style-name="P871"><text:tab/>then</text:p>
      <text:p text:style-name="P872"><text:tab/>echo "je moet iets invullen"</text:p>
      <text:p text:style-name="P873"><text:tab/>exit 1</text:p>
      <text:p text:style-name="P874">else</text:p>
      <text:p text:style-name="P875"/>
      <text:p text:style-name="P876"><text:bookmark-start text:name="_Hlk9784745"/><text:s/><text:tab/><text:tab/>if [ -x "$1" ] &amp;&amp; [ -r "$1" ];</text:p>
      <text:p text:style-name="P877"><text:bookmark-end text:name="_Hlk9784745"/><text:tab/><text:tab/>then</text:p>
      <text:p text:style-name="P878"><text:tab/><text:tab/><text:bookmark-start text:name="_Hlk9787046"/>echo "# Minute Hour Day_of_Month Month Day of Week User Command" &gt; $file<text:bookmark-end text:name="_Hlk9787046"/></text:p>
      <text:p text:style-name="P879"><text:tab/><text:tab/>echo "# (0-59) (0-23) (1-31) (1-12) (0-6) " &gt;&gt; $file</text:p>
      <text:p text:style-name="P880"><text:tab/><text:tab/>echo "* * * * * root ${fullFIlePath}" &gt;&gt; $file</text:p>
      <text:p text:style-name="P881"><text:tab/><text:tab/>else</text:p>
      <text:p text:style-name="P882"><text:tab/><text:tab/>echo "het bestand is niet uitvoerbaar"</text:p>
      <text:p text:style-name="P883"><text:tab/><text:tab/>exit 1</text:p>
      <text:p text:style-name="P884"><text:tab/><text:tab/>fi</text:p>
      <text:p text:style-name="P885">fi</text:p>
      <text:p text:style-name="P886"/>
      <text:p text:style-name="P887">exit 0</text:p>
      <text:p text:style-name="P888"/>
      <text:p text:style-name="P889"/>
      <text:p text:style-name="P890"/>
      <text:p text:style-name="P891"/>
      <text:p text:style-name="P892"/>
      <text:p text:style-name="P893"/>
      <text:p text:style-name="P894"/>
      <text:p text:style-name="P895"/>
      <text:p text:style-name="P896"/>
      <text:p text:style-name="P897"/>
      <text:p text:style-name="P898"/>
      <text:p text:style-name="P899"/>
      <text:p text:style-name="P900"/>
      <text:p text:style-name="P901"/>
      <text:p text:style-name="P902"/>
      <text:p text:style-name="P903">oefening 6</text:p>
      <text:p text:style-name="P904">6. Openstaande poorten</text:p>
      <text:p text:style-name="P905">Doel:</text:p>
      <text:p text:style-name="P906">Vinden welk proces een bepaalde poort gebruikt</text:p>
      <text:p text:style-name="P907">Nodig:</text:p>
      <text:p text:style-name="P908">sudo apt-get install netcat</text:p>
      <text:p text:style-name="P909">Schrijf in je shell script</text:p>
      <text:p text:style-name="P910">netcat.sh</text:p>
      <text:p text:style-name="P911">aan het begin volgende code:</text:p>
      <text:p text:style-name="P912"># Dit start met netcat een luisterende poort</text:p>
      <text:p text:style-name="P913"># (optie kleine L)op poort 13</text:p>
      <text:p text:style-name="P914">nc -l 13</text:p>
      <text:p text:style-name="P915">a) Gebruik een for of while loop om uit te zoeken welke processen er</text:p>
      <text:p text:style-name="P916">poorten 1 tot 100 hebben openstaan.</text:p>
      <text:p text:style-name="P917">Met behulp van het commando</text:p>
      <text:p text:style-name="P918">lsof</text:p>
      <text:p text:style-name="P919">kan je je antwoord bekomen.</text:p>
      <text:p text:style-name="P920">Voorbeeld met poort 8008:</text:p>
      <text:p text:style-name="P921">lsof -nPi tcp:8008 | grep -i "listen"</text:p>
      <text:p text:style-name="P922"># -n geen vertaling van ip adres/naar naam (domain lookup)</text:p>
      <text:p text:style-name="P923"># -P geen vertaling van poortnummer naar poortnaam</text:p>
      <text:p text:style-name="P924"># -i IP protocol</text:p>
      <text:p text:style-name="P925">b) Voer je script uit als root (gewone gebruikers zien enkel poorten &gt; 1023)</text:p>
      <text:p text:style-name="P926">Eindig met een foutmelding wanneer het script niet als root wordt</text:p>
      <text:p text:style-name="P927">uitgevoerd</text:p>
      <text:p text:style-name="P928">c) Zorg dat je script voldoet aan de best practices</text:p>
      <text:p text:style-name="P929">d) Zorg voor een foutmelding wanneer netcat niet geïnstalleerd is op het</text:p>
      <text:p text:style-name="P930">systeem</text:p>
      <text:p text:style-name="P931"/>
      <text:p text:style-name="P932"/>
      <text:p text:style-name="P933"/>
      <text:p text:style-name="P934"/>
      <text:p text:style-name="P935"/>
      <text:p text:style-name="P936"/>
      <text:p text:style-name="P937"/>
      <text:p text:style-name="P938"/>
      <text:p text:style-name="P939"/>
      <text:p text:style-name="P940"/>
      <text:p text:style-name="P941"/>
      <text:p text:style-name="P942"/>
      <text:p text:style-name="P943"/>
      <text:p text:style-name="P944"/>
      <text:p text:style-name="P945"/>
      <text:p text:style-name="P946"/>
      <text:p text:style-name="P947"/>
      <text:p text:style-name="P948"/>
      <text:p text:style-name="P949"/>
      <text:p text:style-name="P950"/>
      <text:p text:style-name="P951"/>
      <text:p text:style-name="P952">uitwerking</text:p>
      <text:p text:style-name="P953"/>
      <text:p text:style-name="P954">#!/bin/bash</text:p>
      <text:p text:style-name="P955"/>
      <text:p text:style-name="P956">if [ "$EUID" -ne 0 ];</text:p>
      <text:p text:style-name="P957"><text:tab/>then</text:p>
      <text:p text:style-name="P958"><text:tab/><text:tab/>echo "please run in root" 1&gt;&amp;2</text:p>
      <text:p text:style-name="P959"><text:tab/><text:tab/>exit 1</text:p>
      <text:p text:style-name="P960">else</text:p>
      <text:p text:style-name="P961"><text:s text:c="2"/><text:tab/>nc -l 13</text:p>
      <text:p text:style-name="P962"><text:bookmark-start text:name="_Hlk9789172"/><text:s text:c="2"/>if <text:s/>[ $? -eq 0 ];</text:p>
      <text:p text:style-name="P963"><text:bookmark-end text:name="_Hlk9789172"/><text:tab/>then<text:tab/></text:p>
      <text:p text:style-name="P964"><text:s text:c="2"/><text:tab/>i=1</text:p>
      <text:p text:style-name="P965"><text:bookmark-start text:name="_Hlk9789602"/><text:s text:c="2"/><text:tab/>while [ $i -lt 101 ]</text:p>
      <text:p text:style-name="P966"><text:bookmark-end text:name="_Hlk9789602"/><text:s text:c="2"/><text:tab/>do</text:p>
      <text:p text:style-name="P967"><text:s text:c="2"/><text:tab/>lsof -nPi tcp:"$i" | grep -i "listen"</text:p>
      <text:p text:style-name="P968">-n geen vertaling van ip adres/naar naam (domain lookup)</text:p>
      <text:p text:style-name="P969"># -P geen vertaling van poortnummer naar poortnaam</text:p>
      <text:p text:style-name="Standard"><text:span text:style-name="T970"># -i IP protocol</text:span></text:p>
      <text:p text:style-name="P971"><text:s text:c="2"/><text:tab/>let i+=1</text:p>
      <text:p text:style-name="P972"><text:s text:c="2"/><text:tab/>done</text:p>
      <text:p text:style-name="P973"><text:s/>else</text:p>
      <text:p text:style-name="P974"><text:tab/>echo "netcat is niet geinstalleer" 1&gt;&amp;2</text:p>
      <text:p text:style-name="P975"><text:tab/>exit 1</text:p>
      <text:p text:style-name="P976"><text:s/>fi</text:p>
      <text:p text:style-name="P977">exit 0</text:p>
      <text:p text:style-name="P978">fi</text:p>
      <text:p text:style-name="P979"/>
      <text:p text:style-name="P980"/>
      <text:p text:style-name="P981"/>
      <text:p text:style-name="P982"/>
      <text:p text:style-name="P983"/>
      <text:p text:style-name="P984"/>
      <text:p text:style-name="P985"/>
      <text:p text:style-name="P986"/>
      <text:p text:style-name="P987"/>
      <text:p text:style-name="P988">Oefening 7</text:p>
      <text:p text:style-name="P989">7. autologin</text:p>
      <text:p text:style-name="P990">Doel:</text:p>
      <text:p text:style-name="P991">Script schrijven dat automatisch met ssh verbindt met "expect"</text:p>
      <text:p text:style-name="P992">Ref:</text:p>
      <text:p text:style-name="P993">http://smacak.wordpress.com/2010/08/15/</text:p>
      <text:p text:style-name="P994">man adduser</text:p>
      <text:p text:style-name="P995">Nodig:</text:p>
      <text:p text:style-name="P996">sudo apt-get install openssh-server expect</text:p>
      <text:p text:style-name="P997">a) Start de openssh server op met sudo service ssh restart</text:p>
      <text:p text:style-name="P998">b) Schrijf het script</text:p>
      <text:p text:style-name="P999">autologin.sh</text:p>
      <text:p text:style-name="P1000">dat voldoet aan de "Best Practices".</text:p>
      <text:p text:style-name="P1001">Het script krijgt als argumenten de hostname, username en paswoord.</text:p>
      <text:p text:style-name="P1002">Voorbeeld:</text:p>
      <text:p text:style-name="P1003">./autologin.sh 127.0.0.1 test supersecret</text:p>
      <text:p text:style-name="P1004">c) Geef een "Usage: ./autologin.sh hostname username password" wanneer</text:p>
      <text:p text:style-name="P1005">er geen 3 argumenten ingegeven worden</text:p>
      <text:p text:style-name="P1006">d) Kijk na of ssh geïnstalleerd is, zoniet geef je een foutmelding en sluit je</text:p>
      <text:p text:style-name="P1007">af met exit 1</text:p>
      <text:p text:style-name="P1008">e) Kijk na of de lokale ssh service wel reageert, zoniet geef je een</text:p>
      <text:p text:style-name="P1009">foutmelding en sluit je af met exit 1. Testen of de lokale ssh service reageert</text:p>
      <text:p text:style-name="P1010">kan met het programma netcat als volgt:</text:p>
      <text:p text:style-name="P1011">nc -w 1 127.0.0.1 22 2&gt;/dev/null &gt;/dev/null</text:p>
      <text:p text:style-name="P1012">f) Maak met het programma adduser een testgebruiker aan</text:p>
      <text:p text:style-name="P1013">g) Laat</text:p>
      <text:p text:style-name="P1014">autologin.sh</text:p>
      <text:p text:style-name="P1015">het volgende expect script (</text:p>
      <text:p text:style-name="P1016">expect.sh</text:p>
      <text:p text:style-name="P1017">) schrijven. Zorg</text:p>
      <text:p text:style-name="P1018">ook dat de variabele gebruiker en paswoord gedeclareerd zijn.</text:p>
      <text:p text:style-name="P1019">Laat autologin het script ./expect.sh opstarten om automatisch in te loggen</text:p>
      <text:p text:style-name="P1020">#!/usr/bin/expect -f</text:p>
      <text:p text:style-name="P1021">set timeout 20</text:p>
      <text:p text:style-name="P1022">spawn ssh -o "StrictHostKeyChecking no" $username</text:p>
      <text:p text:style-name="P1023">@127.0.0.1</text:p>
      <text:p text:style-name="P1024">expect "*assword:*"</text:p>
      <text:p text:style-name="P1025">send $paswoord\r</text:p>
      <text:p text:style-name="P1026">interact</text:p>
      <text:p text:style-name="P1027">exit</text:p>
      <text:p text:style-name="P1028"/>
      <text:p text:style-name="P1029"/>
      <text:p text:style-name="P1030"/>
      <text:p text:style-name="P1031"/>
      <text:p text:style-name="P1032"/>
      <text:p text:style-name="P1033"/>
      <text:p text:style-name="P1034"/>
      <text:p text:style-name="P1035"/>
      <text:p text:style-name="P1036">uitwerking</text:p>
      <text:p text:style-name="P1037">#!/bin/bash</text:p>
      <text:p text:style-name="P1038"/>
      <text:p text:style-name="P1039">port="22"</text:p>
      <text:p text:style-name="P1040"><text:bookmark-start text:name="_Hlk9791672"/>tmpexpect="expect.sh"</text:p>
      <text:p text:style-name="P1041"><text:bookmark-end text:name="_Hlk9791672"/></text:p>
      <text:p text:style-name="P1042">error_geen_ssh="Het programma ssh is nodig. Installeren kan met sudo apt-get install openssh-client"</text:p>
      <text:p text:style-name="P1043">error_geen_expect="Het programma expect is nodig. Installeren kan met sudo apt-get install expect"</text:p>
      <text:p text:style-name="P1044">error_usage="Usage:<text:s/><text:bookmark-start text:name="_Hlk9790217"/>`basename $0` hostname username password"<text:bookmark-end text:name="_Hlk9790217"/></text:p>
      <text:p text:style-name="P1045">error_url="De host is niet bereikbaar"</text:p>
      <text:p text:style-name="P1046"/>
      <text:p text:style-name="P1047"># Nakijken of alle argumenten werden meegegeven</text:p>
      <text:p text:style-name="P1048">if [ -z "$3" ]; then echo $error_usage &gt;&amp;2 ; exit 1;</text:p>
      <text:p text:style-name="P1049">else</text:p>
      <text:p text:style-name="P1050"><text:s text:c="3"/>echo Automatic login at $1</text:p>
      <text:p text:style-name="P1051"><text:s text:c="3"/>host=$1</text:p>
      <text:p text:style-name="P1052">fi</text:p>
      <text:p text:style-name="P1053"/>
      <text:p text:style-name="P1054"># Kijk met nc na of ssh draait -&gt; ok =&gt; tekst, kan ook met $?</text:p>
      <text:p text:style-name="P1055">nc -w 1 $host $port 2&gt;/dev/null &gt;/dev/null</text:p>
      <text:p text:style-name="P1056"><text:bookmark-start text:name="_Hlk9791330"/>if [ $? -ne 0 ]; then</text:p>
      <text:p text:style-name="P1057">echo $error_url&gt;&amp;2 &amp;&amp; exit 1 <text:s/></text:p>
      <text:p text:style-name="P1058">fi</text:p>
      <text:p text:style-name="P1059"><text:bookmark-end text:name="_Hlk9791330"/></text:p>
      <text:p text:style-name="P1060"/>
      <text:p text:style-name="P1061"># Nakijken of ssh en expect geinstalleerd zijn</text:p>
      <text:p text:style-name="P1062">command -v ssh &gt;/dev/null 2&gt; /dev/null <text:s/>|| { echo &gt;&amp;2 $error_geen_ssh ; exit 1; }</text:p>
      <text:p text:style-name="P1063"><text:bookmark-start text:name="_Hlk9791405"/>command -v expect &gt;/dev/null 2&gt; /dev/null || { echo &gt;&amp;2 $error_geen_expect; exit 1; }</text:p>
      <text:p text:style-name="P1064"><text:bookmark-end text:name="_Hlk9791405"/></text:p>
      <text:p text:style-name="P1065"/>
      <text:p text:style-name="P1066"><text:bookmark-start text:name="_Hlk9791479"/># Schrijven van een expect script</text:p>
      <text:p text:style-name="P1067">echo '#!/usr/bin/expect -f' &gt; $tmpexpect</text:p>
      <text:p text:style-name="P1068">echo 'set timeout 20' &gt;&gt; $tmpexpect</text:p>
      <text:p text:style-name="P1069">echo "spawn ssh -o \"StrictHostKeyChecking no\" $2@$1" &gt;&gt; $tmpexpect</text:p>
      <text:p text:style-name="P1070">echo 'expect "*assword:*"' <text:s/>&gt;&gt; $tmpexpect<text:tab/></text:p>
      <text:p text:style-name="P1071">echo "send $3\r"&gt;&gt; $tmpexpect</text:p>
      <text:p text:style-name="P1072">echo "interact" &gt;&gt; $tmpexpect</text:p>
      <text:p text:style-name="P1073">echo "exit" &gt;&gt; $tmpexpect</text:p>
      <text:p text:style-name="P1074">chmod +x $tmpexpect</text:p>
      <text:p text:style-name="P1075"/>
      <text:p text:style-name="P1076"># Opstarten expect script en daarna verwijderen</text:p>
      <text:p text:style-name="P1077">./$tmpexpect</text:p>
      <text:p text:style-name="P1078">rm -f $tmpexpect</text:p>
      <text:p text:style-name="P1079"><text:bookmark-end text:name="_Hlk9791479"/></text:p>
      <text:p text:style-name="P1080"/>
      <text:p text:style-name="P1081">hoofdstuk 4 bash functies en tellen</text:p>
      <text:p text:style-name="P1082">oefening 1</text:p>
      <text:p text:style-name="P1083">1. progress</text:p>
      <text:p text:style-name="P1084">Doel:</text:p>
      <text:p text:style-name="P1085">Afteller</text:p>
      <text:p text:style-name="P1086">Ref:</text:p>
      <text:p text:style-name="P1087">man echo</text:p>
      <text:p text:style-name="P1088">Schrijf het script</text:p>
      <text:p text:style-name="P1089">countdown.sh</text:p>
      <text:p text:style-name="P1090">dat via "let" een countdown doet van 60 naar</text:p>
      <text:p text:style-name="P1091">00 seconden. Zorg ervoor dat de countdown op 1 lijn gebeurt (en dat de</text:p>
      <text:p text:style-name="P1092">vorige counter waarde wordt overschreven</text:p>
      <text:p text:style-name="P1093"/>
      <text:p text:style-name="P1094">uitwerking</text:p>
      <text:p text:style-name="P1095"><text:bookmark-start text:name="_Hlk9797041"/>#!/bin/bash</text:p>
      <text:p text:style-name="P1096"/>
      <text:p text:style-name="P1097">timer=60</text:p>
      <text:p text:style-name="P1098"/>
      <text:p text:style-name="P1099">while [ $timer -gt -1 ];</text:p>
      <text:p text:style-name="P1100">do</text:p>
      <text:p text:style-name="P1101"><text:tab/>echo -n "$timer "</text:p>
      <text:p text:style-name="P1102"><text:tab/>sleep 0.1</text:p>
      <text:p text:style-name="P1103"><text:tab/>timer=$[$timer-1]</text:p>
      <text:p text:style-name="P1104"><text:tab/></text:p>
      <text:p text:style-name="P1105">done</text:p>
      <text:p text:style-name="P1106"/>
      <text:p text:style-name="P1107">exit 0</text:p>
      <text:p text:style-name="P1108"><text:bookmark-end text:name="_Hlk9797041"/></text:p>
      <text:p text:style-name="P1109"/>
      <text:p text:style-name="P1110"/>
      <text:p text:style-name="P1111"/>
      <text:p text:style-name="P1112"/>
      <text:p text:style-name="P1113"/>
      <text:p text:style-name="P1114"/>
      <text:p text:style-name="P1115"/>
      <text:p text:style-name="P1116"/>
      <text:p text:style-name="P1117"/>
      <text:p text:style-name="P1118"/>
      <text:p text:style-name="P1119"/>
      <text:p text:style-name="P1120"/>
      <text:p text:style-name="P1121"/>
      <text:p text:style-name="P1122"/>
      <text:p text:style-name="P1123"/>
      <text:p text:style-name="P1124"/>
      <text:p text:style-name="P1125"/>
      <text:p text:style-name="P1126"/>
      <text:p text:style-name="P1127"/>
      <text:p text:style-name="P1128"/>
      <text:p text:style-name="P1129"/>
      <text:p text:style-name="P1130">oefening 2</text:p>
      <text:p text:style-name="P1131">2. wc emulator</text:p>
      <text:p text:style-name="P1132">Doel:</text:p>
      <text:p text:style-name="P1133">script maken dat het aantal lijnen telt</text:p>
      <text:p text:style-name="P1134">Schrijf het shell</text:p>
      <text:p text:style-name="P1135">linecount.sh</text:p>
      <text:p text:style-name="P1136">dat het aantal lijnen in een bestand telt.</text:p>
      <text:p text:style-name="P1137">Maak de optelling met een for lus en teller in bash (niet met wc)</text:p>
      <text:p text:style-name="P1138">Als output toont het script:</text:p>
      <text:p text:style-name="P1139">linecount.sh /etc/passwd</text:p>
      <text:p text:style-name="P1140">59 /etc/passwd</text:p>
      <text:p text:style-name="P1141"/>
      <text:p text:style-name="P1142">uitwerking</text:p>
      <text:p text:style-name="P1143">#!/bin/bash</text:p>
      <text:p text:style-name="P1144"/>
      <text:p text:style-name="P1145"/>
      <text:p text:style-name="P1146"><text:bookmark-start text:name="_Hlk9795037"/>error_geenParameter="Er is geen parameter meegegeven"</text:p>
      <text:p text:style-name="P1147">error_GeenDocument="Bestand bestaat niet of is geen bestand"</text:p>
      <text:p text:style-name="P1148"><text:bookmark-end text:name="_Hlk9795037"/>if [ -z "$1" ]; then</text:p>
      <text:p text:style-name="P1149"><text:s/>echo $error_geenParameter&gt;&amp;2 &amp;&amp; exit 1<text:s/><text:tab/></text:p>
      <text:p text:style-name="P1150">else</text:p>
      <text:p text:style-name="P1151"><text:s/>if [ -e $1 ] &amp;&amp; [ -f $1 ];</text:p>
      <text:p text:style-name="P1152"><text:s/>then</text:p>
      <text:p text:style-name="P1153"><text:s text:c="4"/>linecount=0</text:p>
      <text:p text:style-name="P1154"><text:tab/>#acolades verplicht vanwege subshell dat gebeurt in een while loop</text:p>
      <text:p text:style-name="P1155"><text:tab/>#hierdoor worden de globale variabelen neit aangepast en dus moet je</text:p>
      <text:p text:style-name="P1156"><text:tab/>#die ophalen van de subshell gebruikte geen for loop omdat die</text:p>
      <text:p text:style-name="P1157"><text:tab/>#foute waardes gaf</text:p>
      <text:p text:style-name="P1158"><text:s text:c="4"/>cat $1 |</text:p>
      <text:p text:style-name="P1159"><text:s text:c="4"/>{</text:p>
      <text:p text:style-name="P1160"><text:s text:c="8"/>while read -r line</text:p>
      <text:p text:style-name="P1161"><text:s text:c="8"/>do</text:p>
      <text:p text:style-name="P1162"><text:s text:c="12"/>linecount=$((linecount + 1))</text:p>
      <text:p text:style-name="P1163"><text:s text:c="8"/>done</text:p>
      <text:p text:style-name="P1164"/>
      <text:p text:style-name="P1165"><text:s text:c="8"/>echo "total number of lines: $linecount" ;</text:p>
      <text:p text:style-name="P1166"><text:s text:c="4"/>}</text:p>
      <text:p text:style-name="P1167"><text:s/>else</text:p>
      <text:p text:style-name="P1168"><text:s/>echo $error_GeenDocument&gt;&amp;2 &amp;&amp; exit 1</text:p>
      <text:p text:style-name="P1169"><text:s/>fi</text:p>
      <text:p text:style-name="P1170">fi</text:p>
      <text:p text:style-name="P1171">exit 0</text:p>
      <text:p text:style-name="P1172"/>
      <text:p text:style-name="P1173"/>
      <text:p text:style-name="P1174"/>
      <text:p text:style-name="P1175"/>
      <text:p text:style-name="P1176">oefening 3</text:p>
      <text:p text:style-name="P1177">3. tijdsmeting</text:p>
      <text:p text:style-name="P1178">Doel:</text:p>
      <text:p text:style-name="P1179">Gebruik van de functie date als timer</text:p>
      <text:p text:style-name="P1180">Ref:</text:p>
      <text:p text:style-name="P1181">man date</text:p>
      <text:p text:style-name="P1182">Nodig:</text:p>
      <text:p text:style-name="P1183">sudo apt-get install zenity</text:p>
      <text:p text:style-name="P1184">Schrijf het script tijdsmeting.sh:</text:p>
      <text:p text:style-name="P1185">a) Het script voert dit commando uit:</text:p>
      <text:p text:style-name="P1186">zenity --warning --title "Hallo" --text "`date`"</text:p>
      <text:p text:style-name="P1187">b) Het script meet met behulp van het commando 'date' hoe lang het</text:p>
      <text:p text:style-name="P1188">commando duurt.</text:p>
      <text:p text:style-name="P1189">De tijdsmeting doe je net voor en net na je commando in het script</text:p>
      <text:p text:style-name="P1190">Hint date +'%s%N' geeft de tijd tot op de nanoseconden.</text:p>
      <text:p text:style-name="P1191">Als output moet je de tijd in nanoseconden, milliseconden en seconden</text:p>
      <text:p text:style-name="P1192">weergeven (deze bereken je)</text:p>
      <text:p text:style-name="P1193"/>
      <text:p text:style-name="P1194">uitwerking</text:p>
      <text:p text:style-name="P1195"><text:bookmark-start text:name="_Hlk9796924"/>#!/bin/bash</text:p>
      <text:p text:style-name="P1196">bgTijd=$(date +'%s%N')</text:p>
      <text:p text:style-name="P1197">command zenity --warning --title "Hallo" --text "`date`"</text:p>
      <text:p text:style-name="P1198">eTijd=$(date +'%s%N')</text:p>
      <text:p text:style-name="P1199"/>
      <text:p text:style-name="P1200">verschil=$[$eTijd-$bgTijd]</text:p>
      <text:p text:style-name="P1201"/>
      <text:p text:style-name="P1202">echo $verschil</text:p>
      <text:p text:style-name="P1203"><text:bookmark-end text:name="_Hlk9796924"/></text:p>
      <text:p text:style-name="P1204">VARIANT TIJDSMETING 3</text:p>
      <text:p text:style-name="P1205"/>
      <text:p text:style-name="P1206">#!/bin/bash</text:p>
      <text:p text:style-name="P1207">startTime=$(date +"%s%N")</text:p>
      <text:p text:style-name="P1208"/>
      <text:p text:style-name="P1209">zenity --warning --title "Hallo" --text"`date`" 2&gt; /dev/null</text:p>
      <text:p text:style-name="P1210"/>
      <text:p text:style-name="P1211">endTime=$(date +"%s%N")</text:p>
      <text:p text:style-name="P1212"/>
      <text:p text:style-name="P1213"/>
      <text:p text:style-name="P1214">difTime=$(($endTime-$startTime))</text:p>
      <text:p text:style-name="P1215"/>
      <text:p text:style-name="P1216">seconds=$(($difTime/1000000000))</text:p>
      <text:p text:style-name="P1217">difTime=$(($difTime-$(($seconds*1000000000))))</text:p>
      <text:p text:style-name="P1218">mils=$(($difTime/1000000))</text:p>
      <text:p text:style-name="P1219">nans=$(($difTime-$(($mils*1000000))))</text:p>
      <text:p text:style-name="P1220"/>
      <text:soft-page-break/>
      <text:p text:style-name="P1221">echo "Time taken: ${seconds}s ${mils}ms ${nans}ns"</text:p>
      <text:p text:style-name="P1222">oefening 4</text:p>
      <text:p text:style-name="P1223">4. separator fout</text:p>
      <text:p text:style-name="P1224">Ref:</text:p>
      <text:p text:style-name="P1225">IFS in Example 27-12 (Advanced Bash Scripting Guide)</text:p>
      <text:p text:style-name="P1226">Doel:</text:p>
      <text:p text:style-name="P1227">Aanpassen separator</text:p>
      <text:p text:style-name="P1228">Schrijf het script</text:p>
      <text:p text:style-name="P1229">separator.sh</text:p>
      <text:p text:style-name="P1230">met volgende inhoud:</text:p>
      <text:p text:style-name="P1231">#!/bin/bash</text:p>
      <text:p text:style-name="P1232">bestand="users.csv"</text:p>
      <text:p text:style-name="P1233">echo "jcelis,Jan Celis" &gt; $bestand</text:p>
      <text:p text:style-name="P1234">echo "pboedt,Piet Boedt" &gt;&gt; $bestand</text:p>
      <text:p text:style-name="P1235">for lijn in `cat $bestand`; do echo $lijn;done</text:p>
      <text:p text:style-name="P1236">De bedoeling is dat het script lijn per lijn het bestand toont. Run het script</text:p>
      <text:p text:style-name="P1237">en corrigeer de fout door gebruik te maken van IFS (zoek op in Advanced</text:p>
      <text:p text:style-name="P1238">Bash Scripting Guide)</text:p>
      <text:p text:style-name="P1239"/>
      <text:p text:style-name="P1240">Uitwerking</text:p>
      <text:p text:style-name="P1241">#!/bin/bash</text:p>
      <text:p text:style-name="P1242">bestand="users.csv"</text:p>
      <text:p text:style-name="P1243"><text:bookmark-start text:name="_Hlk9800682"/>IFS=$'\n'</text:p>
      <text:p text:style-name="P1244"><text:bookmark-end text:name="_Hlk9800682"/>echo "jcelis,Jan Celis" &gt; $bestand</text:p>
      <text:p text:style-name="P1245">echo "pbloedt,Piet Bloedt" &gt;&gt; $bestand</text:p>
      <text:p text:style-name="P1246">for lijn in `cat $bestand`; do echo $lijn;done</text:p>
      <text:p text:style-name="P1247"/>
      <text:p text:style-name="P1248"/>
      <text:p text:style-name="P1249"/>
      <text:p text:style-name="P1250"/>
      <text:p text:style-name="P1251"/>
      <text:p text:style-name="P1252"/>
      <text:p text:style-name="P1253"/>
      <text:p text:style-name="P1254"/>
      <text:p text:style-name="P1255"/>
      <text:p text:style-name="P1256"/>
      <text:p text:style-name="P1257"/>
      <text:p text:style-name="P1258"/>
      <text:p text:style-name="P1259"/>
      <text:p text:style-name="P1260"/>
      <text:p text:style-name="P1261"/>
      <text:p text:style-name="P1262"/>
      <text:p text:style-name="P1263"/>
      <text:p text:style-name="P1264"/>
      <text:p text:style-name="P1265"/>
      <text:p text:style-name="P1266"/>
      <text:p text:style-name="P1267"/>
      <text:p text:style-name="P1268"/>
      <text:p text:style-name="P1269"/>
      <text:p text:style-name="P1270"/>
      <text:p text:style-name="P1271">oefening 5</text:p>
      <text:p text:style-name="P1272">5. Space, the final frontier</text:p>
      <text:p text:style-name="P1273">Doel: Verwerken van bestandsnamen met spaties</text:p>
      <text:p text:style-name="P1274">Schrijf het script spaties.sh met volgende variabelen:</text:p>
      <text:p text:style-name="P1275">spacedir="./Program Files"</text:p>
      <text:p text:style-name="P1276">spacebestand1="test bestand 1.txt"</text:p>
      <text:p text:style-name="P1277">spacebestand2="test bestand 2.txt"</text:p>
      <text:p text:style-name="P1278">Vul het script aan met de volgende functies:</text:p>
      <text:p text:style-name="P1279">a) Maak de directory $spacedir aan</text:p>
      <text:p text:style-name="P1280">b) Maak het bestand $spacebestand1 en $spacebestand2 aan in de directory</text:p>
      <text:p text:style-name="P1281">$spacedir</text:p>
      <text:p text:style-name="P1282">c) schrijf een for lus die bestand per bestand alle bestanden toont van de</text:p>
      <text:p text:style-name="P1283">directory $spacedir met `ls $spacedir`</text:p>
      <text:p text:style-name="P1284">d) Zorg dat er geen fouten optreden op spaties en zorg ook dat er geen</text:p>
      <text:p text:style-name="P1285">fouten komen, ook al voer je het script meer dan één keer uit</text:p>
      <text:p text:style-name="P1286"/>
      <text:p text:style-name="P1287"/>
      <text:p text:style-name="P1288">uitwerking</text:p>
      <text:p text:style-name="P1289">#!/bin/bash</text:p>
      <text:p text:style-name="P1290">spacedir="./Program Files"</text:p>
      <text:p text:style-name="P1291">spacebestand1="test bestand 1.txt"</text:p>
      <text:p text:style-name="P1292">spacebestand2="test bestand 2.txt"</text:p>
      <text:p text:style-name="P1293"/>
      <text:p text:style-name="P1294">if [ -d "$spacedir" ];</text:p>
      <text:p text:style-name="P1295">then</text:p>
      <text:p text:style-name="P1296"><text:s/><text:tab/>if ! [ -e "$spacedir/$spacebestand1" ];</text:p>
      <text:p text:style-name="P1297"><text:tab/>then</text:p>
      <text:p text:style-name="P1298"><text:tab/>touch "$spacedir/$spacebestand1"</text:p>
      <text:p text:style-name="P1299"><text:tab/>fi</text:p>
      <text:p text:style-name="P1300"/>
      <text:p text:style-name="P1301"><text:s/><text:tab/>if ! [ -e "$spacedir/$spacebestand2" ];</text:p>
      <text:p text:style-name="P1302"><text:tab/>then</text:p>
      <text:p text:style-name="P1303"><text:tab/>touch "$spacedir/$spacebestand2"</text:p>
      <text:p text:style-name="P1304"><text:tab/>fi</text:p>
      <text:p text:style-name="P1305">else</text:p>
      <text:p text:style-name="P1306"><text:s/>command mkdir "$spacedir"</text:p>
      <text:p text:style-name="P1307"><text:s/>touch "$spacedir/$spacebestand1"</text:p>
      <text:p text:style-name="P1308"><text:s/>touch "$spacedir/$spacebestand2"</text:p>
      <text:p text:style-name="P1309">fi</text:p>
      <text:p text:style-name="P1310"/>
      <text:p text:style-name="P1311">IFS=$'\n'</text:p>
      <text:p text:style-name="P1312">ls -1 $spacedir</text:p>
      <text:p text:style-name="P1313"/>
      <text:p text:style-name="P1314"/>
      <text:p text:style-name="P1315">verwijder directory</text:p>
      <text:soft-page-break/>
      <text:p text:style-name="P1316">sudo rm -rf "./Program Files"</text:p>
      <text:p text:style-name="P1317"/>
      <text:p text:style-name="P1318"/>
      <text:p text:style-name="P1319">oefening 6</text:p>
      <text:p text:style-name="P1320">6. functies</text:p>
      <text:p text:style-name="P1321">Doel: Gebruik van functies</text:p>
      <text:p text:style-name="P1322">Herschrijf het script autologin.sh (HFST3) met volgende functies:</text:p>
      <text:p text:style-name="P1323">a) Een functie die de Usage geeft</text:p>
      <text:p text:style-name="P1324">b) Een functie die foutmeldingen schrijft en afsluit met exit 1</text:p>
      <text:p text:style-name="P1325">c) Een functie die kijkt of ssh geïnstalleerd is</text:p>
      <text:p text:style-name="P1326">d) Een functie die met nc de ssh server test</text:p>
      <text:p text:style-name="P1327">e) Een functie die expect.sh schrijft en opstart</text:p>
      <text:p text:style-name="P1328"/>
      <text:p text:style-name="P1329">zie hoofdstuk 3 is al voorbeeld oplossing van de heer jan Celis</text:p>
      <text:p text:style-name="P1330"/>
      <text:p text:style-name="P1331"/>
      <text:p text:style-name="P1332"/>
      <text:p text:style-name="P1333"/>
      <text:p text:style-name="P1334"/>
      <text:p text:style-name="P1335"/>
      <text:p text:style-name="P1336"/>
      <text:p text:style-name="P1337"/>
      <text:p text:style-name="P1338"/>
      <text:p text:style-name="P1339"/>
      <text:p text:style-name="P1340"/>
      <text:p text:style-name="P1341"/>
      <text:p text:style-name="P1342"/>
      <text:p text:style-name="P1343"/>
      <text:p text:style-name="P1344"/>
      <text:p text:style-name="P1345"/>
      <text:p text:style-name="P1346"/>
      <text:p text:style-name="P1347"/>
      <text:p text:style-name="P1348"/>
      <text:p text:style-name="P1349"/>
      <text:p text:style-name="P1350"/>
      <text:p text:style-name="P1351"/>
      <text:p text:style-name="P1352"/>
      <text:p text:style-name="P1353"/>
      <text:p text:style-name="P1354"/>
      <text:p text:style-name="P1355"/>
      <text:p text:style-name="P1356"/>
      <text:p text:style-name="P1357"/>
      <text:p text:style-name="P1358"/>
      <text:p text:style-name="P1359"/>
      <text:p text:style-name="P1360"/>
      <text:p text:style-name="P1361"/>
      <text:p text:style-name="P1362"/>
      <text:p text:style-name="P1363"/>
      <text:p text:style-name="P1364"/>
      <text:p text:style-name="P1365"/>
      <text:p text:style-name="P1366"/>
      <text:p text:style-name="P1367"/>
      <text:p text:style-name="P1368">hoofdstuk 5 parameter substitutie</text:p>
      <text:p text:style-name="P1369">oefening 1</text:p>
      <text:p text:style-name="P1370">1. Spaties_weg</text:p>
      <text:p text:style-name="P1371">Doel:</text:p>
      <text:p text:style-name="P1372">Omzetten van bestandsnamen met spatie,</text:p>
      <text:p text:style-name="P1373">naar bestandsnamen zonder spatie</text:p>
      <text:p text:style-name="P1374">a) Schrijf het script</text:p>
      <text:p text:style-name="P1375">cutspace.sh</text:p>
      <text:p text:style-name="P1376">dat met behulp van parameter substitution</text:p>
      <text:p text:style-name="P1377">alle bestandsnamen in een directory leest, en alle spaties in de naam</text:p>
      <text:p text:style-name="P1378">vervangt door een underscore.</text:p>
      <text:p text:style-name="P1379">b) Schrijf een for lus die 10 random testbestanden aanmaakt om je script uit</text:p>
      <text:p text:style-name="P1380">te testen (je kan hiervoor de systeemvariabele $RANDOM gebruiken)</text:p>
      <text:p text:style-name="P1381"/>
      <text:p text:style-name="P1382"/>
      <text:p text:style-name="P1383">uitwerking</text:p>
      <text:p text:style-name="P1384">#!/bin/bash</text:p>
      <text:p text:style-name="P1385"/>
      <text:p text:style-name="P1386">IFS=$'\n'</text:p>
      <text:p text:style-name="P1387"/>
      <text:p text:style-name="P1388">for i in {0..10}</text:p>
      <text:p text:style-name="P1389"><text:s text:c="2"/>do</text:p>
      <text:p text:style-name="P1390"><text:s text:c="8"/>touch "${1}/_${RANDOM} $i.txt"</text:p>
      <text:p text:style-name="P1391"><text:s text:c="2"/>done</text:p>
      <text:p text:style-name="P1392"/>
      <text:p text:style-name="P1393">for lijn in `ls $1`</text:p>
      <text:p text:style-name="P1394"><text:s text:c="3"/>do</text:p>
      <text:p text:style-name="P1395"><text:tab/>newLijn=${1}/${lijn// /_}</text:p>
      <text:p text:style-name="P1396"><text:tab/>mv "${1}/$lijn" "$newLijn" 2&gt; /dev/null</text:p>
      <text:p text:style-name="P1397"><text:s text:c="3"/>done</text:p>
      <text:p text:style-name="P1398"/>
      <text:p text:style-name="P1399"/>
      <text:p text:style-name="P1400"/>
      <text:p text:style-name="P1401"/>
      <text:p text:style-name="P1402"/>
      <text:p text:style-name="P1403"/>
      <text:p text:style-name="P1404"/>
      <text:p text:style-name="P1405"/>
      <text:p text:style-name="P1406"/>
      <text:p text:style-name="P1407"/>
      <text:p text:style-name="P1408"/>
      <text:p text:style-name="P1409"/>
      <text:p text:style-name="P1410"/>
      <text:p text:style-name="P1411"/>
      <text:p text:style-name="P1412"/>
      <text:p text:style-name="P1413"/>
      <text:p text:style-name="P1414"/>
      <text:p text:style-name="P1415"/>
      <text:p text:style-name="P1416">oefening 2</text:p>
      <text:p text:style-name="P1417">2. thumbnails maken</text:p>
      <text:p text:style-name="P1418">Doel:</text:p>
      <text:p text:style-name="P1419">Omzetten van jpg bestanden naar thumbnail png bestanden</text:p>
      <text:p text:style-name="P1420">Ref:</text:p>
      <text:p text:style-name="P1421">http://www.imagemagick.org/Usage/thumbnails/</text:p>
      <text:p text:style-name="P1422">man find</text:p>
      <text:p text:style-name="P1423">Nodig:</text:p>
      <text:p text:style-name="P1424">sudo apt-get install imagemagick</text:p>
      <text:p text:style-name="P1425">Hint:</text:p>
      <text:p text:style-name="P1426">Voorbeeld jpg's op het systeem vind je in /usr/share/backgrounds</text:p>
      <text:p text:style-name="P1427">Schrijf het script</text:p>
      <text:p text:style-name="P1428">maakthumbnail.sh</text:p>
      <text:p text:style-name="P1429">.</text:p>
      <text:p text:style-name="P1430">a) Het script zoekt in de huidige directory (en niet de subdirectories) naar</text:p>
      <text:p text:style-name="P1431">alle jpg bestanden</text:p>
      <text:p text:style-name="P1432">(case insensitive) en maakt voor elk bestand een</text:p>
      <text:p text:style-name="P1433">thumbnail met grootte 50x50 en naam</text:p>
      <text:p text:style-name="P1434">thumbnail_</text:p>
      <text:p text:style-name="P1435">originele_filename_zonder_extensie</text:p>
      <text:p text:style-name="P1436">.png</text:p>
      <text:p text:style-name="P1437">b) Voor het converteren maak je een functie maak_thumbnail() aan, die je</text:p>
      <text:p text:style-name="P1438">oproept met elk bestand dat je vind.</text:p>
      <text:p text:style-name="P1439">convert -thumbnail 50x50 -extent 50x50 -gravity center ${1} ${2}</text:p>
      <text:p text:style-name="P1440">c) Zorg dat het script ook werkt met bestandsnamen met spaties</text:p>
      <text:p text:style-name="P1441">d) Wanneer de omzetting naar een thumbnail lukt (de functie convert geeft</text:p>
      <text:p text:style-name="P1442">een exit code 0), dan toon je per bestand de melding:</text:p>
      <text:p text:style-name="P1443">Bestand</text:p>
      <text:p text:style-name="P1444">naam</text:p>
      <text:p text:style-name="P1445">.</text:p>
      <text:p text:style-name="P1446">jpg</text:p>
      <text:p text:style-name="P1447">omgezet naar thumbnail_</text:p>
      <text:p text:style-name="P1448">naam</text:p>
      <text:p text:style-name="P1449">.png</text:p>
      <text:p text:style-name="P1450"/>
      <text:p text:style-name="P1451"/>
      <text:p text:style-name="P1452"/>
      <text:p text:style-name="P1453"/>
      <text:p text:style-name="P1454"/>
      <text:p text:style-name="P1455"/>
      <text:p text:style-name="P1456"/>
      <text:p text:style-name="P1457"/>
      <text:p text:style-name="P1458"/>
      <text:p text:style-name="P1459"/>
      <text:p text:style-name="P1460"/>
      <text:p text:style-name="P1461"/>
      <text:p text:style-name="P1462"/>
      <text:p text:style-name="P1463"/>
      <text:p text:style-name="P1464">uitwerking</text:p>
      <text:p text:style-name="P1465">#!/bin/bash</text:p>
      <text:p text:style-name="P1466">IFS=$'\n'</text:p>
      <text:p text:style-name="P1467"/>
      <text:p text:style-name="P1468">function maak_thumb() {</text:p>
      <text:p text:style-name="P1469"><text:s text:c="8"/>convert -thumbnail 50x50 -extent 50x50 -gravity center ${1} "${2}.png"</text:p>
      <text:p text:style-name="P1470">}</text:p>
      <text:p text:style-name="P1471"/>
      <text:p text:style-name="P1472">for pic in `ls *.jpg`</text:p>
      <text:p text:style-name="P1473"><text:s text:c="3"/>do</text:p>
      <text:p text:style-name="P1474"><text:tab/>naam="thumbnail_${pic%.*}"</text:p>
      <text:p text:style-name="P1475"><text:tab/>maak_thumb $pic $naam</text:p>
      <text:p text:style-name="P1476">if [ $? = 0 ]</text:p>
      <text:p text:style-name="P1477"><text:s text:c="3"/>then</text:p>
      <text:p text:style-name="P1478"><text:tab/>echo "de foto $pic omgezet naar ${naam}.png"</text:p>
      <text:p text:style-name="P1479"><text:s text:c="3"/>else</text:p>
      <text:p text:style-name="P1480"><text:tab/>echo "omzetting gefaald"</text:p>
      <text:p text:style-name="P1481">fi</text:p>
      <text:p text:style-name="P1482"><text:s text:c="3"/>done</text:p>
      <text:p text:style-name="P1483"/>
      <text:p text:style-name="P1484"/>
      <text:p text:style-name="P1485"/>
      <text:p text:style-name="P1486"/>
      <text:p text:style-name="P1487"/>
      <text:p text:style-name="P1488"/>
      <text:p text:style-name="P1489"/>
      <text:p text:style-name="P1490"/>
      <text:p text:style-name="P1491"/>
      <text:p text:style-name="P1492"/>
      <text:p text:style-name="P1493"/>
      <text:p text:style-name="P1494"/>
      <text:p text:style-name="P1495"/>
      <text:p text:style-name="P1496"/>
      <text:p text:style-name="P1497"/>
      <text:p text:style-name="P1498"/>
      <text:p text:style-name="P1499"/>
      <text:p text:style-name="P1500"/>
      <text:p text:style-name="P1501"/>
      <text:p text:style-name="P1502"/>
      <text:p text:style-name="P1503"/>
      <text:p text:style-name="P1504"/>
      <text:p text:style-name="P1505"/>
      <text:p text:style-name="P1506"/>
      <text:p text:style-name="P1507"/>
      <text:p text:style-name="P1508"/>
      <text:p text:style-name="P1509"/>
      <text:p text:style-name="P1510"/>
      <text:p text:style-name="P1511"/>
      <text:p text:style-name="P1512">oefening 3</text:p>
      <text:p text:style-name="P1513">3. watermerk maken</text:p>
      <text:p text:style-name="P1514">Doel:</text:p>
      <text:p text:style-name="P1515">jpg bestanden een watermerk geven</text:p>
      <text:p text:style-name="P1516">Ref:</text:p>
      <text:p text:style-name="P1517">http://www.imagemagick.org/script/composite.php</text:p>
      <text:p text:style-name="P1518">man find</text:p>
      <text:p text:style-name="P1519">man wget</text:p>
      <text:p text:style-name="P1520">Nodig:</text:p>
      <text:p text:style-name="P1521">sudo apt-get install imagemagick wget</text:p>
      <text:p text:style-name="P1522">Het script noem je</text:p>
      <text:p text:style-name="P1523">maakwatermerk.sh</text:p>
      <text:p text:style-name="P1524">en heeft volgende functies:</text:p>
      <text:p text:style-name="P1525">a)</text:p>
      <text:p text:style-name="P1526">Het script heeft een functie die (maximum 1 keer) met het commando</text:p>
      <text:p text:style-name="P1527">wget het logo download van:</text:p>
      <text:p text:style-name="P1528">http://www.kdg.be/sites/default/files/logo/Logo-KdG-Horizontaal.png</text:p>
      <text:p text:style-name="P1529">b) Het script zoekt in de huidige directory naar alle jpg bestanden (case</text:p>
      <text:p text:style-name="P1530">insensitive) en gebruikt het commando composite om het logo te</text:p>
      <text:p text:style-name="P1531">combineren met elk bestand.</text:p>
      <text:p text:style-name="P1532">c) Voor de composite maak je een functie maak_watermerk() aan, die je</text:p>
      <text:p text:style-name="P1533">oproept met elk bestand dat je vind. Het gewatermerkte bestand geef je de</text:p>
      <text:p text:style-name="P1534">extensie png in plaats van jpg.</text:p>
      <text:p text:style-name="P1535">composite -compose bumpmap -tile ${watermerk} ${1} ${1}</text:p>
      <text:p text:style-name="P1536">d) Zorg ervoor dat je script ook werkt met bestandsnamen die spaties</text:p>
      <text:p text:style-name="P1537">bevatten</text:p>
      <text:p text:style-name="P1538">e) Zoek op hoe je met convert de brightness en contrast van het logo kan</text:p>
      <text:p text:style-name="P1539">verhogen naar bv 92x20 zodat het logo iets minder dominant aanwezig is.</text:p>
      <text:p text:style-name="P1540">Implementeer deze functie ook in je script</text:p>
      <text:p text:style-name="P1541"/>
      <text:p text:style-name="P1542"/>
      <text:p text:style-name="P1543"/>
      <text:p text:style-name="P1544"/>
      <text:p text:style-name="P1545"/>
      <text:p text:style-name="P1546"/>
      <text:p text:style-name="P1547"/>
      <text:p text:style-name="P1548"/>
      <text:p text:style-name="P1549"/>
      <text:p text:style-name="P1550"/>
      <text:p text:style-name="P1551"/>
      <text:p text:style-name="P1552"/>
      <text:p text:style-name="P1553"/>
      <text:p text:style-name="P1554"/>
      <text:p text:style-name="P1555"/>
      <text:p text:style-name="P1556"/>
      <text:p text:style-name="P1557"/>
      <text:p text:style-name="P1558"/>
      <text:p text:style-name="P1559"/>
      <text:p text:style-name="P1560"><text:bookmark-start text:name="_Hlk9809620"/>uitwerking</text:p>
      <text:p text:style-name="P1561">#!/bin/bash</text:p>
      <text:p text:style-name="P1562">IFS=$'\n'</text:p>
      <text:p text:style-name="P1563"/>
      <text:p text:style-name="P1564">function getFoto(){</text:p>
      <text:p text:style-name="P1565"><text:tab/>if [ -e "Logo-KdG-Horizontaal.png" ] ; then</text:p>
      <text:p text:style-name="P1566"><text:tab/><text:tab/>echo "afbeelding bestaat al"</text:p>
      <text:p text:style-name="P1567"><text:tab/>else</text:p>
      <text:p text:style-name="P1568"><text:tab/><text:tab/>wget http://www.kdg.be/sites/default/files/logo/Logo-KdG-Horizontaal.png</text:p>
      <text:p text:style-name="P1569"><text:tab/><text:tab/>convert -brightness-contrast 92x20 "Logo-KdG-Horizontaal.png" "Logo-KdG-Horizontaal2.png"</text:p>
      <text:p text:style-name="P1570"><text:tab/>fi</text:p>
      <text:p text:style-name="P1571">}</text:p>
      <text:p text:style-name="P1572"/>
      <text:p text:style-name="P1573">function maak_watermerk() {</text:p>
      <text:p text:style-name="P1574">composite -compose bumpmap -tile ${watermerk} ${1} "${2}.png"</text:p>
      <text:p text:style-name="P1575"/>
      <text:p text:style-name="P1576">}</text:p>
      <text:p text:style-name="P1577">watermerk="Logo-KdG-Horizontaal2.png"</text:p>
      <text:p text:style-name="P1578">getFoto;</text:p>
      <text:p text:style-name="P1579"/>
      <text:p text:style-name="P1580">for pic in `ls *.jpg`</text:p>
      <text:p text:style-name="P1581"><text:s text:c="3"/>do</text:p>
      <text:p text:style-name="P1582"><text:tab/>naam="wm_${pic%.*}"</text:p>
      <text:p text:style-name="P1583"><text:tab/>maak_watermerk $pic $naam</text:p>
      <text:p text:style-name="P1584">if [ $? = 0 ]</text:p>
      <text:p text:style-name="P1585"><text:s text:c="3"/>then</text:p>
      <text:p text:style-name="P1586"><text:tab/>echo "de foto $pic omgezet naar ${naam}.png met watermerk"</text:p>
      <text:p text:style-name="P1587"><text:s text:c="3"/>else</text:p>
      <text:p text:style-name="P1588"><text:tab/>echo "omzetting gefaald"</text:p>
      <text:p text:style-name="P1589">fi</text:p>
      <text:p text:style-name="P1590"><text:s text:c="3"/>done</text:p>
      <text:p text:style-name="P1591"/>
      <text:p text:style-name="P1592"><text:bookmark-end text:name="_Hlk9809620"/></text:p>
      <text:p text:style-name="P1593"/>
      <text:p text:style-name="P1594"/>
      <text:p text:style-name="P1595"/>
      <text:p text:style-name="P1596"/>
      <text:p text:style-name="P1597"/>
      <text:p text:style-name="P1598"/>
      <text:p text:style-name="P1599"/>
      <text:p text:style-name="P1600"/>
      <text:p text:style-name="P1601"/>
      <text:p text:style-name="P1602"/>
      <text:p text:style-name="P1603"/>
      <text:p text:style-name="P1604"/>
      <text:p text:style-name="P1605"/>
      <text:p text:style-name="P1606"/>
      <text:p text:style-name="P1607"/>
      <text:p text:style-name="P1608">oefening 4</text:p>
      <text:p text:style-name="P1609">4. cut</text:p>
      <text:p text:style-name="P1610">Doel:</text:p>
      <text:p text:style-name="P1611">Knippen van output</text:p>
      <text:p text:style-name="P1612">Ref:</text:p>
      <text:p text:style-name="P1613">man cut</text:p>
      <text:p text:style-name="P1614">Hint:</text:p>
      <text:p text:style-name="P1615">cat "$@" vangt alle input op</text:p>
      <text:p text:style-name="P1616">met commando 'shift' wordt $@ $2 $3 $4</text:p>
      <text:p text:style-name="P1617">Schrijf het script</text:p>
      <text:p text:style-name="P1618">cut.sh</text:p>
      <text:p text:style-name="P1619">Dit script emuleert de cut -c functie van het programma cut en doet dit door</text:p>
      <text:p text:style-name="P1620">enkel gebruik te maken van parameter substitutie</text:p>
      <text:p text:style-name="P1621">./cut.sh -c5-7 /etc/passwd</text:p>
      <text:p text:style-name="P1622">moet dus dezelfde output geven als</text:p>
      <text:p text:style-name="P1623">cut -c5-7 /etc/passwd</text:p>
      <text:p text:style-name="P1624">a) Opgelet: Het echte cut commando knipt vanaf een karakter tot aan een</text:p>
      <text:p text:style-name="P1625">ander karakter</text:p>
      <text:p text:style-name="P1626">b) Het script moet tekst input vanuit stdin én als eerste argument een bestand</text:p>
      <text:p text:style-name="P1627">aanvaarden</text:p>
      <text:p text:style-name="P1628"/>
      <text:p text:style-name="P1629"/>
      <text:p text:style-name="P1630"/>
      <text:p text:style-name="P1631"/>
      <text:p text:style-name="P1632"/>
      <text:p text:style-name="P1633"/>
      <text:p text:style-name="P1634"/>
      <text:p text:style-name="P1635"/>
      <text:p text:style-name="P1636"/>
      <text:p text:style-name="P1637"/>
      <text:p text:style-name="P1638"/>
      <text:p text:style-name="P1639"/>
      <text:p text:style-name="P1640"/>
      <text:p text:style-name="P1641"/>
      <text:p text:style-name="P1642"/>
      <text:p text:style-name="P1643"/>
      <text:p text:style-name="P1644"/>
      <text:p text:style-name="P1645"/>
      <text:p text:style-name="P1646"/>
      <text:p text:style-name="P1647"/>
      <text:p text:style-name="P1648"/>
      <text:p text:style-name="P1649"/>
      <text:p text:style-name="P1650"/>
      <text:p text:style-name="P1651"/>
      <text:p text:style-name="P1652"/>
      <text:p text:style-name="P1653"/>
      <text:p text:style-name="P1654">uitwerking</text:p>
      <text:p text:style-name="Standard">#!/bin/bash</text:p>
      <text:p text:style-name="Standard"># Functie: emulatie van cut -c</text:p>
      <text:p text:style-name="Standard"># <text:s text:c="9"/>oproepen met $0 -c2-10 bestandsnaam</text:p>
      <text:p text:style-name="Standard"/>
      <text:p text:style-name="Standard">cutme=false</text:p>
      <text:p text:style-name="Standard">#-c2-10</text:p>
      <text:p text:style-name="Standard">eerste=$1</text:p>
      <text:p text:style-name="Standard">shift</text:p>
      <text:p text:style-name="Standard">#haalt -c op indien gegeven</text:p>
      <text:p text:style-name="Standard">optie=${eerste:0:2}</text:p>
      <text:p text:style-name="Standard">if [ $optie = "-c" ]; then</text:p>
      <text:p text:style-name="Standard"><text:s text:c="2"/>cutme=true</text:p>
      <text:p text:style-name="Standard"><text:s text:c="2"/>#knipt -c 2-10</text:p>
      <text:p text:style-name="Standard"><text:s text:c="2"/>van=${eerste#-c}; <text:s/></text:p>
      <text:p text:style-name="Standard"><text:s text:c="2"/>#kniptalles na - dus 2</text:p>
      <text:p text:style-name="Standard"><text:s text:c="2"/>van=${van%-*}</text:p>
      <text:p text:style-name="Standard"><text:s text:c="2"/>van=$(($van-1))</text:p>
      <text:p text:style-name="Standard"><text:s text:c="2"/>#knipt op tweede occurence van %-</text:p>
      <text:p text:style-name="Standard"><text:s text:c="2"/>tot=${eerste##*-}</text:p>
      <text:p text:style-name="Standard"><text:s text:c="2"/>lengte=$(($tot-$van))</text:p>
      <text:p text:style-name="Standard">fi</text:p>
      <text:p text:style-name="Standard"/>
      <text:p text:style-name="Standard">OLDIFS=$IFS</text:p>
      <text:p text:style-name="Standard">IFS=$'\n'</text:p>
      <text:p text:style-name="Standard">for lijn in `cat "$@"`</text:p>
      <text:p text:style-name="Standard">do</text:p>
      <text:p text:style-name="Standard"><text:s text:c="2"/>if $cutme <text:s/></text:p>
      <text:p text:style-name="Standard"><text:s text:c="4"/>then</text:p>
      <text:p text:style-name="Standard"><text:s text:c="4"/>lijn=${lijn:$van:$lengte}</text:p>
      <text:p text:style-name="Standard"><text:s text:c="2"/>fi</text:p>
      <text:p text:style-name="Standard"><text:s text:c="4"/>echo $lijn</text:p>
      <text:p text:style-name="Standard">done</text:p>
      <text:p text:style-name="Standard">IFS=$OLDIFS</text:p>
      <text:p text:style-name="Standard">#unset IF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efening 5</text:p>
      <text:p text:style-name="P1655">5. poorten</text:p>
      <text:p text:style-name="P1656">Doel:</text:p>
      <text:p text:style-name="P1657">tonen van luisterende tcp poorten</text:p>
      <text:p text:style-name="P1658">Schrijf het script poorten</text:p>
      <text:p text:style-name="P1659">.sh</text:p>
      <text:p text:style-name="P1660">dat de output van het commando netstat -tulpn</text:p>
      <text:p text:style-name="P1661">gebruikt om hieruit enkel de tcp connecties in de toestand "LISTEN" te</text:p>
      <text:p text:style-name="P1662">halen. bv:</text:p>
      <text:p text:style-name="P1663">tcp</text:p>
      <text:p text:style-name="P1664">0 0 0.0.0.0:</text:p>
      <text:p text:style-name="P1665">111</text:p>
      <text:p text:style-name="P1666">0.0.0.0:*</text:p>
      <text:p text:style-name="P1667">LISTEN</text:p>
      <text:p text:style-name="P1668">tcp</text:p>
      <text:p text:style-name="P1669">0 0 0.0.0.0:</text:p>
      <text:p text:style-name="P1670">21</text:p>
      <text:p text:style-name="P1671">0.0.0.0:*</text:p>
      <text:p text:style-name="P1672">LISTEN</text:p>
      <text:p text:style-name="P1673">tcp</text:p>
      <text:p text:style-name="P1674">0 0 0.0.0.0:</text:p>
      <text:p text:style-name="P1675">53</text:p>
      <text:p text:style-name="P1676">0.0.0.0:*</text:p>
      <text:p text:style-name="P1677">LISTEN</text:p>
      <text:p text:style-name="P1678">tcp</text:p>
      <text:p text:style-name="P1679">0 0 0.0.0.0:</text:p>
      <text:p text:style-name="P1680">22</text:p>
      <text:p text:style-name="P1681">0.0.0.0:*</text:p>
      <text:p text:style-name="P1682">LISTEN</text:p>
      <text:p text:style-name="P1683">Hiervoor mag je enkel gebruik maken van bash en geen andere commando's.</text:p>
      <text:p text:style-name="P1684">Als output toon je bv:</text:p>
      <text:p text:style-name="P1685">TCP poorten:</text:p>
      <text:p text:style-name="P1686">111</text:p>
      <text:p text:style-name="P1687">21</text:p>
      <text:p text:style-name="P1688"/>
      <text:p text:style-name="Standard">uitwerking</text:p>
      <text:p text:style-name="Standard">#!/bin/bash</text:p>
      <text:p text:style-name="Standard">OLDIFS=$IFS</text:p>
      <text:p text:style-name="Standard">IFS=$'\n'</text:p>
      <text:p text:style-name="Standard">echo "TCP poorten:"</text:p>
      <text:p text:style-name="Standard">for lijn in `netstat -tulpn`</text:p>
      <text:p text:style-name="Standard">do<text:tab/></text:p>
      <text:p text:style-name="Standard"><text:tab/></text:p>
      <text:p text:style-name="Standard"><text:tab/>IFS=$OLDIFS</text:p>
      <text:p text:style-name="Standard"><text:tab/>array=($lijn)</text:p>
      <text:p text:style-name="Standard"><text:bookmark-start text:name="_Hlk9807268"/><text:tab/>if [ ${array[0]} == "tcp" ] &amp;&amp; [ ${array[5]} == "LISTEN" ];</text:p>
      <text:p text:style-name="Standard"><text:bookmark-end text:name="_Hlk9807268"/><text:tab/><text:bookmark-start text:name="_Hlk9807853"/>then</text:p>
      <text:p text:style-name="Standard"><text:tab/>poort=${array[3]}</text:p>
      <text:p text:style-name="Standard"><text:tab/>poort=${poort##*:}</text:p>
      <text:soft-page-break/>
      <text:p text:style-name="Standard"><text:tab/>echo $poort</text:p>
      <text:p text:style-name="Standard"><text:tab/>fi</text:p>
      <text:p text:style-name="Standard"><text:bookmark-end text:name="_Hlk9807853"/><text:tab/>IFS=$'\n'</text:p>
      <text:p text:style-name="Standard">done</text:p>
      <text:p text:style-name="Standard"/>
      <text:p text:style-name="Standard">IFS=$OLDIFS</text:p>
      <text:p text:style-name="Standard"/>
      <text:p text:style-name="Standard">oefening 6</text:p>
      <text:p text:style-name="Standard"/>
      <text:p text:style-name="P1689">6. nslookup</text:p>
      <text:p text:style-name="P1690">Doel:</text:p>
      <text:p text:style-name="P1691">omzetten van ip adressen naar namen</text:p>
      <text:p text:style-name="P1692">Schrijf het script</text:p>
      <text:p text:style-name="P1693">nslookup.sh</text:p>
      <text:p text:style-name="P1694">dat begint met volgende lijnen:</text:p>
      <text:p text:style-name="P1695">inputfile="ips.txt"</text:p>
      <text:p text:style-name="P1696">echo "109.74.196.225" &gt; ips.txt</text:p>
      <text:p text:style-name="P1697">echo "91.189.90.40" &gt;&gt; ips.txt</text:p>
      <text:p text:style-name="P1698">echo "173.194.34.168" &gt;&gt; ips.txt</text:p>
      <text:p text:style-name="P1699">a) Het script leest één voor één elke lijn uit ips.txt.</text:p>
      <text:p text:style-name="P1700">b) Het script gebruikt de functie fun_nslookup(). Deze functie neemt een ip</text:p>
      <text:p text:style-name="P1701">adres als eerte parameter en returned enkel de naam die wordt gevonden</text:p>
      <text:p text:style-name="P1702">door het standaard commando 'nslookup $ip' uit te voeren.</text:p>
      <text:p text:style-name="P1703">Door middel van parameter substitutie zorg je er voor dat ENKEL de naam</text:p>
      <text:p text:style-name="P1704">terug komt uit de functie</text:p>
      <text:p text:style-name="P1705">c) Het script geeft de gevonden namen weer op het sche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Uitwerking</text:p>
      <text:p text:style-name="Standard"/>
      <text:p text:style-name="Standard">#!/bin/bash</text:p>
      <text:p text:style-name="Standard">OLDIFS=$IFS</text:p>
      <text:p text:style-name="Standard">IFS=$'\n'</text:p>
      <text:p text:style-name="Standard">inputfile="ips.txt"</text:p>
      <text:p text:style-name="Standard">echo "109.74.196.225" &gt; ips.txt</text:p>
      <text:p text:style-name="Standard">echo "91.189.90.40" &gt;&gt; ips.txt</text:p>
      <text:p text:style-name="Standard">echo "173.194.34.168" &gt;&gt; ips.txt</text:p>
      <text:p text:style-name="Standard"/>
      <text:p text:style-name="Standard"/>
      <text:p text:style-name="Standard"><text:bookmark-start text:name="_Hlk9808336"/>function fun_nslookup(){</text:p>
      <text:p text:style-name="Standard"><text:tab/>for lijn in `nslookup ${1}`</text:p>
      <text:p text:style-name="Standard"><text:tab/>do</text:p>
      <text:p text:style-name="Standard"><text:tab/>if [[ $lijn == *"name"* ]];</text:p>
      <text:p text:style-name="Standard"><text:tab/>then</text:p>
      <text:p text:style-name="Standard"><text:tab/>var=${lijn##*name = }</text:p>
      <text:p text:style-name="Standard"><text:tab/>echo $var</text:p>
      <text:p text:style-name="Standard"><text:tab/>fi</text:p>
      <text:p text:style-name="Standard"><text:tab/>done</text:p>
      <text:p text:style-name="Standard">}</text:p>
      <text:p text:style-name="Standard">echo "website namen"</text:p>
      <text:p text:style-name="Standard">for lijn in `cat $inputfile`</text:p>
      <text:p text:style-name="Standard">do</text:p>
      <text:p text:style-name="Standard"><text:tab/>fun_nslookup "$lijn"</text:p>
      <text:p text:style-name="Standard">done</text:p>
      <text:p text:style-name="Standard"><text:bookmark-end text:name="_Hlk9808336"/></text:p>
      <text:p text:style-name="Standard">IFS=$OLDIFS</text:p>
      <text:p text:style-name="Standard">#unset IF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oofdstuk 6</text:p>
      <text:p text:style-name="Standard">oefening 1</text:p>
      <text:p text:style-name="P1706">. help</text:p>
      <text:p text:style-name="P1707">Schrijf het script backupregex.sh. Uitgaande van het script backup.sh</text:p>
      <text:p text:style-name="P1708">(HFST3) implementeer je ook een help functie.</text:p>
      <text:p text:style-name="P1709">Gebruik een regex van $@ om een --help of een -h argument te detecteren.</text:p>
      <text:p text:style-name="P1710">Als dat het geval is, toont het script een help tekst en het stopt</text:p>
      <text:p text:style-name="Standard"/>
      <text:p text:style-name="Standard">uitwerking</text:p>
      <text:p text:style-name="Standard"/>
      <text:p text:style-name="Standard"/>
      <text:p text:style-name="Standard">#!/bin/bash</text:p>
      <text:p text:style-name="Standard"/>
      <text:p text:style-name="Standard">backupdir="${HOME}"</text:p>
      <text:p text:style-name="Standard">backupregex="*.sh"</text:p>
      <text:p text:style-name="Standard">backupfile="${backupdir}/Backup_`date +'%Y_%m_%d_%H_%M_%S'.tar`"</text:p>
      <text:p text:style-name="Standard">errorlog="/var/log/error_`basename $0`.log"</text:p>
      <text:p text:style-name="Standard">backuplog="/var/log/backup_`basename $0`.log"</text:p>
      <text:p text:style-name="Standard">regexHelp="(-h)|(--help)"</text:p>
      <text:p text:style-name="Standard"># Nakijken eerste argument</text:p>
      <text:p text:style-name="Standard">if [[ $@ =~ $regexHelp ]];</text:p>
      <text:p text:style-name="Standard">then</text:p>
      <text:p text:style-name="Standard"><text:tab/>echo "je hebt om hulp gevraagd maar spijtig voor jou is er geen mhuhahahahaha"</text:p>
      <text:p text:style-name="Standard"><text:tab/>exit 0</text:p>
      <text:p text:style-name="Standard">fi</text:p>
      <text:p text:style-name="Standard"/>
      <text:p text:style-name="Standard">if [ -n "$1" ]; then</text:p>
      <text:p text:style-name="Standard"><text:s text:c="2"/>if [ -d "$1" ]; then</text:p>
      <text:p text:style-name="Standard"><text:s text:c="4"/>backupdir="$1"</text:p>
      <text:p text:style-name="Standard"><text:s text:c="4"/>else</text:p>
      <text:p text:style-name="Standard"><text:s text:c="4"/>echo " Het opgegeven argument moet een directory zijn"</text:p>
      <text:p text:style-name="Standard"><text:s text:c="4"/>echo " bv ./`basename $0` $HOME"</text:p>
      <text:p text:style-name="Standard"><text:s text:c="4"/>exit 1</text:p>
      <text:p text:style-name="Standard"><text:s text:c="2"/>fi</text:p>
      <text:p text:style-name="Standard">fi</text:p>
      <text:p text:style-name="Standard"># Opvangen van kanaal 1 en kanaal 2!</text:p>
      <text:p text:style-name="Standard"># mtime 5 bestanden ouder dan 6 dagen</text:p>
      <text:p text:style-name="Standard">#iname zoekt of de string voorkomt in de naam</text:p>
      <text:p text:style-name="Standard"># -exec haalt de huidige file name op</text:p>
      <text:p text:style-name="Standard"># tar maak een tar bestand</text:p>
      <text:p text:style-name="Standard"># -rPvf -r betekent append -P betekent info over permissies mee op halen</text:p>
      <text:p text:style-name="Standard">#v verbose f file archive</text:p>
      <text:p text:style-name="Standard">find ${backupdir} -mtime -5 -iname "${backupregex}" -exec tar -rPvf ${backupfile} {} \; &gt;&gt; ${backuplog} 2&gt;&gt; ${errorlog}</text:p>
      <text:p text:style-name="Standard"/>
      <text:p text:style-name="Standard"/>
      <text:p text:style-name="Standard"/>
      <text:p text:style-name="Standard"/>
      <text:p text:style-name="Standard"/>
      <text:p text:style-name="Standard"/>
      <text:p text:style-name="Standard"/>
      <text:p text:style-name="Standard">oefening 2</text:p>
      <text:p text:style-name="P1711">2. paswoord complexiteit</text:p>
      <text:p text:style-name="P1712">Schrijf het script checkpassword.sh dat aan de gebruiker een paswoord</text:p>
      <text:p text:style-name="P1713">vraagt.</text:p>
      <text:p text:style-name="P1714">Met een regex kijk je na of het paswoord voldoet aan de volgende</text:p>
      <text:p text:style-name="P1715">voorwaarden:</text:p>
      <text:p text:style-name="P1716">- beginnen met een hoofdletter</text:p>
      <text:p text:style-name="P1717">- minimum 8 karakters lang zijn</text:p>
      <text:p text:style-name="P1718">- eindigen met minstens twee getallen</text:p>
      <text:p text:style-name="P1719">Het script geeft als output. "Paswoord geldig" of "Paswoord ongeldig"</text:p>
      <text:p text:style-name="P1720"/>
      <text:p text:style-name="P1721"/>
      <text:p text:style-name="P1722">#!/bin/bash</text:p>
      <text:p text:style-name="P1723"/>
      <text:p text:style-name="P1724">pasRegex="^[A-Z].{5,}[0-9]{2,}$"</text:p>
      <text:p text:style-name="P1725"/>
      <text:p text:style-name="P1726">read -s -p "Paswoord:" myInput</text:p>
      <text:p text:style-name="P1727">echo $myInput</text:p>
      <text:p text:style-name="P1728">if [[ $myInput =~ $pasRegex ]];</text:p>
      <text:p text:style-name="P1729"><text:tab/>then</text:p>
      <text:p text:style-name="P1730"><text:tab/><text:tab/>echo "Paswoord geldig"</text:p>
      <text:p text:style-name="P1731"><text:tab/>else</text:p>
      <text:p text:style-name="P1732"><text:tab/><text:tab/>echo "Paswoord ongeldig"</text:p>
      <text:p text:style-name="P1733">f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efening 3</text:p>
      <text:p text:style-name="P1734">3. Syslog regex</text:p>
      <text:p text:style-name="P1735">a) Schrijf een regex die de velden datum tijd en hostname er weglaat uit</text:p>
      <text:p text:style-name="P1736">de /var/log/syslog. Deze lijn:</text:p>
      <text:p text:style-name="P1737">Jan 25 19:20:35 mijnserver ntpd[21811]: peers refreshed</text:p>
      <text:p text:style-name="P1738">Jan 25 19:20:35 mijnserver</text:p>
      <text:p text:style-name="P1739">ntpd</text:p>
      <text:p text:style-name="P1740">[21811]:</text:p>
      <text:p text:style-name="P1741">peers refreshed</text:p>
      <text:p text:style-name="P1742">wordt dan bijvoorbeeld deze lijn als output:</text:p>
      <text:p text:style-name="P1743">ntpd peers refreshed</text:p>
      <text:p text:style-name="P1744">De lijnen met kernel wijken af en mag je negeren</text:p>
      <text:p text:style-name="P1745">b) Gebruik de bash commando's sort en uniq om de output te filteren zodat</text:p>
      <text:p text:style-name="P1746">alle unieke lijnen geteld worden als volgt:</text:p>
      <text:p text:style-name="P1747">14 dbus [system] Successfully activated service 'org.freedesktop.nm_dispatcher'</text:p>
      <text:p text:style-name="P1748">17 ntpd peers refreshed</text:p>
      <text:p text:style-name="P1749">30 CRON (root) CMD (command -v debian-sa1 &gt; /dev/null &amp;&amp; debian-sa1 1 1)</text:p>
      <text:p text:style-name="Standard"/>
      <text:p text:style-name="Standard">uitwerking</text:p>
      <text:p text:style-name="Standard"/>
      <text:p text:style-name="Standard">#!/bin/bash</text:p>
      <text:p text:style-name="Standard"/>
      <text:p text:style-name="Standard">regexVoor="^[A-Z][a-z]{2,2} [0-9]{1,2} [0-9]{1,2}:[0-9]{1,2}:[0-9]{1,2} "</text:p>
      <text:p text:style-name="Standard">regexAchter="\[[0-9]{1,}\]: "</text:p>
      <text:p text:style-name="Standard">regex="($regexVoor)(.{1,})($regexAchter)(.{1,})"</text:p>
      <text:p text:style-name="Standard">log="/var/log/syslog"</text:p>
      <text:p text:style-name="Standard">OLDIFS=$IFS</text:p>
      <text:p text:style-name="Standard">IFS=$'\n'</text:p>
      <text:p text:style-name="Standard"/>
      <text:p text:style-name="Standard">tmp="temp.txt"</text:p>
      <text:p text:style-name="Standard">rm -f "$tmp" 2&gt;/dev/null</text:p>
      <text:p text:style-name="Standard"/>
      <text:p text:style-name="Standard">for lijn in `cat $log`</text:p>
      <text:p text:style-name="Standard">do</text:p>
      <text:p text:style-name="Standard">if [[ $lijn =~ $regex ]];</text:p>
      <text:p text:style-name="Standard">then</text:p>
      <text:p text:style-name="Standard">#echo " ${BASH_REMATCH[0]}" <text:s/>geeft hele string terug</text:p>
      <text:p text:style-name="Standard">#echo " ${BASH_REMATCH[1]}" geeft datum</text:p>
      <text:p text:style-name="Standard">#echo " ${BASH_REMATCH[2]}" geeft naam</text:p>
      <text:p text:style-name="Standard">#echo " ${BASH_REMATCH[3]}" geeft dat [+getal] gedoe</text:p>
      <text:p text:style-name="Standard">#echo " ${BASH_REMATCH[4]}" geeft tekst achter</text:p>
      <text:p text:style-name="Standard">echo "${BASH_REMATCH[2]} ${BASH_REMATCH[4]}" &gt;&gt; $tmp</text:p>
      <text:p text:style-name="Standard">fi</text:p>
      <text:p text:style-name="Standard">done</text:p>
      <text:p text:style-name="Standard">IFS=$OLDIFS</text:p>
      <text:p text:style-name="Standard"/>
      <text:p text:style-name="Standard">cat "$tmp" | sort | uniq -c | sort -g | grep -v info</text:p>
      <text:p text:style-name="Standard">rm -f "$tmp" 2&gt;/dev/null</text:p>
      <text:p text:style-name="Standard"/>
      <text:p text:style-name="Standard"/>
      <text:p text:style-name="Standard"/>
      <text:p text:style-name="Standard"/>
      <text:p text:style-name="Standard">oefening 4</text:p>
      <text:p text:style-name="P1750">4. Kleuren output</text:p>
      <text:p text:style-name="P1751">Doel:</text:p>
      <text:p text:style-name="P1752">Kleuren van output commando ps</text:p>
      <text:p text:style-name="P1753">Hint:</text:p>
      <text:p text:style-name="P1754">Met het commando shopt -q -s extglob schakel je herkenning</text:p>
      <text:p text:style-name="P1755">van regex patronen aan, met shopt -q -u extglob schakel je dit terug uit.</text:p>
      <text:p text:style-name="P1756">Schrijf het script</text:p>
      <text:p text:style-name="P1757">kleurps.sh</text:p>
      <text:p text:style-name="P1758">. Dit script voert de volgende functies uit:</text:p>
      <text:p text:style-name="P1759">a) Het leest met een for lus de output van ps -eo pid,args</text:p>
      <text:p text:style-name="P1760">b) Het kleurt met behulp van parameter substitutie en regex de eerste kolom</text:p>
      <text:p text:style-name="P1761">rood en de tweede kolom blauw</text:p>
      <text:p text:style-name="Standard"/>
      <text:p text:style-name="Standard">uitwerking</text:p>
      <text:p text:style-name="Standard"/>
      <text:p text:style-name="Standard">#!/bin/bash</text:p>
      <text:p text:style-name="Standard"># Functie: Tonen van het argument in kleur</text:p>
      <text:p text:style-name="Standard"># <text:s text:c="9"/>kleuren van output</text:p>
      <text:p text:style-name="Standard">#ref http://www.cyberciti.biz/faq/bash-remove-whitespace-from-string/</text:p>
      <text:p text:style-name="Standard">reset='\e[0m' <text:s text:c="3"/># Vergeet NIET te resetten of alles blijft gekleurd!</text:p>
      <text:p text:style-name="Standard">rood='\e[0;31m'</text:p>
      <text:p text:style-name="Standard">blauw='\e[0;34m'</text:p>
      <text:p text:style-name="Standard"/>
      <text:p text:style-name="Standard">IFS=$'\n' <text:s/><text:tab/></text:p>
      <text:p text:style-name="Standard">function tooninkleur() {</text:p>
      <text:p text:style-name="Standard"><text:s text:c="2"/>shopt -q -s extglob</text:p>
      <text:p text:style-name="Standard"><text:s text:c="2"/># enkel 1 leading space <text:s/>proces=${1/# /}</text:p>
      <text:p text:style-name="Standard"><text:s text:c="2"/>proces=${1##*([[:space:]])}</text:p>
      <text:p text:style-name="Standard"><text:s text:c="2"/>shopt -q -u extglob</text:p>
      <text:p text:style-name="Standard"><text:s text:c="2"/>echo -e "$rood ${proces/ /$reset $blauw} $reset"</text:p>
      <text:p text:style-name="Standard">}</text:p>
      <text:p text:style-name="Standard"/>
      <text:p text:style-name="Standard">for proces in `ps -eo pid,args`</text:p>
      <text:p text:style-name="Standard">do</text:p>
      <text:p text:style-name="Standard"><text:s text:c="2"/>tooninkleur $proces</text:p>
      <text:p text:style-name="Standard">do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efening 5</text:p>
      <text:p text:style-name="P1762">5. cut regex</text:p>
      <text:p text:style-name="P1763">Schrijf het script</text:p>
      <text:p text:style-name="P1764">cutregex.sh</text:p>
      <text:p text:style-name="P1765">. Dit script voert dezelfde functies uit als cut.sh.</text:p>
      <text:p text:style-name="P1766">Alleen gebruik je nu regex groups om de commandline parameters in te</text:p>
      <text:p text:style-name="P1767">lezen</text:p>
      <text:p text:style-name="P1768"/>
      <text:p text:style-name="P1769">#!/bin/bash</text:p>
      <text:p text:style-name="P1770"># Functie: emulatie van cut -c</text:p>
      <text:p text:style-name="P1771"># <text:s text:c="9"/>oproepen met $0 -c2-10 bestandsnaam</text:p>
      <text:p text:style-name="P1772"/>
      <text:p text:style-name="P1773"/>
      <text:p text:style-name="P1774">regex="(-c)([0-9]{1,})(-)([0-9]{1,})( )(.{1,})"</text:p>
      <text:p text:style-name="P1775">error_foutOpgestart="functie fout gestart moet van het type -c oproepen met $0 -c2-10 bestandsnaam"</text:p>
      <text:p text:style-name="P1776">error_bestandFout="het bestand is niet gevonden of niet leesbaar"</text:p>
      <text:p text:style-name="P1777">if [[ $@ =~ $regex ]];</text:p>
      <text:p text:style-name="P1778">then</text:p>
      <text:p text:style-name="P1779"><text:s/>begin=${BASH_REMATCH[2]}</text:p>
      <text:p text:style-name="P1780"><text:s/>einde=${BASH_REMATCH[4]}</text:p>
      <text:p text:style-name="P1781"><text:s/>lengte=$(($einde-$begin))</text:p>
      <text:p text:style-name="P1782">else</text:p>
      <text:p text:style-name="P1783">echo $error_foutOpgestart &gt;&amp;2 ; exit 1;</text:p>
      <text:p text:style-name="P1784">echo</text:p>
      <text:p text:style-name="P1785">fi</text:p>
      <text:p text:style-name="P1786"/>
      <text:p text:style-name="P1787">OLDIFS=$IFS</text:p>
      <text:p text:style-name="P1788">IFS=$'\n'</text:p>
      <text:p text:style-name="P1789">if [ -e $2 ] &amp;&amp; [ -f $2 ];</text:p>
      <text:p text:style-name="P1790">then</text:p>
      <text:p text:style-name="P1791"><text:tab/>for lijn in `cat $2`</text:p>
      <text:p text:style-name="P1792"><text:tab/>do</text:p>
      <text:p text:style-name="P1793"><text:tab/>lijn=${lijn:$begin:$lengte}</text:p>
      <text:p text:style-name="P1794"><text:tab/>echo $lijn</text:p>
      <text:p text:style-name="P1795"><text:tab/>done</text:p>
      <text:p text:style-name="P1796">else</text:p>
      <text:p text:style-name="P1797">echo $error_bestandFout &gt;&amp;2 ; exit 1;</text:p>
      <text:p text:style-name="P1798">fi</text:p>
      <text:p text:style-name="P1799">exit 0</text:p>
      <text:p text:style-name="P1800">IFS=$OLDIFS</text:p>
      <text:p text:style-name="P1801"/>
      <text:p text:style-name="P1802"/>
      <text:p text:style-name="P1803"/>
      <text:p text:style-name="P1804"/>
      <text:p text:style-name="P1805"/>
      <text:p text:style-name="P1806"/>
      <text:p text:style-name="P1807"/>
      <text:p text:style-name="P1808"/>
      <text:p text:style-name="P1809"/>
      <text:p text:style-name="P1810"/>
      <text:p text:style-name="P1811"/>
      <text:p text:style-name="P1812"/>
      <text:p text:style-name="P1813"/>
      <text:p text:style-name="P1814"/>
      <text:p text:style-name="P1815"/>
      <text:p text:style-name="P1816"/>
      <text:p text:style-name="P1817"/>
      <text:p text:style-name="P1818"/>
      <text:p text:style-name="P1819">oefening 6</text:p>
      <text:p text:style-name="P1820">6. poorten regex</text:p>
      <text:p text:style-name="P1821">Schrijf het script</text:p>
      <text:p text:style-name="P1822">poorten</text:p>
      <text:p text:style-name="P1823">regex.sh</text:p>
      <text:p text:style-name="P1824">. Dit script voert dezelfde functies uit als</text:p>
      <text:p text:style-name="P1825">poorten.sh. Alleen gebruik je nu een regex group om de poort uit te lezen</text:p>
      <text:p text:style-name="P1826"/>
      <text:p text:style-name="P1827">#!/bin/bash</text:p>
      <text:p text:style-name="P1828">OLDIFS=$IFS</text:p>
      <text:p text:style-name="P1829">IFS=$'\n'</text:p>
      <text:p text:style-name="P1830">regex="(tcp)(.{1,}:)([0-9]{1,})(.{1,})(LISTEN)"</text:p>
      <text:p text:style-name="P1831">echo "TCP poorten:"</text:p>
      <text:p text:style-name="P1832">for lijn in `netstat -tulpn`</text:p>
      <text:p text:style-name="P1833">do<text:tab/></text:p>
      <text:p text:style-name="P1834"><text:tab/>if [[ $lijn =~ $regex ]];</text:p>
      <text:p text:style-name="P1835"><text:tab/>then</text:p>
      <text:p text:style-name="P1836"><text:tab/>echo "${BASH_REMATCH[3]}"</text:p>
      <text:p text:style-name="P1837"><text:tab/>fi</text:p>
      <text:p text:style-name="P1838">done</text:p>
      <text:p text:style-name="P1839"/>
      <text:p text:style-name="P1840">IFS=$OLDIFS</text:p>
      <text:p text:style-name="P1841">#unset IFS</text:p>
      <text:p text:style-name="P1842"/>
      <text:p text:style-name="P1843"/>
      <text:p text:style-name="P1844"/>
      <text:p text:style-name="P1845"/>
      <text:p text:style-name="P1846"/>
      <text:p text:style-name="P1847"/>
      <text:p text:style-name="P1848"/>
      <text:p text:style-name="P1849"/>
      <text:p text:style-name="P1850"/>
      <text:p text:style-name="P1851"/>
      <text:p text:style-name="P1852"/>
      <text:p text:style-name="P1853"/>
      <text:p text:style-name="P1854"/>
      <text:p text:style-name="P1855"/>
      <text:p text:style-name="P1856"/>
      <text:p text:style-name="P1857"/>
      <text:p text:style-name="P1858"/>
      <text:p text:style-name="P1859"/>
      <text:p text:style-name="P1860"/>
      <text:p text:style-name="P1861"/>
      <text:p text:style-name="P1862"/>
      <text:p text:style-name="P1863"/>
      <text:p text:style-name="P1864"/>
      <text:p text:style-name="P1865"/>
      <text:p text:style-name="P1866"/>
      <text:p text:style-name="P1867"/>
      <text:p text:style-name="P1868"/>
      <text:p text:style-name="P1869"/>
      <text:p text:style-name="P1870"/>
      <text:p text:style-name="P1871"/>
      <text:p text:style-name="P1872"/>
      <text:p text:style-name="P1873"/>
      <text:p text:style-name="P1874"/>
      <text:p text:style-name="P1875"/>
      <text:p text:style-name="P1876"/>
      <text:p text:style-name="P1877"/>
      <text:p text:style-name="P1878">oefening 7</text:p>
      <text:p text:style-name="Standard">7. nslookup regexSchrijf het script nslookupregex.sh. Dit script voert dezelfde functies uit als</text:p>
      <text:p text:style-name="Standard">nslookup.sh. Gebruik hier een regex group om enkel de naam uit te lezen uit</text:p>
      <text:p text:style-name="Standard">de output van nslookup</text:p>
      <text:p text:style-name="P1879"/>
      <text:p text:style-name="P1880"/>
      <text:p text:style-name="P1881"/>
      <text:p text:style-name="Standard">#!/bin/bash</text:p>
      <text:p text:style-name="Standard">OLDIFS=$IFS</text:p>
      <text:p text:style-name="Standard">IFS=$'\n'</text:p>
      <text:p text:style-name="Standard">inputfile="ips.txt"</text:p>
      <text:p text:style-name="Standard">echo "109.74.196.225" &gt; ips.txt</text:p>
      <text:p text:style-name="Standard">echo "91.189.90.40" &gt;&gt; ips.txt</text:p>
      <text:p text:style-name="Standard">echo "173.194.34.168" &gt;&gt; ips.txt</text:p>
      <text:p text:style-name="Standard"/>
      <text:p text:style-name="Standard">regex="(.{1,})(name = )(.{1,})"</text:p>
      <text:p text:style-name="Standard">function fun_nslookup(){</text:p>
      <text:p text:style-name="Standard"><text:tab/>for lijn in `nslookup ${1}`</text:p>
      <text:p text:style-name="Standard"><text:tab/>do</text:p>
      <text:p text:style-name="Standard"><text:tab/>if [[ $lijn =~ $regex ]];</text:p>
      <text:p text:style-name="Standard"><text:tab/>then</text:p>
      <text:p text:style-name="Standard"><text:tab/>echo "${BASH_REMATCH[3]}"</text:p>
      <text:p text:style-name="Standard"><text:tab/>fi</text:p>
      <text:p text:style-name="Standard"><text:tab/>done</text:p>
      <text:p text:style-name="Standard">}</text:p>
      <text:p text:style-name="Standard">echo "website namen"</text:p>
      <text:p text:style-name="Standard">for lijn in `cat $inputfile`</text:p>
      <text:p text:style-name="Standard">do</text:p>
      <text:p text:style-name="Standard"><text:tab/>fun_nslookup "$lijn"</text:p>
      <text:p text:style-name="Standard">done</text:p>
      <text:p text:style-name="Standard"/>
      <text:p text:style-name="Standard">IFS=$OLDIFS</text:p>
      <text:p text:style-name="Standard">#unset IF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efening 8</text:p>
      <text:p text:style-name="Standard">8. regex configuratiebestandSchrijf het script servername.sh.</text:p>
      <text:p text:style-name="Standard">a) Het script zoekt in het configuratiebestand /etc/apache2/apache2.conf</text:p>
      <text:p text:style-name="Standard">naar de ingestelde parameter ServerName. bv ServerName mijnlaptop</text:p>
      <text:p text:style-name="Standard">b) Wanneer de parameter is ingesteld, dan laat je deze staan, wanneer deze</text:p>
      <text:p text:style-name="Standard">nog niet is ingesteld voeg je deze toe aan het configuratiebestand</text:p>
      <text:p text:style-name="Standard"/>
      <text:p text:style-name="Standard">#!/bin/bash</text:p>
      <text:p text:style-name="Standard">OLDIFS=$IFS</text:p>
      <text:p text:style-name="Standard">IFS=$'\n'</text:p>
      <text:p text:style-name="Standard">inputfile="/etc/apache2/apache2.conf"</text:p>
      <text:p text:style-name="Standard">regex="(ServerName)( )(.{1,})"</text:p>
      <text:p text:style-name="Standard">test=false</text:p>
      <text:p text:style-name="Standard">servernaam="Barry_Allenlikker_Inc"</text:p>
      <text:p text:style-name="Standard">for lijn in `cat $inputfile`</text:p>
      <text:p text:style-name="Standard">do</text:p>
      <text:p text:style-name="Standard"><text:s/>if [[ $lijn =~ $regex ]];</text:p>
      <text:p text:style-name="Standard"><text:s/>then</text:p>
      <text:p text:style-name="Standard"><text:s/>test=true</text:p>
      <text:p text:style-name="Standard"><text:s/>servernaam=${BASH_REMATCH[3]}</text:p>
      <text:p text:style-name="Standard"><text:s/>fi</text:p>
      <text:p text:style-name="Standard">done</text:p>
      <text:p text:style-name="Standard"/>
      <text:p text:style-name="Standard">if [ $test == true ];</text:p>
      <text:p text:style-name="Standard">then</text:p>
      <text:p text:style-name="Standard">echo $servernaam</text:p>
      <text:p text:style-name="Standard">else</text:p>
      <text:p text:style-name="Standard">echo "ServerName $servernaam" &gt;&gt; $inputfile</text:p>
      <text:p text:style-name="Standard">echo "servernaam is nu $servernaam"</text:p>
      <text:p text:style-name="Standard">fi</text:p>
      <text:p text:style-name="Standard">IFS=$OLDIFS</text:p>
      <text:p text:style-name="Standard">#unset IF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oofdstuk 7 compileren</text:p>
      <text:p text:style-name="Standard">Voer volgende commando's uit:</text:p>
      <text:p text:style-name="Standard">sudo apt-get install build-essential devscripts</text:p>
      <text:p text:style-name="Standard">sudo apt-get remove htop <text:s/># Het echte deb pakket doen we weg!</text:p>
      <text:p text:style-name="Standard">apt-get source htop</text:p>
      <text:p text:style-name="Standard">cd htop-1.0.2(druk gewoon op tab na het streepje vult zelf aan)</text:p>
      <text:p text:style-name="Standard">vulhierdeversiein</text:p>
      <text:p text:style-name="Standard">autoconf</text:p>
      <text:p text:style-name="Standard">./configure</text:p>
      <text:p text:style-name="Standard">Kijk na of alle programma's en libraries geïnstalleerd zijn.</text:p>
      <text:p text:style-name="Standard">Met apt-cache search librarynaam kan je zoeken naar de beschikbare</text:p>
      <text:p text:style-name="Standard">pakketten. Meestal heb je de development versie nodig (de source van de</text:p>
      <text:p text:style-name="Standard">library), deze heet librarynaam-dev</text:p>
      <text:p text:style-name="Standard">make</text:p>
      <text:p text:style-name="Standard">sudo make install</text:p>
      <text:p text:style-name="Standard">Test uit door in de terminal het commando htop in te voeren.</text:p>
      <text:p text:style-name="Standard">Zoek zelf het commando om htop terug te verwijderen van je systeem.</text:p>
      <text:p text:style-name="Standard"/>
      <text:p text:style-name="Standard">Uitwerking</text:p>
      <text:p text:style-name="Standard">sudo apt-get install build-essential devscripts</text:p>
      <text:p text:style-name="Standard">volg gewoon de stappen die daar staan maar voor de zekerheid</text:p>
      <text:p text:style-name="Standard"><text:s/>sudo apt-get remove htop</text:p>
      <text:p text:style-name="Standard">apt-get source htop</text:p>
      <text:p text:style-name="Standard"><text:s/>cd htop-1.0.2/</text:p>
      <text:p text:style-name="Standard">autoconf</text:p>
      <text:p text:style-name="Standard">./configure</text:p>
      <text:p text:style-name="Standard">apt-cache <text:s/>search dev</text:p>
      <text:p text:style-name="Standard"><text:s/>sudo apt-get install htop</text:p>
      <text:p text:style-name="Standard">make</text:p>
      <text:p text:style-name="Standard">sudo make install</text:p>
      <text:p text:style-name="Standard">sudo apt-get --purge remove hto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82">2. nct</text:p>
      <text:p text:style-name="P1883">Download, compileer, installeer en test volgend programma:</text:p>
      <text:p text:style-name="P1884">http://ibiblio.org/pub/linux/games/arcade/tetris/nct-1.3.tar.gz</text:p>
      <text:p text:style-name="Standard"/>
      <text:p text:style-name="Standard">in geval van curses error</text:p>
      <text:p text:style-name="Standard"><text:span text:style-name="SourceText">sudo apt-get install libncurses5-dev libncursesw5-dev</text:span></text:p>
      <text:p text:style-name="Standard"/>
      <text:p text:style-name="Standard"><text:span text:style-name="SourceText">uitwerking</text:span></text:p>
      <text:p text:style-name="Standard"/>
      <text:p text:style-name="Standard"><text:span text:style-name="SourceText">download tar van website</text:span></text:p>
      <text:p text:style-name="Standard"><text:span text:style-name="SourceText">extract de map in de tar map naar een map naar keuze(map map map)</text:span></text:p>
      <text:p text:style-name="Standard"/>
      <text:p text:style-name="Standard"><text:span text:style-name="SourceText">navigeer met terminal naar map</text:span></text:p>
      <text:p text:style-name="Standard"><text:span text:style-name="SourceText">cd examVb/compilen/nct-1.3/</text:span></text:p>
      <text:p text:style-name="Standard"><text:span text:style-name="SourceText">./configure</text:span></text:p>
      <text:p text:style-name="Standard"><text:span text:style-name="SourceText">sudo make #compile error zie curses packet</text:span></text:p>
      <text:p text:style-name="Standard"><text:span text:style-name="SourceText">sudo make check</text:span></text:p>
      <text:p text:style-name="Standard"><text:span text:style-name="SourceText">sudo make install</text:span></text:p>
      <text:p text:style-name="Standard"><text:span text:style-name="SourceText">ls</text:span></text:p>
      <text:p text:style-name="Standard"><text:span text:style-name="SourceText">sudo nct</text:span></text:p>
      <text:p text:style-name="Standard"/>
      <text:p text:style-name="Standard"><text:span text:style-name="SourceText">indien alles correct start in terminal een spel zie instructies in folder over hoe te spelen !!! belangrijk dat je voor het examen dit spel heel goed kun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SourceText">Herhalingsoefeningen computersystemen</text:span></text:p>
      <text:p text:style-name="Standard"/>
      <text:p text:style-name="Standard"><text:span text:style-name="SourceText">oefening 1</text:span></text:p>
      <text:p text:style-name="P1885">1. Klinkers</text:p>
      <text:p text:style-name="P1886">Schrijf het script klinkers.sh met volgende functies:</text:p>
      <text:p text:style-name="P1887">a) Het script bekijkt lijn per lijn het bestand /usr/share/hunspell/nl.dic</text:p>
      <text:p text:style-name="P1888">(moest je deze dictionary niet hebben, installeren kan met apt-get install</text:p>
      <text:p text:style-name="P1889">myspell-nl)</text:p>
      <text:p text:style-name="P1890">b) Het script gebruikt een bash regex om enkel die woorden te tonen die van</text:p>
      <text:p text:style-name="P1891">5 tot 6 klinkers na elkaar bevatten.</text:p>
      <text:p text:style-name="P1892">(bv milieueis heeft 5 klinkers na elkaar)</text:p>
      <text:p text:style-name="P1893">c) Het script toont geen lege lijnen</text:p>
      <text:p text:style-name="Standard"/>
      <text:p text:style-name="Standard"/>
      <text:p text:style-name="Standard">uitwerking</text:p>
      <text:p text:style-name="Standard"/>
      <text:p text:style-name="Standard">#!/bin/bash</text:p>
      <text:p text:style-name="Standard">OLDIFS=$IFS</text:p>
      <text:p text:style-name="Standard">IFS=$'\n'</text:p>
      <text:p text:style-name="Standard">inputFile="/usr/share/hunspell/nl.dic"</text:p>
      <text:p text:style-name="Standard">regex="(.{0,})([aeiouy]{5,})(.{0,})" #geen hoofd leters want er zijn waardes zoals zeenat/AdAeAiAnAoAp</text:p>
      <text:p text:style-name="Standard"/>
      <text:p text:style-name="Standard">for lijn in `cat $inputFile`</text:p>
      <text:p text:style-name="Standard">do</text:p>
      <text:p text:style-name="Standard"><text:s/>if [[ $lijn =~ $regex ]];</text:p>
      <text:p text:style-name="Standard"><text:s/>then</text:p>
      <text:p text:style-name="Standard"><text:s/>echo $lijn</text:p>
      <text:p text:style-name="Standard"><text:s/>fi</text:p>
      <text:p text:style-name="Standard">done</text:p>
      <text:p text:style-name="Standard"/>
      <text:p text:style-name="Standard">IFS=$OLDIFS</text:p>
      <text:soft-page-break/>
      <text:p text:style-name="Standard">#unset IF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efening 2</text:p>
      <text:p text:style-name="Standard">2. Bestaat</text:p>
      <text:p text:style-name="Standard">Schrijf het script bestaat.sh dat voldoet aan alle bash best practices en dat</text:p>
      <text:p text:style-name="Standard">volgende functies uitvoert:</text:p>
      <text:p text:style-name="Standard">a) Het script neemt als eerste argument een bestand</text:p>
      <text:p text:style-name="Standard">b) Schrijf in het script de function met de naam "exists"</text:p>
      <text:p text:style-name="Standard">Deze kijkt na of het bestand bestaat en geen filesize 0 heeft (geen leeg</text:p>
      <text:p text:style-name="Standard">bestand dus), anders</text:p>
      <text:p text:style-name="Standard">eindigt het script met de foutboodschap "Bestand vulhierdebestandsnaamin</text:p>
      <text:p text:style-name="Standard">niet gevonden" en exit code 127</text:p>
      <text:p text:style-name="Standard">c) bestaat het bestand wel, dan tel je het aantal lijnen van het bestand en</text:p>
      <text:p text:style-name="Standard">toon je volgende dynamische</text:p>
      <text:p text:style-name="Standard">boodschap:</text:p>
      <text:p text:style-name="Standard">Het bestand</text:p>
      <text:p text:style-name="Standard">bestandsnaam</text:p>
      <text:p text:style-name="Standard"><text:s/>heeft 32453 lijnen</text:p>
      <text:p text:style-name="Standard">Merk op: dus NIET Het bestand bestandsnaam heeft 32453 bestandsnaam</text:p>
      <text:p text:style-name="Standard">lijnen</text:p>
      <text:p text:style-name="Standard"/>
      <text:p text:style-name="Standard">uitwerking</text:p>
      <text:p text:style-name="Standard"/>
      <text:p text:style-name="Standard"/>
      <text:p text:style-name="Standard">#!/bin/bash</text:p>
      <text:p text:style-name="Standard">OLDIFS=$IFS</text:p>
      <text:p text:style-name="Standard">IFS=$'\n'</text:p>
      <text:p text:style-name="Standard"/>
      <text:p text:style-name="Standard">err_GPara="Je moet een parameter meegeven namelijk een bestand"</text:p>
      <text:p text:style-name="Standard">err_BNGV="Bestand $1 niet gevonden"</text:p>
      <text:p text:style-name="Standard"/>
      <text:p text:style-name="Standard">function exists(){</text:p>
      <text:p text:style-name="Standard">teller=0</text:p>
      <text:p text:style-name="Standard"><text:s/>if [ -s "$1" ] &amp;&amp; [ -f "$1" ];</text:p>
      <text:p text:style-name="Standard"><text:s/>then</text:p>
      <text:p text:style-name="Standard"><text:s/><text:tab/>for lijn in `cat $1`</text:p>
      <text:p text:style-name="Standard"><text:s text:c="6"/><text:tab/>do</text:p>
      <text:p text:style-name="Standard"><text:s/><text:tab/>teller=$[$teller+1]</text:p>
      <text:p text:style-name="Standard"><text:s/><text:tab/>done</text:p>
      <text:p text:style-name="Standard"><text:s/>else</text:p>
      <text:p text:style-name="Standard"><text:s/>echo $err_BNGV&gt;&amp;2 &amp;&amp; exit 127</text:p>
      <text:p text:style-name="Standard"><text:s/>fi</text:p>
      <text:p text:style-name="Standard">echo "Het bestand $1 heeft $teller lijnen "</text:p>
      <text:soft-page-break/>
      <text:p text:style-name="Standard">}</text:p>
      <text:p text:style-name="Standard"/>
      <text:p text:style-name="Standard">if [ -z "$1" ];</text:p>
      <text:p text:style-name="Standard">then</text:p>
      <text:p text:style-name="Standard">echo $err_GPara&gt;&amp;2 &amp;&amp; exit 1</text:p>
      <text:p text:style-name="Standard">else</text:p>
      <text:p text:style-name="Standard">exists "$1"</text:p>
      <text:p text:style-name="Standard">fi</text:p>
      <text:p text:style-name="Standard">exit 0</text:p>
      <text:p text:style-name="Standard">IFS=$OLDIFS</text:p>
      <text:p text:style-name="Standard">#unset IFS</text:p>
      <text:p text:style-name="Standard">oefening 3</text:p>
      <text:p text:style-name="Standard">3. Source files</text:p>
      <text:p text:style-name="Standard">Doel:</text:p>
      <text:p text:style-name="Standard">Zoeken met een regex naar source bestanden in een tekst</text:p>
      <text:p text:style-name="Standard">Schrijf het script</text:p>
      <text:p text:style-name="Standard">source.sh.</text:p>
      <text:p text:style-name="Standard">Dit script haalt alle .c bestandsnamen uit</text:p>
      <text:p text:style-name="Standard">/usr/share/doc/cron/changelog.Debian.gz</text:p>
      <text:p text:style-name="Standard">Als eerste argument neem je alle bestandsnamen aan.</text:p>
      <text:p text:style-name="Standard"/>
      <text:p text:style-name="Standard">Uitwerking</text:p>
      <text:p text:style-name="Standard">OLDIFS=$IFS</text:p>
      <text:p text:style-name="Standard">IFS=$'\n'</text:p>
      <text:p text:style-name="Standard">defFile="/usr/share/doc/cron/changelog.Debian.gz"</text:p>
      <text:p text:style-name="Standard">err_GPara="Je moet een parameter meegeven"</text:p>
      <text:p text:style-name="Standard">regex=".{1,}\.c"</text:p>
      <text:p text:style-name="Standard"><text:s/></text:p>
      <text:p text:style-name="Standard"/>
      <text:p text:style-name="Standard">if [ -z "$1" ];</text:p>
      <text:p text:style-name="Standard">then</text:p>
      <text:p text:style-name="Standard"><text:tab/>for lijn in `gzip -cd "$defFile"`</text:p>
      <text:p text:style-name="Standard"><text:tab/>do</text:p>
      <text:p text:style-name="Standard"><text:tab/>if [[ $lijn =~ $regex ]];</text:p>
      <text:p text:style-name="Standard"><text:tab/>then</text:p>
      <text:p text:style-name="Standard"><text:tab/>echo $lijn</text:p>
      <text:p text:style-name="Standard"><text:tab/>fi</text:p>
      <text:p text:style-name="Standard"><text:tab/>done</text:p>
      <text:p text:style-name="Standard">else</text:p>
      <text:p text:style-name="Standard"><text:tab/>if [ -f "$1" ];</text:p>
      <text:p text:style-name="Standard"><text:tab/>then</text:p>
      <text:p text:style-name="Standard"><text:tab/>#para is bestand</text:p>
      <text:p text:style-name="Standard"><text:tab/><text:tab/>for lijn in `cat "$1"`</text:p>
      <text:p text:style-name="Standard"><text:tab/><text:tab/>do</text:p>
      <text:p text:style-name="Standard"><text:tab/><text:tab/>if [[ $lijn =~ $regex ]];</text:p>
      <text:p text:style-name="Standard"><text:tab/><text:tab/>then</text:p>
      <text:p text:style-name="Standard"><text:tab/><text:tab/>echo $lijn</text:p>
      <text:p text:style-name="Standard"><text:tab/><text:tab/>fi</text:p>
      <text:p text:style-name="Standard"><text:tab/><text:tab/>done</text:p>
      <text:p text:style-name="Standard"><text:tab/>else</text:p>
      <text:p text:style-name="Standard"><text:s text:c="3"/><text:tab/>#para is folder</text:p>
      <text:p text:style-name="Standard"><text:tab/><text:tab/>for lijn in `ls -1 "$1"`</text:p>
      <text:soft-page-break/>
      <text:p text:style-name="Standard"><text:tab/><text:tab/>do</text:p>
      <text:p text:style-name="Standard"><text:tab/><text:tab/>if [[ $lijn =~ $regex ]];</text:p>
      <text:p text:style-name="Standard"><text:tab/><text:tab/>then</text:p>
      <text:p text:style-name="Standard"><text:tab/><text:tab/>echo $lijn</text:p>
      <text:p text:style-name="Standard"><text:tab/><text:tab/>fi</text:p>
      <text:p text:style-name="Standard"><text:tab/><text:tab/>done</text:p>
      <text:p text:style-name="Standard"><text:tab/>fi</text:p>
      <text:p text:style-name="Standard">fi</text:p>
      <text:p text:style-name="Standard"/>
      <text:p text:style-name="Standard">IFS=$OLDIFS</text:p>
      <text:p text:style-name="Standard"/>
      <text:p text:style-name="Standard"/>
      <text:p text:style-name="Standard"/>
      <text:p text:style-name="P1894">TUTORIALDEMO<text:s/>da teen bepaald directory omzet naar een zipfile</text:p>
      <text:p text:style-name="Standard"/>
      <text:p text:style-name="Standard">#!/bin/bash</text:p>
      <text:p text:style-name="Standard"/>
      <text:p text:style-name="Standard">#this will compress the directory dir into file</text:p>
      <text:p text:style-name="Standard"/>
      <text:p text:style-name="Standard">#this will extract the file</text:p>
      <text:p text:style-name="Standard"/>
      <text:p text:style-name="Standard">if [[ ! $1 ]]; then</text:p>
      <text:p text:style-name="Standard"><text:tab/>echo"Need a file or directory as a 1st argument" &gt;&amp;2</text:p>
      <text:p text:style-name="Standard"><text:tab/>exit 1</text:p>
      <text:p text:style-name="Standard">fi</text:p>
      <text:p text:style-name="Standard"/>
      <text:p text:style-name="Standard"/>
      <text:p text:style-name="Standard">if [[ ! -e $1 ]]; then</text:p>
      <text:p text:style-name="Standard"><text:tab/>echo "File or directory $1 not found" &gt;&amp;2</text:p>
      <text:p text:style-name="Standard"><text:tab/>exit 2</text:p>
      <text:p text:style-name="Standard">fi</text:p>
      <text:p text:style-name="Standard"/>
      <text:p text:style-name="Standard"># Script werkte niet want ik had hier een negatie check gedaan (!)</text:p>
      <text:p text:style-name="Standard">if [[ -d $1 ]]; then</text:p>
      <text:p text:style-name="Standard"># Is a directory: creative archive</text:p>
      <text:p text:style-name="Standard"/>
      <text:p text:style-name="Standard">operation="c"</text:p>
      <text:p text:style-name="Standard"/>
      <text:p text:style-name="Standard">if [[ ! $2 ]]; then</text:p>
      <text:p text:style-name="Standard"><text:tab/>echo"Need name of file or directory to create as second argument" &gt;&amp;2</text:p>
      <text:p text:style-name="Standard"><text:tab/>exit 1</text:p>
      <text:p text:style-name="Standard">fi</text:p>
      <text:p text:style-name="Standard">tarfile="$2"</text:p>
      <text:p text:style-name="Standard">dir="$1"</text:p>
      <text:p text:style-name="Standard"/>
      <text:p text:style-name="Standard">else</text:p>
      <text:p text:style-name="Standard"># is (probably) a file: try to extract</text:p>
      <text:p text:style-name="Standard">operation="x"</text:p>
      <text:p text:style-name="Standard">tarfile="$1"</text:p>
      <text:p text:style-name="Standard">dir=""</text:p>
      <text:p text:style-name="Standard">fi</text:p>
      <text:p text:style-name="Standard"/>
      <text:p text:style-name="Standard"/>
      <text:p text:style-name="Standard"># What kind of compression are we going to use?</text:p>
      <text:p text:style-name="Standard">#3 patterns seperated by |-symbols</text:p>
      <text:p text:style-name="Standard"># after running this script we know what kind of compression is used and we saved the option in the variable zip</text:p>
      <text:p text:style-name="Standard">case $tarfile in</text:p>
      <text:p text:style-name="Standard"><text:tab/>*.tgz|*.gz|*.gzip)</text:p>
      <text:p text:style-name="Standard"><text:tab/><text:tab/>zip="z"</text:p>
      <text:p text:style-name="Standard"><text:tab/><text:tab/>echo "Using gzip" &gt;&amp;2;;</text:p>
      <text:p text:style-name="Standard"><text:tab/>*.bz|*.bz2|*.bzip|*.bzip2)</text:p>
      <text:p text:style-name="Standard"><text:tab/><text:tab/>zip="j"</text:p>
      <text:p text:style-name="Standard"><text:tab/><text:tab/>echo "Using bzip2" &gt;&amp;2;;</text:p>
      <text:p text:style-name="Standard"><text:tab/>*.Z)</text:p>
      <text:p text:style-name="Standard"><text:tab/><text:tab/>zip="Z"</text:p>
      <text:p text:style-name="Standard"><text:tab/><text:tab/>echo "Using compress" &gt;&amp;2;;</text:p>
      <text:p text:style-name="Standard"><text:tab/>*.tar)</text:p>
      <text:p text:style-name="Standard"><text:tab/><text:tab/>zip=""</text:p>
      <text:p text:style-name="Standard"><text:tab/><text:tab/>echo "No compression used" &gt;&amp;2;;</text:p>
      <text:p text:style-name="Standard"><text:tab/>*)</text:p>
      <text:p text:style-name="Standard"><text:tab/><text:tab/>echo "Unknown extension: ${tarfile}" &gt;&amp;2</text:p>
      <text:p text:style-name="Standard"><text:tab/><text:tab/>exit 3;;</text:p>
      <text:p text:style-name="Standard">esac</text:p>
      <text:p text:style-name="Standard"/>
      <text:p text:style-name="Standard">#hier gaan we het tar-command gaan creeeren</text:p>
      <text:p text:style-name="Standard"># operation is ofwel een c voor create of een x voor extraxting files</text:p>
      <text:p text:style-name="Standard"># zip is de zip-option, dus ofel een z, of een lege string of..</text:p>
      <text:p text:style-name="Standard"># de f option is nodig om de tar de actuele locatie te geven van onze file</text:p>
      <text:p text:style-name="Standard">command="tar ${operation}${zip}f $tarfile"</text:p>
      <text:p text:style-name="Standard">if [[ $dir ]]; then</text:p>
      <text:p text:style-name="Standard"><text:tab/>command="${command} $dir"</text:p>
      <text:p text:style-name="Standard">fi</text:p>
      <text:p text:style-name="Standard"/>
      <text:p text:style-name="Standard">if ! $command; then</text:p>
      <text:p text:style-name="Standard"><text:tab/>echo "Error: tar exited with status $?" &gt;&amp;2</text:p>
      <text:p text:style-name="Standard"><text:tab/>exit 4</text:p>
      <text:p text:style-name="Standard">fi</text:p>
      <text:p text:style-name="Standard"><text:tab/></text:p>
      <text:p text:style-name="Standard">echo "Ok" &gt;&amp;2</text:p>
      <text:p text:style-name="Standard">exit 0</text:p>
      <text:p text:style-name="Standard"/>
      <text:p text:style-name="Standard"># Steek alle bestanden die eindigen op .zip in een directory zips</text:p>
      <text:p text:style-name="Standard">#mkdir zips</text:p>
      <text:p text:style-name="Standard"># mv *zip zips</text:p>
      <text:p text:style-name="Standard"># in de terminal =&gt; mytar zips zips.tgz</text:p>
      <text:p text:style-name="Standard"># file zips.tgz</text:p>
      <text:p text:style-name="Standard"># rm -rf zips <text:s/>=&gt; remove de zips directory</text:p>
      <text:p text:style-name="Standard">#</text:p>
      <text:p text:style-name="Standard"># mytar zips.tgz</text:p>
      <text:p text:style-name="Standard"/>
      <text:p text:style-name="Standard"/>
      <text:p text:style-name="Standard"/>
      <text:p text:style-name="Standard"/>
      <text:soft-page-break/>
      <text:p text:style-name="P1895">#this script creates a new bash script, sets permissions and more</text:p>
      <text:p text:style-name="Standard"/>
      <text:p text:style-name="Standard">#Is there not an argument?</text:p>
      <text:p text:style-name="Standard">if [[ ! $1 ]]; then</text:p>
      <text:p text:style-name="Standard"><text:tab/>echo "Missing argument" <text:s text:c="2"/>&gt;&amp;2</text:p>
      <text:p text:style-name="Standard"><text:tab/>exit 1</text:p>
      <text:p text:style-name="Standard">fi</text:p>
      <text:p text:style-name="Standard"/>
      <text:p text:style-name="Standard">#declareneren we een boolean open_editor</text:p>
      <text:p text:style-name="Standard">declare open_editor=""</text:p>
      <text:p text:style-name="Standard"/>
      <text:p text:style-name="Standard">#if aantal argumenten is 1</text:p>
      <text:p text:style-name="Standard">if [[ $# -eq 1 <text:s/>]]; then</text:p>
      <text:p text:style-name="Standard"><text:tab/>open_editor="true"</text:p>
      <text:p text:style-name="Standard">fi</text:p>
      <text:p text:style-name="Standard"/>
      <text:p text:style-name="Standard">#declaren het path van de bindirectory</text:p>
      <text:p text:style-name="Standard">declare -r bindir="${HOME}/bin"</text:p>
      <text:p text:style-name="Standard"/>
      <text:p text:style-name="Standard">#check of de bindirectory niet bestaat</text:p>
      <text:p text:style-name="Standard">if [[ ! -d $bindir ]]; then</text:p>
      <text:p text:style-name="Standard">#maak dan een directory aan</text:p>
      <text:p text:style-name="Standard">if mkdir "$bindir"; then</text:p>
      <text:p text:style-name="Standard"><text:tab/>echo"Created ${bindir}" &gt;&amp;2</text:p>
      <text:p text:style-name="Standard"><text:tab/>else</text:p>
      <text:p text:style-name="Standard"><text:tab/><text:tab/>echo "Could not create ${bindir}." &gt;&amp;2</text:p>
      <text:p text:style-name="Standard"><text:tab/><text:tab/>exit 1</text:p>
      <text:p text:style-name="Standard"><text:tab/>fi</text:p>
      <text:p text:style-name="Standard">fi</text:p>
      <text:p text:style-name="Standard"/>
      <text:p text:style-name="Standard">#Zolang er een parameter nummer 1 is blijven we lopen</text:p>
      <text:p text:style-name="Standard">while [[ $1 ]]; do</text:p>
      <text:p text:style-name="Standard">#We declareren een scriptname</text:p>
      <text:p text:style-name="Standard">scriptname="$1"<text:tab/></text:p>
      <text:p text:style-name="Standard">filename="${bindir}/${scriptname}"</text:p>
      <text:p text:style-name="Standard"/>
      <text:p text:style-name="Standard">#check bestaat de filename</text:p>
      <text:p text:style-name="Standard">if [[ -e $filename ]]; then</text:p>
      <text:p text:style-name="Standard"><text:tab/>echo "File ${filename} already exists " &gt;&amp;2</text:p>
      <text:p text:style-name="Standard"><text:tab/>#met shift verwijderen we 1 parameter ($2 wordt $1)</text:p>
      <text:p text:style-name="Standard"><text:tab/>shift</text:p>
      <text:p text:style-name="Standard"><text:tab/>continue</text:p>
      <text:p text:style-name="Standard">fi</text:p>
      <text:p text:style-name="Standard"/>
      <text:p text:style-name="Standard"># Check scriptname bestaat? <text:s/>foutmelding moet naar de output gebracht worden</text:p>
      <text:p text:style-name="Standard">if type "$scriptname" &gt; /dev/null 2&gt;&amp;1; then</text:p>
      <text:p text:style-name="Standard"><text:tab/>echo "There is already a command with name ${scriptname}" &gt;&amp;2</text:p>
      <text:p text:style-name="Standard"><text:tab/>shift</text:p>
      <text:p text:style-name="Standard"><text:tab/>continue</text:p>
      <text:p text:style-name="Standard">fi</text:p>
      <text:p text:style-name="Standard"/>
      <text:p text:style-name="Standard"><text:tab/>#Create a script with a single line</text:p>
      <text:soft-page-break/>
      <text:p text:style-name="Standard"><text:tab/>echo '#!/bin/bash' &gt; "$filename"</text:p>
      <text:p text:style-name="Standard"><text:tab/># Add executable permission</text:p>
      <text:p text:style-name="Standard"><text:tab/>chmod u+x "$filename"<text:tab/></text:p>
      <text:p text:style-name="Standard"><text:tab/></text:p>
      <text:p text:style-name="Standard"><text:tab/>shift</text:p>
      <text:p text:style-name="Standard">done</text:p>
      <text:p text:style-name="Standard"/>
      <text:p text:style-name="Standard"># Open with editor</text:p>
      <text:p text:style-name="Standard">if [[ $open_editor ]]; then</text:p>
      <text:p text:style-name="Standard"><text:tab/>echo opening</text:p>
      <text:p text:style-name="Standard"><text:tab/>if [[ $EDITOR ]]; then</text:p>
      <text:p text:style-name="Standard"><text:tab/>$EDITOR "$filename"</text:p>
      <text:p text:style-name="Standard">Else</text:p>
      <text:p text:style-name="Standard"/>
      <text:p text:style-name="Standard"/>
      <text:p text:style-name="Standard"/>
      <text:p text:style-name="P1896">#This script prints a range of numbers</text:p>
      <text:p text:style-name="P1897"/>
      <text:p text:style-name="P1898"># deze functie prints een boodschap message</text:p>
      <text:p text:style-name="P1899"># &lt;&lt;END is a here docuemtn, it uses everything between the END will be used as the input of cat</text:p>
      <text:p text:style-name="Standard"/>
      <text:p text:style-name="Standard">#!/bin/bash</text:p>
      <text:p text:style-name="Standard"/>
      <text:p text:style-name="Standard">usage () {</text:p>
      <text:p text:style-name="Standard"><text:s/><text:tab/>cat &lt;&lt;END</text:p>
      <text:p text:style-name="Standard">count [-r] [-b n] [-s n] stop</text:p>
      <text:p text:style-name="Standard">Print each number up to stop, beginning at 0</text:p>
      <text:p text:style-name="Standard"><text:tab/>-b gives the number to begin with (default: 0)</text:p>
      <text:p text:style-name="Standard"><text:tab/>-h shows this help message</text:p>
      <text:p text:style-name="Standard"><text:tab/>-r reverses the count</text:p>
      <text:p text:style-name="Standard"><text:tab/>-s sets step size (default: 1)</text:p>
      <text:p text:style-name="Standard"><text:tab/>Counting will stop at stop</text:p>
      <text:p text:style-name="Standard">END</text:p>
      <text:p text:style-name="Standard">}</text:p>
      <text:p text:style-name="Standard"/>
      <text:p text:style-name="Standard"/>
      <text:p text:style-name="Standard">#function to handle errors</text:p>
      <text:p text:style-name="Standard"># first argument: error message to print</text:p>
      <text:p text:style-name="Standard"># second argument: exit code to exit script with</text:p>
      <text:p text:style-name="Standard"/>
      <text:p text:style-name="Standard">error() {</text:p>
      <text:p text:style-name="Standard"><text:tab/>echo "Error: $1"</text:p>
      <text:p text:style-name="Standard"><text:tab/>usage</text:p>
      <text:p text:style-name="Standard"><text:tab/>exit $2 <text:s text:c="2"/></text:p>
      <text:p text:style-name="Standard"><text:tab/># dit exit het script met de waarde van het 2de argument</text:p>
      <text:p text:style-name="Standard">} &gt;&amp;2<text:s/></text:p>
      <text:p text:style-name="Standard"># redirection function, alle output van de error function naar stderror</text:p>
      <text:p text:style-name="Standard"/>
      <text:p text:style-name="Standard"/>
      <text:p text:style-name="Standard"/>
      <text:p text:style-name="Standard">#function returns 0 when its argument is a number</text:p>
      <text:p text:style-name="Standard">#Checks if the 1st argument is actually a number via a pattern</text:p>
      <text:soft-page-break/>
      <text:p text:style-name="Standard">#isnum () {</text:p>
      <text:p text:style-name="Standard">#Conditional expressions</text:p>
      <text:p text:style-name="Standard">#<text:tab/>[[ $1 =~ ^[0-9]+$ ]]</text:p>
      <text:p text:style-name="Standard">#}</text:p>
      <text:p text:style-name="Standard"/>
      <text:p text:style-name="Standard"/>
      <text:p text:style-name="Standard">#checks if the argument is a number</text:p>
      <text:p text:style-name="Standard">isnum () {</text:p>
      <text:p text:style-name="Standard"><text:tab/>declare -r num_re='^[0-9]+$'</text:p>
      <text:p text:style-name="Standard"><text:tab/>declare -r octal_re='^(.+)'</text:p>
      <text:p text:style-name="Standard"><text:tab/>num_error="ok"</text:p>
      <text:p text:style-name="Standard">if [[ $1 =~ $num_re ]]; then</text:p>
      <text:p text:style-name="Standard"><text:tab/>if [[ $1=~ $octal_re ]]; then</text:p>
      <text:p text:style-name="Standard">#if the user enters 10, in de bash rematch zal 20 komen</text:p>
      <text:p text:style-name="Standard"><text:tab/><text:tab/>num_error="$1 is not a number, did you mean ${BASH_REMATCH[1]}?"</text:p>
      <text:p text:style-name="Standard"><text:tab/><text:tab/>return 1</text:p>
      <text:p text:style-name="Standard"><text:tab/>fi</text:p>
      <text:p text:style-name="Standard"><text:tab/>else</text:p>
      <text:p text:style-name="Standard"><text:tab/><text:tab/>num_error="$1 is not a number"</text:p>
      <text:p text:style-name="Standard"><text:tab/><text:tab/>return 1</text:p>
      <text:p text:style-name="Standard"><text:tab/>fi</text:p>
      <text:p text:style-name="Standard">return 0</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we gaan eerst variabelen declaren</text:p>
      <text:p text:style-name="Standard">declare reverse=""</text:p>
      <text:p text:style-name="Standard">declare -i begin=0</text:p>
      <text:p text:style-name="Standard">declare -i step=1</text:p>
      <text:p text:style-name="Standard"/>
      <text:p text:style-name="Standard"/>
      <text:p text:style-name="Standard"># start while getopts loop, we geven onze getopts opties mee die we accepteren</text:p>
      <text:p text:style-name="Standard">#opt is de naam van de variabele die elke optie zal getten zoals hij gelezen is</text:p>
      <text:p text:style-name="Standard"># de eerste : voor b zorgt dat we errors kunnen handlen</text:p>
      <text:p text:style-name="Standard"/>
      <text:p text:style-name="Standard">while getopts ":hb:s:r" opt; do</text:p>
      <text:p text:style-name="Standard"/>
      <text:p text:style-name="Standard"># We gebruiken een case statement voor elke option we actually found</text:p>
      <text:p text:style-name="Standard"><text:tab/>case $opt in</text:p>
      <text:p text:style-name="Standard"><text:tab/><text:tab/>r)</text:p>
      <text:p text:style-name="Standard"><text:tab/><text:tab/>#We willen hier enkel onthouden dat de user de count wil reversen</text:p>
      <text:p text:style-name="Standard"><text:tab/><text:tab/><text:tab/>reverse="yes"</text:p>
      <text:p text:style-name="Standard"><text:tab/><text:tab/><text:tab/>;;</text:p>
      <text:p text:style-name="Standard"><text:tab/><text:tab/><text:tab/></text:p>
      <text:p text:style-name="Standard"><text:tab/><text:tab/><text:tab/>#Here we need a number as an argument</text:p>
      <text:p text:style-name="Standard"><text:tab/><text:tab/>b)</text:p>
      <text:soft-page-break/>
      <text:p text:style-name="Standard"><text:tab/><text:tab/><text:tab/>isnum ${OPTARG} || error "${OPTARG} is not a number" 1</text:p>
      <text:p text:style-name="Standard"><text:tab/><text:tab/><text:tab/></text:p>
      <text:p text:style-name="Standard"><text:tab/><text:tab/><text:tab/>#the argument for this option will be in the OPTARG-variable</text:p>
      <text:p text:style-name="Standard"><text:tab/><text:tab/><text:tab/># the number we want to start with is stored in start</text:p>
      <text:p text:style-name="Standard"><text:tab/><text:tab/><text:tab/>start="${OPTARG}"<text:s/></text:p>
      <text:p text:style-name="Standard"><text:tab/><text:tab/><text:tab/>;;</text:p>
      <text:p text:style-name="Standard"><text:tab/><text:tab/>h)<text:tab/></text:p>
      <text:p text:style-name="Standard"><text:tab/><text:tab/><text:tab/>usage</text:p>
      <text:p text:style-name="Standard"><text:tab/><text:tab/><text:tab/>exit 0</text:p>
      <text:p text:style-name="Standard"><text:tab/><text:tab/><text:tab/>;;</text:p>
      <text:p text:style-name="Standard"/>
      <text:p text:style-name="Standard"><text:tab/><text:tab/>s)</text:p>
      <text:p text:style-name="Standard"><text:tab/>#Check if optarg is a number(by pattern matching) IF NOT =&gt; errormessage, exit script</text:p>
      <text:p text:style-name="Standard"><text:tab/><text:tab/><text:tab/>isnum ${OPTARG} =~ ^[0-9]+$ || error "${OPTARG} is not a number" 1<text:s/></text:p>
      <text:p text:style-name="Standard"><text:tab/><text:tab/><text:tab/>step="${OPTARG}"</text:p>
      <text:p text:style-name="Standard"><text:tab/><text:tab/><text:tab/>;;</text:p>
      <text:p text:style-name="Standard"><text:tab/><text:tab/><text:tab/></text:p>
      <text:p text:style-name="Standard"><text:tab/><text:tab/><text:tab/>#DIT IS VOOR FOUTMELDINGEN</text:p>
      <text:p text:style-name="Standard"><text:tab/><text:tab/><text:tab/>#we hebben een : case</text:p>
      <text:p text:style-name="Standard"><text:tab/><text:tab/>:)<text:tab/></text:p>
      <text:p text:style-name="Standard"><text:tab/><text:tab/><text:tab/>error "Option -${OPTARG} is missing an argument" 2</text:p>
      <text:p text:style-name="Standard"><text:tab/><text:tab/><text:tab/>;;</text:p>
      <text:p text:style-name="Standard"><text:tab/><text:tab/><text:tab/><text:tab/></text:p>
      <text:p text:style-name="Standard"><text:tab/><text:tab/><text:tab/>#part that matches a questiuonmark</text:p>
      <text:p text:style-name="Standard"><text:tab/><text:tab/><text:tab/>#either the user gave an option we're not excepting, or we're missing an argument</text:p>
      <text:p text:style-name="Standard"><text:tab/><text:tab/><text:tab/>#it will print an error message and we'll exit the script</text:p>
      <text:p text:style-name="Standard"><text:tab/><text:tab/>\?)</text:p>
      <text:p text:style-name="Standard"><text:tab/><text:tab/><text:tab/>echo "Unknow option: -${OPTARG}" 3</text:p>
      <text:p text:style-name="Standard"><text:tab/><text:tab/><text:tab/>;;</text:p>
      <text:p text:style-name="Standard"><text:tab/>esac</text:p>
      <text:p text:style-name="Standard">done</text:p>
      <text:p text:style-name="Standard"/>
      <text:p text:style-name="Standard">#getopts leaves all the arguments to the script intact</text:p>
      <text:p text:style-name="Standard">#we have to shift all the options away so we have the last one (stop) left</text:p>
      <text:p text:style-name="Standard">#OPTIND-variabele geeft de index van de next option</text:p>
      <text:p text:style-name="Standard">shift $(( OPTIND -1 ))</text:p>
      <text:p text:style-name="Standard"/>
      <text:p text:style-name="Standard">#Ons laatste argyment CHECK ALS HET ER NIET IS ||</text:p>
      <text:p text:style-name="Standard">[[ $1 ]] || { echo "missing an argument" &gt;&amp;2; exit 1; }</text:p>
      <text:p text:style-name="Standard"/>
      <text:p text:style-name="Standard"># we steken de parameter in de variabele end</text:p>
      <text:p text:style-name="Standard">declare end="$1"</text:p>
      <text:p text:style-name="Standard"/>
      <text:p text:style-name="Standard"/>
      <text:p text:style-name="Standard">if [[ ! $reverse ]]; then</text:p>
      <text:p text:style-name="Standard"><text:tab/>for (( i=start; i &lt;=end; i+=step)); do</text:p>
      <text:p text:style-name="Standard"><text:tab/><text:tab/>echo $i</text:p>
      <text:p text:style-name="Standard"><text:tab/>done</text:p>
      <text:p text:style-name="Standard">else</text:p>
      <text:p text:style-name="Standard"><text:tab/>for (( i=end; i &gt;= start; i-=step )); do</text:p>
      <text:p text:style-name="Standard"><text:tab/><text:tab/>echo $i</text:p>
      <text:soft-page-break/>
      <text:p text:style-name="Standard"><text:tab/>done</text:p>
      <text:p text:style-name="Standard">fi</text:p>
      <text:p text:style-name="Standard"/>
      <text:p text:style-name="Standard">exit 0</text:p>
      <text:p text:style-name="Standard"/>
      <text:p text:style-name="Standard"/>
      <text:p text:style-name="Standard">#uitvoering van het script: count -s 2 10</text:p>
      <text:p text:style-name="Standard"/>
      <text:p text:style-name="Standard"/>
      <text:p text:style-name="P1900">ANIMALS CASE VOORBEELD</text:p>
      <text:p text:style-name="P1901"/>
      <text:p text:style-name="Standard">#!/bin/bash</text:p>
      <text:p text:style-name="Standard"/>
      <text:p text:style-name="Standard">case $1 in</text:p>
      <text:p text:style-name="Standard"><text:tab/>cat)</text:p>
      <text:p text:style-name="Standard"><text:tab/><text:tab/>echo "meow";;</text:p>
      <text:p text:style-name="Standard"><text:tab/>dog)</text:p>
      <text:p text:style-name="Standard"><text:tab/><text:tab/>echo "woof";;</text:p>
      <text:p text:style-name="Standard"><text:tab/>cow)</text:p>
      <text:p text:style-name="Standard"><text:tab/><text:tab/>echo "mooo";;</text:p>
      <text:p text:style-name="Standard"><text:tab/>*)</text:p>
      <text:p text:style-name="Standard"><text:tab/><text:tab/>echo "unknown animal"</text:p>
      <text:p text:style-name="Standard">esa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Droid Sans Fallback" svg:font-family="Droid Sans Fallback" style:font-family-generic="modern" style:font-pitch="fixed"/>
    <style:font-face style:name="ArialMT" svg:font-family="ArialMT" style:font-family-generic="system"/>
    <style:font-face style:name="Verdana-Bold" svg:font-family="Verdana-Bold" style:font-family-generic="system"/>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sans-serif" svg:font-family="sans-serif" style:font-family-generic="system"/>
    <style:font-face style:name="monospace" svg:font-family="monospace" style:font-family-generic="system"/>
    <style:font-face style:name="CourierNewPSMT" svg:font-family="CourierNewPSMT" style:font-family-generic="system"/>
    <style:font-face style:name="serif" svg:font-family="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Kop1" style:display-name="Kop 1" style:family="paragraph" style:parent-style-name="Heading" style:next-style-name="Textbody" style:default-outline-level="1">
      <style:text-properties fo:font-weight="bold" style:font-weight-asian="bold" style:font-weight-complex="bold" fo:hyphenate="false"/>
    </style:style>
    <style:style style:name="Kop2" style:display-name="Kop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Kop3" style:display-name="Kop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Ondertitel" style:display-name="Ondertitel" style:family="paragraph" style:parent-style-name="Heading" style:next-style-name="Textbody">
      <style:paragraph-properties fo:text-align="center" fo:margin-top="0.0416in"/>
      <style:text-properties fo:font-size="18pt" style:font-size-asian="18pt" style:font-size-complex="1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Droid Sans Fallback"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ram Van Buynder</dc:creator>
    <meta:creation-date>2015-05-20T08:11:00Z</meta:creation-date>
    <dc:date>2019-05-27T11:09:00Z</dc:date>
    <meta:print-date>2019-05-26T23:30:00Z</meta:print-date>
    <meta:template xlink:href="Normal.dotm" xlink:type="simple"/>
    <meta:editing-cycles>155</meta:editing-cycles>
    <meta:editing-duration>PT96300S</meta:editing-duration>
    <meta:document-statistic meta:page-count="60" meta:paragraph-count="110" meta:word-count="8493" meta:character-count="55097" meta:row-count="389" meta:non-whitespace-character-count="46714"/>
  </office:meta>
</office:document-meta>
</file>